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C3FF3B79.bmp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699cm" svg:height="19.281cm" svg:x="1.5cm" svg:y="1.01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03-28T22:35:26.08</meta:creation-date>
    <dc:date>2016-03-31T23:51:03.80</dc:date>
    <dc:creator>SSE </dc:creator>
    <meta:editing-duration>PT3H32M24S</meta:editing-duration>
    <meta:editing-cycles>3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15cm" chart:symbol-height="0.1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02cm" chart:symbol-height="0.02cm" chart:link-data-style-to-source="fals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cm" chart:symbol-height="0.1cm" chart:link-data-style-to-source="false">
        <chart:symbol-image xlink:href="Pictures/2000000D000000DD000000DDC3FF3B79.bmp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13cm" chart:symbol-height="0.13cm" chart:link-data-style-to-source="fals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cm" svg:height="19.282cm" xlink:href="." xlink:type="simple" chart:class="chart:scatter" chart:style-name="ch1">
        <chart:title svg:x="9.881cm" svg:y="0.521cm" chart:style-name="ch2">
          <text:p>Border vectors</text:p>
        </chart:title>
        <chart:legend chart:legend-position="end" svg:x="20.797cm" svg:y="7.883cm" style:legend-expansion="high" chart:style-name="ch3"/>
        <chart:plot-area chart:style-name="ch4" chart:data-source-has-labels="both" svg:x="1.823cm" svg:y="2.947cm" svg:width="17.986cm" svg:height="14.651cm">
          <chartooo:coordinate-region svg:x="2.656cm" svg:y="3.186cm" svg:width="17.032cm" svg:height="13.686cm"/>
          <chart:axis chart:dimension="x" chart:name="primary-x" chart:style-name="ch5" chartooo:axis-type="auto">
            <chart:title svg:x="10.608cm" svg:y="17.983cm" chart:style-name="ch6">
              <text:p>x</text:p>
            </chart:title>
            <chart:categories table:cell-range-address="local-table.$A$2:.$A$1001"/>
          </chart:axis>
          <chart:axis chart:dimension="y" chart:name="primary-y" chart:style-name="ch5">
            <chart:title svg:x="0.451cm" svg:y="10.48cm" chart:style-name="ch7">
              <text:p>y</text:p>
            </chart:title>
          </chart:axis>
          <chart:series chart:style-name="ch8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series chart:style-name="ch9" chart:values-cell-range-address="local-table.$E$2:.$E$1001" chart:label-cell-address="local-table.$E$1" chart:class="chart:scatter">
            <chart:domain table:cell-range-address="local-table.$D$2:.$D$1001"/>
            <chart:data-point chart:repeated="1000"/>
          </chart:series>
          <chart:series chart:style-name="ch10" chart:values-cell-range-address="local-table.$G$2:.$G$1001" chart:label-cell-address="local-table.$G$1" chart:class="chart:scatter">
            <chart:domain table:cell-range-address="local-table.$F$2:.$F$1001"/>
            <chart:data-point chart:repeated="1000"/>
          </chart:series>
          <chart:series chart:style-name="ch11" chart:values-cell-range-address="local-table.$I$2:.$I$1001" chart:label-cell-address="local-table.$I$1" chart:class="chart:scatter">
            <chart:domain table:cell-range-address="local-table.$H$2:.$H$1001"/>
            <chart:data-point chart:repeated="1000"/>
          </chart:series>
          <chart:series chart:style-name="ch12" chart:values-cell-range-address="local-table.$K$2:.$K$1001" chart:label-cell-address="local-table.$K$1" chart:class="chart:scatter">
            <chart:domain table:cell-range-address="local-table.$J$2:.$J$1001"/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lass 1</text:p>
              </table:table-cell>
              <table:table-cell office:value-type="string">
                <text:p/>
              </table:table-cell>
              <table:table-cell office:value-type="string">
                <text:p>Class 2</text:p>
              </table:table-cell>
              <table:table-cell office:value-type="string">
                <text:p/>
              </table:table-cell>
              <table:table-cell office:value-type="string">
                <text:p>Border</text:p>
              </table:table-cell>
              <table:table-cell office:value-type="string">
                <text:p/>
              </table:table-cell>
              <table:table-cell office:value-type="string">
                <text:p>AGF borders</text:p>
              </table:table-cell>
              <table:table-cell office:value-type="string">
                <text:p/>
              </table:table-cell>
              <table:table-cell office:value-type="string">
                <text:p>SVM bord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3289">
                <text:p>0.163289</text:p>
              </table:table-cell>
              <table:table-cell office:value-type="float" office:value="0.52442">
                <text:p>0.52442</text:p>
              </table:table-cell>
              <table:table-cell office:value-type="float" office:value="0.781433">
                <text:p>0.781433</text:p>
              </table:table-cell>
              <table:table-cell office:value-type="float" office:value="0.856991">
                <text:p>0.856991</text:p>
              </table:table-cell>
              <table:table-cell office:value-type="float" office:value="0.311425">
                <text:p>0.311425</text:p>
              </table:table-cell>
              <table:table-cell office:value-type="float" office:value="0.607129">
                <text:p>0.607129</text:p>
              </table:table-cell>
              <table:table-cell office:value-type="float" office:value="0.291378">
                <text:p>0.291378</text:p>
              </table:table-cell>
              <table:table-cell office:value-type="float" office:value="0.325153">
                <text:p>0.325153</text:p>
              </table:table-cell>
              <table:table-cell office:value-type="float" office:value="0.383178">
                <text:p>0.383178</text:p>
              </table:table-cell>
              <table:table-cell office:value-type="float" office:value="0.630023">
                <text:p>0.6300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6845">
                <text:p>0.396845</text:p>
              </table:table-cell>
              <table:table-cell office:value-type="float" office:value="0.365483">
                <text:p>0.365483</text:p>
              </table:table-cell>
              <table:table-cell office:value-type="float" office:value="0.442291">
                <text:p>0.442291</text:p>
              </table:table-cell>
              <table:table-cell office:value-type="float" office:value="0.652405">
                <text:p>0.652405</text:p>
              </table:table-cell>
              <table:table-cell office:value-type="float" office:value="0.444987">
                <text:p>0.444987</text:p>
              </table:table-cell>
              <table:table-cell office:value-type="float" office:value="0.651464">
                <text:p>0.651464</text:p>
              </table:table-cell>
              <table:table-cell office:value-type="float" office:value="0.606448">
                <text:p>0.606448</text:p>
              </table:table-cell>
              <table:table-cell office:value-type="float" office:value="0.610949">
                <text:p>0.610949</text:p>
              </table:table-cell>
              <table:table-cell office:value-type="float" office:value="0.383333">
                <text:p>0.383333</text:p>
              </table:table-cell>
              <table:table-cell office:value-type="float" office:value="0.630088">
                <text:p>0.63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997">
                <text:p>0.199997</text:p>
              </table:table-cell>
              <table:table-cell office:value-type="float" office:value="0.45417">
                <text:p>0.45417</text:p>
              </table:table-cell>
              <table:table-cell office:value-type="float" office:value="0.336275">
                <text:p>0.336275</text:p>
              </table:table-cell>
              <table:table-cell office:value-type="float" office:value="0.620584">
                <text:p>0.620584</text:p>
              </table:table-cell>
              <table:table-cell office:value-type="float" office:value="0.39763">
                <text:p>0.39763</text:p>
              </table:table-cell>
              <table:table-cell office:value-type="float" office:value="0.360744">
                <text:p>0.360744</text:p>
              </table:table-cell>
              <table:table-cell office:value-type="float" office:value="0.590319">
                <text:p>0.590319</text:p>
              </table:table-cell>
              <table:table-cell office:value-type="float" office:value="0.470443">
                <text:p>0.470443</text:p>
              </table:table-cell>
              <table:table-cell office:value-type="float" office:value="0.421214">
                <text:p>0.421214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9605">
                <text:p>0.499605</text:p>
              </table:table-cell>
              <table:table-cell office:value-type="float" office:value="0.406205">
                <text:p>0.406205</text:p>
              </table:table-cell>
              <table:table-cell office:value-type="float" office:value="0.519132">
                <text:p>0.519132</text:p>
              </table:table-cell>
              <table:table-cell office:value-type="float" office:value="0.098084">
                <text:p>0.098084</text:p>
              </table:table-cell>
              <table:table-cell office:value-type="float" office:value="0.559246">
                <text:p>0.559246</text:p>
              </table:table-cell>
              <table:table-cell office:value-type="float" office:value="0.668482">
                <text:p>0.668482</text:p>
              </table:table-cell>
              <table:table-cell office:value-type="float" office:value="0.531405">
                <text:p>0.531405</text:p>
              </table:table-cell>
              <table:table-cell office:value-type="float" office:value="0.648634">
                <text:p>0.648634</text:p>
              </table:table-cell>
              <table:table-cell office:value-type="float" office:value="0.401234">
                <text:p>0.401234</text:p>
              </table:table-cell>
              <table:table-cell office:value-type="float" office:value="0.637107">
                <text:p>0.63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3644">
                <text:p>0.423644</text:p>
              </table:table-cell>
              <table:table-cell office:value-type="float" office:value="0.536353">
                <text:p>0.536353</text:p>
              </table:table-cell>
              <table:table-cell office:value-type="float" office:value="0.738734">
                <text:p>0.738734</text:p>
              </table:table-cell>
              <table:table-cell office:value-type="float" office:value="0.69054">
                <text:p>0.69054</text:p>
              </table:table-cell>
              <table:table-cell office:value-type="float" office:value="0.466546">
                <text:p>0.466546</text:p>
              </table:table-cell>
              <table:table-cell office:value-type="float" office:value="0.384268">
                <text:p>0.384268</text:p>
              </table:table-cell>
              <table:table-cell office:value-type="float" office:value="0.623483">
                <text:p>0.623483</text:p>
              </table:table-cell>
              <table:table-cell office:value-type="float" office:value="0.578862">
                <text:p>0.578862</text:p>
              </table:table-cell>
              <table:table-cell office:value-type="float" office:value="0.619159">
                <text:p>0.619159</text:p>
              </table:table-cell>
              <table:table-cell office:value-type="float" office:value="0.545354">
                <text:p>0.545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7316">
                <text:p>0.217316</text:p>
              </table:table-cell>
              <table:table-cell office:value-type="float" office:value="0.502102">
                <text:p>0.502102</text:p>
              </table:table-cell>
              <table:table-cell office:value-type="float" office:value="0.575411">
                <text:p>0.575411</text:p>
              </table:table-cell>
              <table:table-cell office:value-type="float" office:value="0.61225">
                <text:p>0.61225</text:p>
              </table:table-cell>
              <table:table-cell office:value-type="float" office:value="0.630412">
                <text:p>0.630412</text:p>
              </table:table-cell>
              <table:table-cell office:value-type="float" office:value="0.526065">
                <text:p>0.526065</text:p>
              </table:table-cell>
              <table:table-cell office:value-type="float" office:value="0.557025">
                <text:p>0.557025</text:p>
              </table:table-cell>
              <table:table-cell office:value-type="float" office:value="0.412682">
                <text:p>0.412682</text:p>
              </table:table-cell>
              <table:table-cell office:value-type="float" office:value="0.613069">
                <text:p>0.613069</text:p>
              </table:table-cell>
              <table:table-cell office:value-type="float" office:value="0.595613">
                <text:p>0.595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9647">
                <text:p>0.169647</text:p>
              </table:table-cell>
              <table:table-cell office:value-type="float" office:value="0.435821">
                <text:p>0.435821</text:p>
              </table:table-cell>
              <table:table-cell office:value-type="float" office:value="0.406528">
                <text:p>0.406528</text:p>
              </table:table-cell>
              <table:table-cell office:value-type="float" office:value="0.768997">
                <text:p>0.768997</text:p>
              </table:table-cell>
              <table:table-cell office:value-type="float" office:value="0.403603">
                <text:p>0.403603</text:p>
              </table:table-cell>
              <table:table-cell office:value-type="float" office:value="0.638499">
                <text:p>0.638499</text:p>
              </table:table-cell>
              <table:table-cell office:value-type="float" office:value="0.395142">
                <text:p>0.395142</text:p>
              </table:table-cell>
              <table:table-cell office:value-type="float" office:value="0.656213">
                <text:p>0.656213</text:p>
              </table:table-cell>
              <table:table-cell office:value-type="float" office:value="0.619811">
                <text:p>0.619811</text:p>
              </table:table-cell>
              <table:table-cell office:value-type="float" office:value="0.569801">
                <text:p>0.569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1567">
                <text:p>0.411567</text:p>
              </table:table-cell>
              <table:table-cell office:value-type="float" office:value="0.443347">
                <text:p>0.443347</text:p>
              </table:table-cell>
              <table:table-cell office:value-type="float" office:value="0.628225">
                <text:p>0.628225</text:p>
              </table:table-cell>
              <table:table-cell office:value-type="float" office:value="0.839363">
                <text:p>0.839363</text:p>
              </table:table-cell>
              <table:table-cell office:value-type="float" office:value="0.407382">
                <text:p>0.407382</text:p>
              </table:table-cell>
              <table:table-cell office:value-type="float" office:value="0.36358">
                <text:p>0.36358</text:p>
              </table:table-cell>
              <table:table-cell office:value-type="float" office:value="0.260166">
                <text:p>0.260166</text:p>
              </table:table-cell>
              <table:table-cell office:value-type="float" office:value="0.6056">
                <text:p>0.6056</text:p>
              </table:table-cell>
              <table:table-cell office:value-type="float" office:value="0.619797">
                <text:p>0.619797</text:p>
              </table:table-cell>
              <table:table-cell office:value-type="float" office:value="0.550753">
                <text:p>0.550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2293">
                <text:p>0.392293</text:p>
              </table:table-cell>
              <table:table-cell office:value-type="float" office:value="0.465504">
                <text:p>0.465504</text:p>
              </table:table-cell>
              <table:table-cell office:value-type="float" office:value="0.753884">
                <text:p>0.753884</text:p>
              </table:table-cell>
              <table:table-cell office:value-type="float" office:value="0.730422">
                <text:p>0.730422</text:p>
              </table:table-cell>
              <table:table-cell office:value-type="float" office:value="0.520916">
                <text:p>0.520916</text:p>
              </table:table-cell>
              <table:table-cell office:value-type="float" office:value="0.668354">
                <text:p>0.668354</text:p>
              </table:table-cell>
              <table:table-cell office:value-type="float" office:value="0.565644">
                <text:p>0.565644</text:p>
              </table:table-cell>
              <table:table-cell office:value-type="float" office:value="0.427678">
                <text:p>0.427678</text:p>
              </table:table-cell>
              <table:table-cell office:value-type="float" office:value="0.610415">
                <text:p>0.610415</text:p>
              </table:table-cell>
              <table:table-cell office:value-type="float" office:value="0.601051">
                <text:p>0.601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8445">
                <text:p>0.288445</text:p>
              </table:table-cell>
              <table:table-cell office:value-type="float" office:value="0.521095">
                <text:p>0.521095</text:p>
              </table:table-cell>
              <table:table-cell office:value-type="float" office:value="0.493232">
                <text:p>0.493232</text:p>
              </table:table-cell>
              <table:table-cell office:value-type="float" office:value="0.944945">
                <text:p>0.944945</text:p>
              </table:table-cell>
              <table:table-cell office:value-type="float" office:value="0.591656">
                <text:p>0.591656</text:p>
              </table:table-cell>
              <table:table-cell office:value-type="float" office:value="0.464953">
                <text:p>0.464953</text:p>
              </table:table-cell>
              <table:table-cell office:value-type="float" office:value="0.555872">
                <text:p>0.555872</text:p>
              </table:table-cell>
              <table:table-cell office:value-type="float" office:value="0.641161">
                <text:p>0.641161</text:p>
              </table:table-cell>
              <table:table-cell office:value-type="float" office:value="0.462509">
                <text:p>0.462509</text:p>
              </table:table-cell>
              <table:table-cell office:value-type="float" office:value="0.654103">
                <text:p>0.654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9425">
                <text:p>0.319425</text:p>
              </table:table-cell>
              <table:table-cell office:value-type="float" office:value="0.451973">
                <text:p>0.451973</text:p>
              </table:table-cell>
              <table:table-cell office:value-type="float" office:value="0.561548">
                <text:p>0.561548</text:p>
              </table:table-cell>
              <table:table-cell office:value-type="float" office:value="0.9279">
                <text:p>0.9279</text:p>
              </table:table-cell>
              <table:table-cell office:value-type="float" office:value="0.606142">
                <text:p>0.606142</text:p>
              </table:table-cell>
              <table:table-cell office:value-type="float" office:value="0.482436">
                <text:p>0.482436</text:p>
              </table:table-cell>
              <table:table-cell office:value-type="float" office:value="0.270171">
                <text:p>0.270171</text:p>
              </table:table-cell>
              <table:table-cell office:value-type="float" office:value="0.325922">
                <text:p>0.325922</text:p>
              </table:table-cell>
              <table:table-cell office:value-type="float" office:value="0.579561">
                <text:p>0.579561</text:p>
              </table:table-cell>
              <table:table-cell office:value-type="float" office:value="0.456873">
                <text:p>0.456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4479">
                <text:p>0.544479</text:p>
              </table:table-cell>
              <table:table-cell office:value-type="float" office:value="0.525051">
                <text:p>0.525051</text:p>
              </table:table-cell>
              <table:table-cell office:value-type="float" office:value="1.026745">
                <text:p>1.026745</text:p>
              </table:table-cell>
              <table:table-cell office:value-type="float" office:value="0.374706">
                <text:p>0.374706</text:p>
              </table:table-cell>
              <table:table-cell office:value-type="float" office:value="0.431902">
                <text:p>0.431902</text:p>
              </table:table-cell>
              <table:table-cell office:value-type="float" office:value="0.647515">
                <text:p>0.647515</text:p>
              </table:table-cell>
              <table:table-cell office:value-type="float" office:value="0.562611">
                <text:p>0.562611</text:p>
              </table:table-cell>
              <table:table-cell office:value-type="float" office:value="0.422374">
                <text:p>0.422374</text:p>
              </table:table-cell>
              <table:table-cell office:value-type="float" office:value="0.265844">
                <text:p>0.265844</text:p>
              </table:table-cell>
              <table:table-cell office:value-type="float" office:value="0.581716">
                <text:p>0.581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6807">
                <text:p>0.386807</text:p>
              </table:table-cell>
              <table:table-cell office:value-type="float" office:value="0.525684">
                <text:p>0.525684</text:p>
              </table:table-cell>
              <table:table-cell office:value-type="float" office:value="0.547734">
                <text:p>0.547734</text:p>
              </table:table-cell>
              <table:table-cell office:value-type="float" office:value="0.42171">
                <text:p>0.42171</text:p>
              </table:table-cell>
              <table:table-cell office:value-type="float" office:value="0.521535">
                <text:p>0.521535</text:p>
              </table:table-cell>
              <table:table-cell office:value-type="float" office:value="0.410737">
                <text:p>0.410737</text:p>
              </table:table-cell>
              <table:table-cell office:value-type="float" office:value="0.316202">
                <text:p>0.316202</text:p>
              </table:table-cell>
              <table:table-cell office:value-type="float" office:value="0.323341">
                <text:p>0.323341</text:p>
              </table:table-cell>
              <table:table-cell office:value-type="float" office:value="0.592424">
                <text:p>0.592424</text:p>
              </table:table-cell>
              <table:table-cell office:value-type="float" office:value="0.47655">
                <text:p>0.4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7465">
                <text:p>0.737465</text:p>
              </table:table-cell>
              <table:table-cell office:value-type="float" office:value="0.557035">
                <text:p>0.557035</text:p>
              </table:table-cell>
              <table:table-cell office:value-type="float" office:value="0.216843">
                <text:p>0.216843</text:p>
              </table:table-cell>
              <table:table-cell office:value-type="float" office:value="0.180428">
                <text:p>0.180428</text:p>
              </table:table-cell>
              <table:table-cell office:value-type="float" office:value="0.629263">
                <text:p>0.629263</text:p>
              </table:table-cell>
              <table:table-cell office:value-type="float" office:value="0.523162">
                <text:p>0.523162</text:p>
              </table:table-cell>
              <table:table-cell office:value-type="float" office:value="0.604269">
                <text:p>0.604269</text:p>
              </table:table-cell>
              <table:table-cell office:value-type="float" office:value="0.613233">
                <text:p>0.613233</text:p>
              </table:table-cell>
              <table:table-cell office:value-type="float" office:value="0.378228">
                <text:p>0.378228</text:p>
              </table:table-cell>
              <table:table-cell office:value-type="float" office:value="0.334937">
                <text:p>0.334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6028">
                <text:p>0.306028</text:p>
              </table:table-cell>
              <table:table-cell office:value-type="float" office:value="0.513874">
                <text:p>0.513874</text:p>
              </table:table-cell>
              <table:table-cell office:value-type="float" office:value="0.666416">
                <text:p>0.666416</text:p>
              </table:table-cell>
              <table:table-cell office:value-type="float" office:value="0.354166">
                <text:p>0.354166</text:p>
              </table:table-cell>
              <table:table-cell office:value-type="float" office:value="0.613182">
                <text:p>0.613182</text:p>
              </table:table-cell>
              <table:table-cell office:value-type="float" office:value="0.492558">
                <text:p>0.492558</text:p>
              </table:table-cell>
              <table:table-cell office:value-type="float" office:value="0.57572">
                <text:p>0.57572</text:p>
              </table:table-cell>
              <table:table-cell office:value-type="float" office:value="0.633025">
                <text:p>0.633025</text:p>
              </table:table-cell>
              <table:table-cell office:value-type="float" office:value="0.339242">
                <text:p>0.339242</text:p>
              </table:table-cell>
              <table:table-cell office:value-type="float" office:value="0.610846">
                <text:p>0.610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3715">
                <text:p>0.393715</text:p>
              </table:table-cell>
              <table:table-cell office:value-type="float" office:value="0.43487">
                <text:p>0.43487</text:p>
              </table:table-cell>
              <table:table-cell office:value-type="float" office:value="0.55073">
                <text:p>0.55073</text:p>
              </table:table-cell>
              <table:table-cell office:value-type="float" office:value="0.362866">
                <text:p>0.362866</text:p>
              </table:table-cell>
              <table:table-cell office:value-type="float" office:value="0.400371">
                <text:p>0.400371</text:p>
              </table:table-cell>
              <table:table-cell office:value-type="float" office:value="0.637438">
                <text:p>0.637438</text:p>
              </table:table-cell>
              <table:table-cell office:value-type="float" office:value="0.218812">
                <text:p>0.218812</text:p>
              </table:table-cell>
              <table:table-cell office:value-type="float" office:value="0.593327">
                <text:p>0.593327</text:p>
              </table:table-cell>
              <table:table-cell office:value-type="float" office:value="0.620262">
                <text:p>0.620262</text:p>
              </table:table-cell>
              <table:table-cell office:value-type="float" office:value="0.560838">
                <text:p>0.560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4033">
                <text:p>0.104033</text:p>
              </table:table-cell>
              <table:table-cell office:value-type="float" office:value="0.352304">
                <text:p>0.352304</text:p>
              </table:table-cell>
              <table:table-cell office:value-type="float" office:value="0.446838">
                <text:p>0.446838</text:p>
              </table:table-cell>
              <table:table-cell office:value-type="float" office:value="0.762308">
                <text:p>0.762308</text:p>
              </table:table-cell>
              <table:table-cell office:value-type="float" office:value="0.541672">
                <text:p>0.541672</text:p>
              </table:table-cell>
              <table:table-cell office:value-type="float" office:value="0.423076">
                <text:p>0.423076</text:p>
              </table:table-cell>
              <table:table-cell office:value-type="float" office:value="0.557063">
                <text:p>0.557063</text:p>
              </table:table-cell>
              <table:table-cell office:value-type="float" office:value="0.412751">
                <text:p>0.412751</text:p>
              </table:table-cell>
              <table:table-cell office:value-type="float" office:value="0.615774">
                <text:p>0.615774</text:p>
              </table:table-cell>
              <table:table-cell office:value-type="float" office:value="0.529088">
                <text:p>0.529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258">
                <text:p>0.41258</text:p>
              </table:table-cell>
              <table:table-cell office:value-type="float" office:value="0.674598">
                <text:p>0.674598</text:p>
              </table:table-cell>
              <table:table-cell office:value-type="float" office:value="0.627983">
                <text:p>0.627983</text:p>
              </table:table-cell>
              <table:table-cell office:value-type="float" office:value="0.933233">
                <text:p>0.933233</text:p>
              </table:table-cell>
              <table:table-cell office:value-type="float" office:value="0.469892">
                <text:p>0.469892</text:p>
              </table:table-cell>
              <table:table-cell office:value-type="float" office:value="0.658398">
                <text:p>0.658398</text:p>
              </table:table-cell>
              <table:table-cell office:value-type="float" office:value="0.281124">
                <text:p>0.281124</text:p>
              </table:table-cell>
              <table:table-cell office:value-type="float" office:value="0.32566">
                <text:p>0.32566</text:p>
              </table:table-cell>
              <table:table-cell office:value-type="float" office:value="0.529141">
                <text:p>0.529141</text:p>
              </table:table-cell>
              <table:table-cell office:value-type="float" office:value="0.654202">
                <text:p>0.654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6248">
                <text:p>0.536248</text:p>
              </table:table-cell>
              <table:table-cell office:value-type="float" office:value="0.492472">
                <text:p>0.492472</text:p>
              </table:table-cell>
              <table:table-cell office:value-type="float" office:value="0.123779">
                <text:p>0.123779</text:p>
              </table:table-cell>
              <table:table-cell office:value-type="float" office:value="0.775011">
                <text:p>0.775011</text:p>
              </table:table-cell>
              <table:table-cell office:value-type="float" office:value="0.564237">
                <text:p>0.564237</text:p>
              </table:table-cell>
              <table:table-cell office:value-type="float" office:value="0.667746">
                <text:p>0.667746</text:p>
              </table:table-cell>
              <table:table-cell office:value-type="float" office:value="0.577305">
                <text:p>0.577305</text:p>
              </table:table-cell>
              <table:table-cell office:value-type="float" office:value="0.447965">
                <text:p>0.447965</text:p>
              </table:table-cell>
              <table:table-cell office:value-type="float" office:value="0.462436">
                <text:p>0.462436</text:p>
              </table:table-cell>
              <table:table-cell office:value-type="float" office:value="0.654091">
                <text:p>0.654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0489">
                <text:p>0.210489</text:p>
              </table:table-cell>
              <table:table-cell office:value-type="float" office:value="0.327453">
                <text:p>0.327453</text:p>
              </table:table-cell>
              <table:table-cell office:value-type="float" office:value="0.535522">
                <text:p>0.535522</text:p>
              </table:table-cell>
              <table:table-cell office:value-type="float" office:value="0.716462">
                <text:p>0.716462</text:p>
              </table:table-cell>
              <table:table-cell office:value-type="float" office:value="0.58732">
                <text:p>0.58732</text:p>
              </table:table-cell>
              <table:table-cell office:value-type="float" office:value="0.460373">
                <text:p>0.460373</text:p>
              </table:table-cell>
              <table:table-cell office:value-type="float" office:value="0.452455">
                <text:p>0.452455</text:p>
              </table:table-cell>
              <table:table-cell office:value-type="float" office:value="0.660826">
                <text:p>0.660826</text:p>
              </table:table-cell>
              <table:table-cell office:value-type="float" office:value="0.489053">
                <text:p>0.489053</text:p>
              </table:table-cell>
              <table:table-cell office:value-type="float" office:value="0.369662">
                <text:p>0.369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35235">
                <text:p>0.535235</text:p>
              </table:table-cell>
              <table:table-cell office:value-type="float" office:value="0.570149">
                <text:p>0.570149</text:p>
              </table:table-cell>
              <table:table-cell office:value-type="float" office:value="0.56393">
                <text:p>0.56393</text:p>
              </table:table-cell>
              <table:table-cell office:value-type="float" office:value="0.814674">
                <text:p>0.814674</text:p>
              </table:table-cell>
              <table:table-cell office:value-type="float" office:value="0.458374">
                <text:p>0.458374</text:p>
              </table:table-cell>
              <table:table-cell office:value-type="float" office:value="0.655303">
                <text:p>0.655303</text:p>
              </table:table-cell>
              <table:table-cell office:value-type="float" office:value="0.559834">
                <text:p>0.559834</text:p>
              </table:table-cell>
              <table:table-cell office:value-type="float" office:value="0.417535">
                <text:p>0.417535</text:p>
              </table:table-cell>
              <table:table-cell office:value-type="float" office:value="0.605905">
                <text:p>0.605905</text:p>
              </table:table-cell>
              <table:table-cell office:value-type="float" office:value="0.502102">
                <text:p>0.502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2104">
                <text:p>0.502104</text:p>
              </table:table-cell>
              <table:table-cell office:value-type="float" office:value="0.452533">
                <text:p>0.452533</text:p>
              </table:table-cell>
              <table:table-cell office:value-type="float" office:value="0.984938">
                <text:p>0.984938</text:p>
              </table:table-cell>
              <table:table-cell office:value-type="float" office:value="0.873171">
                <text:p>0.873171</text:p>
              </table:table-cell>
              <table:table-cell office:value-type="float" office:value="0.554282">
                <text:p>0.554282</text:p>
              </table:table-cell>
              <table:table-cell office:value-type="float" office:value="0.66901">
                <text:p>0.66901</text:p>
              </table:table-cell>
              <table:table-cell office:value-type="float" office:value="0.424626">
                <text:p>0.424626</text:p>
              </table:table-cell>
              <table:table-cell office:value-type="float" office:value="0.66001">
                <text:p>0.66001</text:p>
              </table:table-cell>
              <table:table-cell office:value-type="float" office:value="0.486511">
                <text:p>0.486511</text:p>
              </table:table-cell>
              <table:table-cell office:value-type="float" office:value="0.656762">
                <text:p>0.656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5401">
                <text:p>0.525401</text:p>
              </table:table-cell>
              <table:table-cell office:value-type="float" office:value="0.51496">
                <text:p>0.51496</text:p>
              </table:table-cell>
              <table:table-cell office:value-type="float" office:value="0.2021">
                <text:p>0.2021</text:p>
              </table:table-cell>
              <table:table-cell office:value-type="float" office:value="0.256305">
                <text:p>0.256305</text:p>
              </table:table-cell>
              <table:table-cell office:value-type="float" office:value="0.568981">
                <text:p>0.568981</text:p>
              </table:table-cell>
              <table:table-cell office:value-type="float" office:value="0.666842">
                <text:p>0.666842</text:p>
              </table:table-cell>
              <table:table-cell office:value-type="float" office:value="0.567346">
                <text:p>0.567346</text:p>
              </table:table-cell>
              <table:table-cell office:value-type="float" office:value="0.430656">
                <text:p>0.430656</text:p>
              </table:table-cell>
              <table:table-cell office:value-type="float" office:value="0.475212">
                <text:p>0.475212</text:p>
              </table:table-cell>
              <table:table-cell office:value-type="float" office:value="0.655839">
                <text:p>0.655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0836">
                <text:p>0.540836</text:p>
              </table:table-cell>
              <table:table-cell office:value-type="float" office:value="0.614561">
                <text:p>0.614561</text:p>
              </table:table-cell>
              <table:table-cell office:value-type="float" office:value="0.749345">
                <text:p>0.749345</text:p>
              </table:table-cell>
              <table:table-cell office:value-type="float" office:value="0.828214">
                <text:p>0.828214</text:p>
              </table:table-cell>
              <table:table-cell office:value-type="float" office:value="0.409448">
                <text:p>0.409448</text:p>
              </table:table-cell>
              <table:table-cell office:value-type="float" office:value="0.364199">
                <text:p>0.364199</text:p>
              </table:table-cell>
              <table:table-cell office:value-type="float" office:value="0.546835">
                <text:p>0.546835</text:p>
              </table:table-cell>
              <table:table-cell office:value-type="float" office:value="0.395782">
                <text:p>0.395782</text:p>
              </table:table-cell>
              <table:table-cell office:value-type="float" office:value="0.459774">
                <text:p>0.459774</text:p>
              </table:table-cell>
              <table:table-cell office:value-type="float" office:value="0.354197">
                <text:p>0.354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932">
                <text:p>0.343932</text:p>
              </table:table-cell>
              <table:table-cell office:value-type="float" office:value="0.642488">
                <text:p>0.642488</text:p>
              </table:table-cell>
              <table:table-cell office:value-type="float" office:value="0.82966">
                <text:p>0.82966</text:p>
              </table:table-cell>
              <table:table-cell office:value-type="float" office:value="0.36844">
                <text:p>0.36844</text:p>
              </table:table-cell>
              <table:table-cell office:value-type="float" office:value="0.41257">
                <text:p>0.41257</text:p>
              </table:table-cell>
              <table:table-cell office:value-type="float" office:value="0.365148">
                <text:p>0.365148</text:p>
              </table:table-cell>
              <table:table-cell office:value-type="float" office:value="0.528557">
                <text:p>0.528557</text:p>
              </table:table-cell>
              <table:table-cell office:value-type="float" office:value="0.649392">
                <text:p>0.649392</text:p>
              </table:table-cell>
              <table:table-cell office:value-type="float" office:value="0.551982">
                <text:p>0.551982</text:p>
              </table:table-cell>
              <table:table-cell office:value-type="float" office:value="0.422713">
                <text:p>0.422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2937">
                <text:p>0.702937</text:p>
              </table:table-cell>
              <table:table-cell office:value-type="float" office:value="0.598488">
                <text:p>0.598488</text:p>
              </table:table-cell>
              <table:table-cell office:value-type="float" office:value="0.352869">
                <text:p>0.352869</text:p>
              </table:table-cell>
              <table:table-cell office:value-type="float" office:value="0.860031">
                <text:p>0.860031</text:p>
              </table:table-cell>
              <table:table-cell office:value-type="float" office:value="0.26862">
                <text:p>0.26862</text:p>
              </table:table-cell>
              <table:table-cell office:value-type="float" office:value="0.333673">
                <text:p>0.333673</text:p>
              </table:table-cell>
              <table:table-cell office:value-type="float" office:value="0.492875">
                <text:p>0.492875</text:p>
              </table:table-cell>
              <table:table-cell office:value-type="float" office:value="0.657058">
                <text:p>0.657058</text:p>
              </table:table-cell>
              <table:table-cell office:value-type="float" office:value="0.277609">
                <text:p>0.277609</text:p>
              </table:table-cell>
              <table:table-cell office:value-type="float" office:value="0.585487">
                <text:p>0.585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8289">
                <text:p>0.378289</text:p>
              </table:table-cell>
              <table:table-cell office:value-type="float" office:value="0.54519">
                <text:p>0.54519</text:p>
              </table:table-cell>
              <table:table-cell office:value-type="float" office:value="0.293699">
                <text:p>0.293699</text:p>
              </table:table-cell>
              <table:table-cell office:value-type="float" office:value="0.31303">
                <text:p>0.31303</text:p>
              </table:table-cell>
              <table:table-cell office:value-type="float" office:value="0.441314">
                <text:p>0.441314</text:p>
              </table:table-cell>
              <table:table-cell office:value-type="float" office:value="0.650374">
                <text:p>0.650374</text:p>
              </table:table-cell>
              <table:table-cell office:value-type="float" office:value="0.557933">
                <text:p>0.557933</text:p>
              </table:table-cell>
              <table:table-cell office:value-type="float" office:value="0.414246">
                <text:p>0.414246</text:p>
              </table:table-cell>
              <table:table-cell office:value-type="float" office:value="0.549837">
                <text:p>0.549837</text:p>
              </table:table-cell>
              <table:table-cell office:value-type="float" office:value="0.648812">
                <text:p>0.648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2772">
                <text:p>0.312772</text:p>
              </table:table-cell>
              <table:table-cell office:value-type="float" office:value="0.521095">
                <text:p>0.521095</text:p>
              </table:table-cell>
              <table:table-cell office:value-type="float" office:value="0.290254">
                <text:p>0.290254</text:p>
              </table:table-cell>
              <table:table-cell office:value-type="float" office:value="0.64005">
                <text:p>0.64005</text:p>
              </table:table-cell>
              <table:table-cell office:value-type="float" office:value="0.623507">
                <text:p>0.623507</text:p>
              </table:table-cell>
              <table:table-cell office:value-type="float" office:value="0.632306">
                <text:p>0.632306</text:p>
              </table:table-cell>
              <table:table-cell office:value-type="float" office:value="0.434979">
                <text:p>0.434979</text:p>
              </table:table-cell>
              <table:table-cell office:value-type="float" office:value="0.315136">
                <text:p>0.315136</text:p>
              </table:table-cell>
              <table:table-cell office:value-type="float" office:value="0.444678">
                <text:p>0.444678</text:p>
              </table:table-cell>
              <table:table-cell office:value-type="float" office:value="0.348205">
                <text:p>0.348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081">
                <text:p>0.50081</text:p>
              </table:table-cell>
              <table:table-cell office:value-type="float" office:value="0.640755">
                <text:p>0.640755</text:p>
              </table:table-cell>
              <table:table-cell office:value-type="float" office:value="0.299962">
                <text:p>0.299962</text:p>
              </table:table-cell>
              <table:table-cell office:value-type="float" office:value="0.417196">
                <text:p>0.417196</text:p>
              </table:table-cell>
              <table:table-cell office:value-type="float" office:value="0.567605">
                <text:p>0.567605</text:p>
              </table:table-cell>
              <table:table-cell office:value-type="float" office:value="0.667126">
                <text:p>0.667126</text:p>
              </table:table-cell>
              <table:table-cell office:value-type="float" office:value="0.4116">
                <text:p>0.4116</text:p>
              </table:table-cell>
              <table:table-cell office:value-type="float" office:value="0.314616">
                <text:p>0.314616</text:p>
              </table:table-cell>
              <table:table-cell office:value-type="float" office:value="0.556148">
                <text:p>0.556148</text:p>
              </table:table-cell>
              <table:table-cell office:value-type="float" office:value="0.42734">
                <text:p>0.42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3429">
                <text:p>0.323429</text:p>
              </table:table-cell>
              <table:table-cell office:value-type="float" office:value="0.608373">
                <text:p>0.608373</text:p>
              </table:table-cell>
              <table:table-cell office:value-type="float" office:value="0.822777">
                <text:p>0.822777</text:p>
              </table:table-cell>
              <table:table-cell office:value-type="float" office:value="0.325373">
                <text:p>0.325373</text:p>
              </table:table-cell>
              <table:table-cell office:value-type="float" office:value="0.548172">
                <text:p>0.548172</text:p>
              </table:table-cell>
              <table:table-cell office:value-type="float" office:value="0.669405">
                <text:p>0.669405</text:p>
              </table:table-cell>
              <table:table-cell office:value-type="float" office:value="0.482388">
                <text:p>0.482388</text:p>
              </table:table-cell>
              <table:table-cell office:value-type="float" office:value="0.658584">
                <text:p>0.658584</text:p>
              </table:table-cell>
              <table:table-cell office:value-type="float" office:value="0.305892">
                <text:p>0.305892</text:p>
              </table:table-cell>
              <table:table-cell office:value-type="float" office:value="0.334167">
                <text:p>0.334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7449">
                <text:p>0.307449</text:p>
              </table:table-cell>
              <table:table-cell office:value-type="float" office:value="0.396436">
                <text:p>0.396436</text:p>
              </table:table-cell>
              <table:table-cell office:value-type="float" office:value="0.52952">
                <text:p>0.52952</text:p>
              </table:table-cell>
              <table:table-cell office:value-type="float" office:value="0.778531">
                <text:p>0.778531</text:p>
              </table:table-cell>
              <table:table-cell office:value-type="float" office:value="0.561187">
                <text:p>0.561187</text:p>
              </table:table-cell>
              <table:table-cell office:value-type="float" office:value="0.668221">
                <text:p>0.668221</text:p>
              </table:table-cell>
              <table:table-cell office:value-type="float" office:value="0.268969">
                <text:p>0.268969</text:p>
              </table:table-cell>
              <table:table-cell office:value-type="float" office:value="0.609332">
                <text:p>0.609332</text:p>
              </table:table-cell>
              <table:table-cell office:value-type="float" office:value="0.586921">
                <text:p>0.586921</text:p>
              </table:table-cell>
              <table:table-cell office:value-type="float" office:value="0.628871">
                <text:p>0.628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832">
                <text:p>0.44832</text:p>
              </table:table-cell>
              <table:table-cell office:value-type="float" office:value="0.512841">
                <text:p>0.512841</text:p>
              </table:table-cell>
              <table:table-cell office:value-type="float" office:value="0.185807">
                <text:p>0.185807</text:p>
              </table:table-cell>
              <table:table-cell office:value-type="float" office:value="0.734412">
                <text:p>0.734412</text:p>
              </table:table-cell>
              <table:table-cell office:value-type="float" office:value="0.595145">
                <text:p>0.595145</text:p>
              </table:table-cell>
              <table:table-cell office:value-type="float" office:value="0.657335">
                <text:p>0.657335</text:p>
              </table:table-cell>
              <table:table-cell office:value-type="float" office:value="0.490385">
                <text:p>0.490385</text:p>
              </table:table-cell>
              <table:table-cell office:value-type="float" office:value="0.657455">
                <text:p>0.657455</text:p>
              </table:table-cell>
              <table:table-cell office:value-type="float" office:value="0.273179">
                <text:p>0.273179</text:p>
              </table:table-cell>
              <table:table-cell office:value-type="float" office:value="0.333451">
                <text:p>0.333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4914">
                <text:p>0.444914</text:p>
              </table:table-cell>
              <table:table-cell office:value-type="float" office:value="0.591714">
                <text:p>0.591714</text:p>
              </table:table-cell>
              <table:table-cell office:value-type="float" office:value="0.344973">
                <text:p>0.344973</text:p>
              </table:table-cell>
              <table:table-cell office:value-type="float" office:value="0.220077">
                <text:p>0.220077</text:p>
              </table:table-cell>
              <table:table-cell office:value-type="float" office:value="0.366752">
                <text:p>0.366752</text:p>
              </table:table-cell>
              <table:table-cell office:value-type="float" office:value="0.626157">
                <text:p>0.626157</text:p>
              </table:table-cell>
              <table:table-cell office:value-type="float" office:value="0.61655">
                <text:p>0.61655</text:p>
              </table:table-cell>
              <table:table-cell office:value-type="float" office:value="0.597047">
                <text:p>0.597047</text:p>
              </table:table-cell>
              <table:table-cell office:value-type="float" office:value="0.54028">
                <text:p>0.54028</text:p>
              </table:table-cell>
              <table:table-cell office:value-type="float" office:value="0.651696">
                <text:p>0.651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2109">
                <text:p>0.652109</text:p>
              </table:table-cell>
              <table:table-cell office:value-type="float" office:value="0.6502">
                <text:p>0.6502</text:p>
              </table:table-cell>
              <table:table-cell office:value-type="float" office:value="0.776078">
                <text:p>0.776078</text:p>
              </table:table-cell>
              <table:table-cell office:value-type="float" office:value="0.927748">
                <text:p>0.927748</text:p>
              </table:table-cell>
              <table:table-cell office:value-type="float" office:value="0.21258">
                <text:p>0.21258</text:p>
              </table:table-cell>
              <table:table-cell office:value-type="float" office:value="0.573646">
                <text:p>0.573646</text:p>
              </table:table-cell>
              <table:table-cell office:value-type="float" office:value="0.429195">
                <text:p>0.429195</text:p>
              </table:table-cell>
              <table:table-cell office:value-type="float" office:value="0.660335">
                <text:p>0.660335</text:p>
              </table:table-cell>
              <table:table-cell office:value-type="float" office:value="0.290051">
                <text:p>0.290051</text:p>
              </table:table-cell>
              <table:table-cell office:value-type="float" office:value="0.589973">
                <text:p>0.589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3711">
                <text:p>0.293711</text:p>
              </table:table-cell>
              <table:table-cell office:value-type="float" office:value="0.518761">
                <text:p>0.518761</text:p>
              </table:table-cell>
              <table:table-cell office:value-type="float" office:value="0.724454">
                <text:p>0.724454</text:p>
              </table:table-cell>
              <table:table-cell office:value-type="float" office:value="0.615313">
                <text:p>0.615313</text:p>
              </table:table-cell>
              <table:table-cell office:value-type="float" office:value="0.627947">
                <text:p>0.627947</text:p>
              </table:table-cell>
              <table:table-cell office:value-type="float" office:value="0.625378">
                <text:p>0.625378</text:p>
              </table:table-cell>
              <table:table-cell office:value-type="float" office:value="0.539159">
                <text:p>0.539159</text:p>
              </table:table-cell>
              <table:table-cell office:value-type="float" office:value="0.384156">
                <text:p>0.384156</text:p>
              </table:table-cell>
              <table:table-cell office:value-type="float" office:value="0.319685">
                <text:p>0.319685</text:p>
              </table:table-cell>
              <table:table-cell office:value-type="float" office:value="0.334049">
                <text:p>0.334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1796">
                <text:p>0.371796</text:p>
              </table:table-cell>
              <table:table-cell office:value-type="float" office:value="0.46977">
                <text:p>0.46977</text:p>
              </table:table-cell>
              <table:table-cell office:value-type="float" office:value="0.333462">
                <text:p>0.333462</text:p>
              </table:table-cell>
              <table:table-cell office:value-type="float" office:value="0.393762">
                <text:p>0.393762</text:p>
              </table:table-cell>
              <table:table-cell office:value-type="float" office:value="0.531375">
                <text:p>0.531375</text:p>
              </table:table-cell>
              <table:table-cell office:value-type="float" office:value="0.669236">
                <text:p>0.669236</text:p>
              </table:table-cell>
              <table:table-cell office:value-type="float" office:value="0.444925">
                <text:p>0.444925</text:p>
              </table:table-cell>
              <table:table-cell office:value-type="float" office:value="0.31648">
                <text:p>0.31648</text:p>
              </table:table-cell>
              <table:table-cell office:value-type="float" office:value="0.615427">
                <text:p>0.615427</text:p>
              </table:table-cell>
              <table:table-cell office:value-type="float" office:value="0.527833">
                <text:p>0.5278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2366">
                <text:p>0.242366</text:p>
              </table:table-cell>
              <table:table-cell office:value-type="float" office:value="0.388988">
                <text:p>0.388988</text:p>
              </table:table-cell>
              <table:table-cell office:value-type="float" office:value="0.679644">
                <text:p>0.679644</text:p>
              </table:table-cell>
              <table:table-cell office:value-type="float" office:value="0.435252">
                <text:p>0.435252</text:p>
              </table:table-cell>
              <table:table-cell office:value-type="float" office:value="0.373253">
                <text:p>0.373253</text:p>
              </table:table-cell>
              <table:table-cell office:value-type="float" office:value="0.354251">
                <text:p>0.354251</text:p>
              </table:table-cell>
              <table:table-cell office:value-type="float" office:value="0.545368">
                <text:p>0.545368</text:p>
              </table:table-cell>
              <table:table-cell office:value-type="float" office:value="0.644607">
                <text:p>0.644607</text:p>
              </table:table-cell>
              <table:table-cell office:value-type="float" office:value="0.426473">
                <text:p>0.426473</text:p>
              </table:table-cell>
              <table:table-cell office:value-type="float" office:value="0.645633">
                <text:p>0.645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1638">
                <text:p>0.561638</text:p>
              </table:table-cell>
              <table:table-cell office:value-type="float" office:value="0.615342">
                <text:p>0.615342</text:p>
              </table:table-cell>
              <table:table-cell office:value-type="float" office:value="0.574375">
                <text:p>0.574375</text:p>
              </table:table-cell>
              <table:table-cell office:value-type="float" office:value="0.423822">
                <text:p>0.423822</text:p>
              </table:table-cell>
              <table:table-cell office:value-type="float" office:value="0.262022">
                <text:p>0.262022</text:p>
              </table:table-cell>
              <table:table-cell office:value-type="float" office:value="0.332654">
                <text:p>0.332654</text:p>
              </table:table-cell>
              <table:table-cell office:value-type="float" office:value="0.460345">
                <text:p>0.460345</text:p>
              </table:table-cell>
              <table:table-cell office:value-type="float" office:value="0.66055">
                <text:p>0.66055</text:p>
              </table:table-cell>
              <table:table-cell office:value-type="float" office:value="0.605035">
                <text:p>0.605035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3457">
                <text:p>0.273457</text:p>
              </table:table-cell>
              <table:table-cell office:value-type="float" office:value="0.418781">
                <text:p>0.418781</text:p>
              </table:table-cell>
              <table:table-cell office:value-type="float" office:value="0.221118">
                <text:p>0.221118</text:p>
              </table:table-cell>
              <table:table-cell office:value-type="float" office:value="0.631763">
                <text:p>0.631763</text:p>
              </table:table-cell>
              <table:table-cell office:value-type="float" office:value="0.344392">
                <text:p>0.344392</text:p>
              </table:table-cell>
              <table:table-cell office:value-type="float" office:value="0.618498">
                <text:p>0.618498</text:p>
              </table:table-cell>
              <table:table-cell office:value-type="float" office:value="0.220637">
                <text:p>0.220637</text:p>
              </table:table-cell>
              <table:table-cell office:value-type="float" office:value="0.321599">
                <text:p>0.321599</text:p>
              </table:table-cell>
              <table:table-cell office:value-type="float" office:value="0.489547">
                <text:p>0.489547</text:p>
              </table:table-cell>
              <table:table-cell office:value-type="float" office:value="0.656906">
                <text:p>0.656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7055">
                <text:p>0.507055</text:p>
              </table:table-cell>
              <table:table-cell office:value-type="float" office:value="0.449447">
                <text:p>0.449447</text:p>
              </table:table-cell>
              <table:table-cell office:value-type="float" office:value="0.390432">
                <text:p>0.390432</text:p>
              </table:table-cell>
              <table:table-cell office:value-type="float" office:value="0.349033">
                <text:p>0.349033</text:p>
              </table:table-cell>
              <table:table-cell office:value-type="float" office:value="0.273258">
                <text:p>0.273258</text:p>
              </table:table-cell>
              <table:table-cell office:value-type="float" office:value="0.594018">
                <text:p>0.594018</text:p>
              </table:table-cell>
              <table:table-cell office:value-type="float" office:value="0.388183">
                <text:p>0.388183</text:p>
              </table:table-cell>
              <table:table-cell office:value-type="float" office:value="0.654901">
                <text:p>0.654901</text:p>
              </table:table-cell>
              <table:table-cell office:value-type="float" office:value="0.590225">
                <text:p>0.590225</text:p>
              </table:table-cell>
              <table:table-cell office:value-type="float" office:value="0.626105">
                <text:p>0.626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2513">
                <text:p>0.572513</text:p>
              </table:table-cell>
              <table:table-cell office:value-type="float" office:value="0.482191">
                <text:p>0.482191</text:p>
              </table:table-cell>
              <table:table-cell office:value-type="float" office:value="0.444727">
                <text:p>0.444727</text:p>
              </table:table-cell>
              <table:table-cell office:value-type="float" office:value="0.272532">
                <text:p>0.272532</text:p>
              </table:table-cell>
              <table:table-cell office:value-type="float" office:value="0.532078">
                <text:p>0.532078</text:p>
              </table:table-cell>
              <table:table-cell office:value-type="float" office:value="0.416969">
                <text:p>0.416969</text:p>
              </table:table-cell>
              <table:table-cell office:value-type="float" office:value="0.593727">
                <text:p>0.593727</text:p>
              </table:table-cell>
              <table:table-cell office:value-type="float" office:value="0.622287">
                <text:p>0.622287</text:p>
              </table:table-cell>
              <table:table-cell office:value-type="float" office:value="0.437995">
                <text:p>0.437995</text:p>
              </table:table-cell>
              <table:table-cell office:value-type="float" office:value="0.648863">
                <text:p>0.6488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0647">
                <text:p>0.480647</text:p>
              </table:table-cell>
              <table:table-cell office:value-type="float" office:value="0.573826">
                <text:p>0.573826</text:p>
              </table:table-cell>
              <table:table-cell office:value-type="float" office:value="0.360379">
                <text:p>0.360379</text:p>
              </table:table-cell>
              <table:table-cell office:value-type="float" office:value="0.666643">
                <text:p>0.666643</text:p>
              </table:table-cell>
              <table:table-cell office:value-type="float" office:value="0.49008">
                <text:p>0.49008</text:p>
              </table:table-cell>
              <table:table-cell office:value-type="float" office:value="0.394535">
                <text:p>0.394535</text:p>
              </table:table-cell>
              <table:table-cell office:value-type="float" office:value="0.519958">
                <text:p>0.519958</text:p>
              </table:table-cell>
              <table:table-cell office:value-type="float" office:value="0.35997">
                <text:p>0.35997</text:p>
              </table:table-cell>
              <table:table-cell office:value-type="float" office:value="0.582358">
                <text:p>0.582358</text:p>
              </table:table-cell>
              <table:table-cell office:value-type="float" office:value="0.460893">
                <text:p>0.460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8863">
                <text:p>0.588863</text:p>
              </table:table-cell>
              <table:table-cell office:value-type="float" office:value="0.533375">
                <text:p>0.533375</text:p>
              </table:table-cell>
              <table:table-cell office:value-type="float" office:value="0.644561">
                <text:p>0.644561</text:p>
              </table:table-cell>
              <table:table-cell office:value-type="float" office:value="0.961297">
                <text:p>0.961297</text:p>
              </table:table-cell>
              <table:table-cell office:value-type="float" office:value="0.612621">
                <text:p>0.612621</text:p>
              </table:table-cell>
              <table:table-cell office:value-type="float" office:value="0.64476">
                <text:p>0.64476</text:p>
              </table:table-cell>
              <table:table-cell office:value-type="float" office:value="0.414016">
                <text:p>0.414016</text:p>
              </table:table-cell>
              <table:table-cell office:value-type="float" office:value="0.658977">
                <text:p>0.658977</text:p>
              </table:table-cell>
              <table:table-cell office:value-type="float" office:value="0.319911">
                <text:p>0.319911</text:p>
              </table:table-cell>
              <table:table-cell office:value-type="float" office:value="0.334046">
                <text:p>0.33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482">
                <text:p>0.52482</text:p>
              </table:table-cell>
              <table:table-cell office:value-type="float" office:value="0.459368">
                <text:p>0.459368</text:p>
              </table:table-cell>
              <table:table-cell office:value-type="float" office:value="0.270403">
                <text:p>0.270403</text:p>
              </table:table-cell>
              <table:table-cell office:value-type="float" office:value="0.188882">
                <text:p>0.188882</text:p>
              </table:table-cell>
              <table:table-cell office:value-type="float" office:value="0.182581">
                <text:p>0.182581</text:p>
              </table:table-cell>
              <table:table-cell office:value-type="float" office:value="0.563892">
                <text:p>0.563892</text:p>
              </table:table-cell>
              <table:table-cell office:value-type="float" office:value="0.415749">
                <text:p>0.415749</text:p>
              </table:table-cell>
              <table:table-cell office:value-type="float" office:value="0.659175">
                <text:p>0.659175</text:p>
              </table:table-cell>
              <table:table-cell office:value-type="float" office:value="0.611689">
                <text:p>0.611689</text:p>
              </table:table-cell>
              <table:table-cell office:value-type="float" office:value="0.516249">
                <text:p>0.516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82879">
                <text:p>0.482879</text:p>
              </table:table-cell>
              <table:table-cell office:value-type="float" office:value="0.530354">
                <text:p>0.530354</text:p>
              </table:table-cell>
              <table:table-cell office:value-type="float" office:value="0.423195">
                <text:p>0.423195</text:p>
              </table:table-cell>
              <table:table-cell office:value-type="float" office:value="0.2568">
                <text:p>0.2568</text:p>
              </table:table-cell>
              <table:table-cell office:value-type="float" office:value="0.491214">
                <text:p>0.491214</text:p>
              </table:table-cell>
              <table:table-cell office:value-type="float" office:value="0.663454">
                <text:p>0.663454</text:p>
              </table:table-cell>
              <table:table-cell office:value-type="float" office:value="0.415387">
                <text:p>0.415387</text:p>
              </table:table-cell>
              <table:table-cell office:value-type="float" office:value="0.314497">
                <text:p>0.314497</text:p>
              </table:table-cell>
              <table:table-cell office:value-type="float" office:value="0.571674">
                <text:p>0.571674</text:p>
              </table:table-cell>
              <table:table-cell office:value-type="float" office:value="0.639131">
                <text:p>0.639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6646">
                <text:p>0.366646</text:p>
              </table:table-cell>
              <table:table-cell office:value-type="float" office:value="0.389665">
                <text:p>0.389665</text:p>
              </table:table-cell>
              <table:table-cell office:value-type="float" office:value="0.197212">
                <text:p>0.197212</text:p>
              </table:table-cell>
              <table:table-cell office:value-type="float" office:value="0.667825">
                <text:p>0.667825</text:p>
              </table:table-cell>
              <table:table-cell office:value-type="float" office:value="0.593812">
                <text:p>0.593812</text:p>
              </table:table-cell>
              <table:table-cell office:value-type="float" office:value="0.467334">
                <text:p>0.467334</text:p>
              </table:table-cell>
              <table:table-cell office:value-type="float" office:value="0.376">
                <text:p>0.376</text:p>
              </table:table-cell>
              <table:table-cell office:value-type="float" office:value="0.317674">
                <text:p>0.317674</text:p>
              </table:table-cell>
              <table:table-cell office:value-type="float" office:value="0.523165">
                <text:p>0.523165</text:p>
              </table:table-cell>
              <table:table-cell office:value-type="float" office:value="0.655202">
                <text:p>0.655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2161">
                <text:p>0.382161</text:p>
              </table:table-cell>
              <table:table-cell office:value-type="float" office:value="0.453509">
                <text:p>0.453509</text:p>
              </table:table-cell>
              <table:table-cell office:value-type="float" office:value="0.368055">
                <text:p>0.368055</text:p>
              </table:table-cell>
              <table:table-cell office:value-type="float" office:value="0.653642">
                <text:p>0.653642</text:p>
              </table:table-cell>
              <table:table-cell office:value-type="float" office:value="0.231279">
                <text:p>0.231279</text:p>
              </table:table-cell>
              <table:table-cell office:value-type="float" office:value="0.579842">
                <text:p>0.579842</text:p>
              </table:table-cell>
              <table:table-cell office:value-type="float" office:value="0.577668">
                <text:p>0.577668</text:p>
              </table:table-cell>
              <table:table-cell office:value-type="float" office:value="0.632059">
                <text:p>0.632059</text:p>
              </table:table-cell>
              <table:table-cell office:value-type="float" office:value="0.613423">
                <text:p>0.613423</text:p>
              </table:table-cell>
              <table:table-cell office:value-type="float" office:value="0.52126">
                <text:p>0.52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9872">
                <text:p>0.349872</text:p>
              </table:table-cell>
              <table:table-cell office:value-type="float" office:value="0.451654">
                <text:p>0.451654</text:p>
              </table:table-cell>
              <table:table-cell office:value-type="float" office:value="0.519342">
                <text:p>0.519342</text:p>
              </table:table-cell>
              <table:table-cell office:value-type="float" office:value="0.636914">
                <text:p>0.636914</text:p>
              </table:table-cell>
              <table:table-cell office:value-type="float" office:value="0.54326">
                <text:p>0.54326</text:p>
              </table:table-cell>
              <table:table-cell office:value-type="float" office:value="0.669535">
                <text:p>0.669535</text:p>
              </table:table-cell>
              <table:table-cell office:value-type="float" office:value="0.368206">
                <text:p>0.368206</text:p>
              </table:table-cell>
              <table:table-cell office:value-type="float" office:value="0.318506">
                <text:p>0.318506</text:p>
              </table:table-cell>
              <table:table-cell office:value-type="float" office:value="0.613457">
                <text:p>0.613457</text:p>
              </table:table-cell>
              <table:table-cell office:value-type="float" office:value="0.521368">
                <text:p>0.521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5974">
                <text:p>0.475974</text:p>
              </table:table-cell>
              <table:table-cell office:value-type="float" office:value="0.500614">
                <text:p>0.500614</text:p>
              </table:table-cell>
              <table:table-cell office:value-type="float" office:value="0.567637">
                <text:p>0.567637</text:p>
              </table:table-cell>
              <table:table-cell office:value-type="float" office:value="0.300439">
                <text:p>0.300439</text:p>
              </table:table-cell>
              <table:table-cell office:value-type="float" office:value="0.245628">
                <text:p>0.245628</text:p>
              </table:table-cell>
              <table:table-cell office:value-type="float" office:value="0.58465">
                <text:p>0.58465</text:p>
              </table:table-cell>
              <table:table-cell office:value-type="float" office:value="0.577339">
                <text:p>0.577339</text:p>
              </table:table-cell>
              <table:table-cell office:value-type="float" office:value="0.448023">
                <text:p>0.448023</text:p>
              </table:table-cell>
              <table:table-cell office:value-type="float" office:value="0.563682">
                <text:p>0.563682</text:p>
              </table:table-cell>
              <table:table-cell office:value-type="float" office:value="0.436152">
                <text:p>0.436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9863">
                <text:p>0.299863</text:p>
              </table:table-cell>
              <table:table-cell office:value-type="float" office:value="0.467556">
                <text:p>0.467556</text:p>
              </table:table-cell>
              <table:table-cell office:value-type="float" office:value="0.258705">
                <text:p>0.258705</text:p>
              </table:table-cell>
              <table:table-cell office:value-type="float" office:value="0.537951">
                <text:p>0.537951</text:p>
              </table:table-cell>
              <table:table-cell office:value-type="float" office:value="0.466536">
                <text:p>0.466536</text:p>
              </table:table-cell>
              <table:table-cell office:value-type="float" office:value="0.384264">
                <text:p>0.384264</text:p>
              </table:table-cell>
              <table:table-cell office:value-type="float" office:value="0.577645">
                <text:p>0.577645</text:p>
              </table:table-cell>
              <table:table-cell office:value-type="float" office:value="0.448552">
                <text:p>0.448552</text:p>
              </table:table-cell>
              <table:table-cell office:value-type="float" office:value="0.420849">
                <text:p>0.420849</text:p>
              </table:table-cell>
              <table:table-cell office:value-type="float" office:value="0.643894">
                <text:p>0.643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6578">
                <text:p>0.326578</text:p>
              </table:table-cell>
              <table:table-cell office:value-type="float" office:value="0.26276">
                <text:p>0.26276</text:p>
              </table:table-cell>
              <table:table-cell office:value-type="float" office:value="0.765039">
                <text:p>0.765039</text:p>
              </table:table-cell>
              <table:table-cell office:value-type="float" office:value="0.6715">
                <text:p>0.6715</text:p>
              </table:table-cell>
              <table:table-cell office:value-type="float" office:value="0.429346">
                <text:p>0.429346</text:p>
              </table:table-cell>
              <table:table-cell office:value-type="float" office:value="0.370516">
                <text:p>0.370516</text:p>
              </table:table-cell>
              <table:table-cell office:value-type="float" office:value="0.393716">
                <text:p>0.393716</text:p>
              </table:table-cell>
              <table:table-cell office:value-type="float" office:value="0.655957">
                <text:p>0.655957</text:p>
              </table:table-cell>
              <table:table-cell office:value-type="float" office:value="0.583385">
                <text:p>0.583385</text:p>
              </table:table-cell>
              <table:table-cell office:value-type="float" office:value="0.631592">
                <text:p>0.6315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9491">
                <text:p>0.239491</text:p>
              </table:table-cell>
              <table:table-cell office:value-type="float" office:value="0.465479">
                <text:p>0.465479</text:p>
              </table:table-cell>
              <table:table-cell office:value-type="float" office:value="0.607512">
                <text:p>0.607512</text:p>
              </table:table-cell>
              <table:table-cell office:value-type="float" office:value="0.908005">
                <text:p>0.908005</text:p>
              </table:table-cell>
              <table:table-cell office:value-type="float" office:value="0.533037">
                <text:p>0.533037</text:p>
              </table:table-cell>
              <table:table-cell office:value-type="float" office:value="0.669327">
                <text:p>0.669327</text:p>
              </table:table-cell>
              <table:table-cell office:value-type="float" office:value="0.362961">
                <text:p>0.362961</text:p>
              </table:table-cell>
              <table:table-cell office:value-type="float" office:value="0.319055">
                <text:p>0.319055</text:p>
              </table:table-cell>
              <table:table-cell office:value-type="float" office:value="0.618432">
                <text:p>0.618432</text:p>
              </table:table-cell>
              <table:table-cell office:value-type="float" office:value="0.578889">
                <text:p>0.578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684">
                <text:p>0.44684</text:p>
              </table:table-cell>
              <table:table-cell office:value-type="float" office:value="0.465812">
                <text:p>0.465812</text:p>
              </table:table-cell>
              <table:table-cell office:value-type="float" office:value="0.50003">
                <text:p>0.50003</text:p>
              </table:table-cell>
              <table:table-cell office:value-type="float" office:value="0.511331">
                <text:p>0.511331</text:p>
              </table:table-cell>
              <table:table-cell office:value-type="float" office:value="0.514167">
                <text:p>0.514167</text:p>
              </table:table-cell>
              <table:table-cell office:value-type="float" office:value="0.406644">
                <text:p>0.406644</text:p>
              </table:table-cell>
              <table:table-cell office:value-type="float" office:value="0.370258">
                <text:p>0.370258</text:p>
              </table:table-cell>
              <table:table-cell office:value-type="float" office:value="0.650796">
                <text:p>0.650796</text:p>
              </table:table-cell>
              <table:table-cell office:value-type="float" office:value="0.611606">
                <text:p>0.611606</text:p>
              </table:table-cell>
              <table:table-cell office:value-type="float" office:value="0.516017">
                <text:p>0.516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0571">
                <text:p>0.490571</text:p>
              </table:table-cell>
              <table:table-cell office:value-type="float" office:value="0.397655">
                <text:p>0.397655</text:p>
              </table:table-cell>
              <table:table-cell office:value-type="float" office:value="0.607529">
                <text:p>0.607529</text:p>
              </table:table-cell>
              <table:table-cell office:value-type="float" office:value="0.30599">
                <text:p>0.30599</text:p>
              </table:table-cell>
              <table:table-cell office:value-type="float" office:value="0.558963">
                <text:p>0.558963</text:p>
              </table:table-cell>
              <table:table-cell office:value-type="float" office:value="0.435344">
                <text:p>0.435344</text:p>
              </table:table-cell>
              <table:table-cell office:value-type="float" office:value="0.547586">
                <text:p>0.547586</text:p>
              </table:table-cell>
              <table:table-cell office:value-type="float" office:value="0.643917">
                <text:p>0.643917</text:p>
              </table:table-cell>
              <table:table-cell office:value-type="float" office:value="0.504285">
                <text:p>0.504285</text:p>
              </table:table-cell>
              <table:table-cell office:value-type="float" office:value="0.656928">
                <text:p>0.656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8012">
                <text:p>0.278012</text:p>
              </table:table-cell>
              <table:table-cell office:value-type="float" office:value="0.436159">
                <text:p>0.436159</text:p>
              </table:table-cell>
              <table:table-cell office:value-type="float" office:value="0.410839">
                <text:p>0.410839</text:p>
              </table:table-cell>
              <table:table-cell office:value-type="float" office:value="0.557244">
                <text:p>0.557244</text:p>
              </table:table-cell>
              <table:table-cell office:value-type="float" office:value="0.384503">
                <text:p>0.384503</text:p>
              </table:table-cell>
              <table:table-cell office:value-type="float" office:value="0.632161">
                <text:p>0.632161</text:p>
              </table:table-cell>
              <table:table-cell office:value-type="float" office:value="0.389006">
                <text:p>0.389006</text:p>
              </table:table-cell>
              <table:table-cell office:value-type="float" office:value="0.316317">
                <text:p>0.316317</text:p>
              </table:table-cell>
              <table:table-cell office:value-type="float" office:value="0.420477">
                <text:p>0.420477</text:p>
              </table:table-cell>
              <table:table-cell office:value-type="float" office:value="0.341129">
                <text:p>0.341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8034">
                <text:p>0.478034</text:p>
              </table:table-cell>
              <table:table-cell office:value-type="float" office:value="0.502191">
                <text:p>0.502191</text:p>
              </table:table-cell>
              <table:table-cell office:value-type="float" office:value="0.835643">
                <text:p>0.835643</text:p>
              </table:table-cell>
              <table:table-cell office:value-type="float" office:value="0.646493">
                <text:p>0.646493</text:p>
              </table:table-cell>
              <table:table-cell office:value-type="float" office:value="0.36866">
                <text:p>0.36866</text:p>
              </table:table-cell>
              <table:table-cell office:value-type="float" office:value="0.353116">
                <text:p>0.353116</text:p>
              </table:table-cell>
              <table:table-cell office:value-type="float" office:value="0.58131">
                <text:p>0.58131</text:p>
              </table:table-cell>
              <table:table-cell office:value-type="float" office:value="0.630144">
                <text:p>0.630144</text:p>
              </table:table-cell>
              <table:table-cell office:value-type="float" office:value="0.540123">
                <text:p>0.540123</text:p>
              </table:table-cell>
              <table:table-cell office:value-type="float" office:value="0.410389">
                <text:p>0.4103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1378">
                <text:p>0.311378</text:p>
              </table:table-cell>
              <table:table-cell office:value-type="float" office:value="0.324737">
                <text:p>0.324737</text:p>
              </table:table-cell>
              <table:table-cell office:value-type="float" office:value="0.635445">
                <text:p>0.635445</text:p>
              </table:table-cell>
              <table:table-cell office:value-type="float" office:value="0.568285">
                <text:p>0.568285</text:p>
              </table:table-cell>
              <table:table-cell office:value-type="float" office:value="0.640144">
                <text:p>0.640144</text:p>
              </table:table-cell>
              <table:table-cell office:value-type="float" office:value="0.58249">
                <text:p>0.58249</text:p>
              </table:table-cell>
              <table:table-cell office:value-type="float" office:value="0.370718">
                <text:p>0.370718</text:p>
              </table:table-cell>
              <table:table-cell office:value-type="float" office:value="0.650914">
                <text:p>0.650914</text:p>
              </table:table-cell>
              <table:table-cell office:value-type="float" office:value="0.619151">
                <text:p>0.619151</text:p>
              </table:table-cell>
              <table:table-cell office:value-type="float" office:value="0.574963">
                <text:p>0.5749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0937">
                <text:p>0.530937</text:p>
              </table:table-cell>
              <table:table-cell office:value-type="float" office:value="0.734807">
                <text:p>0.734807</text:p>
              </table:table-cell>
              <table:table-cell office:value-type="float" office:value="0.671714">
                <text:p>0.671714</text:p>
              </table:table-cell>
              <table:table-cell office:value-type="float" office:value="0.508075">
                <text:p>0.508075</text:p>
              </table:table-cell>
              <table:table-cell office:value-type="float" office:value="0.298051">
                <text:p>0.298051</text:p>
              </table:table-cell>
              <table:table-cell office:value-type="float" office:value="0.338531">
                <text:p>0.338531</text:p>
              </table:table-cell>
              <table:table-cell office:value-type="float" office:value="0.526063">
                <text:p>0.526063</text:p>
              </table:table-cell>
              <table:table-cell office:value-type="float" office:value="0.650038">
                <text:p>0.650038</text:p>
              </table:table-cell>
              <table:table-cell office:value-type="float" office:value="0.195089">
                <text:p>0.195089</text:p>
              </table:table-cell>
              <table:table-cell office:value-type="float" office:value="0.318184">
                <text:p>0.318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9335">
                <text:p>0.329335</text:p>
              </table:table-cell>
              <table:table-cell office:value-type="float" office:value="0.414528">
                <text:p>0.414528</text:p>
              </table:table-cell>
              <table:table-cell office:value-type="float" office:value="0.212843">
                <text:p>0.212843</text:p>
              </table:table-cell>
              <table:table-cell office:value-type="float" office:value="0.209029">
                <text:p>0.209029</text:p>
              </table:table-cell>
              <table:table-cell office:value-type="float" office:value="0.419405">
                <text:p>0.419405</text:p>
              </table:table-cell>
              <table:table-cell office:value-type="float" office:value="0.643602">
                <text:p>0.643602</text:p>
              </table:table-cell>
              <table:table-cell office:value-type="float" office:value="0.23277">
                <text:p>0.23277</text:p>
              </table:table-cell>
              <table:table-cell office:value-type="float" office:value="0.323573">
                <text:p>0.323573</text:p>
              </table:table-cell>
              <table:table-cell office:value-type="float" office:value="0.541023">
                <text:p>0.541023</text:p>
              </table:table-cell>
              <table:table-cell office:value-type="float" office:value="0.411281">
                <text:p>0.411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101">
                <text:p>0.44101</text:p>
              </table:table-cell>
              <table:table-cell office:value-type="float" office:value="0.518799">
                <text:p>0.518799</text:p>
              </table:table-cell>
              <table:table-cell office:value-type="float" office:value="0.368162">
                <text:p>0.368162</text:p>
              </table:table-cell>
              <table:table-cell office:value-type="float" office:value="0.70285">
                <text:p>0.70285</text:p>
              </table:table-cell>
              <table:table-cell office:value-type="float" office:value="0.384886">
                <text:p>0.384886</text:p>
              </table:table-cell>
              <table:table-cell office:value-type="float" office:value="0.357249">
                <text:p>0.357249</text:p>
              </table:table-cell>
              <table:table-cell office:value-type="float" office:value="0.305328">
                <text:p>0.305328</text:p>
              </table:table-cell>
              <table:table-cell office:value-type="float" office:value="0.324201">
                <text:p>0.324201</text:p>
              </table:table-cell>
              <table:table-cell office:value-type="float" office:value="0.561975">
                <text:p>0.561975</text:p>
              </table:table-cell>
              <table:table-cell office:value-type="float" office:value="0.434105">
                <text:p>0.434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1826">
                <text:p>0.351826</text:p>
              </table:table-cell>
              <table:table-cell office:value-type="float" office:value="0.593765">
                <text:p>0.593765</text:p>
              </table:table-cell>
              <table:table-cell office:value-type="float" office:value="0.746078">
                <text:p>0.746078</text:p>
              </table:table-cell>
              <table:table-cell office:value-type="float" office:value="0.716862">
                <text:p>0.716862</text:p>
              </table:table-cell>
              <table:table-cell office:value-type="float" office:value="0.3529">
                <text:p>0.3529</text:p>
              </table:table-cell>
              <table:table-cell office:value-type="float" office:value="0.621421">
                <text:p>0.621421</text:p>
              </table:table-cell>
              <table:table-cell office:value-type="float" office:value="0.267483">
                <text:p>0.267483</text:p>
              </table:table-cell>
              <table:table-cell office:value-type="float" office:value="0.608681">
                <text:p>0.608681</text:p>
              </table:table-cell>
              <table:table-cell office:value-type="float" office:value="0.328675">
                <text:p>0.328675</text:p>
              </table:table-cell>
              <table:table-cell office:value-type="float" office:value="0.333943">
                <text:p>0.333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8506">
                <text:p>0.298506</text:p>
              </table:table-cell>
              <table:table-cell office:value-type="float" office:value="0.424791">
                <text:p>0.424791</text:p>
              </table:table-cell>
              <table:table-cell office:value-type="float" office:value="0.682503">
                <text:p>0.682503</text:p>
              </table:table-cell>
              <table:table-cell office:value-type="float" office:value="0.457533">
                <text:p>0.457533</text:p>
              </table:table-cell>
              <table:table-cell office:value-type="float" office:value="0.468827">
                <text:p>0.468827</text:p>
              </table:table-cell>
              <table:table-cell office:value-type="float" office:value="0.385205">
                <text:p>0.385205</text:p>
              </table:table-cell>
              <table:table-cell office:value-type="float" office:value="0.578006">
                <text:p>0.578006</text:p>
              </table:table-cell>
              <table:table-cell office:value-type="float" office:value="0.631888">
                <text:p>0.631888</text:p>
              </table:table-cell>
              <table:table-cell office:value-type="float" office:value="0.606601">
                <text:p>0.606601</text:p>
              </table:table-cell>
              <table:table-cell office:value-type="float" office:value="0.503641">
                <text:p>0.503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5127">
                <text:p>0.455127</text:p>
              </table:table-cell>
              <table:table-cell office:value-type="float" office:value="0.439766">
                <text:p>0.439766</text:p>
              </table:table-cell>
              <table:table-cell office:value-type="float" office:value="0.682884">
                <text:p>0.682884</text:p>
              </table:table-cell>
              <table:table-cell office:value-type="float" office:value="1.094026">
                <text:p>1.094026</text:p>
              </table:table-cell>
              <table:table-cell office:value-type="float" office:value="0.611948">
                <text:p>0.611948</text:p>
              </table:table-cell>
              <table:table-cell office:value-type="float" office:value="0.645383">
                <text:p>0.645383</text:p>
              </table:table-cell>
              <table:table-cell office:value-type="float" office:value="0.366221">
                <text:p>0.366221</text:p>
              </table:table-cell>
              <table:table-cell office:value-type="float" office:value="0.649724">
                <text:p>0.649724</text:p>
              </table:table-cell>
              <table:table-cell office:value-type="float" office:value="0.525893">
                <text:p>0.525893</text:p>
              </table:table-cell>
              <table:table-cell office:value-type="float" office:value="0.654774">
                <text:p>0.654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3343">
                <text:p>0.413343</text:p>
              </table:table-cell>
              <table:table-cell office:value-type="float" office:value="0.556739">
                <text:p>0.556739</text:p>
              </table:table-cell>
              <table:table-cell office:value-type="float" office:value="0.420057">
                <text:p>0.420057</text:p>
              </table:table-cell>
              <table:table-cell office:value-type="float" office:value="0.76739">
                <text:p>0.76739</text:p>
              </table:table-cell>
              <table:table-cell office:value-type="float" office:value="0.614914">
                <text:p>0.614914</text:p>
              </table:table-cell>
              <table:table-cell office:value-type="float" office:value="0.642527">
                <text:p>0.642527</text:p>
              </table:table-cell>
              <table:table-cell office:value-type="float" office:value="0.228979">
                <text:p>0.228979</text:p>
              </table:table-cell>
              <table:table-cell office:value-type="float" office:value="0.595474">
                <text:p>0.595474</text:p>
              </table:table-cell>
              <table:table-cell office:value-type="float" office:value="0.409116">
                <text:p>0.409116</text:p>
              </table:table-cell>
              <table:table-cell office:value-type="float" office:value="0.338771">
                <text:p>0.3387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3042">
                <text:p>0.383042</text:p>
              </table:table-cell>
              <table:table-cell office:value-type="float" office:value="0.680275">
                <text:p>0.680275</text:p>
              </table:table-cell>
              <table:table-cell office:value-type="float" office:value="0.744098">
                <text:p>0.744098</text:p>
              </table:table-cell>
              <table:table-cell office:value-type="float" office:value="0.235549">
                <text:p>0.235549</text:p>
              </table:table-cell>
              <table:table-cell office:value-type="float" office:value="0.628018">
                <text:p>0.628018</text:p>
              </table:table-cell>
              <table:table-cell office:value-type="float" office:value="0.625249">
                <text:p>0.625249</text:p>
              </table:table-cell>
              <table:table-cell office:value-type="float" office:value="0.537597">
                <text:p>0.537597</text:p>
              </table:table-cell>
              <table:table-cell office:value-type="float" office:value="0.381926">
                <text:p>0.381926</text:p>
              </table:table-cell>
              <table:table-cell office:value-type="float" office:value="0.619178">
                <text:p>0.619178</text:p>
              </table:table-cell>
              <table:table-cell office:value-type="float" office:value="0.574765">
                <text:p>0.574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898">
                <text:p>0.325898</text:p>
              </table:table-cell>
              <table:table-cell office:value-type="float" office:value="0.477801">
                <text:p>0.477801</text:p>
              </table:table-cell>
              <table:table-cell office:value-type="float" office:value="0.612607">
                <text:p>0.612607</text:p>
              </table:table-cell>
              <table:table-cell office:value-type="float" office:value="0.588548">
                <text:p>0.588548</text:p>
              </table:table-cell>
              <table:table-cell office:value-type="float" office:value="0.513303">
                <text:p>0.513303</text:p>
              </table:table-cell>
              <table:table-cell office:value-type="float" office:value="0.667401">
                <text:p>0.667401</text:p>
              </table:table-cell>
              <table:table-cell office:value-type="float" office:value="0.577762">
                <text:p>0.577762</text:p>
              </table:table-cell>
              <table:table-cell office:value-type="float" office:value="0.632012">
                <text:p>0.632012</text:p>
              </table:table-cell>
              <table:table-cell office:value-type="float" office:value="0.527096">
                <text:p>0.527096</text:p>
              </table:table-cell>
              <table:table-cell office:value-type="float" office:value="0.398186">
                <text:p>0.398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5414">
                <text:p>0.315414</text:p>
              </table:table-cell>
              <table:table-cell office:value-type="float" office:value="0.3819">
                <text:p>0.3819</text:p>
              </table:table-cell>
              <table:table-cell office:value-type="float" office:value="0.76465">
                <text:p>0.76465</text:p>
              </table:table-cell>
              <table:table-cell office:value-type="float" office:value="0.460344">
                <text:p>0.460344</text:p>
              </table:table-cell>
              <table:table-cell office:value-type="float" office:value="0.378607">
                <text:p>0.378607</text:p>
              </table:table-cell>
              <table:table-cell office:value-type="float" office:value="0.630175">
                <text:p>0.630175</text:p>
              </table:table-cell>
              <table:table-cell office:value-type="float" office:value="0.244653">
                <text:p>0.244653</text:p>
              </table:table-cell>
              <table:table-cell office:value-type="float" office:value="0.599901">
                <text:p>0.599901</text:p>
              </table:table-cell>
              <table:table-cell office:value-type="float" office:value="0.513346">
                <text:p>0.513346</text:p>
              </table:table-cell>
              <table:table-cell office:value-type="float" office:value="0.656361">
                <text:p>0.656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1043">
                <text:p>0.381043</text:p>
              </table:table-cell>
              <table:table-cell office:value-type="float" office:value="0.472113">
                <text:p>0.472113</text:p>
              </table:table-cell>
              <table:table-cell office:value-type="float" office:value="0.499311">
                <text:p>0.499311</text:p>
              </table:table-cell>
              <table:table-cell office:value-type="float" office:value="0.837519">
                <text:p>0.837519</text:p>
              </table:table-cell>
              <table:table-cell office:value-type="float" office:value="0.41124">
                <text:p>0.41124</text:p>
              </table:table-cell>
              <table:table-cell office:value-type="float" office:value="0.640983">
                <text:p>0.640983</text:p>
              </table:table-cell>
              <table:table-cell office:value-type="float" office:value="0.607008">
                <text:p>0.607008</text:p>
              </table:table-cell>
              <table:table-cell office:value-type="float" office:value="0.610332">
                <text:p>0.610332</text:p>
              </table:table-cell>
              <table:table-cell office:value-type="float" office:value="0.535533">
                <text:p>0.535533</text:p>
              </table:table-cell>
              <table:table-cell office:value-type="float" office:value="0.652871">
                <text:p>0.6528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2">
                <text:p>0.3652</text:p>
              </table:table-cell>
              <table:table-cell office:value-type="float" office:value="0.461578">
                <text:p>0.461578</text:p>
              </table:table-cell>
              <table:table-cell office:value-type="float" office:value="0.389696">
                <text:p>0.389696</text:p>
              </table:table-cell>
              <table:table-cell office:value-type="float" office:value="0.192173">
                <text:p>0.192173</text:p>
              </table:table-cell>
              <table:table-cell office:value-type="float" office:value="0.443206">
                <text:p>0.443206</text:p>
              </table:table-cell>
              <table:table-cell office:value-type="float" office:value="0.650938">
                <text:p>0.650938</text:p>
              </table:table-cell>
              <table:table-cell office:value-type="float" office:value="0.546065">
                <text:p>0.546065</text:p>
              </table:table-cell>
              <table:table-cell office:value-type="float" office:value="0.394564">
                <text:p>0.394564</text:p>
              </table:table-cell>
              <table:table-cell office:value-type="float" office:value="0.489829">
                <text:p>0.489829</text:p>
              </table:table-cell>
              <table:table-cell office:value-type="float" office:value="0.656917">
                <text:p>0.656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9878">
                <text:p>0.629878</text:p>
              </table:table-cell>
              <table:table-cell office:value-type="float" office:value="0.56356">
                <text:p>0.56356</text:p>
              </table:table-cell>
              <table:table-cell office:value-type="float" office:value="0.635511">
                <text:p>0.635511</text:p>
              </table:table-cell>
              <table:table-cell office:value-type="float" office:value="0.345749">
                <text:p>0.345749</text:p>
              </table:table-cell>
              <table:table-cell office:value-type="float" office:value="0.573604">
                <text:p>0.573604</text:p>
              </table:table-cell>
              <table:table-cell office:value-type="float" office:value="0.447339">
                <text:p>0.447339</text:p>
              </table:table-cell>
              <table:table-cell office:value-type="float" office:value="0.622211">
                <text:p>0.622211</text:p>
              </table:table-cell>
              <table:table-cell office:value-type="float" office:value="0.583731">
                <text:p>0.583731</text:p>
              </table:table-cell>
              <table:table-cell office:value-type="float" office:value="0.504773">
                <text:p>0.504773</text:p>
              </table:table-cell>
              <table:table-cell office:value-type="float" office:value="0.380227">
                <text:p>0.3802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6063">
                <text:p>0.616063</text:p>
              </table:table-cell>
              <table:table-cell office:value-type="float" office:value="0.544928">
                <text:p>0.544928</text:p>
              </table:table-cell>
              <table:table-cell office:value-type="float" office:value="0.392853">
                <text:p>0.392853</text:p>
              </table:table-cell>
              <table:table-cell office:value-type="float" office:value="0.590569">
                <text:p>0.590569</text:p>
              </table:table-cell>
              <table:table-cell office:value-type="float" office:value="0.568814">
                <text:p>0.568814</text:p>
              </table:table-cell>
              <table:table-cell office:value-type="float" office:value="0.443224">
                <text:p>0.443224</text:p>
              </table:table-cell>
              <table:table-cell office:value-type="float" office:value="0.40214">
                <text:p>0.40214</text:p>
              </table:table-cell>
              <table:table-cell office:value-type="float" office:value="0.657376">
                <text:p>0.657376</text:p>
              </table:table-cell>
              <table:table-cell office:value-type="float" office:value="0.258373">
                <text:p>0.258373</text:p>
              </table:table-cell>
              <table:table-cell office:value-type="float" office:value="0.579593">
                <text:p>0.579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1249">
                <text:p>0.411249</text:p>
              </table:table-cell>
              <table:table-cell office:value-type="float" office:value="0.542637">
                <text:p>0.542637</text:p>
              </table:table-cell>
              <table:table-cell office:value-type="float" office:value="0.253458">
                <text:p>0.253458</text:p>
              </table:table-cell>
              <table:table-cell office:value-type="float" office:value="0.402084">
                <text:p>0.402084</text:p>
              </table:table-cell>
              <table:table-cell office:value-type="float" office:value="0.40481">
                <text:p>0.40481</text:p>
              </table:table-cell>
              <table:table-cell office:value-type="float" office:value="0.638894">
                <text:p>0.638894</text:p>
              </table:table-cell>
              <table:table-cell office:value-type="float" office:value="0.344991">
                <text:p>0.344991</text:p>
              </table:table-cell>
              <table:table-cell office:value-type="float" office:value="0.643131">
                <text:p>0.643131</text:p>
              </table:table-cell>
              <table:table-cell office:value-type="float" office:value="0.595737">
                <text:p>0.595737</text:p>
              </table:table-cell>
              <table:table-cell office:value-type="float" office:value="0.48222">
                <text:p>0.48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3628">
                <text:p>0.443628</text:p>
              </table:table-cell>
              <table:table-cell office:value-type="float" office:value="0.426789">
                <text:p>0.426789</text:p>
              </table:table-cell>
              <table:table-cell office:value-type="float" office:value="0.463322">
                <text:p>0.463322</text:p>
              </table:table-cell>
              <table:table-cell office:value-type="float" office:value="1.056502">
                <text:p>1.056502</text:p>
              </table:table-cell>
              <table:table-cell office:value-type="float" office:value="0.360956">
                <text:p>0.360956</text:p>
              </table:table-cell>
              <table:table-cell office:value-type="float" office:value="0.624181">
                <text:p>0.624181</text:p>
              </table:table-cell>
              <table:table-cell office:value-type="float" office:value="0.623529">
                <text:p>0.623529</text:p>
              </table:table-cell>
              <table:table-cell office:value-type="float" office:value="0.57865">
                <text:p>0.57865</text:p>
              </table:table-cell>
              <table:table-cell office:value-type="float" office:value="0.585927">
                <text:p>0.585927</text:p>
              </table:table-cell>
              <table:table-cell office:value-type="float" office:value="0.466207">
                <text:p>0.466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174">
                <text:p>0.37174</text:p>
              </table:table-cell>
              <table:table-cell office:value-type="float" office:value="0.477184">
                <text:p>0.477184</text:p>
              </table:table-cell>
              <table:table-cell office:value-type="float" office:value="0.346599">
                <text:p>0.346599</text:p>
              </table:table-cell>
              <table:table-cell office:value-type="float" office:value="0.751918">
                <text:p>0.751918</text:p>
              </table:table-cell>
              <table:table-cell office:value-type="float" office:value="0.48039">
                <text:p>0.48039</text:p>
              </table:table-cell>
              <table:table-cell office:value-type="float" office:value="0.661012">
                <text:p>0.661012</text:p>
              </table:table-cell>
              <table:table-cell office:value-type="float" office:value="0.323759">
                <text:p>0.323759</text:p>
              </table:table-cell>
              <table:table-cell office:value-type="float" office:value="0.634878">
                <text:p>0.634878</text:p>
              </table:table-cell>
              <table:table-cell office:value-type="float" office:value="0.252641">
                <text:p>0.252641</text:p>
              </table:table-cell>
              <table:table-cell office:value-type="float" office:value="0.578122">
                <text:p>0.578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9486">
                <text:p>0.509486</text:p>
              </table:table-cell>
              <table:table-cell office:value-type="float" office:value="0.53573">
                <text:p>0.53573</text:p>
              </table:table-cell>
              <table:table-cell office:value-type="float" office:value="0.362024">
                <text:p>0.362024</text:p>
              </table:table-cell>
              <table:table-cell office:value-type="float" office:value="0.311263">
                <text:p>0.311263</text:p>
              </table:table-cell>
              <table:table-cell office:value-type="float" office:value="0.478591">
                <text:p>0.478591</text:p>
              </table:table-cell>
              <table:table-cell office:value-type="float" office:value="0.66058">
                <text:p>0.66058</text:p>
              </table:table-cell>
              <table:table-cell office:value-type="float" office:value="0.242704">
                <text:p>0.242704</text:p>
              </table:table-cell>
              <table:table-cell office:value-type="float" office:value="0.599278">
                <text:p>0.599278</text:p>
              </table:table-cell>
              <table:table-cell office:value-type="float" office:value="0.2484">
                <text:p>0.2484</text:p>
              </table:table-cell>
              <table:table-cell office:value-type="float" office:value="0.577125">
                <text:p>0.577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9565">
                <text:p>0.399565</text:p>
              </table:table-cell>
              <table:table-cell office:value-type="float" office:value="0.442471">
                <text:p>0.442471</text:p>
              </table:table-cell>
              <table:table-cell office:value-type="float" office:value="0.254358">
                <text:p>0.254358</text:p>
              </table:table-cell>
              <table:table-cell office:value-type="float" office:value="0.428807">
                <text:p>0.428807</text:p>
              </table:table-cell>
              <table:table-cell office:value-type="float" office:value="0.364374">
                <text:p>0.364374</text:p>
              </table:table-cell>
              <table:table-cell office:value-type="float" office:value="0.625347">
                <text:p>0.625347</text:p>
              </table:table-cell>
              <table:table-cell office:value-type="float" office:value="0.58527">
                <text:p>0.58527</text:p>
              </table:table-cell>
              <table:table-cell office:value-type="float" office:value="0.627883">
                <text:p>0.627883</text:p>
              </table:table-cell>
              <table:table-cell office:value-type="float" office:value="0.548011">
                <text:p>0.548011</text:p>
              </table:table-cell>
              <table:table-cell office:value-type="float" office:value="0.418447">
                <text:p>0.418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88">
                <text:p>0.04188</text:p>
              </table:table-cell>
              <table:table-cell office:value-type="float" office:value="0.405713">
                <text:p>0.405713</text:p>
              </table:table-cell>
              <table:table-cell office:value-type="float" office:value="0.161004">
                <text:p>0.161004</text:p>
              </table:table-cell>
              <table:table-cell office:value-type="float" office:value="0.146153">
                <text:p>0.146153</text:p>
              </table:table-cell>
              <table:table-cell office:value-type="float" office:value="0.563626">
                <text:p>0.563626</text:p>
              </table:table-cell>
              <table:table-cell office:value-type="float" office:value="0.438982">
                <text:p>0.438982</text:p>
              </table:table-cell>
              <table:table-cell office:value-type="float" office:value="0.302958">
                <text:p>0.302958</text:p>
              </table:table-cell>
              <table:table-cell office:value-type="float" office:value="0.625417">
                <text:p>0.625417</text:p>
              </table:table-cell>
              <table:table-cell office:value-type="float" office:value="0.366478">
                <text:p>0.366478</text:p>
              </table:table-cell>
              <table:table-cell office:value-type="float" office:value="0.334275">
                <text:p>0.3342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1628">
                <text:p>0.601628</text:p>
              </table:table-cell>
              <table:table-cell office:value-type="float" office:value="0.518527">
                <text:p>0.518527</text:p>
              </table:table-cell>
              <table:table-cell office:value-type="float" office:value="0.553468">
                <text:p>0.553468</text:p>
              </table:table-cell>
              <table:table-cell office:value-type="float" office:value="0.949481">
                <text:p>0.949481</text:p>
              </table:table-cell>
              <table:table-cell office:value-type="float" office:value="0.529744">
                <text:p>0.529744</text:p>
              </table:table-cell>
              <table:table-cell office:value-type="float" office:value="0.669134">
                <text:p>0.669134</text:p>
              </table:table-cell>
              <table:table-cell office:value-type="float" office:value="0.604095">
                <text:p>0.604095</text:p>
              </table:table-cell>
              <table:table-cell office:value-type="float" office:value="0.495602">
                <text:p>0.495602</text:p>
              </table:table-cell>
              <table:table-cell office:value-type="float" office:value="0.372133">
                <text:p>0.372133</text:p>
              </table:table-cell>
              <table:table-cell office:value-type="float" office:value="0.334547">
                <text:p>0.3345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7034">
                <text:p>0.407034</text:p>
              </table:table-cell>
              <table:table-cell office:value-type="float" office:value="0.513929">
                <text:p>0.513929</text:p>
              </table:table-cell>
              <table:table-cell office:value-type="float" office:value="0.423145">
                <text:p>0.423145</text:p>
              </table:table-cell>
              <table:table-cell office:value-type="float" office:value="0.700942">
                <text:p>0.700942</text:p>
              </table:table-cell>
              <table:table-cell office:value-type="float" office:value="0.479081">
                <text:p>0.479081</text:p>
              </table:table-cell>
              <table:table-cell office:value-type="float" office:value="0.389566">
                <text:p>0.389566</text:p>
              </table:table-cell>
              <table:table-cell office:value-type="float" office:value="0.572558">
                <text:p>0.572558</text:p>
              </table:table-cell>
              <table:table-cell office:value-type="float" office:value="0.439746">
                <text:p>0.439746</text:p>
              </table:table-cell>
              <table:table-cell office:value-type="float" office:value="0.397737">
                <text:p>0.397737</text:p>
              </table:table-cell>
              <table:table-cell office:value-type="float" office:value="0.635792">
                <text:p>0.6357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6637">
                <text:p>0.456637</text:p>
              </table:table-cell>
              <table:table-cell office:value-type="float" office:value="0.497171">
                <text:p>0.497171</text:p>
              </table:table-cell>
              <table:table-cell office:value-type="float" office:value="0.751515">
                <text:p>0.751515</text:p>
              </table:table-cell>
              <table:table-cell office:value-type="float" office:value="0.853852">
                <text:p>0.853852</text:p>
              </table:table-cell>
              <table:table-cell office:value-type="float" office:value="0.34204">
                <text:p>0.34204</text:p>
              </table:table-cell>
              <table:table-cell office:value-type="float" office:value="0.34703">
                <text:p>0.34703</text:p>
              </table:table-cell>
              <table:table-cell office:value-type="float" office:value="0.554477">
                <text:p>0.554477</text:p>
              </table:table-cell>
              <table:table-cell office:value-type="float" office:value="0.408335">
                <text:p>0.408335</text:p>
              </table:table-cell>
              <table:table-cell office:value-type="float" office:value="0.492223">
                <text:p>0.492223</text:p>
              </table:table-cell>
              <table:table-cell office:value-type="float" office:value="0.371659">
                <text:p>0.3716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5599">
                <text:p>0.475599</text:p>
              </table:table-cell>
              <table:table-cell office:value-type="float" office:value="0.505577">
                <text:p>0.505577</text:p>
              </table:table-cell>
              <table:table-cell office:value-type="float" office:value="0.216488">
                <text:p>0.216488</text:p>
              </table:table-cell>
              <table:table-cell office:value-type="float" office:value="0.935381">
                <text:p>0.935381</text:p>
              </table:table-cell>
              <table:table-cell office:value-type="float" office:value="0.623972">
                <text:p>0.623972</text:p>
              </table:table-cell>
              <table:table-cell office:value-type="float" office:value="0.631646">
                <text:p>0.631646</text:p>
              </table:table-cell>
              <table:table-cell office:value-type="float" office:value="0.598803">
                <text:p>0.598803</text:p>
              </table:table-cell>
              <table:table-cell office:value-type="float" office:value="0.618281">
                <text:p>0.618281</text:p>
              </table:table-cell>
              <table:table-cell office:value-type="float" office:value="0.505836">
                <text:p>0.505836</text:p>
              </table:table-cell>
              <table:table-cell office:value-type="float" office:value="0.381006">
                <text:p>0.381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6417">
                <text:p>0.426417</text:p>
              </table:table-cell>
              <table:table-cell office:value-type="float" office:value="0.53213">
                <text:p>0.53213</text:p>
              </table:table-cell>
              <table:table-cell office:value-type="float" office:value="0.735666">
                <text:p>0.735666</text:p>
              </table:table-cell>
              <table:table-cell office:value-type="float" office:value="0.361916">
                <text:p>0.361916</text:p>
              </table:table-cell>
              <table:table-cell office:value-type="float" office:value="0.436562">
                <text:p>0.436562</text:p>
              </table:table-cell>
              <table:table-cell office:value-type="float" office:value="0.648943">
                <text:p>0.648943</text:p>
              </table:table-cell>
              <table:table-cell office:value-type="float" office:value="0.525266">
                <text:p>0.525266</text:p>
              </table:table-cell>
              <table:table-cell office:value-type="float" office:value="0.650241">
                <text:p>0.650241</text:p>
              </table:table-cell>
              <table:table-cell office:value-type="float" office:value="0.316009">
                <text:p>0.316009</text:p>
              </table:table-cell>
              <table:table-cell office:value-type="float" office:value="0.600569">
                <text:p>0.600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275">
                <text:p>0.55275</text:p>
              </table:table-cell>
              <table:table-cell office:value-type="float" office:value="0.607525">
                <text:p>0.607525</text:p>
              </table:table-cell>
              <table:table-cell office:value-type="float" office:value="0.230205">
                <text:p>0.230205</text:p>
              </table:table-cell>
              <table:table-cell office:value-type="float" office:value="0.701902">
                <text:p>0.701902</text:p>
              </table:table-cell>
              <table:table-cell office:value-type="float" office:value="0.632877">
                <text:p>0.632877</text:p>
              </table:table-cell>
              <table:table-cell office:value-type="float" office:value="0.532915">
                <text:p>0.532915</text:p>
              </table:table-cell>
              <table:table-cell office:value-type="float" office:value="0.555885">
                <text:p>0.555885</text:p>
              </table:table-cell>
              <table:table-cell office:value-type="float" office:value="0.641157">
                <text:p>0.641157</text:p>
              </table:table-cell>
              <table:table-cell office:value-type="float" office:value="0.418316">
                <text:p>0.418316</text:p>
              </table:table-cell>
              <table:table-cell office:value-type="float" office:value="0.340635">
                <text:p>0.340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9918">
                <text:p>0.309918</text:p>
              </table:table-cell>
              <table:table-cell office:value-type="float" office:value="0.561825">
                <text:p>0.561825</text:p>
              </table:table-cell>
              <table:table-cell office:value-type="float" office:value="0.567316">
                <text:p>0.567316</text:p>
              </table:table-cell>
              <table:table-cell office:value-type="float" office:value="0.900773">
                <text:p>0.900773</text:p>
              </table:table-cell>
              <table:table-cell office:value-type="float" office:value="0.515795">
                <text:p>0.515795</text:p>
              </table:table-cell>
              <table:table-cell office:value-type="float" office:value="0.40753">
                <text:p>0.40753</text:p>
              </table:table-cell>
              <table:table-cell office:value-type="float" office:value="0.607305">
                <text:p>0.607305</text:p>
              </table:table-cell>
              <table:table-cell office:value-type="float" office:value="0.609999">
                <text:p>0.609999</text:p>
              </table:table-cell>
              <table:table-cell office:value-type="float" office:value="0.576612">
                <text:p>0.576612</text:p>
              </table:table-cell>
              <table:table-cell office:value-type="float" office:value="0.452772">
                <text:p>0.4527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0116">
                <text:p>0.420116</text:p>
              </table:table-cell>
              <table:table-cell office:value-type="float" office:value="0.414791">
                <text:p>0.414791</text:p>
              </table:table-cell>
              <table:table-cell office:value-type="float" office:value="0.272653">
                <text:p>0.272653</text:p>
              </table:table-cell>
              <table:table-cell office:value-type="float" office:value="0.202709">
                <text:p>0.202709</text:p>
              </table:table-cell>
              <table:table-cell office:value-type="float" office:value="0.414707">
                <text:p>0.414707</text:p>
              </table:table-cell>
              <table:table-cell office:value-type="float" office:value="0.642101">
                <text:p>0.642101</text:p>
              </table:table-cell>
              <table:table-cell office:value-type="float" office:value="0.55678">
                <text:p>0.55678</text:p>
              </table:table-cell>
              <table:table-cell office:value-type="float" office:value="0.412262">
                <text:p>0.412262</text:p>
              </table:table-cell>
              <table:table-cell office:value-type="float" office:value="0.565983">
                <text:p>0.565983</text:p>
              </table:table-cell>
              <table:table-cell office:value-type="float" office:value="0.438961">
                <text:p>0.438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6117">
                <text:p>0.326117</text:p>
              </table:table-cell>
              <table:table-cell office:value-type="float" office:value="0.481858">
                <text:p>0.481858</text:p>
              </table:table-cell>
              <table:table-cell office:value-type="float" office:value="0.818238">
                <text:p>0.818238</text:p>
              </table:table-cell>
              <table:table-cell office:value-type="float" office:value="0.705749">
                <text:p>0.705749</text:p>
              </table:table-cell>
              <table:table-cell office:value-type="float" office:value="0.53634">
                <text:p>0.53634</text:p>
              </table:table-cell>
              <table:table-cell office:value-type="float" office:value="0.66946">
                <text:p>0.66946</text:p>
              </table:table-cell>
              <table:table-cell office:value-type="float" office:value="0.461929">
                <text:p>0.461929</text:p>
              </table:table-cell>
              <table:table-cell office:value-type="float" office:value="0.660467">
                <text:p>0.660467</text:p>
              </table:table-cell>
              <table:table-cell office:value-type="float" office:value="0.484607">
                <text:p>0.484607</text:p>
              </table:table-cell>
              <table:table-cell office:value-type="float" office:value="0.656649">
                <text:p>0.656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7698">
                <text:p>0.367698</text:p>
              </table:table-cell>
              <table:table-cell office:value-type="float" office:value="0.45173">
                <text:p>0.45173</text:p>
              </table:table-cell>
              <table:table-cell office:value-type="float" office:value="0.596196">
                <text:p>0.596196</text:p>
              </table:table-cell>
              <table:table-cell office:value-type="float" office:value="0.431558">
                <text:p>0.431558</text:p>
              </table:table-cell>
              <table:table-cell office:value-type="float" office:value="0.570402">
                <text:p>0.570402</text:p>
              </table:table-cell>
              <table:table-cell office:value-type="float" office:value="0.444566">
                <text:p>0.444566</text:p>
              </table:table-cell>
              <table:table-cell office:value-type="float" office:value="0.328268">
                <text:p>0.328268</text:p>
              </table:table-cell>
              <table:table-cell office:value-type="float" office:value="0.322325">
                <text:p>0.322325</text:p>
              </table:table-cell>
              <table:table-cell office:value-type="float" office:value="0.422055">
                <text:p>0.422055</text:p>
              </table:table-cell>
              <table:table-cell office:value-type="float" office:value="0.644276">
                <text:p>0.644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6876">
                <text:p>0.486876</text:p>
              </table:table-cell>
              <table:table-cell office:value-type="float" office:value="0.489083">
                <text:p>0.489083</text:p>
              </table:table-cell>
              <table:table-cell office:value-type="float" office:value="0.688431">
                <text:p>0.688431</text:p>
              </table:table-cell>
              <table:table-cell office:value-type="float" office:value="0.742237">
                <text:p>0.742237</text:p>
              </table:table-cell>
              <table:table-cell office:value-type="float" office:value="0.556972">
                <text:p>0.556972</text:p>
              </table:table-cell>
              <table:table-cell office:value-type="float" office:value="0.668748">
                <text:p>0.668748</text:p>
              </table:table-cell>
              <table:table-cell office:value-type="float" office:value="0.563809">
                <text:p>0.563809</text:p>
              </table:table-cell>
              <table:table-cell office:value-type="float" office:value="0.424468">
                <text:p>0.424468</text:p>
              </table:table-cell>
              <table:table-cell office:value-type="float" office:value="0.559274">
                <text:p>0.559274</text:p>
              </table:table-cell>
              <table:table-cell office:value-type="float" office:value="0.645212">
                <text:p>0.645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8519">
                <text:p>0.58519</text:p>
              </table:table-cell>
              <table:table-cell office:value-type="float" office:value="0.592107">
                <text:p>0.592107</text:p>
              </table:table-cell>
              <table:table-cell office:value-type="float" office:value="0.816543">
                <text:p>0.816543</text:p>
              </table:table-cell>
              <table:table-cell office:value-type="float" office:value="0.694593">
                <text:p>0.694593</text:p>
              </table:table-cell>
              <table:table-cell office:value-type="float" office:value="0.430593">
                <text:p>0.430593</text:p>
              </table:table-cell>
              <table:table-cell office:value-type="float" office:value="0.370935">
                <text:p>0.370935</text:p>
              </table:table-cell>
              <table:table-cell office:value-type="float" office:value="0.42439">
                <text:p>0.42439</text:p>
              </table:table-cell>
              <table:table-cell office:value-type="float" office:value="0.659991">
                <text:p>0.659991</text:p>
              </table:table-cell>
              <table:table-cell office:value-type="float" office:value="0.598125">
                <text:p>0.598125</text:p>
              </table:table-cell>
              <table:table-cell office:value-type="float" office:value="0.618371">
                <text:p>0.618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8789">
                <text:p>0.488789</text:p>
              </table:table-cell>
              <table:table-cell office:value-type="float" office:value="0.490491">
                <text:p>0.490491</text:p>
              </table:table-cell>
              <table:table-cell office:value-type="float" office:value="0.69477">
                <text:p>0.69477</text:p>
              </table:table-cell>
              <table:table-cell office:value-type="float" office:value="0.810763">
                <text:p>0.810763</text:p>
              </table:table-cell>
              <table:table-cell office:value-type="float" office:value="0.597641">
                <text:p>0.597641</text:p>
              </table:table-cell>
              <table:table-cell office:value-type="float" office:value="0.471729">
                <text:p>0.471729</text:p>
              </table:table-cell>
              <table:table-cell office:value-type="float" office:value="0.434663">
                <text:p>0.434663</text:p>
              </table:table-cell>
              <table:table-cell office:value-type="float" office:value="0.315107">
                <text:p>0.315107</text:p>
              </table:table-cell>
              <table:table-cell office:value-type="float" office:value="0.162462">
                <text:p>0.162462</text:p>
              </table:table-cell>
              <table:table-cell office:value-type="float" office:value="0.575092">
                <text:p>0.5750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5135">
                <text:p>0.335135</text:p>
              </table:table-cell>
              <table:table-cell office:value-type="float" office:value="0.526765">
                <text:p>0.526765</text:p>
              </table:table-cell>
              <table:table-cell office:value-type="float" office:value="0.237446">
                <text:p>0.237446</text:p>
              </table:table-cell>
              <table:table-cell office:value-type="float" office:value="0.636754">
                <text:p>0.636754</text:p>
              </table:table-cell>
              <table:table-cell office:value-type="float" office:value="0.421863">
                <text:p>0.421863</text:p>
              </table:table-cell>
              <table:table-cell office:value-type="float" office:value="0.644382">
                <text:p>0.644382</text:p>
              </table:table-cell>
              <table:table-cell office:value-type="float" office:value="0.623655">
                <text:p>0.623655</text:p>
              </table:table-cell>
              <table:table-cell office:value-type="float" office:value="0.547719">
                <text:p>0.547719</text:p>
              </table:table-cell>
              <table:table-cell office:value-type="float" office:value="0.449797">
                <text:p>0.449797</text:p>
              </table:table-cell>
              <table:table-cell office:value-type="float" office:value="0.651678">
                <text:p>0.651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5112">
                <text:p>0.415112</text:p>
              </table:table-cell>
              <table:table-cell office:value-type="float" office:value="0.597931">
                <text:p>0.597931</text:p>
              </table:table-cell>
              <table:table-cell office:value-type="float" office:value="0.299963">
                <text:p>0.299963</text:p>
              </table:table-cell>
              <table:table-cell office:value-type="float" office:value="0.801484">
                <text:p>0.801484</text:p>
              </table:table-cell>
              <table:table-cell office:value-type="float" office:value="0.437071">
                <text:p>0.437071</text:p>
              </table:table-cell>
              <table:table-cell office:value-type="float" office:value="0.649095">
                <text:p>0.649095</text:p>
              </table:table-cell>
              <table:table-cell office:value-type="float" office:value="0.468737">
                <text:p>0.468737</text:p>
              </table:table-cell>
              <table:table-cell office:value-type="float" office:value="0.323262">
                <text:p>0.323262</text:p>
              </table:table-cell>
              <table:table-cell office:value-type="float" office:value="0.527115">
                <text:p>0.527115</text:p>
              </table:table-cell>
              <table:table-cell office:value-type="float" office:value="0.654568">
                <text:p>0.6545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0223">
                <text:p>0.100223</text:p>
              </table:table-cell>
              <table:table-cell office:value-type="float" office:value="0.378267">
                <text:p>0.378267</text:p>
              </table:table-cell>
              <table:table-cell office:value-type="float" office:value="0.39267">
                <text:p>0.39267</text:p>
              </table:table-cell>
              <table:table-cell office:value-type="float" office:value="0.275334">
                <text:p>0.275334</text:p>
              </table:table-cell>
              <table:table-cell office:value-type="float" office:value="0.520847">
                <text:p>0.520847</text:p>
              </table:table-cell>
              <table:table-cell office:value-type="float" office:value="0.410346">
                <text:p>0.410346</text:p>
              </table:table-cell>
              <table:table-cell office:value-type="float" office:value="0.466974">
                <text:p>0.466974</text:p>
              </table:table-cell>
              <table:table-cell office:value-type="float" office:value="0.660143">
                <text:p>0.660143</text:p>
              </table:table-cell>
              <table:table-cell office:value-type="float" office:value="0.357613">
                <text:p>0.357613</text:p>
              </table:table-cell>
              <table:table-cell office:value-type="float" office:value="0.333999">
                <text:p>0.333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15177">
                <text:p>0.415177</text:p>
              </table:table-cell>
              <table:table-cell office:value-type="float" office:value="0.523441">
                <text:p>0.523441</text:p>
              </table:table-cell>
              <table:table-cell office:value-type="float" office:value="0.745945">
                <text:p>0.745945</text:p>
              </table:table-cell>
              <table:table-cell office:value-type="float" office:value="0.258607">
                <text:p>0.258607</text:p>
              </table:table-cell>
              <table:table-cell office:value-type="float" office:value="0.624748">
                <text:p>0.624748</text:p>
              </table:table-cell>
              <table:table-cell office:value-type="float" office:value="0.513013">
                <text:p>0.513013</text:p>
              </table:table-cell>
              <table:table-cell office:value-type="float" office:value="0.606714">
                <text:p>0.606714</text:p>
              </table:table-cell>
              <table:table-cell office:value-type="float" office:value="0.610657">
                <text:p>0.610657</text:p>
              </table:table-cell>
              <table:table-cell office:value-type="float" office:value="0.426824">
                <text:p>0.426824</text:p>
              </table:table-cell>
              <table:table-cell office:value-type="float" office:value="0.645736">
                <text:p>0.645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1584">
                <text:p>0.231584</text:p>
              </table:table-cell>
              <table:table-cell office:value-type="float" office:value="0.41975">
                <text:p>0.41975</text:p>
              </table:table-cell>
              <table:table-cell office:value-type="float" office:value="0.72195">
                <text:p>0.72195</text:p>
              </table:table-cell>
              <table:table-cell office:value-type="float" office:value="0.291339">
                <text:p>0.291339</text:p>
              </table:table-cell>
              <table:table-cell office:value-type="float" office:value="0.630782">
                <text:p>0.630782</text:p>
              </table:table-cell>
              <table:table-cell office:value-type="float" office:value="0.527034">
                <text:p>0.527034</text:p>
              </table:table-cell>
              <table:table-cell office:value-type="float" office:value="0.555369">
                <text:p>0.555369</text:p>
              </table:table-cell>
              <table:table-cell office:value-type="float" office:value="0.409844">
                <text:p>0.409844</text:p>
              </table:table-cell>
              <table:table-cell office:value-type="float" office:value="0.609552">
                <text:p>0.609552</text:p>
              </table:table-cell>
              <table:table-cell office:value-type="float" office:value="0.510643">
                <text:p>0.5106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6561">
                <text:p>0.56561</text:p>
              </table:table-cell>
              <table:table-cell office:value-type="float" office:value="0.605052">
                <text:p>0.605052</text:p>
              </table:table-cell>
              <table:table-cell office:value-type="float" office:value="0.621313">
                <text:p>0.621313</text:p>
              </table:table-cell>
              <table:table-cell office:value-type="float" office:value="0.860338">
                <text:p>0.860338</text:p>
              </table:table-cell>
              <table:table-cell office:value-type="float" office:value="0.415058">
                <text:p>0.415058</text:p>
              </table:table-cell>
              <table:table-cell office:value-type="float" office:value="0.642212">
                <text:p>0.642212</text:p>
              </table:table-cell>
              <table:table-cell office:value-type="float" office:value="0.330983">
                <text:p>0.330983</text:p>
              </table:table-cell>
              <table:table-cell office:value-type="float" office:value="0.322087">
                <text:p>0.322087</text:p>
              </table:table-cell>
              <table:table-cell office:value-type="float" office:value="0.5255">
                <text:p>0.5255</text:p>
              </table:table-cell>
              <table:table-cell office:value-type="float" office:value="0.396784">
                <text:p>0.396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5619">
                <text:p>0.455619</text:p>
              </table:table-cell>
              <table:table-cell office:value-type="float" office:value="0.45011">
                <text:p>0.45011</text:p>
              </table:table-cell>
              <table:table-cell office:value-type="float" office:value="0.613676">
                <text:p>0.613676</text:p>
              </table:table-cell>
              <table:table-cell office:value-type="float" office:value="0.821504">
                <text:p>0.821504</text:p>
              </table:table-cell>
              <table:table-cell office:value-type="float" office:value="0.624413">
                <text:p>0.624413</text:p>
              </table:table-cell>
              <table:table-cell office:value-type="float" office:value="0.512327">
                <text:p>0.512327</text:p>
              </table:table-cell>
              <table:table-cell office:value-type="float" office:value="0.62177">
                <text:p>0.62177</text:p>
              </table:table-cell>
              <table:table-cell office:value-type="float" office:value="0.585132">
                <text:p>0.585132</text:p>
              </table:table-cell>
              <table:table-cell office:value-type="float" office:value="0.543222">
                <text:p>0.543222</text:p>
              </table:table-cell>
              <table:table-cell office:value-type="float" office:value="0.413494">
                <text:p>0.413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1263">
                <text:p>0.321263</text:p>
              </table:table-cell>
              <table:table-cell office:value-type="float" office:value="0.427781">
                <text:p>0.427781</text:p>
              </table:table-cell>
              <table:table-cell office:value-type="float" office:value="0.360079">
                <text:p>0.360079</text:p>
              </table:table-cell>
              <table:table-cell office:value-type="float" office:value="0.254361">
                <text:p>0.254361</text:p>
              </table:table-cell>
              <table:table-cell office:value-type="float" office:value="0.424514">
                <text:p>0.424514</text:p>
              </table:table-cell>
              <table:table-cell office:value-type="float" office:value="0.645215">
                <text:p>0.645215</text:p>
              </table:table-cell>
              <table:table-cell office:value-type="float" office:value="0.464695">
                <text:p>0.464695</text:p>
              </table:table-cell>
              <table:table-cell office:value-type="float" office:value="0.6603">
                <text:p>0.6603</text:p>
              </table:table-cell>
              <table:table-cell office:value-type="float" office:value="0.476236">
                <text:p>0.476236</text:p>
              </table:table-cell>
              <table:table-cell office:value-type="float" office:value="0.655947">
                <text:p>0.655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0828">
                <text:p>0.470828</text:p>
              </table:table-cell>
              <table:table-cell office:value-type="float" office:value="0.419751">
                <text:p>0.419751</text:p>
              </table:table-cell>
              <table:table-cell office:value-type="float" office:value="0.326039">
                <text:p>0.326039</text:p>
              </table:table-cell>
              <table:table-cell office:value-type="float" office:value="0.253525">
                <text:p>0.253525</text:p>
              </table:table-cell>
              <table:table-cell office:value-type="float" office:value="0.552972">
                <text:p>0.552972</text:p>
              </table:table-cell>
              <table:table-cell office:value-type="float" office:value="0.430888">
                <text:p>0.430888</text:p>
              </table:table-cell>
              <table:table-cell office:value-type="float" office:value="0.533212">
                <text:p>0.533212</text:p>
              </table:table-cell>
              <table:table-cell office:value-type="float" office:value="0.648143">
                <text:p>0.648143</text:p>
              </table:table-cell>
              <table:table-cell office:value-type="float" office:value="0.472745">
                <text:p>0.472745</text:p>
              </table:table-cell>
              <table:table-cell office:value-type="float" office:value="0.655557">
                <text:p>0.6555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5819">
                <text:p>0.355819</text:p>
              </table:table-cell>
              <table:table-cell office:value-type="float" office:value="0.532076">
                <text:p>0.532076</text:p>
              </table:table-cell>
              <table:table-cell office:value-type="float" office:value="0.816769">
                <text:p>0.816769</text:p>
              </table:table-cell>
              <table:table-cell office:value-type="float" office:value="0.723348">
                <text:p>0.723348</text:p>
              </table:table-cell>
              <table:table-cell office:value-type="float" office:value="0.464752">
                <text:p>0.464752</text:p>
              </table:table-cell>
              <table:table-cell office:value-type="float" office:value="0.38354">
                <text:p>0.38354</text:p>
              </table:table-cell>
              <table:table-cell office:value-type="float" office:value="0.238993">
                <text:p>0.238993</text:p>
              </table:table-cell>
              <table:table-cell office:value-type="float" office:value="0.324358">
                <text:p>0.324358</text:p>
              </table:table-cell>
              <table:table-cell office:value-type="float" office:value="0.145715">
                <text:p>0.145715</text:p>
              </table:table-cell>
              <table:table-cell office:value-type="float" office:value="0.578284">
                <text:p>0.578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81">
                <text:p>0.298581</text:p>
              </table:table-cell>
              <table:table-cell office:value-type="float" office:value="0.425816">
                <text:p>0.425816</text:p>
              </table:table-cell>
              <table:table-cell office:value-type="float" office:value="0.397886">
                <text:p>0.397886</text:p>
              </table:table-cell>
              <table:table-cell office:value-type="float" office:value="0.360817">
                <text:p>0.360817</text:p>
              </table:table-cell>
              <table:table-cell office:value-type="float" office:value="0.534841">
                <text:p>0.534841</text:p>
              </table:table-cell>
              <table:table-cell office:value-type="float" office:value="0.378105">
                <text:p>0.378105</text:p>
              </table:table-cell>
              <table:table-cell office:value-type="float" office:value="0.562442">
                <text:p>0.562442</text:p>
              </table:table-cell>
              <table:table-cell office:value-type="float" office:value="0.643817">
                <text:p>0.643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94">
                <text:p>0.611994</text:p>
              </table:table-cell>
              <table:table-cell office:value-type="float" office:value="0.245777">
                <text:p>0.245777</text:p>
              </table:table-cell>
              <table:table-cell office:value-type="float" office:value="0.396858">
                <text:p>0.396858</text:p>
              </table:table-cell>
              <table:table-cell office:value-type="float" office:value="0.636279">
                <text:p>0.636279</text:p>
              </table:table-cell>
              <table:table-cell office:value-type="float" office:value="0.477228">
                <text:p>0.477228</text:p>
              </table:table-cell>
              <table:table-cell office:value-type="float" office:value="0.659199">
                <text:p>0.659199</text:p>
              </table:table-cell>
              <table:table-cell office:value-type="float" office:value="0.428248">
                <text:p>0.428248</text:p>
              </table:table-cell>
              <table:table-cell office:value-type="float" office:value="0.646156">
                <text:p>0.646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195">
                <text:p>0.629195</text:p>
              </table:table-cell>
              <table:table-cell office:value-type="float" office:value="0.984483">
                <text:p>0.984483</text:p>
              </table:table-cell>
              <table:table-cell office:value-type="float" office:value="0.479335">
                <text:p>0.479335</text:p>
              </table:table-cell>
              <table:table-cell office:value-type="float" office:value="0.389677">
                <text:p>0.389677</text:p>
              </table:table-cell>
              <table:table-cell office:value-type="float" office:value="0.62202">
                <text:p>0.62202</text:p>
              </table:table-cell>
              <table:table-cell office:value-type="float" office:value="0.540186">
                <text:p>0.540186</text:p>
              </table:table-cell>
              <table:table-cell office:value-type="float" office:value="0.566227">
                <text:p>0.566227</text:p>
              </table:table-cell>
              <table:table-cell office:value-type="float" office:value="0.439266">
                <text:p>0.439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6194">
                <text:p>0.926194</text:p>
              </table:table-cell>
              <table:table-cell office:value-type="float" office:value="0.301861">
                <text:p>0.301861</text:p>
              </table:table-cell>
              <table:table-cell office:value-type="float" office:value="0.540486">
                <text:p>0.540486</text:p>
              </table:table-cell>
              <table:table-cell office:value-type="float" office:value="0.422296">
                <text:p>0.422296</text:p>
              </table:table-cell>
              <table:table-cell office:value-type="float" office:value="0.41246">
                <text:p>0.41246</text:p>
              </table:table-cell>
              <table:table-cell office:value-type="float" office:value="0.658795">
                <text:p>0.658795</text:p>
              </table:table-cell>
              <table:table-cell office:value-type="float" office:value="0.619711">
                <text:p>0.619711</text:p>
              </table:table-cell>
              <table:table-cell office:value-type="float" office:value="0.549861">
                <text:p>0.549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25">
                <text:p>0.66325</text:p>
              </table:table-cell>
              <table:table-cell office:value-type="float" office:value="0.390893">
                <text:p>0.390893</text:p>
              </table:table-cell>
              <table:table-cell office:value-type="float" office:value="0.375061">
                <text:p>0.375061</text:p>
              </table:table-cell>
              <table:table-cell office:value-type="float" office:value="0.628979">
                <text:p>0.628979</text:p>
              </table:table-cell>
              <table:table-cell office:value-type="float" office:value="0.425179">
                <text:p>0.425179</text:p>
              </table:table-cell>
              <table:table-cell office:value-type="float" office:value="0.660053">
                <text:p>0.660053</text:p>
              </table:table-cell>
              <table:table-cell office:value-type="float" office:value="0.424146">
                <text:p>0.424146</text:p>
              </table:table-cell>
              <table:table-cell office:value-type="float" office:value="0.644923">
                <text:p>0.644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81">
                <text:p>0.236781</text:p>
              </table:table-cell>
              <table:table-cell office:value-type="float" office:value="0.716841">
                <text:p>0.716841</text:p>
              </table:table-cell>
              <table:table-cell office:value-type="float" office:value="0.245073">
                <text:p>0.245073</text:p>
              </table:table-cell>
              <table:table-cell office:value-type="float" office:value="0.584463">
                <text:p>0.584463</text:p>
              </table:table-cell>
              <table:table-cell office:value-type="float" office:value="0.563196">
                <text:p>0.563196</text:p>
              </table:table-cell>
              <table:table-cell office:value-type="float" office:value="0.423396">
                <text:p>0.423396</text:p>
              </table:table-cell>
              <table:table-cell office:value-type="float" office:value="0.566701">
                <text:p>0.566701</text:p>
              </table:table-cell>
              <table:table-cell office:value-type="float" office:value="0.439856">
                <text:p>0.439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073">
                <text:p>0.709073</text:p>
              </table:table-cell>
              <table:table-cell office:value-type="float" office:value="0.568486">
                <text:p>0.568486</text:p>
              </table:table-cell>
              <table:table-cell office:value-type="float" office:value="0.637721">
                <text:p>0.637721</text:p>
              </table:table-cell>
              <table:table-cell office:value-type="float" office:value="0.551041">
                <text:p>0.551041</text:p>
              </table:table-cell>
              <table:table-cell office:value-type="float" office:value="0.394429">
                <text:p>0.394429</text:p>
              </table:table-cell>
              <table:table-cell office:value-type="float" office:value="0.656086">
                <text:p>0.656086</text:p>
              </table:table-cell>
              <table:table-cell office:value-type="float" office:value="0.56178">
                <text:p>0.56178</text:p>
              </table:table-cell>
              <table:table-cell office:value-type="float" office:value="0.433873">
                <text:p>0.433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508">
                <text:p>0.660508</text:p>
              </table:table-cell>
              <table:table-cell office:value-type="float" office:value="0.288354">
                <text:p>0.288354</text:p>
              </table:table-cell>
              <table:table-cell office:value-type="float" office:value="0.384914">
                <text:p>0.384914</text:p>
              </table:table-cell>
              <table:table-cell office:value-type="float" office:value="0.6323">
                <text:p>0.6323</text:p>
              </table:table-cell>
              <table:table-cell office:value-type="float" office:value="0.557178">
                <text:p>0.557178</text:p>
              </table:table-cell>
              <table:table-cell office:value-type="float" office:value="0.6407">
                <text:p>0.6407</text:p>
              </table:table-cell>
              <table:table-cell office:value-type="float" office:value="0.527596">
                <text:p>0.527596</text:p>
              </table:table-cell>
              <table:table-cell office:value-type="float" office:value="0.39863">
                <text:p>0.39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999">
                <text:p>0.785999</text:p>
              </table:table-cell>
              <table:table-cell office:value-type="float" office:value="0.888563">
                <text:p>0.888563</text:p>
              </table:table-cell>
              <table:table-cell office:value-type="float" office:value="0.380942">
                <text:p>0.380942</text:p>
              </table:table-cell>
              <table:table-cell office:value-type="float" office:value="0.630964">
                <text:p>0.630964</text:p>
              </table:table-cell>
              <table:table-cell office:value-type="float" office:value="0.343133">
                <text:p>0.343133</text:p>
              </table:table-cell>
              <table:table-cell office:value-type="float" office:value="0.320996">
                <text:p>0.320996</text:p>
              </table:table-cell>
              <table:table-cell office:value-type="float" office:value="0.618742">
                <text:p>0.618742</text:p>
              </table:table-cell>
              <table:table-cell office:value-type="float" office:value="0.542614">
                <text:p>0.542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036">
                <text:p>0.545036</text:p>
              </table:table-cell>
              <table:table-cell office:value-type="float" office:value="0.607553">
                <text:p>0.607553</text:p>
              </table:table-cell>
              <table:table-cell office:value-type="float" office:value="0.368017">
                <text:p>0.368017</text:p>
              </table:table-cell>
              <table:table-cell office:value-type="float" office:value="0.626588">
                <text:p>0.626588</text:p>
              </table:table-cell>
              <table:table-cell office:value-type="float" office:value="0.237515">
                <text:p>0.237515</text:p>
              </table:table-cell>
              <table:table-cell office:value-type="float" office:value="0.597716">
                <text:p>0.597716</text:p>
              </table:table-cell>
              <table:table-cell office:value-type="float" office:value="0.553888">
                <text:p>0.553888</text:p>
              </table:table-cell>
              <table:table-cell office:value-type="float" office:value="0.424808">
                <text:p>0.42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218">
                <text:p>0.698218</text:p>
              </table:table-cell>
              <table:table-cell office:value-type="float" office:value="0.63033">
                <text:p>0.63033</text:p>
              </table:table-cell>
              <table:table-cell office:value-type="float" office:value="0.437844">
                <text:p>0.437844</text:p>
              </table:table-cell>
              <table:table-cell office:value-type="float" office:value="0.373423">
                <text:p>0.373423</text:p>
              </table:table-cell>
              <table:table-cell office:value-type="float" office:value="0.549155">
                <text:p>0.549155</text:p>
              </table:table-cell>
              <table:table-cell office:value-type="float" office:value="0.399504">
                <text:p>0.399504</text:p>
              </table:table-cell>
              <table:table-cell office:value-type="float" office:value="0.540078">
                <text:p>0.540078</text:p>
              </table:table-cell>
              <table:table-cell office:value-type="float" office:value="0.410341">
                <text:p>0.410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637">
                <text:p>0.587637</text:p>
              </table:table-cell>
              <table:table-cell office:value-type="float" office:value="0.521098">
                <text:p>0.521098</text:p>
              </table:table-cell>
              <table:table-cell office:value-type="float" office:value="0.638194">
                <text:p>0.638194</text:p>
              </table:table-cell>
              <table:table-cell office:value-type="float" office:value="0.55351">
                <text:p>0.55351</text:p>
              </table:table-cell>
              <table:table-cell office:value-type="float" office:value="0.576629">
                <text:p>0.576629</text:p>
              </table:table-cell>
              <table:table-cell office:value-type="float" office:value="0.63258">
                <text:p>0.63258</text:p>
              </table:table-cell>
              <table:table-cell office:value-type="float" office:value="0.307281">
                <text:p>0.307281</text:p>
              </table:table-cell>
              <table:table-cell office:value-type="float" office:value="0.596859">
                <text:p>0.596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85">
                <text:p>0.572685</text:p>
              </table:table-cell>
              <table:table-cell office:value-type="float" office:value="0.677147">
                <text:p>0.677147</text:p>
              </table:table-cell>
              <table:table-cell office:value-type="float" office:value="0.486672">
                <text:p>0.486672</text:p>
              </table:table-cell>
              <table:table-cell office:value-type="float" office:value="0.662464">
                <text:p>0.662464</text:p>
              </table:table-cell>
              <table:table-cell office:value-type="float" office:value="0.594876">
                <text:p>0.594876</text:p>
              </table:table-cell>
              <table:table-cell office:value-type="float" office:value="0.621429">
                <text:p>0.621429</text:p>
              </table:table-cell>
              <table:table-cell office:value-type="float" office:value="0.29066">
                <text:p>0.29066</text:p>
              </table:table-cell>
              <table:table-cell office:value-type="float" office:value="0.590204">
                <text:p>0.590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004">
                <text:p>0.480004</text:p>
              </table:table-cell>
              <table:table-cell office:value-type="float" office:value="0.839402">
                <text:p>0.839402</text:p>
              </table:table-cell>
              <table:table-cell office:value-type="float" office:value="0.565252">
                <text:p>0.565252</text:p>
              </table:table-cell>
              <table:table-cell office:value-type="float" office:value="0.66757">
                <text:p>0.66757</text:p>
              </table:table-cell>
              <table:table-cell office:value-type="float" office:value="0.526023">
                <text:p>0.526023</text:p>
              </table:table-cell>
              <table:table-cell office:value-type="float" office:value="0.366875">
                <text:p>0.366875</text:p>
              </table:table-cell>
              <table:table-cell office:value-type="float" office:value="0.436735">
                <text:p>0.436735</text:p>
              </table:table-cell>
              <table:table-cell office:value-type="float" office:value="0.648531">
                <text:p>0.64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862">
                <text:p>0.755862</text:p>
              </table:table-cell>
              <table:table-cell office:value-type="float" office:value="0.539828">
                <text:p>0.539828</text:p>
              </table:table-cell>
              <table:table-cell office:value-type="float" office:value="0.457172">
                <text:p>0.457172</text:p>
              </table:table-cell>
              <table:table-cell office:value-type="float" office:value="0.380539">
                <text:p>0.380539</text:p>
              </table:table-cell>
              <table:table-cell office:value-type="float" office:value="0.495775">
                <text:p>0.495775</text:p>
              </table:table-cell>
              <table:table-cell office:value-type="float" office:value="0.656574">
                <text:p>0.656574</text:p>
              </table:table-cell>
              <table:table-cell office:value-type="float" office:value="0.474124">
                <text:p>0.474124</text:p>
              </table:table-cell>
              <table:table-cell office:value-type="float" office:value="0.361114">
                <text:p>0.361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805">
                <text:p>0.262805</text:p>
              </table:table-cell>
              <table:table-cell office:value-type="float" office:value="0.300218">
                <text:p>0.300218</text:p>
              </table:table-cell>
              <table:table-cell office:value-type="float" office:value="0.431682">
                <text:p>0.431682</text:p>
              </table:table-cell>
              <table:table-cell office:value-type="float" office:value="0.647449">
                <text:p>0.647449</text:p>
              </table:table-cell>
              <table:table-cell office:value-type="float" office:value="0.385732">
                <text:p>0.385732</text:p>
              </table:table-cell>
              <table:table-cell office:value-type="float" office:value="0.654402">
                <text:p>0.654402</text:p>
              </table:table-cell>
              <table:table-cell office:value-type="float" office:value="0.312156">
                <text:p>0.312156</text:p>
              </table:table-cell>
              <table:table-cell office:value-type="float" office:value="0.598919">
                <text:p>0.598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009">
                <text:p>0.620009</text:p>
              </table:table-cell>
              <table:table-cell office:value-type="float" office:value="0.170226">
                <text:p>0.170226</text:p>
              </table:table-cell>
              <table:table-cell office:value-type="float" office:value="0.550773">
                <text:p>0.550773</text:p>
              </table:table-cell>
              <table:table-cell office:value-type="float" office:value="0.42931">
                <text:p>0.42931</text:p>
              </table:table-cell>
              <table:table-cell office:value-type="float" office:value="0.625123">
                <text:p>0.625123</text:p>
              </table:table-cell>
              <table:table-cell office:value-type="float" office:value="0.562435">
                <text:p>0.562435</text:p>
              </table:table-cell>
              <table:table-cell office:value-type="float" office:value="0.462796">
                <text:p>0.462796</text:p>
              </table:table-cell>
              <table:table-cell office:value-type="float" office:value="0.65415">
                <text:p>0.6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922">
                <text:p>0.635922</text:p>
              </table:table-cell>
              <table:table-cell office:value-type="float" office:value="0.424138">
                <text:p>0.424138</text:p>
              </table:table-cell>
              <table:table-cell office:value-type="float" office:value="0.547239">
                <text:p>0.547239</text:p>
              </table:table-cell>
              <table:table-cell office:value-type="float" office:value="0.426833">
                <text:p>0.426833</text:p>
              </table:table-cell>
              <table:table-cell office:value-type="float" office:value="0.44887">
                <text:p>0.44887</text:p>
              </table:table-cell>
              <table:table-cell office:value-type="float" office:value="0.660879">
                <text:p>0.660879</text:p>
              </table:table-cell>
              <table:table-cell office:value-type="float" office:value="0.611536">
                <text:p>0.611536</text:p>
              </table:table-cell>
              <table:table-cell office:value-type="float" office:value="0.59888">
                <text:p>0.59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355">
                <text:p>0.511355</text:p>
              </table:table-cell>
              <table:table-cell office:value-type="float" office:value="0.672837">
                <text:p>0.672837</text:p>
              </table:table-cell>
              <table:table-cell office:value-type="float" office:value="0.292423">
                <text:p>0.292423</text:p>
              </table:table-cell>
              <table:table-cell office:value-type="float" office:value="0.600584">
                <text:p>0.600584</text:p>
              </table:table-cell>
              <table:table-cell office:value-type="float" office:value="0.508718">
                <text:p>0.508718</text:p>
              </table:table-cell>
              <table:table-cell office:value-type="float" office:value="0.654094">
                <text:p>0.654094</text:p>
              </table:table-cell>
              <table:table-cell office:value-type="float" office:value="0.382671">
                <text:p>0.382671</text:p>
              </table:table-cell>
              <table:table-cell office:value-type="float" office:value="0.335286">
                <text:p>0.335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555">
                <text:p>0.654555</text:p>
              </table:table-cell>
              <table:table-cell office:value-type="float" office:value="0.767041">
                <text:p>0.767041</text:p>
              </table:table-cell>
              <table:table-cell office:value-type="float" office:value="0.417583">
                <text:p>0.417583</text:p>
              </table:table-cell>
              <table:table-cell office:value-type="float" office:value="0.366703">
                <text:p>0.366703</text:p>
              </table:table-cell>
              <table:table-cell office:value-type="float" office:value="0.569324">
                <text:p>0.569324</text:p>
              </table:table-cell>
              <table:table-cell office:value-type="float" office:value="0.434113">
                <text:p>0.434113</text:p>
              </table:table-cell>
              <table:table-cell office:value-type="float" office:value="0.584442">
                <text:p>0.584442</text:p>
              </table:table-cell>
              <table:table-cell office:value-type="float" office:value="0.463967">
                <text:p>0.463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166">
                <text:p>0.613166</text:p>
              </table:table-cell>
              <table:table-cell office:value-type="float" office:value="0.36807">
                <text:p>0.36807</text:p>
              </table:table-cell>
              <table:table-cell office:value-type="float" office:value="0.286763">
                <text:p>0.286763</text:p>
              </table:table-cell>
              <table:table-cell office:value-type="float" office:value="0.598641">
                <text:p>0.598641</text:p>
              </table:table-cell>
              <table:table-cell office:value-type="float" office:value="0.447238">
                <text:p>0.447238</text:p>
              </table:table-cell>
              <table:table-cell office:value-type="float" office:value="0.660887">
                <text:p>0.660887</text:p>
              </table:table-cell>
              <table:table-cell office:value-type="float" office:value="0.511385">
                <text:p>0.511385</text:p>
              </table:table-cell>
              <table:table-cell office:value-type="float" office:value="0.656524">
                <text:p>0.656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735">
                <text:p>0.608735</text:p>
              </table:table-cell>
              <table:table-cell office:value-type="float" office:value="0.277067">
                <text:p>0.277067</text:p>
              </table:table-cell>
              <table:table-cell office:value-type="float" office:value="0.388166">
                <text:p>0.388166</text:p>
              </table:table-cell>
              <table:table-cell office:value-type="float" office:value="0.633388">
                <text:p>0.633388</text:p>
              </table:table-cell>
              <table:table-cell office:value-type="float" office:value="0.520523">
                <text:p>0.520523</text:p>
              </table:table-cell>
              <table:table-cell office:value-type="float" office:value="0.651418">
                <text:p>0.651418</text:p>
              </table:table-cell>
              <table:table-cell office:value-type="float" office:value="0.61942">
                <text:p>0.61942</text:p>
              </table:table-cell>
              <table:table-cell office:value-type="float" office:value="0.547295">
                <text:p>0.547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5602">
                <text:p>0.655602</text:p>
              </table:table-cell>
              <table:table-cell office:value-type="float" office:value="0.481744">
                <text:p>0.481744</text:p>
              </table:table-cell>
              <table:table-cell office:value-type="float" office:value="0.631011">
                <text:p>0.631011</text:p>
              </table:table-cell>
              <table:table-cell office:value-type="float" office:value="0.527651">
                <text:p>0.527651</text:p>
              </table:table-cell>
              <table:table-cell office:value-type="float" office:value="0.250287">
                <text:p>0.250287</text:p>
              </table:table-cell>
              <table:table-cell office:value-type="float" office:value="0.601828">
                <text:p>0.601828</text:p>
              </table:table-cell>
              <table:table-cell office:value-type="float" office:value="0.57313">
                <text:p>0.57313</text:p>
              </table:table-cell>
              <table:table-cell office:value-type="float" office:value="0.638298">
                <text:p>0.63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9571">
                <text:p>0.769571</text:p>
              </table:table-cell>
              <table:table-cell office:value-type="float" office:value="0.737682">
                <text:p>0.737682</text:p>
              </table:table-cell>
              <table:table-cell office:value-type="float" office:value="0.388284">
                <text:p>0.388284</text:p>
              </table:table-cell>
              <table:table-cell office:value-type="float" office:value="0.633428">
                <text:p>0.633428</text:p>
              </table:table-cell>
              <table:table-cell office:value-type="float" office:value="0.549794">
                <text:p>0.549794</text:p>
              </table:table-cell>
              <table:table-cell office:value-type="float" office:value="0.643208">
                <text:p>0.643208</text:p>
              </table:table-cell>
              <table:table-cell office:value-type="float" office:value="0.475384">
                <text:p>0.475384</text:p>
              </table:table-cell>
              <table:table-cell office:value-type="float" office:value="0.36178">
                <text:p>0.36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474">
                <text:p>0.853474</text:p>
              </table:table-cell>
              <table:table-cell office:value-type="float" office:value="0.824464">
                <text:p>0.824464</text:p>
              </table:table-cell>
              <table:table-cell office:value-type="float" office:value="0.639991">
                <text:p>0.639991</text:p>
              </table:table-cell>
              <table:table-cell office:value-type="float" office:value="0.584873">
                <text:p>0.584873</text:p>
              </table:table-cell>
              <table:table-cell office:value-type="float" office:value="0.585129">
                <text:p>0.585129</text:p>
              </table:table-cell>
              <table:table-cell office:value-type="float" office:value="0.461441">
                <text:p>0.461441</text:p>
              </table:table-cell>
              <table:table-cell office:value-type="float" office:value="0.23395">
                <text:p>0.23395</text:p>
              </table:table-cell>
              <table:table-cell office:value-type="float" office:value="0.574345">
                <text:p>0.574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48">
                <text:p>0.900248</text:p>
              </table:table-cell>
              <table:table-cell office:value-type="float" office:value="0.996003">
                <text:p>0.996003</text:p>
              </table:table-cell>
              <table:table-cell office:value-type="float" office:value="0.465388">
                <text:p>0.465388</text:p>
              </table:table-cell>
              <table:table-cell office:value-type="float" office:value="0.383797">
                <text:p>0.383797</text:p>
              </table:table-cell>
              <table:table-cell office:value-type="float" office:value="0.517865">
                <text:p>0.517865</text:p>
              </table:table-cell>
              <table:table-cell office:value-type="float" office:value="0.652052">
                <text:p>0.652052</text:p>
              </table:table-cell>
              <table:table-cell office:value-type="float" office:value="0.344809">
                <text:p>0.344809</text:p>
              </table:table-cell>
              <table:table-cell office:value-type="float" office:value="0.613343">
                <text:p>0.613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064">
                <text:p>0.864064</text:p>
              </table:table-cell>
              <table:table-cell office:value-type="float" office:value="0.494223">
                <text:p>0.494223</text:p>
              </table:table-cell>
              <table:table-cell office:value-type="float" office:value="0.362646">
                <text:p>0.362646</text:p>
              </table:table-cell>
              <table:table-cell office:value-type="float" office:value="0.624757">
                <text:p>0.624757</text:p>
              </table:table-cell>
              <table:table-cell office:value-type="float" office:value="0.623592">
                <text:p>0.623592</text:p>
              </table:table-cell>
              <table:table-cell office:value-type="float" office:value="0.578357">
                <text:p>0.578357</text:p>
              </table:table-cell>
              <table:table-cell office:value-type="float" office:value="0.467611">
                <text:p>0.467611</text:p>
              </table:table-cell>
              <table:table-cell office:value-type="float" office:value="0.654887">
                <text:p>0.654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7949">
                <text:p>0.757949</text:p>
              </table:table-cell>
              <table:table-cell office:value-type="float" office:value="0.453331">
                <text:p>0.453331</text:p>
              </table:table-cell>
              <table:table-cell office:value-type="float" office:value="0.283662">
                <text:p>0.283662</text:p>
              </table:table-cell>
              <table:table-cell office:value-type="float" office:value="0.597577">
                <text:p>0.597577</text:p>
              </table:table-cell>
              <table:table-cell office:value-type="float" office:value="0.34847">
                <text:p>0.34847</text:p>
              </table:table-cell>
              <table:table-cell office:value-type="float" office:value="0.320495">
                <text:p>0.320495</text:p>
              </table:table-cell>
              <table:table-cell office:value-type="float" office:value="0.257863">
                <text:p>0.257863</text:p>
              </table:table-cell>
              <table:table-cell office:value-type="float" office:value="0.579456">
                <text:p>0.579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679">
                <text:p>0.470679</text:p>
              </table:table-cell>
              <table:table-cell office:value-type="float" office:value="0.946678">
                <text:p>0.946678</text:p>
              </table:table-cell>
              <table:table-cell office:value-type="float" office:value="0.611038">
                <text:p>0.611038</text:p>
              </table:table-cell>
              <table:table-cell office:value-type="float" office:value="0.489331">
                <text:p>0.489331</text:p>
              </table:table-cell>
              <table:table-cell office:value-type="float" office:value="0.185162">
                <text:p>0.185162</text:p>
              </table:table-cell>
              <table:table-cell office:value-type="float" office:value="0.589753">
                <text:p>0.589753</text:p>
              </table:table-cell>
              <table:table-cell office:value-type="float" office:value="0.434473">
                <text:p>0.434473</text:p>
              </table:table-cell>
              <table:table-cell office:value-type="float" office:value="0.344859">
                <text:p>0.344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589">
                <text:p>0.527589</text:p>
              </table:table-cell>
              <table:table-cell office:value-type="float" office:value="0.659994">
                <text:p>0.659994</text:p>
              </table:table-cell>
              <table:table-cell office:value-type="float" office:value="0.398835">
                <text:p>0.398835</text:p>
              </table:table-cell>
              <table:table-cell office:value-type="float" office:value="0.636932">
                <text:p>0.636932</text:p>
              </table:table-cell>
              <table:table-cell office:value-type="float" office:value="0.498831">
                <text:p>0.498831</text:p>
              </table:table-cell>
              <table:table-cell office:value-type="float" office:value="0.656033">
                <text:p>0.656033</text:p>
              </table:table-cell>
              <table:table-cell office:value-type="float" office:value="0.38776">
                <text:p>0.38776</text:p>
              </table:table-cell>
              <table:table-cell office:value-type="float" office:value="0.631884">
                <text:p>0.631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324">
                <text:p>0.627324</text:p>
              </table:table-cell>
              <table:table-cell office:value-type="float" office:value="0.354202">
                <text:p>0.354202</text:p>
              </table:table-cell>
              <table:table-cell office:value-type="float" office:value="0.441546">
                <text:p>0.441546</text:p>
              </table:table-cell>
              <table:table-cell office:value-type="float" office:value="0.37473">
                <text:p>0.37473</text:p>
              </table:table-cell>
              <table:table-cell office:value-type="float" office:value="0.313072">
                <text:p>0.313072</text:p>
              </table:table-cell>
              <table:table-cell office:value-type="float" office:value="0.323595">
                <text:p>0.323595</text:p>
              </table:table-cell>
              <table:table-cell office:value-type="float" office:value="0.4459">
                <text:p>0.4459</text:p>
              </table:table-cell>
              <table:table-cell office:value-type="float" office:value="0.348643">
                <text:p>0.348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8172">
                <text:p>0.828172</text:p>
              </table:table-cell>
              <table:table-cell office:value-type="float" office:value="0.308031">
                <text:p>0.308031</text:p>
              </table:table-cell>
              <table:table-cell office:value-type="float" office:value="0.618083">
                <text:p>0.618083</text:p>
              </table:table-cell>
              <table:table-cell office:value-type="float" office:value="0.639136">
                <text:p>0.639136</text:p>
              </table:table-cell>
              <table:table-cell office:value-type="float" office:value="0.573674">
                <text:p>0.573674</text:p>
              </table:table-cell>
              <table:table-cell office:value-type="float" office:value="0.441682">
                <text:p>0.441682</text:p>
              </table:table-cell>
              <table:table-cell office:value-type="float" office:value="0.56124">
                <text:p>0.56124</text:p>
              </table:table-cell>
              <table:table-cell office:value-type="float" office:value="0.644355">
                <text:p>0.644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35">
                <text:p>0.605535</text:p>
              </table:table-cell>
              <table:table-cell office:value-type="float" office:value="0.864992">
                <text:p>0.864992</text:p>
              </table:table-cell>
              <table:table-cell office:value-type="float" office:value="0.431349">
                <text:p>0.431349</text:p>
              </table:table-cell>
              <table:table-cell office:value-type="float" office:value="0.647345">
                <text:p>0.647345</text:p>
              </table:table-cell>
              <table:table-cell office:value-type="float" office:value="0.62508">
                <text:p>0.62508</text:p>
              </table:table-cell>
              <table:table-cell office:value-type="float" office:value="0.566175">
                <text:p>0.566175</text:p>
              </table:table-cell>
              <table:table-cell office:value-type="float" office:value="0.397686">
                <text:p>0.397686</text:p>
              </table:table-cell>
              <table:table-cell office:value-type="float" office:value="0.336945">
                <text:p>0.336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042">
                <text:p>0.463042</text:p>
              </table:table-cell>
              <table:table-cell office:value-type="float" office:value="0.90522">
                <text:p>0.90522</text:p>
              </table:table-cell>
              <table:table-cell office:value-type="float" office:value="0.512879">
                <text:p>0.512879</text:p>
              </table:table-cell>
              <table:table-cell office:value-type="float" office:value="0.667341">
                <text:p>0.667341</text:p>
              </table:table-cell>
              <table:table-cell office:value-type="float" office:value="0.522608">
                <text:p>0.522608</text:p>
              </table:table-cell>
              <table:table-cell office:value-type="float" office:value="0.650908">
                <text:p>0.650908</text:p>
              </table:table-cell>
              <table:table-cell office:value-type="float" office:value="0.574903">
                <text:p>0.574903</text:p>
              </table:table-cell>
              <table:table-cell office:value-type="float" office:value="0.450452">
                <text:p>0.450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932">
                <text:p>0.211932</text:p>
              </table:table-cell>
              <table:table-cell office:value-type="float" office:value="0.165794">
                <text:p>0.165794</text:p>
              </table:table-cell>
              <table:table-cell office:value-type="float" office:value="0.515744">
                <text:p>0.515744</text:p>
              </table:table-cell>
              <table:table-cell office:value-type="float" office:value="0.667733">
                <text:p>0.667733</text:p>
              </table:table-cell>
              <table:table-cell office:value-type="float" office:value="0.403725">
                <text:p>0.403725</text:p>
              </table:table-cell>
              <table:table-cell office:value-type="float" office:value="0.657616">
                <text:p>0.657616</text:p>
              </table:table-cell>
              <table:table-cell office:value-type="float" office:value="0.603269">
                <text:p>0.603269</text:p>
              </table:table-cell>
              <table:table-cell office:value-type="float" office:value="0.496487">
                <text:p>0.496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128">
                <text:p>0.357128</text:p>
              </table:table-cell>
              <table:table-cell office:value-type="float" office:value="0.128581">
                <text:p>0.128581</text:p>
              </table:table-cell>
              <table:table-cell office:value-type="float" office:value="0.617591">
                <text:p>0.617591</text:p>
              </table:table-cell>
              <table:table-cell office:value-type="float" office:value="0.499667">
                <text:p>0.499667</text:p>
              </table:table-cell>
              <table:table-cell office:value-type="float" office:value="0.404552">
                <text:p>0.404552</text:p>
              </table:table-cell>
              <table:table-cell office:value-type="float" office:value="0.657737">
                <text:p>0.657737</text:p>
              </table:table-cell>
              <table:table-cell office:value-type="float" office:value="0.32304">
                <text:p>0.32304</text:p>
              </table:table-cell>
              <table:table-cell office:value-type="float" office:value="0.334009">
                <text:p>0.334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571">
                <text:p>0.618571</text:p>
              </table:table-cell>
              <table:table-cell office:value-type="float" office:value="0.526816">
                <text:p>0.526816</text:p>
              </table:table-cell>
              <table:table-cell office:value-type="float" office:value="0.354453">
                <text:p>0.354453</text:p>
              </table:table-cell>
              <table:table-cell office:value-type="float" office:value="0.621955">
                <text:p>0.621955</text:p>
              </table:table-cell>
              <table:table-cell office:value-type="float" office:value="0.603879">
                <text:p>0.603879</text:p>
              </table:table-cell>
              <table:table-cell office:value-type="float" office:value="0.495183">
                <text:p>0.495183</text:p>
              </table:table-cell>
              <table:table-cell office:value-type="float" office:value="0.48615">
                <text:p>0.48615</text:p>
              </table:table-cell>
              <table:table-cell office:value-type="float" office:value="0.367889">
                <text:p>0.367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228">
                <text:p>0.581228</text:p>
              </table:table-cell>
              <table:table-cell office:value-type="float" office:value="0.234556">
                <text:p>0.234556</text:p>
              </table:table-cell>
              <table:table-cell office:value-type="float" office:value="0.629668">
                <text:p>0.629668</text:p>
              </table:table-cell>
              <table:table-cell office:value-type="float" office:value="0.622232">
                <text:p>0.622232</text:p>
              </table:table-cell>
              <table:table-cell office:value-type="float" office:value="0.527573">
                <text:p>0.527573</text:p>
              </table:table-cell>
              <table:table-cell office:value-type="float" office:value="0.368742">
                <text:p>0.368742</text:p>
              </table:table-cell>
              <table:table-cell office:value-type="float" office:value="0.309605">
                <text:p>0.309605</text:p>
              </table:table-cell>
              <table:table-cell office:value-type="float" office:value="0.334149">
                <text:p>0.334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792">
                <text:p>0.833792</text:p>
              </table:table-cell>
              <table:table-cell office:value-type="float" office:value="0.903409">
                <text:p>0.903409</text:p>
              </table:table-cell>
              <table:table-cell office:value-type="float" office:value="0.558039">
                <text:p>0.558039</text:p>
              </table:table-cell>
              <table:table-cell office:value-type="float" office:value="0.43464">
                <text:p>0.43464</text:p>
              </table:table-cell>
              <table:table-cell office:value-type="float" office:value="0.557294">
                <text:p>0.557294</text:p>
              </table:table-cell>
              <table:table-cell office:value-type="float" office:value="0.640659">
                <text:p>0.640659</text:p>
              </table:table-cell>
              <table:table-cell office:value-type="float" office:value="0.526705">
                <text:p>0.526705</text:p>
              </table:table-cell>
              <table:table-cell office:value-type="float" office:value="0.397839">
                <text:p>0.397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337">
                <text:p>0.567337</text:p>
              </table:table-cell>
              <table:table-cell office:value-type="float" office:value="0.86394">
                <text:p>0.86394</text:p>
              </table:table-cell>
              <table:table-cell office:value-type="float" office:value="0.497916">
                <text:p>0.497916</text:p>
              </table:table-cell>
              <table:table-cell office:value-type="float" office:value="0.398279">
                <text:p>0.398279</text:p>
              </table:table-cell>
              <table:table-cell office:value-type="float" office:value="0.303705">
                <text:p>0.303705</text:p>
              </table:table-cell>
              <table:table-cell office:value-type="float" office:value="0.324319">
                <text:p>0.324319</text:p>
              </table:table-cell>
              <table:table-cell office:value-type="float" office:value="0.366019">
                <text:p>0.366019</text:p>
              </table:table-cell>
              <table:table-cell office:value-type="float" office:value="0.33426">
                <text:p>0.33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499">
                <text:p>0.927499</text:p>
              </table:table-cell>
              <table:table-cell office:value-type="float" office:value="0.563226">
                <text:p>0.563226</text:p>
              </table:table-cell>
              <table:table-cell office:value-type="float" office:value="0.589253">
                <text:p>0.589253</text:p>
              </table:table-cell>
              <table:table-cell office:value-type="float" office:value="0.660264">
                <text:p>0.660264</text:p>
              </table:table-cell>
              <table:table-cell office:value-type="float" office:value="0.325418">
                <text:p>0.325418</text:p>
              </table:table-cell>
              <table:table-cell office:value-type="float" office:value="0.635581">
                <text:p>0.635581</text:p>
              </table:table-cell>
              <table:table-cell office:value-type="float" office:value="0.475439">
                <text:p>0.475439</text:p>
              </table:table-cell>
              <table:table-cell office:value-type="float" office:value="0.655864">
                <text:p>0.655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803">
                <text:p>0.166803</text:p>
              </table:table-cell>
              <table:table-cell office:value-type="float" office:value="0.705895">
                <text:p>0.705895</text:p>
              </table:table-cell>
              <table:table-cell office:value-type="float" office:value="0.570297">
                <text:p>0.570297</text:p>
              </table:table-cell>
              <table:table-cell office:value-type="float" office:value="0.666554">
                <text:p>0.666554</text:p>
              </table:table-cell>
              <table:table-cell office:value-type="float" office:value="0.424289">
                <text:p>0.424289</text:p>
              </table:table-cell>
              <table:table-cell office:value-type="float" office:value="0.659982">
                <text:p>0.659982</text:p>
              </table:table-cell>
              <table:table-cell office:value-type="float" office:value="0.327851">
                <text:p>0.327851</text:p>
              </table:table-cell>
              <table:table-cell office:value-type="float" office:value="0.333954">
                <text:p>0.33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065">
                <text:p>0.748065</text:p>
              </table:table-cell>
              <table:table-cell office:value-type="float" office:value="0.244906">
                <text:p>0.244906</text:p>
              </table:table-cell>
              <table:table-cell office:value-type="float" office:value="0.631905">
                <text:p>0.631905</text:p>
              </table:table-cell>
              <table:table-cell office:value-type="float" office:value="0.617611">
                <text:p>0.617611</text:p>
              </table:table-cell>
              <table:table-cell office:value-type="float" office:value="0.484568">
                <text:p>0.484568</text:p>
              </table:table-cell>
              <table:table-cell office:value-type="float" office:value="0.658298">
                <text:p>0.658298</text:p>
              </table:table-cell>
              <table:table-cell office:value-type="float" office:value="0.500126">
                <text:p>0.500126</text:p>
              </table:table-cell>
              <table:table-cell office:value-type="float" office:value="0.657043">
                <text:p>0.65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675">
                <text:p>0.707675</text:p>
              </table:table-cell>
              <table:table-cell office:value-type="float" office:value="0.73762">
                <text:p>0.73762</text:p>
              </table:table-cell>
              <table:table-cell office:value-type="float" office:value="0.26213">
                <text:p>0.26213</text:p>
              </table:table-cell>
              <table:table-cell office:value-type="float" office:value="0.332671">
                <text:p>0.332671</text:p>
              </table:table-cell>
              <table:table-cell office:value-type="float" office:value="0.376394">
                <text:p>0.376394</text:p>
              </table:table-cell>
              <table:table-cell office:value-type="float" office:value="0.65232">
                <text:p>0.65232</text:p>
              </table:table-cell>
              <table:table-cell office:value-type="float" office:value="0.394558">
                <text:p>0.394558</text:p>
              </table:table-cell>
              <table:table-cell office:value-type="float" office:value="0.634571">
                <text:p>0.63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61">
                <text:p>0.330861</text:p>
              </table:table-cell>
              <table:table-cell office:value-type="float" office:value="0.788064">
                <text:p>0.788064</text:p>
              </table:table-cell>
              <table:table-cell office:value-type="float" office:value="0.354316">
                <text:p>0.354316</text:p>
              </table:table-cell>
              <table:table-cell office:value-type="float" office:value="0.349736">
                <text:p>0.349736</text:p>
              </table:table-cell>
              <table:table-cell office:value-type="float" office:value="0.574257">
                <text:p>0.574257</text:p>
              </table:table-cell>
              <table:table-cell office:value-type="float" office:value="0.442694">
                <text:p>0.442694</text:p>
              </table:table-cell>
              <table:table-cell office:value-type="float" office:value="0.12139">
                <text:p>0.12139</text:p>
              </table:table-cell>
              <table:table-cell office:value-type="float" office:value="0.584268">
                <text:p>0.584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847">
                <text:p>1.064847</text:p>
              </table:table-cell>
              <table:table-cell office:value-type="float" office:value="0.614778">
                <text:p>0.614778</text:p>
              </table:table-cell>
              <table:table-cell office:value-type="float" office:value="0.274581">
                <text:p>0.274581</text:p>
              </table:table-cell>
              <table:table-cell office:value-type="float" office:value="0.594472">
                <text:p>0.594472</text:p>
              </table:table-cell>
              <table:table-cell office:value-type="float" office:value="0.59359">
                <text:p>0.59359</text:p>
              </table:table-cell>
              <table:table-cell office:value-type="float" office:value="0.622387">
                <text:p>0.622387</text:p>
              </table:table-cell>
              <table:table-cell office:value-type="float" office:value="0.482278">
                <text:p>0.482278</text:p>
              </table:table-cell>
              <table:table-cell office:value-type="float" office:value="0.656486">
                <text:p>0.65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942">
                <text:p>0.936942</text:p>
              </table:table-cell>
              <table:table-cell office:value-type="float" office:value="0.441274">
                <text:p>0.441274</text:p>
              </table:table-cell>
              <table:table-cell office:value-type="float" office:value="0.637264">
                <text:p>0.637264</text:p>
              </table:table-cell>
              <table:table-cell office:value-type="float" office:value="0.548841">
                <text:p>0.548841</text:p>
              </table:table-cell>
              <table:table-cell office:value-type="float" office:value="0.595624">
                <text:p>0.595624</text:p>
              </table:table-cell>
              <table:table-cell office:value-type="float" office:value="0.620856">
                <text:p>0.620856</text:p>
              </table:table-cell>
              <table:table-cell office:value-type="float" office:value="0.578798">
                <text:p>0.578798</text:p>
              </table:table-cell>
              <table:table-cell office:value-type="float" office:value="0.634789">
                <text:p>0.634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901">
                <text:p>0.506901</text:p>
              </table:table-cell>
              <table:table-cell office:value-type="float" office:value="0.473033">
                <text:p>0.473033</text:p>
              </table:table-cell>
              <table:table-cell office:value-type="float" office:value="0.424282">
                <text:p>0.424282</text:p>
              </table:table-cell>
              <table:table-cell office:value-type="float" office:value="0.645144">
                <text:p>0.645144</text:p>
              </table:table-cell>
              <table:table-cell office:value-type="float" office:value="0.267916">
                <text:p>0.267916</text:p>
              </table:table-cell>
              <table:table-cell office:value-type="float" office:value="0.60887">
                <text:p>0.60887</text:p>
              </table:table-cell>
              <table:table-cell office:value-type="float" office:value="0.522407">
                <text:p>0.522407</text:p>
              </table:table-cell>
              <table:table-cell office:value-type="float" office:value="0.394113">
                <text:p>0.39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64">
                <text:p>0.88764</text:p>
              </table:table-cell>
              <table:table-cell office:value-type="float" office:value="0.157318">
                <text:p>0.157318</text:p>
              </table:table-cell>
              <table:table-cell office:value-type="float" office:value="0.418681">
                <text:p>0.418681</text:p>
              </table:table-cell>
              <table:table-cell office:value-type="float" office:value="0.643372">
                <text:p>0.643372</text:p>
              </table:table-cell>
              <table:table-cell office:value-type="float" office:value="0.553682">
                <text:p>0.553682</text:p>
              </table:table-cell>
              <table:table-cell office:value-type="float" office:value="0.641917">
                <text:p>0.641917</text:p>
              </table:table-cell>
              <table:table-cell office:value-type="float" office:value="0.529113">
                <text:p>0.529113</text:p>
              </table:table-cell>
              <table:table-cell office:value-type="float" office:value="0.399987">
                <text:p>0.399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541">
                <text:p>0.226541</text:p>
              </table:table-cell>
              <table:table-cell office:value-type="float" office:value="0.604899">
                <text:p>0.604899</text:p>
              </table:table-cell>
              <table:table-cell office:value-type="float" office:value="0.56835">
                <text:p>0.56835</text:p>
              </table:table-cell>
              <table:table-cell office:value-type="float" office:value="0.666974">
                <text:p>0.666974</text:p>
              </table:table-cell>
              <table:table-cell office:value-type="float" office:value="0.243843">
                <text:p>0.243843</text:p>
              </table:table-cell>
              <table:table-cell office:value-type="float" office:value="0.599641">
                <text:p>0.599641</text:p>
              </table:table-cell>
              <table:table-cell office:value-type="float" office:value="0.616936">
                <text:p>0.616936</text:p>
              </table:table-cell>
              <table:table-cell office:value-type="float" office:value="0.584965">
                <text:p>0.584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79">
                <text:p>0.541579</text:p>
              </table:table-cell>
              <table:table-cell office:value-type="float" office:value="0.900462">
                <text:p>0.900462</text:p>
              </table:table-cell>
              <table:table-cell office:value-type="float" office:value="0.522781">
                <text:p>0.522781</text:p>
              </table:table-cell>
              <table:table-cell office:value-type="float" office:value="0.668548">
                <text:p>0.668548</text:p>
              </table:table-cell>
              <table:table-cell office:value-type="float" office:value="0.296707">
                <text:p>0.296707</text:p>
              </table:table-cell>
              <table:table-cell office:value-type="float" office:value="0.324817">
                <text:p>0.324817</text:p>
              </table:table-cell>
              <table:table-cell office:value-type="float" office:value="0.463251">
                <text:p>0.463251</text:p>
              </table:table-cell>
              <table:table-cell office:value-type="float" office:value="0.355759">
                <text:p>0.355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0954">
                <text:p>-0.020954</text:p>
              </table:table-cell>
              <table:table-cell office:value-type="float" office:value="0.149122">
                <text:p>0.149122</text:p>
              </table:table-cell>
              <table:table-cell office:value-type="float" office:value="0.445375">
                <text:p>0.445375</text:p>
              </table:table-cell>
              <table:table-cell office:value-type="float" office:value="0.651579">
                <text:p>0.651579</text:p>
              </table:table-cell>
              <table:table-cell office:value-type="float" office:value="0.53992">
                <text:p>0.53992</text:p>
              </table:table-cell>
              <table:table-cell office:value-type="float" office:value="0.646245">
                <text:p>0.646245</text:p>
              </table:table-cell>
              <table:table-cell office:value-type="float" office:value="0.441676">
                <text:p>0.441676</text:p>
              </table:table-cell>
              <table:table-cell office:value-type="float" office:value="0.649796">
                <text:p>0.649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59">
                <text:p>0.23159</text:p>
              </table:table-cell>
              <table:table-cell office:value-type="float" office:value="0.705971">
                <text:p>0.705971</text:p>
              </table:table-cell>
              <table:table-cell office:value-type="float" office:value="0.23091">
                <text:p>0.23091</text:p>
              </table:table-cell>
              <table:table-cell office:value-type="float" office:value="0.328097">
                <text:p>0.328097</text:p>
              </table:table-cell>
              <table:table-cell office:value-type="float" office:value="0.609992">
                <text:p>0.609992</text:p>
              </table:table-cell>
              <table:table-cell office:value-type="float" office:value="0.606805">
                <text:p>0.606805</text:p>
              </table:table-cell>
              <table:table-cell office:value-type="float" office:value="0.618561">
                <text:p>0.618561</text:p>
              </table:table-cell>
              <table:table-cell office:value-type="float" office:value="0.541533">
                <text:p>0.541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49">
                <text:p>0.29949</text:p>
              </table:table-cell>
              <table:table-cell office:value-type="float" office:value="0.760353">
                <text:p>0.760353</text:p>
              </table:table-cell>
              <table:table-cell office:value-type="float" office:value="0.471324">
                <text:p>0.471324</text:p>
              </table:table-cell>
              <table:table-cell office:value-type="float" office:value="0.658765">
                <text:p>0.658765</text:p>
              </table:table-cell>
              <table:table-cell office:value-type="float" office:value="0.554641">
                <text:p>0.554641</text:p>
              </table:table-cell>
              <table:table-cell office:value-type="float" office:value="0.408614">
                <text:p>0.408614</text:p>
              </table:table-cell>
              <table:table-cell office:value-type="float" office:value="0.378636">
                <text:p>0.378636</text:p>
              </table:table-cell>
              <table:table-cell office:value-type="float" office:value="0.628142">
                <text:p>0.628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491">
                <text:p>0.341491</text:p>
              </table:table-cell>
              <table:table-cell office:value-type="float" office:value="0.207254">
                <text:p>0.207254</text:p>
              </table:table-cell>
              <table:table-cell office:value-type="float" office:value="0.35087">
                <text:p>0.35087</text:p>
              </table:table-cell>
              <table:table-cell office:value-type="float" office:value="0.620725">
                <text:p>0.620725</text:p>
              </table:table-cell>
              <table:table-cell office:value-type="float" office:value="0.558084">
                <text:p>0.558084</text:p>
              </table:table-cell>
              <table:table-cell office:value-type="float" office:value="0.414507">
                <text:p>0.414507</text:p>
              </table:table-cell>
              <table:table-cell office:value-type="float" office:value="0.332862">
                <text:p>0.332862</text:p>
              </table:table-cell>
              <table:table-cell office:value-type="float" office:value="0.60799">
                <text:p>0.60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286">
                <text:p>0.596286</text:p>
              </table:table-cell>
              <table:table-cell office:value-type="float" office:value="0.255623">
                <text:p>0.255623</text:p>
              </table:table-cell>
              <table:table-cell office:value-type="float" office:value="0.343542">
                <text:p>0.343542</text:p>
              </table:table-cell>
              <table:table-cell office:value-type="float" office:value="0.618206">
                <text:p>0.618206</text:p>
              </table:table-cell>
              <table:table-cell office:value-type="float" office:value="0.437827">
                <text:p>0.437827</text:p>
              </table:table-cell>
              <table:table-cell office:value-type="float" office:value="0.660744">
                <text:p>0.660744</text:p>
              </table:table-cell>
              <table:table-cell office:value-type="float" office:value="0.456725">
                <text:p>0.456725</text:p>
              </table:table-cell>
              <table:table-cell office:value-type="float" office:value="0.352881">
                <text:p>0.352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746">
                <text:p>0.235746</text:p>
              </table:table-cell>
              <table:table-cell office:value-type="float" office:value="0.230105">
                <text:p>0.230105</text:p>
              </table:table-cell>
              <table:table-cell office:value-type="float" office:value="0.358553">
                <text:p>0.358553</text:p>
              </table:table-cell>
              <table:table-cell office:value-type="float" office:value="0.623358">
                <text:p>0.623358</text:p>
              </table:table-cell>
              <table:table-cell office:value-type="float" office:value="0.50382">
                <text:p>0.50382</text:p>
              </table:table-cell>
              <table:table-cell office:value-type="float" office:value="0.655091">
                <text:p>0.655091</text:p>
              </table:table-cell>
              <table:table-cell office:value-type="float" office:value="0.373406">
                <text:p>0.373406</text:p>
              </table:table-cell>
              <table:table-cell office:value-type="float" office:value="0.625934">
                <text:p>0.625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615">
                <text:p>0.424615</text:p>
              </table:table-cell>
              <table:table-cell office:value-type="float" office:value="0.181468">
                <text:p>0.181468</text:p>
              </table:table-cell>
              <table:table-cell office:value-type="float" office:value="0.61786">
                <text:p>0.61786</text:p>
              </table:table-cell>
              <table:table-cell office:value-type="float" office:value="0.500125">
                <text:p>0.500125</text:p>
              </table:table-cell>
              <table:table-cell office:value-type="float" office:value="0.538784">
                <text:p>0.538784</text:p>
              </table:table-cell>
              <table:table-cell office:value-type="float" office:value="0.646575">
                <text:p>0.646575</text:p>
              </table:table-cell>
              <table:table-cell office:value-type="float" office:value="0.609244">
                <text:p>0.609244</text:p>
              </table:table-cell>
              <table:table-cell office:value-type="float" office:value="0.509875">
                <text:p>0.509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831">
                <text:p>0.696831</text:p>
              </table:table-cell>
              <table:table-cell office:value-type="float" office:value="0.855144">
                <text:p>0.855144</text:p>
              </table:table-cell>
              <table:table-cell office:value-type="float" office:value="0.593841">
                <text:p>0.593841</text:p>
              </table:table-cell>
              <table:table-cell office:value-type="float" office:value="0.658033">
                <text:p>0.658033</text:p>
              </table:table-cell>
              <table:table-cell office:value-type="float" office:value="0.610382">
                <text:p>0.610382</text:p>
              </table:table-cell>
              <table:table-cell office:value-type="float" office:value="0.606311">
                <text:p>0.606311</text:p>
              </table:table-cell>
              <table:table-cell office:value-type="float" office:value="0.495341">
                <text:p>0.495341</text:p>
              </table:table-cell>
              <table:table-cell office:value-type="float" office:value="0.37369">
                <text:p>0.37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312">
                <text:p>0.834312</text:p>
              </table:table-cell>
              <table:table-cell office:value-type="float" office:value="0.521927">
                <text:p>0.521927</text:p>
              </table:table-cell>
              <table:table-cell office:value-type="float" office:value="0.305909">
                <text:p>0.305909</text:p>
              </table:table-cell>
              <table:table-cell office:value-type="float" office:value="0.605227">
                <text:p>0.605227</text:p>
              </table:table-cell>
              <table:table-cell office:value-type="float" office:value="0.624135">
                <text:p>0.624135</text:p>
              </table:table-cell>
              <table:table-cell office:value-type="float" office:value="0.575526">
                <text:p>0.575526</text:p>
              </table:table-cell>
              <table:table-cell office:value-type="float" office:value="0.496987">
                <text:p>0.496987</text:p>
              </table:table-cell>
              <table:table-cell office:value-type="float" office:value="0.374788">
                <text:p>0.374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573">
                <text:p>0.659573</text:p>
              </table:table-cell>
              <table:table-cell office:value-type="float" office:value="0.506726">
                <text:p>0.506726</text:p>
              </table:table-cell>
              <table:table-cell office:value-type="float" office:value="0.532207">
                <text:p>0.532207</text:p>
              </table:table-cell>
              <table:table-cell office:value-type="float" office:value="0.417049">
                <text:p>0.417049</text:p>
              </table:table-cell>
              <table:table-cell office:value-type="float" office:value="0.583497">
                <text:p>0.583497</text:p>
              </table:table-cell>
              <table:table-cell office:value-type="float" office:value="0.628922">
                <text:p>0.628922</text:p>
              </table:table-cell>
              <table:table-cell office:value-type="float" office:value="0.272326">
                <text:p>0.272326</text:p>
              </table:table-cell>
              <table:table-cell office:value-type="float" office:value="0.58373">
                <text:p>0.58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592">
                <text:p>0.306592</text:p>
              </table:table-cell>
              <table:table-cell office:value-type="float" office:value="0.751594">
                <text:p>0.751594</text:p>
              </table:table-cell>
              <table:table-cell office:value-type="float" office:value="0.242641">
                <text:p>0.242641</text:p>
              </table:table-cell>
              <table:table-cell office:value-type="float" office:value="0.329773">
                <text:p>0.329773</text:p>
              </table:table-cell>
              <table:table-cell office:value-type="float" office:value="0.621215">
                <text:p>0.621215</text:p>
              </table:table-cell>
              <table:table-cell office:value-type="float" office:value="0.586761">
                <text:p>0.586761</text:p>
              </table:table-cell>
              <table:table-cell office:value-type="float" office:value="0.246476">
                <text:p>0.246476</text:p>
              </table:table-cell>
              <table:table-cell office:value-type="float" office:value="0.5767">
                <text:p>0.5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537">
                <text:p>0.641537</text:p>
              </table:table-cell>
              <table:table-cell office:value-type="float" office:value="0.192514">
                <text:p>0.192514</text:p>
              </table:table-cell>
              <table:table-cell office:value-type="float" office:value="0.458205">
                <text:p>0.458205</text:p>
              </table:table-cell>
              <table:table-cell office:value-type="float" office:value="0.655256">
                <text:p>0.655256</text:p>
              </table:table-cell>
              <table:table-cell office:value-type="float" office:value="0.306428">
                <text:p>0.306428</text:p>
              </table:table-cell>
              <table:table-cell office:value-type="float" office:value="0.324116">
                <text:p>0.324116</text:p>
              </table:table-cell>
              <table:table-cell office:value-type="float" office:value="0.434647">
                <text:p>0.434647</text:p>
              </table:table-cell>
              <table:table-cell office:value-type="float" office:value="0.64797">
                <text:p>0.6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167">
                <text:p>0.661167</text:p>
              </table:table-cell>
              <table:table-cell office:value-type="float" office:value="0.392389">
                <text:p>0.392389</text:p>
              </table:table-cell>
              <table:table-cell office:value-type="float" office:value="0.521063">
                <text:p>0.521063</text:p>
              </table:table-cell>
              <table:table-cell office:value-type="float" office:value="0.66837">
                <text:p>0.66837</text:p>
              </table:table-cell>
              <table:table-cell office:value-type="float" office:value="0.296204">
                <text:p>0.296204</text:p>
              </table:table-cell>
              <table:table-cell office:value-type="float" office:value="0.62217">
                <text:p>0.62217</text:p>
              </table:table-cell>
              <table:table-cell office:value-type="float" office:value="0.431549">
                <text:p>0.431549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962">
                <text:p>0.760962</text:p>
              </table:table-cell>
              <table:table-cell office:value-type="float" office:value="0.755751">
                <text:p>0.755751</text:p>
              </table:table-cell>
              <table:table-cell office:value-type="float" office:value="0.390867">
                <text:p>0.390867</text:p>
              </table:table-cell>
              <table:table-cell office:value-type="float" office:value="0.63429">
                <text:p>0.63429</text:p>
              </table:table-cell>
              <table:table-cell office:value-type="float" office:value="0.625123">
                <text:p>0.625123</text:p>
              </table:table-cell>
              <table:table-cell office:value-type="float" office:value="0.564383">
                <text:p>0.564383</text:p>
              </table:table-cell>
              <table:table-cell office:value-type="float" office:value="0.525517">
                <text:p>0.525517</text:p>
              </table:table-cell>
              <table:table-cell office:value-type="float" office:value="0.654837">
                <text:p>0.654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812">
                <text:p>0.835812</text:p>
              </table:table-cell>
              <table:table-cell office:value-type="float" office:value="0.933609">
                <text:p>0.933609</text:p>
              </table:table-cell>
              <table:table-cell office:value-type="float" office:value="0.638837">
                <text:p>0.638837</text:p>
              </table:table-cell>
              <table:table-cell office:value-type="float" office:value="0.594446">
                <text:p>0.594446</text:p>
              </table:table-cell>
              <table:table-cell office:value-type="float" office:value="0.372143">
                <text:p>0.372143</text:p>
              </table:table-cell>
              <table:table-cell office:value-type="float" office:value="0.651277">
                <text:p>0.651277</text:p>
              </table:table-cell>
              <table:table-cell office:value-type="float" office:value="0.362715">
                <text:p>0.362715</text:p>
              </table:table-cell>
              <table:table-cell office:value-type="float" office:value="0.621308">
                <text:p>0.621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169">
                <text:p>0.241169</text:p>
              </table:table-cell>
              <table:table-cell office:value-type="float" office:value="0.854617">
                <text:p>0.854617</text:p>
              </table:table-cell>
              <table:table-cell office:value-type="float" office:value="0.565507">
                <text:p>0.565507</text:p>
              </table:table-cell>
              <table:table-cell office:value-type="float" office:value="0.667526">
                <text:p>0.667526</text:p>
              </table:table-cell>
              <table:table-cell office:value-type="float" office:value="0.406901">
                <text:p>0.406901</text:p>
              </table:table-cell>
              <table:table-cell office:value-type="float" office:value="0.314847">
                <text:p>0.314847</text:p>
              </table:table-cell>
              <table:table-cell office:value-type="float" office:value="0.399579">
                <text:p>0.399579</text:p>
              </table:table-cell>
              <table:table-cell office:value-type="float" office:value="0.636488">
                <text:p>0.63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978">
                <text:p>0.486978</text:p>
              </table:table-cell>
              <table:table-cell office:value-type="float" office:value="0.869171">
                <text:p>0.869171</text:p>
              </table:table-cell>
              <table:table-cell office:value-type="float" office:value="0.637793">
                <text:p>0.637793</text:p>
              </table:table-cell>
              <table:table-cell office:value-type="float" office:value="0.599784">
                <text:p>0.599784</text:p>
              </table:table-cell>
              <table:table-cell office:value-type="float" office:value="0.135759">
                <text:p>0.135759</text:p>
              </table:table-cell>
              <table:table-cell office:value-type="float" office:value="0.299582">
                <text:p>0.299582</text:p>
              </table:table-cell>
              <table:table-cell office:value-type="float" office:value="0.567872">
                <text:p>0.567872</text:p>
              </table:table-cell>
              <table:table-cell office:value-type="float" office:value="0.641174">
                <text:p>0.641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713">
                <text:p>0.256713</text:p>
              </table:table-cell>
              <table:table-cell office:value-type="float" office:value="0.27079">
                <text:p>0.27079</text:p>
              </table:table-cell>
              <table:table-cell office:value-type="float" office:value="0.490129">
                <text:p>0.490129</text:p>
              </table:table-cell>
              <table:table-cell office:value-type="float" office:value="0.394559">
                <text:p>0.394559</text:p>
              </table:table-cell>
              <table:table-cell office:value-type="float" office:value="0.619533">
                <text:p>0.619533</text:p>
              </table:table-cell>
              <table:table-cell office:value-type="float" office:value="0.591021">
                <text:p>0.591021</text:p>
              </table:table-cell>
              <table:table-cell office:value-type="float" office:value="0.54004">
                <text:p>0.54004</text:p>
              </table:table-cell>
              <table:table-cell office:value-type="float" office:value="0.410306">
                <text:p>0.410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338">
                <text:p>0.657338</text:p>
              </table:table-cell>
              <table:table-cell office:value-type="float" office:value="0.751967">
                <text:p>0.751967</text:p>
              </table:table-cell>
              <table:table-cell office:value-type="float" office:value="0.478589">
                <text:p>0.478589</text:p>
              </table:table-cell>
              <table:table-cell office:value-type="float" office:value="0.389351">
                <text:p>0.389351</text:p>
              </table:table-cell>
              <table:table-cell office:value-type="float" office:value="0.355512">
                <text:p>0.355512</text:p>
              </table:table-cell>
              <table:table-cell office:value-type="float" office:value="0.646603">
                <text:p>0.646603</text:p>
              </table:table-cell>
              <table:table-cell office:value-type="float" office:value="0.593873">
                <text:p>0.593873</text:p>
              </table:table-cell>
              <table:table-cell office:value-type="float" office:value="0.478996">
                <text:p>0.478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562">
                <text:p>0.807562</text:p>
              </table:table-cell>
              <table:table-cell office:value-type="float" office:value="0.581774">
                <text:p>0.581774</text:p>
              </table:table-cell>
              <table:table-cell office:value-type="float" office:value="0.383406">
                <text:p>0.383406</text:p>
              </table:table-cell>
              <table:table-cell office:value-type="float" office:value="0.631792">
                <text:p>0.631792</text:p>
              </table:table-cell>
              <table:table-cell office:value-type="float" office:value="0.225955">
                <text:p>0.225955</text:p>
              </table:table-cell>
              <table:table-cell office:value-type="float" office:value="0.594777">
                <text:p>0.594777</text:p>
              </table:table-cell>
              <table:table-cell office:value-type="float" office:value="0.437705">
                <text:p>0.437705</text:p>
              </table:table-cell>
              <table:table-cell office:value-type="float" office:value="0.648789">
                <text:p>0.64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992">
                <text:p>0.831992</text:p>
              </table:table-cell>
              <table:table-cell office:value-type="float" office:value="0.557721">
                <text:p>0.557721</text:p>
              </table:table-cell>
              <table:table-cell office:value-type="float" office:value="0.483516">
                <text:p>0.483516</text:p>
              </table:table-cell>
              <table:table-cell office:value-type="float" office:value="0.661746">
                <text:p>0.661746</text:p>
              </table:table-cell>
              <table:table-cell office:value-type="float" office:value="0.344356">
                <text:p>0.344356</text:p>
              </table:table-cell>
              <table:table-cell office:value-type="float" office:value="0.642908">
                <text:p>0.642908</text:p>
              </table:table-cell>
              <table:table-cell office:value-type="float" office:value="0.300156">
                <text:p>0.300156</text:p>
              </table:table-cell>
              <table:table-cell office:value-type="float" office:value="0.593933">
                <text:p>0.593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15">
                <text:p>0.605515</text:p>
              </table:table-cell>
              <table:table-cell office:value-type="float" office:value="0.071261">
                <text:p>0.071261</text:p>
              </table:table-cell>
              <table:table-cell office:value-type="float" office:value="0.40995">
                <text:p>0.40995</text:p>
              </table:table-cell>
              <table:table-cell office:value-type="float" office:value="0.364351">
                <text:p>0.364351</text:p>
              </table:table-cell>
              <table:table-cell office:value-type="float" office:value="0.341574">
                <text:p>0.341574</text:p>
              </table:table-cell>
              <table:table-cell office:value-type="float" office:value="0.641915">
                <text:p>0.641915</text:p>
              </table:table-cell>
              <table:table-cell office:value-type="float" office:value="0.591703">
                <text:p>0.591703</text:p>
              </table:table-cell>
              <table:table-cell office:value-type="float" office:value="0.475356">
                <text:p>0.475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177">
                <text:p>0.598177</text:p>
              </table:table-cell>
              <table:table-cell office:value-type="float" office:value="0.912601">
                <text:p>0.912601</text:p>
              </table:table-cell>
              <table:table-cell office:value-type="float" office:value="0.432134">
                <text:p>0.432134</text:p>
              </table:table-cell>
              <table:table-cell office:value-type="float" office:value="0.371456">
                <text:p>0.371456</text:p>
              </table:table-cell>
              <table:table-cell office:value-type="float" office:value="0.505589">
                <text:p>0.505589</text:p>
              </table:table-cell>
              <table:table-cell office:value-type="float" office:value="0.654738">
                <text:p>0.654738</text:p>
              </table:table-cell>
              <table:table-cell office:value-type="float" office:value="0.55108">
                <text:p>0.55108</text:p>
              </table:table-cell>
              <table:table-cell office:value-type="float" office:value="0.648384">
                <text:p>0.648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788">
                <text:p>0.265788</text:p>
              </table:table-cell>
              <table:table-cell office:value-type="float" office:value="0.495952">
                <text:p>0.495952</text:p>
              </table:table-cell>
              <table:table-cell office:value-type="float" office:value="0.625719">
                <text:p>0.625719</text:p>
              </table:table-cell>
              <table:table-cell office:value-type="float" office:value="0.629038">
                <text:p>0.629038</text:p>
              </table:table-cell>
              <table:table-cell office:value-type="float" office:value="0.576209">
                <text:p>0.576209</text:p>
              </table:table-cell>
              <table:table-cell office:value-type="float" office:value="0.446072">
                <text:p>0.446072</text:p>
              </table:table-cell>
              <table:table-cell office:value-type="float" office:value="0.536038">
                <text:p>0.536038</text:p>
              </table:table-cell>
              <table:table-cell office:value-type="float" office:value="0.652753">
                <text:p>0.65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923">
                <text:p>0.325923</text:p>
              </table:table-cell>
              <table:table-cell office:value-type="float" office:value="0.763566">
                <text:p>0.763566</text:p>
              </table:table-cell>
              <table:table-cell office:value-type="float" office:value="0.340775">
                <text:p>0.340775</text:p>
              </table:table-cell>
              <table:table-cell office:value-type="float" office:value="0.617253">
                <text:p>0.617253</text:p>
              </table:table-cell>
              <table:table-cell office:value-type="float" office:value="0.327412">
                <text:p>0.327412</text:p>
              </table:table-cell>
              <table:table-cell office:value-type="float" office:value="0.322397">
                <text:p>0.322397</text:p>
              </table:table-cell>
              <table:table-cell office:value-type="float" office:value="0.321521">
                <text:p>0.321521</text:p>
              </table:table-cell>
              <table:table-cell office:value-type="float" office:value="0.60297">
                <text:p>0.60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66">
                <text:p>0.63166</text:p>
              </table:table-cell>
              <table:table-cell office:value-type="float" office:value="0.832593">
                <text:p>0.832593</text:p>
              </table:table-cell>
              <table:table-cell office:value-type="float" office:value="0.402359">
                <text:p>0.402359</text:p>
              </table:table-cell>
              <table:table-cell office:value-type="float" office:value="0.638091">
                <text:p>0.638091</text:p>
              </table:table-cell>
              <table:table-cell office:value-type="float" office:value="0.356733">
                <text:p>0.356733</text:p>
              </table:table-cell>
              <table:table-cell office:value-type="float" office:value="0.646979">
                <text:p>0.646979</text:p>
              </table:table-cell>
              <table:table-cell office:value-type="float" office:value="0.424901">
                <text:p>0.424901</text:p>
              </table:table-cell>
              <table:table-cell office:value-type="float" office:value="0.645157">
                <text:p>0.645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223">
                <text:p>0.772223</text:p>
              </table:table-cell>
              <table:table-cell office:value-type="float" office:value="0.859116">
                <text:p>0.859116</text:p>
              </table:table-cell>
              <table:table-cell office:value-type="float" office:value="0.524592">
                <text:p>0.524592</text:p>
              </table:table-cell>
              <table:table-cell office:value-type="float" office:value="0.412496">
                <text:p>0.412496</text:p>
              </table:table-cell>
              <table:table-cell office:value-type="float" office:value="0.531004">
                <text:p>0.531004</text:p>
              </table:table-cell>
              <table:table-cell office:value-type="float" office:value="0.373039">
                <text:p>0.373039</text:p>
              </table:table-cell>
              <table:table-cell office:value-type="float" office:value="0.212894">
                <text:p>0.212894</text:p>
              </table:table-cell>
              <table:table-cell office:value-type="float" office:value="0.323747">
                <text:p>0.323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039">
                <text:p>0.822039</text:p>
              </table:table-cell>
              <table:table-cell office:value-type="float" office:value="0.673437">
                <text:p>0.673437</text:p>
              </table:table-cell>
              <table:table-cell office:value-type="float" office:value="0.353487">
                <text:p>0.353487</text:p>
              </table:table-cell>
              <table:table-cell office:value-type="float" office:value="0.621623">
                <text:p>0.621623</text:p>
              </table:table-cell>
              <table:table-cell office:value-type="float" office:value="0.337598">
                <text:p>0.337598</text:p>
              </table:table-cell>
              <table:table-cell office:value-type="float" office:value="0.640444">
                <text:p>0.640444</text:p>
              </table:table-cell>
              <table:table-cell office:value-type="float" office:value="0.248837">
                <text:p>0.248837</text:p>
              </table:table-cell>
              <table:table-cell office:value-type="float" office:value="0.577226">
                <text:p>0.577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066">
                <text:p>0.584066</text:p>
              </table:table-cell>
              <table:table-cell office:value-type="float" office:value="0.636978">
                <text:p>0.636978</text:p>
              </table:table-cell>
              <table:table-cell office:value-type="float" office:value="0.638474">
                <text:p>0.638474</text:p>
              </table:table-cell>
              <table:table-cell office:value-type="float" office:value="0.596479">
                <text:p>0.596479</text:p>
              </table:table-cell>
              <table:table-cell office:value-type="float" office:value="0.336091">
                <text:p>0.336091</text:p>
              </table:table-cell>
              <table:table-cell office:value-type="float" office:value="0.321638">
                <text:p>0.321638</text:p>
              </table:table-cell>
              <table:table-cell office:value-type="float" office:value="0.357533">
                <text:p>0.357533</text:p>
              </table:table-cell>
              <table:table-cell office:value-type="float" office:value="0.619022">
                <text:p>0.619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92">
                <text:p>0.627992</text:p>
              </table:table-cell>
              <table:table-cell office:value-type="float" office:value="0.724451">
                <text:p>0.724451</text:p>
              </table:table-cell>
              <table:table-cell office:value-type="float" office:value="0.620003">
                <text:p>0.620003</text:p>
              </table:table-cell>
              <table:table-cell office:value-type="float" office:value="0.503878">
                <text:p>0.503878</text:p>
              </table:table-cell>
              <table:table-cell office:value-type="float" office:value="0.565565">
                <text:p>0.565565</text:p>
              </table:table-cell>
              <table:table-cell office:value-type="float" office:value="0.42754">
                <text:p>0.42754</text:p>
              </table:table-cell>
              <table:table-cell office:value-type="float" office:value="0.430224">
                <text:p>0.430224</text:p>
              </table:table-cell>
              <table:table-cell office:value-type="float" office:value="0.646732">
                <text:p>0.646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06">
                <text:p>0.498706</text:p>
              </table:table-cell>
              <table:table-cell office:value-type="float" office:value="0.766054">
                <text:p>0.766054</text:p>
              </table:table-cell>
              <table:table-cell office:value-type="float" office:value="0.367457">
                <text:p>0.367457</text:p>
              </table:table-cell>
              <table:table-cell office:value-type="float" office:value="0.626397">
                <text:p>0.626397</text:p>
              </table:table-cell>
              <table:table-cell office:value-type="float" office:value="0.617281">
                <text:p>0.617281</text:p>
              </table:table-cell>
              <table:table-cell office:value-type="float" office:value="0.595702">
                <text:p>0.595702</text:p>
              </table:table-cell>
              <table:table-cell office:value-type="float" office:value="0.384379">
                <text:p>0.384379</text:p>
              </table:table-cell>
              <table:table-cell office:value-type="float" office:value="0.335435">
                <text:p>0.335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201">
                <text:p>0.225201</text:p>
              </table:table-cell>
              <table:table-cell office:value-type="float" office:value="0.434195">
                <text:p>0.434195</text:p>
              </table:table-cell>
              <table:table-cell office:value-type="float" office:value="0.247375">
                <text:p>0.247375</text:p>
              </table:table-cell>
              <table:table-cell office:value-type="float" office:value="0.330463">
                <text:p>0.330463</text:p>
              </table:table-cell>
              <table:table-cell office:value-type="float" office:value="0.528813">
                <text:p>0.528813</text:p>
              </table:table-cell>
              <table:table-cell office:value-type="float" office:value="0.370271">
                <text:p>0.370271</text:p>
              </table:table-cell>
              <table:table-cell office:value-type="float" office:value="0.531996">
                <text:p>0.531996</text:p>
              </table:table-cell>
              <table:table-cell office:value-type="float" office:value="0.653645">
                <text:p>0.653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333">
                <text:p>0.775333</text:p>
              </table:table-cell>
              <table:table-cell office:value-type="float" office:value="0.451495">
                <text:p>0.451495</text:p>
              </table:table-cell>
              <table:table-cell office:value-type="float" office:value="0.498277">
                <text:p>0.498277</text:p>
              </table:table-cell>
              <table:table-cell office:value-type="float" office:value="0.664885">
                <text:p>0.664885</text:p>
              </table:table-cell>
              <table:table-cell office:value-type="float" office:value="0.623256">
                <text:p>0.623256</text:p>
              </table:table-cell>
              <table:table-cell office:value-type="float" office:value="0.57985">
                <text:p>0.57985</text:p>
              </table:table-cell>
              <table:table-cell office:value-type="float" office:value="0.473492">
                <text:p>0.473492</text:p>
              </table:table-cell>
              <table:table-cell office:value-type="float" office:value="0.360782">
                <text:p>0.360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493">
                <text:p>0.606493</text:p>
              </table:table-cell>
              <table:table-cell office:value-type="float" office:value="0.816503">
                <text:p>0.816503</text:p>
              </table:table-cell>
              <table:table-cell office:value-type="float" office:value="0.401143">
                <text:p>0.401143</text:p>
              </table:table-cell>
              <table:table-cell office:value-type="float" office:value="0.361749">
                <text:p>0.361749</text:p>
              </table:table-cell>
              <table:table-cell office:value-type="float" office:value="0.362282">
                <text:p>0.362282</text:p>
              </table:table-cell>
              <table:table-cell office:value-type="float" office:value="0.648625">
                <text:p>0.648625</text:p>
              </table:table-cell>
              <table:table-cell office:value-type="float" office:value="0.492563">
                <text:p>0.492563</text:p>
              </table:table-cell>
              <table:table-cell office:value-type="float" office:value="0.657001">
                <text:p>0.657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081">
                <text:p>0.652081</text:p>
              </table:table-cell>
              <table:table-cell office:value-type="float" office:value="0.301412">
                <text:p>0.301412</text:p>
              </table:table-cell>
              <table:table-cell office:value-type="float" office:value="0.639334">
                <text:p>0.639334</text:p>
              </table:table-cell>
              <table:table-cell office:value-type="float" office:value="0.591146">
                <text:p>0.591146</text:p>
              </table:table-cell>
              <table:table-cell office:value-type="float" office:value="0.536632">
                <text:p>0.536632</text:p>
              </table:table-cell>
              <table:table-cell office:value-type="float" office:value="0.380574">
                <text:p>0.380574</text:p>
              </table:table-cell>
              <table:table-cell office:value-type="float" office:value="0.584215">
                <text:p>0.584215</text:p>
              </table:table-cell>
              <table:table-cell office:value-type="float" office:value="0.630977">
                <text:p>0.630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076">
                <text:p>0.221076</text:p>
              </table:table-cell>
              <table:table-cell office:value-type="float" office:value="0.809997">
                <text:p>0.809997</text:p>
              </table:table-cell>
              <table:table-cell office:value-type="float" office:value="0.477833">
                <text:p>0.477833</text:p>
              </table:table-cell>
              <table:table-cell office:value-type="float" office:value="0.389022">
                <text:p>0.389022</text:p>
              </table:table-cell>
              <table:table-cell office:value-type="float" office:value="0.556136">
                <text:p>0.556136</text:p>
              </table:table-cell>
              <table:table-cell office:value-type="float" office:value="0.411159">
                <text:p>0.411159</text:p>
              </table:table-cell>
              <table:table-cell office:value-type="float" office:value="0.613101">
                <text:p>0.613101</text:p>
              </table:table-cell>
              <table:table-cell office:value-type="float" office:value="0.520291">
                <text:p>0.520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694">
                <text:p>0.313694</text:p>
              </table:table-cell>
              <table:table-cell office:value-type="float" office:value="0.801004">
                <text:p>0.801004</text:p>
              </table:table-cell>
              <table:table-cell office:value-type="float" office:value="0.438844">
                <text:p>0.438844</text:p>
              </table:table-cell>
              <table:table-cell office:value-type="float" office:value="0.649633">
                <text:p>0.649633</text:p>
              </table:table-cell>
              <table:table-cell office:value-type="float" office:value="0.623066">
                <text:p>0.623066</text:p>
              </table:table-cell>
              <table:table-cell office:value-type="float" office:value="0.544704">
                <text:p>0.544704</text:p>
              </table:table-cell>
              <table:table-cell office:value-type="float" office:value="0.480559">
                <text:p>0.480559</text:p>
              </table:table-cell>
              <table:table-cell office:value-type="float" office:value="0.656352">
                <text:p>0.65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439">
                <text:p>0.742439</text:p>
              </table:table-cell>
              <table:table-cell office:value-type="float" office:value="0.84683">
                <text:p>0.84683</text:p>
              </table:table-cell>
              <table:table-cell office:value-type="float" office:value="0.273768">
                <text:p>0.273768</text:p>
              </table:table-cell>
              <table:table-cell office:value-type="float" office:value="0.334486">
                <text:p>0.334486</text:p>
              </table:table-cell>
              <table:table-cell office:value-type="float" office:value="0.278976">
                <text:p>0.278976</text:p>
              </table:table-cell>
              <table:table-cell office:value-type="float" office:value="0.613898">
                <text:p>0.613898</text:p>
              </table:table-cell>
              <table:table-cell office:value-type="float" office:value="0.577051">
                <text:p>0.577051</text:p>
              </table:table-cell>
              <table:table-cell office:value-type="float" office:value="0.635918">
                <text:p>0.635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39">
                <text:p>0.777739</text:p>
              </table:table-cell>
              <table:table-cell office:value-type="float" office:value="0.338104">
                <text:p>0.338104</text:p>
              </table:table-cell>
              <table:table-cell office:value-type="float" office:value="0.548797">
                <text:p>0.548797</text:p>
              </table:table-cell>
              <table:table-cell office:value-type="float" office:value="0.427916">
                <text:p>0.427916</text:p>
              </table:table-cell>
              <table:table-cell office:value-type="float" office:value="0.31886">
                <text:p>0.31886</text:p>
              </table:table-cell>
              <table:table-cell office:value-type="float" office:value="0.323121">
                <text:p>0.323121</text:p>
              </table:table-cell>
              <table:table-cell office:value-type="float" office:value="0.619588">
                <text:p>0.619588</text:p>
              </table:table-cell>
              <table:table-cell office:value-type="float" office:value="0.548685">
                <text:p>0.548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823">
                <text:p>0.691823</text:p>
              </table:table-cell>
              <table:table-cell office:value-type="float" office:value="0.635062">
                <text:p>0.635062</text:p>
              </table:table-cell>
              <table:table-cell office:value-type="float" office:value="0.609038">
                <text:p>0.609038</text:p>
              </table:table-cell>
              <table:table-cell office:value-type="float" office:value="0.647926">
                <text:p>0.647926</text:p>
              </table:table-cell>
              <table:table-cell office:value-type="float" office:value="0.53187">
                <text:p>0.53187</text:p>
              </table:table-cell>
              <table:table-cell office:value-type="float" office:value="0.648507">
                <text:p>0.648507</text:p>
              </table:table-cell>
              <table:table-cell office:value-type="float" office:value="0.366323">
                <text:p>0.366323</text:p>
              </table:table-cell>
              <table:table-cell office:value-type="float" office:value="0.622882">
                <text:p>0.622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581">
                <text:p>0.650581</text:p>
              </table:table-cell>
              <table:table-cell office:value-type="float" office:value="0.276335">
                <text:p>0.276335</text:p>
              </table:table-cell>
              <table:table-cell office:value-type="float" office:value="0.637413">
                <text:p>0.637413</text:p>
              </table:table-cell>
              <table:table-cell office:value-type="float" office:value="0.601416">
                <text:p>0.601416</text:p>
              </table:table-cell>
              <table:table-cell office:value-type="float" office:value="0.533443">
                <text:p>0.533443</text:p>
              </table:table-cell>
              <table:table-cell office:value-type="float" office:value="0.376229">
                <text:p>0.376229</text:p>
              </table:table-cell>
              <table:table-cell office:value-type="float" office:value="0.593654">
                <text:p>0.593654</text:p>
              </table:table-cell>
              <table:table-cell office:value-type="float" office:value="0.478623">
                <text:p>0.478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341">
                <text:p>0.730341</text:p>
              </table:table-cell>
              <table:table-cell office:value-type="float" office:value="0.316358">
                <text:p>0.316358</text:p>
              </table:table-cell>
              <table:table-cell office:value-type="float" office:value="0.348553">
                <text:p>0.348553</text:p>
              </table:table-cell>
              <table:table-cell office:value-type="float" office:value="0.619931">
                <text:p>0.619931</text:p>
              </table:table-cell>
              <table:table-cell office:value-type="float" office:value="0.578251">
                <text:p>0.578251</text:p>
              </table:table-cell>
              <table:table-cell office:value-type="float" office:value="0.631763">
                <text:p>0.631763</text:p>
              </table:table-cell>
              <table:table-cell office:value-type="float" office:value="0.48173">
                <text:p>0.48173</text:p>
              </table:table-cell>
              <table:table-cell office:value-type="float" office:value="0.656446">
                <text:p>0.656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26">
                <text:p>0.268626</text:p>
              </table:table-cell>
              <table:table-cell office:value-type="float" office:value="0.930378">
                <text:p>0.930378</text:p>
              </table:table-cell>
              <table:table-cell office:value-type="float" office:value="0.427306">
                <text:p>0.427306</text:p>
              </table:table-cell>
              <table:table-cell office:value-type="float" office:value="0.646091">
                <text:p>0.646091</text:p>
              </table:table-cell>
              <table:table-cell office:value-type="float" office:value="0.609229">
                <text:p>0.609229</text:p>
              </table:table-cell>
              <table:table-cell office:value-type="float" office:value="0.607746">
                <text:p>0.607746</text:p>
              </table:table-cell>
              <table:table-cell office:value-type="float" office:value="0.415707">
                <text:p>0.415707</text:p>
              </table:table-cell>
              <table:table-cell office:value-type="float" office:value="0.642219">
                <text:p>0.642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621">
                <text:p>0.143621</text:p>
              </table:table-cell>
              <table:table-cell office:value-type="float" office:value="0.091992">
                <text:p>0.091992</text:p>
              </table:table-cell>
              <table:table-cell office:value-type="float" office:value="0.502934">
                <text:p>0.502934</text:p>
              </table:table-cell>
              <table:table-cell office:value-type="float" office:value="0.400771">
                <text:p>0.400771</text:p>
              </table:table-cell>
              <table:table-cell office:value-type="float" office:value="0.612148">
                <text:p>0.612148</text:p>
              </table:table-cell>
              <table:table-cell office:value-type="float" office:value="0.603959">
                <text:p>0.603959</text:p>
              </table:table-cell>
              <table:table-cell office:value-type="float" office:value="0.504682">
                <text:p>0.504682</text:p>
              </table:table-cell>
              <table:table-cell office:value-type="float" office:value="0.380163">
                <text:p>0.380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129">
                <text:p>0.694129</text:p>
              </table:table-cell>
              <table:table-cell office:value-type="float" office:value="1.038919">
                <text:p>1.038919</text:p>
              </table:table-cell>
              <table:table-cell office:value-type="float" office:value="0.118014">
                <text:p>0.118014</text:p>
              </table:table-cell>
              <table:table-cell office:value-type="float" office:value="0.312338">
                <text:p>0.312338</text:p>
              </table:table-cell>
              <table:table-cell office:value-type="float" office:value="0.416388">
                <text:p>0.416388</text:p>
              </table:table-cell>
              <table:table-cell office:value-type="float" office:value="0.659243">
                <text:p>0.659243</text:p>
              </table:table-cell>
              <table:table-cell office:value-type="float" office:value="0.404279">
                <text:p>0.404279</text:p>
              </table:table-cell>
              <table:table-cell office:value-type="float" office:value="0.638229">
                <text:p>0.638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815">
                <text:p>0.462815</text:p>
              </table:table-cell>
              <table:table-cell office:value-type="float" office:value="0.264396">
                <text:p>0.264396</text:p>
              </table:table-cell>
              <table:table-cell office:value-type="float" office:value="0.549911">
                <text:p>0.549911</text:p>
              </table:table-cell>
              <table:table-cell office:value-type="float" office:value="0.66932">
                <text:p>0.66932</text:p>
              </table:table-cell>
              <table:table-cell office:value-type="float" office:value="0.213103">
                <text:p>0.213103</text:p>
              </table:table-cell>
              <table:table-cell office:value-type="float" office:value="0.592358">
                <text:p>0.592358</text:p>
              </table:table-cell>
              <table:table-cell office:value-type="float" office:value="0.325619">
                <text:p>0.325619</text:p>
              </table:table-cell>
              <table:table-cell office:value-type="float" office:value="0.60477">
                <text:p>0.60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29">
                <text:p>0.633529</text:p>
              </table:table-cell>
              <table:table-cell office:value-type="float" office:value="0.404537">
                <text:p>0.404537</text:p>
              </table:table-cell>
              <table:table-cell office:value-type="float" office:value="0.357008">
                <text:p>0.357008</text:p>
              </table:table-cell>
              <table:table-cell office:value-type="float" office:value="0.622829">
                <text:p>0.622829</text:p>
              </table:table-cell>
              <table:table-cell office:value-type="float" office:value="0.596793">
                <text:p>0.596793</text:p>
              </table:table-cell>
              <table:table-cell office:value-type="float" office:value="0.619933">
                <text:p>0.619933</text:p>
              </table:table-cell>
              <table:table-cell office:value-type="float" office:value="0.564324">
                <text:p>0.564324</text:p>
              </table:table-cell>
              <table:table-cell office:value-type="float" office:value="0.642938">
                <text:p>0.642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764">
                <text:p>0.711764</text:p>
              </table:table-cell>
              <table:table-cell office:value-type="float" office:value="0.180537">
                <text:p>0.180537</text:p>
              </table:table-cell>
              <table:table-cell office:value-type="float" office:value="0.238623">
                <text:p>0.238623</text:p>
              </table:table-cell>
              <table:table-cell office:value-type="float" office:value="0.582297">
                <text:p>0.582297</text:p>
              </table:table-cell>
              <table:table-cell office:value-type="float" office:value="0.597978">
                <text:p>0.597978</text:p>
              </table:table-cell>
              <table:table-cell office:value-type="float" office:value="0.484089">
                <text:p>0.484089</text:p>
              </table:table-cell>
              <table:table-cell office:value-type="float" office:value="0.620263">
                <text:p>0.620263</text:p>
              </table:table-cell>
              <table:table-cell office:value-type="float" office:value="0.559839">
                <text:p>0.559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183">
                <text:p>0.401183</text:p>
              </table:table-cell>
              <table:table-cell office:value-type="float" office:value="0.830177">
                <text:p>0.830177</text:p>
              </table:table-cell>
              <table:table-cell office:value-type="float" office:value="0.460062">
                <text:p>0.460062</text:p>
              </table:table-cell>
              <table:table-cell office:value-type="float" office:value="0.655769">
                <text:p>0.655769</text:p>
              </table:table-cell>
              <table:table-cell office:value-type="float" office:value="0.613431">
                <text:p>0.613431</text:p>
              </table:table-cell>
              <table:table-cell office:value-type="float" office:value="0.602119">
                <text:p>0.602119</text:p>
              </table:table-cell>
              <table:table-cell office:value-type="float" office:value="0.439834">
                <text:p>0.439834</text:p>
              </table:table-cell>
              <table:table-cell office:value-type="float" office:value="0.649338">
                <text:p>0.649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364">
                <text:p>0.586364</text:p>
              </table:table-cell>
              <table:table-cell office:value-type="float" office:value="0.459397">
                <text:p>0.459397</text:p>
              </table:table-cell>
              <table:table-cell office:value-type="float" office:value="0.471987">
                <text:p>0.471987</text:p>
              </table:table-cell>
              <table:table-cell office:value-type="float" office:value="0.324628">
                <text:p>0.324628</text:p>
              </table:table-cell>
              <table:table-cell office:value-type="float" office:value="0.514467">
                <text:p>0.514467</text:p>
              </table:table-cell>
              <table:table-cell office:value-type="float" office:value="0.656258">
                <text:p>0.656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463">
                <text:p>0.341463</text:p>
              </table:table-cell>
              <table:table-cell office:value-type="float" office:value="0.346906">
                <text:p>0.346906</text:p>
              </table:table-cell>
              <table:table-cell office:value-type="float" office:value="0.29934">
                <text:p>0.29934</text:p>
              </table:table-cell>
              <table:table-cell office:value-type="float" office:value="0.324639">
                <text:p>0.324639</text:p>
              </table:table-cell>
              <table:table-cell office:value-type="float" office:value="0.432507">
                <text:p>0.432507</text:p>
              </table:table-cell>
              <table:table-cell office:value-type="float" office:value="0.344278">
                <text:p>0.344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449">
                <text:p>0.637449</text:p>
              </table:table-cell>
              <table:table-cell office:value-type="float" office:value="0.601269">
                <text:p>0.601269</text:p>
              </table:table-cell>
              <table:table-cell office:value-type="float" office:value="0.248504">
                <text:p>0.248504</text:p>
              </table:table-cell>
              <table:table-cell office:value-type="float" office:value="0.6012">
                <text:p>0.6012</text:p>
              </table:table-cell>
              <table:table-cell office:value-type="float" office:value="0.441759">
                <text:p>0.441759</text:p>
              </table:table-cell>
              <table:table-cell office:value-type="float" office:value="0.64982">
                <text:p>0.64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283">
                <text:p>0.509283</text:p>
              </table:table-cell>
              <table:table-cell office:value-type="float" office:value="0.666805">
                <text:p>0.666805</text:p>
              </table:table-cell>
              <table:table-cell office:value-type="float" office:value="0.568901">
                <text:p>0.568901</text:p>
              </table:table-cell>
              <table:table-cell office:value-type="float" office:value="0.636134">
                <text:p>0.636134</text:p>
              </table:table-cell>
              <table:table-cell office:value-type="float" office:value="0.490649">
                <text:p>0.490649</text:p>
              </table:table-cell>
              <table:table-cell office:value-type="float" office:value="0.656948">
                <text:p>0.656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582">
                <text:p>0.386582</text:p>
              </table:table-cell>
              <table:table-cell office:value-type="float" office:value="0.357701">
                <text:p>0.357701</text:p>
              </table:table-cell>
              <table:table-cell office:value-type="float" office:value="0.543392">
                <text:p>0.543392</text:p>
              </table:table-cell>
              <table:table-cell office:value-type="float" office:value="0.390432">
                <text:p>0.390432</text:p>
              </table:table-cell>
              <table:table-cell office:value-type="float" office:value="0.423814">
                <text:p>0.423814</text:p>
              </table:table-cell>
              <table:table-cell office:value-type="float" office:value="0.341933">
                <text:p>0.341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598">
                <text:p>0.438598</text:p>
              </table:table-cell>
              <table:table-cell office:value-type="float" office:value="0.649558">
                <text:p>0.649558</text:p>
              </table:table-cell>
              <table:table-cell office:value-type="float" office:value="0.535396">
                <text:p>0.535396</text:p>
              </table:table-cell>
              <table:table-cell office:value-type="float" office:value="0.647537">
                <text:p>0.647537</text:p>
              </table:table-cell>
              <table:table-cell office:value-type="float" office:value="0.603682">
                <text:p>0.603682</text:p>
              </table:table-cell>
              <table:table-cell office:value-type="float" office:value="0.497346">
                <text:p>0.49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051">
                <text:p>0.635051</text:p>
              </table:table-cell>
              <table:table-cell office:value-type="float" office:value="0.609586">
                <text:p>0.609586</text:p>
              </table:table-cell>
              <table:table-cell office:value-type="float" office:value="0.530247">
                <text:p>0.530247</text:p>
              </table:table-cell>
              <table:table-cell office:value-type="float" office:value="0.372072">
                <text:p>0.372072</text:p>
              </table:table-cell>
              <table:table-cell office:value-type="float" office:value="0.589024">
                <text:p>0.589024</text:p>
              </table:table-cell>
              <table:table-cell office:value-type="float" office:value="0.627142">
                <text:p>0.627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821">
                <text:p>0.552821</text:p>
              </table:table-cell>
              <table:table-cell office:value-type="float" office:value="0.669129">
                <text:p>0.669129</text:p>
              </table:table-cell>
              <table:table-cell office:value-type="float" office:value="0.396598">
                <text:p>0.396598</text:p>
              </table:table-cell>
              <table:table-cell office:value-type="float" office:value="0.315607">
                <text:p>0.315607</text:p>
              </table:table-cell>
              <table:table-cell office:value-type="float" office:value="0.362227">
                <text:p>0.362227</text:p>
              </table:table-cell>
              <table:table-cell office:value-type="float" office:value="0.621093">
                <text:p>0.621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629">
                <text:p>0.562629</text:p>
              </table:table-cell>
              <table:table-cell office:value-type="float" office:value="0.668007">
                <text:p>0.668007</text:p>
              </table:table-cell>
              <table:table-cell office:value-type="float" office:value="0.62046">
                <text:p>0.62046</text:p>
              </table:table-cell>
              <table:table-cell office:value-type="float" office:value="0.588781">
                <text:p>0.588781</text:p>
              </table:table-cell>
              <table:table-cell office:value-type="float" office:value="0.505973">
                <text:p>0.505973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709">
                <text:p>0.486709</text:p>
              </table:table-cell>
              <table:table-cell office:value-type="float" office:value="0.392979">
                <text:p>0.392979</text:p>
              </table:table-cell>
              <table:table-cell office:value-type="float" office:value="0.434386">
                <text:p>0.434386</text:p>
              </table:table-cell>
              <table:table-cell office:value-type="float" office:value="0.660612">
                <text:p>0.660612</text:p>
              </table:table-cell>
              <table:table-cell office:value-type="float" office:value="0.351076">
                <text:p>0.351076</text:p>
              </table:table-cell>
              <table:table-cell office:value-type="float" office:value="0.333893">
                <text:p>0.333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587">
                <text:p>0.513587</text:p>
              </table:table-cell>
              <table:table-cell office:value-type="float" office:value="0.667441">
                <text:p>0.667441</text:p>
              </table:table-cell>
              <table:table-cell office:value-type="float" office:value="0.376508">
                <text:p>0.376508</text:p>
              </table:table-cell>
              <table:table-cell office:value-type="float" office:value="0.652347">
                <text:p>0.652347</text:p>
              </table:table-cell>
              <table:table-cell office:value-type="float" office:value="0.61829">
                <text:p>0.61829</text:p>
              </table:table-cell>
              <table:table-cell office:value-type="float" office:value="0.540033">
                <text:p>0.54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218">
                <text:p>0.519218</text:p>
              </table:table-cell>
              <table:table-cell office:value-type="float" office:value="0.409427">
                <text:p>0.409427</text:p>
              </table:table-cell>
              <table:table-cell office:value-type="float" office:value="0.557689">
                <text:p>0.557689</text:p>
              </table:table-cell>
              <table:table-cell office:value-type="float" office:value="0.413826">
                <text:p>0.413826</text:p>
              </table:table-cell>
              <table:table-cell office:value-type="float" office:value="0.276584">
                <text:p>0.276584</text:p>
              </table:table-cell>
              <table:table-cell office:value-type="float" office:value="0.585139">
                <text:p>0.585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294">
                <text:p>0.390294</text:p>
              </table:table-cell>
              <table:table-cell office:value-type="float" office:value="0.358704">
                <text:p>0.358704</text:p>
              </table:table-cell>
              <table:table-cell office:value-type="float" office:value="0.498265">
                <text:p>0.498265</text:p>
              </table:table-cell>
              <table:table-cell office:value-type="float" office:value="0.340153">
                <text:p>0.340153</text:p>
              </table:table-cell>
              <table:table-cell office:value-type="float" office:value="0.369738">
                <text:p>0.369738</text:p>
              </table:table-cell>
              <table:table-cell office:value-type="float" office:value="0.624364">
                <text:p>0.624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25">
                <text:p>0.34325</text:p>
              </table:table-cell>
              <table:table-cell office:value-type="float" office:value="0.618105">
                <text:p>0.618105</text:p>
              </table:table-cell>
              <table:table-cell office:value-type="float" office:value="0.369546">
                <text:p>0.369546</text:p>
              </table:table-cell>
              <table:table-cell office:value-type="float" office:value="0.650611">
                <text:p>0.650611</text:p>
              </table:table-cell>
              <table:table-cell office:value-type="float" office:value="0.603147">
                <text:p>0.603147</text:p>
              </table:table-cell>
              <table:table-cell office:value-type="float" office:value="0.496233">
                <text:p>0.496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61">
                <text:p>0.43961</text:p>
              </table:table-cell>
              <table:table-cell office:value-type="float" office:value="0.374043">
                <text:p>0.374043</text:p>
              </table:table-cell>
              <table:table-cell office:value-type="float" office:value="0.573528">
                <text:p>0.573528</text:p>
              </table:table-cell>
              <table:table-cell office:value-type="float" office:value="0.441429">
                <text:p>0.441429</text:p>
              </table:table-cell>
              <table:table-cell office:value-type="float" office:value="0.564158">
                <text:p>0.564158</text:p>
              </table:table-cell>
              <table:table-cell office:value-type="float" office:value="0.643017">
                <text:p>0.643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526">
                <text:p>0.448526</text:p>
              </table:table-cell>
              <table:table-cell office:value-type="float" office:value="0.652501">
                <text:p>0.652501</text:p>
              </table:table-cell>
              <table:table-cell office:value-type="float" office:value="0.28757">
                <text:p>0.28757</text:p>
              </table:table-cell>
              <table:table-cell office:value-type="float" office:value="0.617997">
                <text:p>0.617997</text:p>
              </table:table-cell>
              <table:table-cell office:value-type="float" office:value="0.577713">
                <text:p>0.577713</text:p>
              </table:table-cell>
              <table:table-cell office:value-type="float" office:value="0.635493">
                <text:p>0.635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514">
                <text:p>0.521514</text:p>
              </table:table-cell>
              <table:table-cell office:value-type="float" office:value="0.668418">
                <text:p>0.668418</text:p>
              </table:table-cell>
              <table:table-cell office:value-type="float" office:value="0.516784">
                <text:p>0.516784</text:p>
              </table:table-cell>
              <table:table-cell office:value-type="float" office:value="0.652305">
                <text:p>0.652305</text:p>
              </table:table-cell>
              <table:table-cell office:value-type="float" office:value="0.382469">
                <text:p>0.382469</text:p>
              </table:table-cell>
              <table:table-cell office:value-type="float" office:value="0.629733">
                <text:p>0.629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63">
                <text:p>0.63963</text:p>
              </table:table-cell>
              <table:table-cell office:value-type="float" office:value="0.588747">
                <text:p>0.588747</text:p>
              </table:table-cell>
              <table:table-cell office:value-type="float" office:value="0.617917">
                <text:p>0.617917</text:p>
              </table:table-cell>
              <table:table-cell office:value-type="float" office:value="0.526776">
                <text:p>0.526776</text:p>
              </table:table-cell>
              <table:table-cell office:value-type="float" office:value="0.458091">
                <text:p>0.458091</text:p>
              </table:table-cell>
              <table:table-cell office:value-type="float" office:value="0.653336">
                <text:p>0.653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687">
                <text:p>0.256687</text:p>
              </table:table-cell>
              <table:table-cell office:value-type="float" office:value="0.588383">
                <text:p>0.588383</text:p>
              </table:table-cell>
              <table:table-cell office:value-type="float" office:value="0.612272">
                <text:p>0.612272</text:p>
              </table:table-cell>
              <table:table-cell office:value-type="float" office:value="0.512672">
                <text:p>0.512672</text:p>
              </table:table-cell>
              <table:table-cell office:value-type="float" office:value="0.469924">
                <text:p>0.469924</text:p>
              </table:table-cell>
              <table:table-cell office:value-type="float" office:value="0.358963">
                <text:p>0.358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252">
                <text:p>0.514252</text:p>
              </table:table-cell>
              <table:table-cell office:value-type="float" office:value="0.40669">
                <text:p>0.40669</text:p>
              </table:table-cell>
              <table:table-cell office:value-type="float" office:value="0.594255">
                <text:p>0.594255</text:p>
              </table:table-cell>
              <table:table-cell office:value-type="float" office:value="0.621896">
                <text:p>0.621896</text:p>
              </table:table-cell>
              <table:table-cell office:value-type="float" office:value="0.509432">
                <text:p>0.509432</text:p>
              </table:table-cell>
              <table:table-cell office:value-type="float" office:value="0.65666">
                <text:p>0.65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851">
                <text:p>0.483851</text:p>
              </table:table-cell>
              <table:table-cell office:value-type="float" office:value="0.661823">
                <text:p>0.661823</text:p>
              </table:table-cell>
              <table:table-cell office:value-type="float" office:value="0.232054">
                <text:p>0.232054</text:p>
              </table:table-cell>
              <table:table-cell office:value-type="float" office:value="0.596235">
                <text:p>0.596235</text:p>
              </table:table-cell>
              <table:table-cell office:value-type="float" office:value="0.240753">
                <text:p>0.240753</text:p>
              </table:table-cell>
              <table:table-cell office:value-type="float" office:value="0.575534">
                <text:p>0.575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446">
                <text:p>0.590446</text:p>
              </table:table-cell>
              <table:table-cell office:value-type="float" office:value="0.463651">
                <text:p>0.463651</text:p>
              </table:table-cell>
              <table:table-cell office:value-type="float" office:value="0.522821">
                <text:p>0.522821</text:p>
              </table:table-cell>
              <table:table-cell office:value-type="float" office:value="0.650855">
                <text:p>0.650855</text:p>
              </table:table-cell>
              <table:table-cell office:value-type="float" office:value="0.555073">
                <text:p>0.555073</text:p>
              </table:table-cell>
              <table:table-cell office:value-type="float" office:value="0.426133">
                <text:p>0.426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879">
                <text:p>0.350879</text:p>
              </table:table-cell>
              <table:table-cell office:value-type="float" office:value="0.620728">
                <text:p>0.620728</text:p>
              </table:table-cell>
              <table:table-cell office:value-type="float" office:value="0.3901">
                <text:p>0.3901</text:p>
              </table:table-cell>
              <table:table-cell office:value-type="float" office:value="0.655278">
                <text:p>0.655278</text:p>
              </table:table-cell>
              <table:table-cell office:value-type="float" office:value="0.371517">
                <text:p>0.371517</text:p>
              </table:table-cell>
              <table:table-cell office:value-type="float" office:value="0.334514">
                <text:p>0.33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028">
                <text:p>0.613028</text:p>
              </table:table-cell>
              <table:table-cell office:value-type="float" office:value="0.644376">
                <text:p>0.644376</text:p>
              </table:table-cell>
              <table:table-cell office:value-type="float" office:value="0.616577">
                <text:p>0.616577</text:p>
              </table:table-cell>
              <table:table-cell office:value-type="float" office:value="0.596999">
                <text:p>0.596999</text:p>
              </table:table-cell>
              <table:table-cell office:value-type="float" office:value="0.522948">
                <text:p>0.522948</text:p>
              </table:table-cell>
              <table:table-cell office:value-type="float" office:value="0.655235">
                <text:p>0.65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868">
                <text:p>0.491868</text:p>
              </table:table-cell>
              <table:table-cell office:value-type="float" office:value="0.663592">
                <text:p>0.663592</text:p>
              </table:table-cell>
              <table:table-cell office:value-type="float" office:value="0.62513">
                <text:p>0.62513</text:p>
              </table:table-cell>
              <table:table-cell office:value-type="float" office:value="0.563605">
                <text:p>0.563605</text:p>
              </table:table-cell>
              <table:table-cell office:value-type="float" office:value="0.368379">
                <text:p>0.368379</text:p>
              </table:table-cell>
              <table:table-cell office:value-type="float" office:value="0.623777">
                <text:p>0.623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263">
                <text:p>0.253263</text:p>
              </table:table-cell>
              <table:table-cell office:value-type="float" office:value="0.587225">
                <text:p>0.587225</text:p>
              </table:table-cell>
              <table:table-cell office:value-type="float" office:value="0.365293">
                <text:p>0.365293</text:p>
              </table:table-cell>
              <table:table-cell office:value-type="float" office:value="0.649469">
                <text:p>0.649469</text:p>
              </table:table-cell>
              <table:table-cell office:value-type="float" office:value="0.616432">
                <text:p>0.616432</text:p>
              </table:table-cell>
              <table:table-cell office:value-type="float" office:value="0.531602">
                <text:p>0.531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739">
                <text:p>0.368739</text:p>
              </table:table-cell>
              <table:table-cell office:value-type="float" office:value="0.353136">
                <text:p>0.353136</text:p>
              </table:table-cell>
              <table:table-cell office:value-type="float" office:value="0.576655">
                <text:p>0.576655</text:p>
              </table:table-cell>
              <table:table-cell office:value-type="float" office:value="0.446842">
                <text:p>0.446842</text:p>
              </table:table-cell>
              <table:table-cell office:value-type="float" office:value="0.377163">
                <text:p>0.377163</text:p>
              </table:table-cell>
              <table:table-cell office:value-type="float" office:value="0.33486">
                <text:p>0.33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983">
                <text:p>0.634983</text:p>
              </table:table-cell>
              <table:table-cell office:value-type="float" office:value="0.539733">
                <text:p>0.539733</text:p>
              </table:table-cell>
              <table:table-cell office:value-type="float" office:value="0.384917">
                <text:p>0.384917</text:p>
              </table:table-cell>
              <table:table-cell office:value-type="float" office:value="0.316732">
                <text:p>0.316732</text:p>
              </table:table-cell>
              <table:table-cell office:value-type="float" office:value="0.327164">
                <text:p>0.327164</text:p>
              </table:table-cell>
              <table:table-cell office:value-type="float" office:value="0.333961">
                <text:p>0.33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169">
                <text:p>0.545169</text:p>
              </table:table-cell>
              <table:table-cell office:value-type="float" office:value="0.669503">
                <text:p>0.669503</text:p>
              </table:table-cell>
              <table:table-cell office:value-type="float" office:value="0.279236">
                <text:p>0.279236</text:p>
              </table:table-cell>
              <table:table-cell office:value-type="float" office:value="0.325728">
                <text:p>0.325728</text:p>
              </table:table-cell>
              <table:table-cell office:value-type="float" office:value="0.604368">
                <text:p>0.604368</text:p>
              </table:table-cell>
              <table:table-cell office:value-type="float" office:value="0.498769">
                <text:p>0.49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7019">
                <text:p>0.177019</text:p>
              </table:table-cell>
              <table:table-cell office:value-type="float" office:value="0.56211">
                <text:p>0.56211</text:p>
              </table:table-cell>
              <table:table-cell office:value-type="float" office:value="0.585508">
                <text:p>0.585508</text:p>
              </table:table-cell>
              <table:table-cell office:value-type="float" office:value="0.462096">
                <text:p>0.462096</text:p>
              </table:table-cell>
              <table:table-cell office:value-type="float" office:value="0.533829">
                <text:p>0.533829</text:p>
              </table:table-cell>
              <table:table-cell office:value-type="float" office:value="0.653254">
                <text:p>0.65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093">
                <text:p>0.581093</text:p>
              </table:table-cell>
              <table:table-cell office:value-type="float" office:value="0.454204">
                <text:p>0.454204</text:p>
              </table:table-cell>
              <table:table-cell office:value-type="float" office:value="0.612235">
                <text:p>0.612235</text:p>
              </table:table-cell>
              <table:table-cell office:value-type="float" office:value="0.512594">
                <text:p>0.512594</text:p>
              </table:table-cell>
              <table:table-cell office:value-type="float" office:value="0.607849">
                <text:p>0.607849</text:p>
              </table:table-cell>
              <table:table-cell office:value-type="float" office:value="0.506516">
                <text:p>0.506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425">
                <text:p>0.572425</text:p>
              </table:table-cell>
              <table:table-cell office:value-type="float" office:value="0.66605">
                <text:p>0.66605</text:p>
              </table:table-cell>
              <table:table-cell office:value-type="float" office:value="0.562133">
                <text:p>0.562133</text:p>
              </table:table-cell>
              <table:table-cell office:value-type="float" office:value="0.42154">
                <text:p>0.42154</text:p>
              </table:table-cell>
              <table:table-cell office:value-type="float" office:value="0.562071">
                <text:p>0.562071</text:p>
              </table:table-cell>
              <table:table-cell office:value-type="float" office:value="0.434219">
                <text:p>0.43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279">
                <text:p>0.403279</text:p>
              </table:table-cell>
              <table:table-cell office:value-type="float" office:value="0.638393">
                <text:p>0.638393</text:p>
              </table:table-cell>
              <table:table-cell office:value-type="float" office:value="0.564885">
                <text:p>0.564885</text:p>
              </table:table-cell>
              <table:table-cell office:value-type="float" office:value="0.637795">
                <text:p>0.637795</text:p>
              </table:table-cell>
              <table:table-cell office:value-type="float" office:value="0.572731">
                <text:p>0.572731</text:p>
              </table:table-cell>
              <table:table-cell office:value-type="float" office:value="0.447567">
                <text:p>0.447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36">
                <text:p>0.329036</text:p>
              </table:table-cell>
              <table:table-cell office:value-type="float" office:value="0.613206">
                <text:p>0.613206</text:p>
              </table:table-cell>
              <table:table-cell office:value-type="float" office:value="0.580098">
                <text:p>0.580098</text:p>
              </table:table-cell>
              <table:table-cell office:value-type="float" office:value="0.630799">
                <text:p>0.630799</text:p>
              </table:table-cell>
              <table:table-cell office:value-type="float" office:value="0.465069">
                <text:p>0.465069</text:p>
              </table:table-cell>
              <table:table-cell office:value-type="float" office:value="0.356603">
                <text:p>0.356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073">
                <text:p>0.609073</text:p>
              </table:table-cell>
              <table:table-cell office:value-type="float" office:value="0.647897">
                <text:p>0.647897</text:p>
              </table:table-cell>
              <table:table-cell office:value-type="float" office:value="0.490421">
                <text:p>0.490421</text:p>
              </table:table-cell>
              <table:table-cell office:value-type="float" office:value="0.657449">
                <text:p>0.657449</text:p>
              </table:table-cell>
              <table:table-cell office:value-type="float" office:value="0.614348">
                <text:p>0.614348</text:p>
              </table:table-cell>
              <table:table-cell office:value-type="float" office:value="0.524168">
                <text:p>0.524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755">
                <text:p>0.280755</text:p>
              </table:table-cell>
              <table:table-cell office:value-type="float" office:value="0.33561">
                <text:p>0.33561</text:p>
              </table:table-cell>
              <table:table-cell office:value-type="float" office:value="0.60663">
                <text:p>0.60663</text:p>
              </table:table-cell>
              <table:table-cell office:value-type="float" office:value="0.61075">
                <text:p>0.61075</text:p>
              </table:table-cell>
              <table:table-cell office:value-type="float" office:value="0.528209">
                <text:p>0.528209</text:p>
              </table:table-cell>
              <table:table-cell office:value-type="float" office:value="0.399178">
                <text:p>0.399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453">
                <text:p>0.635453</text:p>
              </table:table-cell>
              <table:table-cell office:value-type="float" office:value="0.541425">
                <text:p>0.541425</text:p>
              </table:table-cell>
              <table:table-cell office:value-type="float" office:value="0.574803">
                <text:p>0.574803</text:p>
              </table:table-cell>
              <table:table-cell office:value-type="float" office:value="0.443639">
                <text:p>0.443639</text:p>
              </table:table-cell>
              <table:table-cell office:value-type="float" office:value="0.329489">
                <text:p>0.329489</text:p>
              </table:table-cell>
              <table:table-cell office:value-type="float" office:value="0.333937">
                <text:p>0.333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09">
                <text:p>0.40609</text:p>
              </table:table-cell>
              <table:table-cell office:value-type="float" office:value="0.363196">
                <text:p>0.363196</text:p>
              </table:table-cell>
              <table:table-cell office:value-type="float" office:value="0.603844">
                <text:p>0.603844</text:p>
              </table:table-cell>
              <table:table-cell office:value-type="float" office:value="0.613658">
                <text:p>0.613658</text:p>
              </table:table-cell>
              <table:table-cell office:value-type="float" office:value="0.288919">
                <text:p>0.288919</text:p>
              </table:table-cell>
              <table:table-cell office:value-type="float" office:value="0.58955">
                <text:p>0.58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561">
                <text:p>0.387561</text:p>
              </table:table-cell>
              <table:table-cell office:value-type="float" office:value="0.357964">
                <text:p>0.357964</text:p>
              </table:table-cell>
              <table:table-cell office:value-type="float" office:value="0.59038">
                <text:p>0.59038</text:p>
              </table:table-cell>
              <table:table-cell office:value-type="float" office:value="0.47055">
                <text:p>0.47055</text:p>
              </table:table-cell>
              <table:table-cell office:value-type="float" office:value="0.462385">
                <text:p>0.462385</text:p>
              </table:table-cell>
              <table:table-cell office:value-type="float" office:value="0.65408">
                <text:p>0.65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53">
                <text:p>0.46753</text:p>
              </table:table-cell>
              <table:table-cell office:value-type="float" office:value="0.657781">
                <text:p>0.657781</text:p>
              </table:table-cell>
              <table:table-cell office:value-type="float" office:value="0.429995">
                <text:p>0.429995</text:p>
              </table:table-cell>
              <table:table-cell office:value-type="float" office:value="0.660383">
                <text:p>0.660383</text:p>
              </table:table-cell>
              <table:table-cell office:value-type="float" office:value="0.427494">
                <text:p>0.427494</text:p>
              </table:table-cell>
              <table:table-cell office:value-type="float" office:value="0.645936">
                <text:p>0.645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71">
                <text:p>0.38071</text:p>
              </table:table-cell>
              <table:table-cell office:value-type="float" office:value="0.630886">
                <text:p>0.630886</text:p>
              </table:table-cell>
              <table:table-cell office:value-type="float" office:value="0.382452">
                <text:p>0.382452</text:p>
              </table:table-cell>
              <table:table-cell office:value-type="float" office:value="0.653703">
                <text:p>0.653703</text:p>
              </table:table-cell>
              <table:table-cell office:value-type="float" office:value="0.354781">
                <text:p>0.354781</text:p>
              </table:table-cell>
              <table:table-cell office:value-type="float" office:value="0.333942">
                <text:p>0.333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654">
                <text:p>0.541654</text:p>
              </table:table-cell>
              <table:table-cell office:value-type="float" office:value="0.423064">
                <text:p>0.423064</text:p>
              </table:table-cell>
              <table:table-cell office:value-type="float" office:value="0.62508">
                <text:p>0.62508</text:p>
              </table:table-cell>
              <table:table-cell office:value-type="float" office:value="0.560639">
                <text:p>0.560639</text:p>
              </table:table-cell>
              <table:table-cell office:value-type="float" office:value="0.617687">
                <text:p>0.617687</text:p>
              </table:table-cell>
              <table:table-cell office:value-type="float" office:value="0.537005">
                <text:p>0.53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791">
                <text:p>0.224791</text:p>
              </table:table-cell>
              <table:table-cell office:value-type="float" office:value="0.577683">
                <text:p>0.577683</text:p>
              </table:table-cell>
              <table:table-cell office:value-type="float" office:value="0.520973">
                <text:p>0.520973</text:p>
              </table:table-cell>
              <table:table-cell office:value-type="float" office:value="0.651309">
                <text:p>0.651309</text:p>
              </table:table-cell>
              <table:table-cell office:value-type="float" office:value="0.600609">
                <text:p>0.600609</text:p>
              </table:table-cell>
              <table:table-cell office:value-type="float" office:value="0.491192">
                <text:p>0.491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487">
                <text:p>0.278487</text:p>
              </table:table-cell>
              <table:table-cell office:value-type="float" office:value="0.595805">
                <text:p>0.595805</text:p>
              </table:table-cell>
              <table:table-cell office:value-type="float" office:value="0.505753">
                <text:p>0.505753</text:p>
              </table:table-cell>
              <table:table-cell office:value-type="float" office:value="0.346195">
                <text:p>0.346195</text:p>
              </table:table-cell>
              <table:table-cell office:value-type="float" office:value="0.481032">
                <text:p>0.481032</text:p>
              </table:table-cell>
              <table:table-cell office:value-type="float" office:value="0.65639">
                <text:p>0.65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796">
                <text:p>0.531796</text:p>
              </table:table-cell>
              <table:table-cell office:value-type="float" office:value="0.416796">
                <text:p>0.416796</text:p>
              </table:table-cell>
              <table:table-cell office:value-type="float" office:value="0.548657">
                <text:p>0.548657</text:p>
              </table:table-cell>
              <table:table-cell office:value-type="float" office:value="0.398696">
                <text:p>0.398696</text:p>
              </table:table-cell>
              <table:table-cell office:value-type="float" office:value="0.408481">
                <text:p>0.408481</text:p>
              </table:table-cell>
              <table:table-cell office:value-type="float" office:value="0.639739">
                <text:p>0.639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968">
                <text:p>0.256968</text:p>
              </table:table-cell>
              <table:table-cell office:value-type="float" office:value="0.588479">
                <text:p>0.588479</text:p>
              </table:table-cell>
              <table:table-cell office:value-type="float" office:value="0.395136">
                <text:p>0.395136</text:p>
              </table:table-cell>
              <table:table-cell office:value-type="float" office:value="0.656212">
                <text:p>0.656212</text:p>
              </table:table-cell>
              <table:table-cell office:value-type="float" office:value="0.511865">
                <text:p>0.511865</text:p>
              </table:table-cell>
              <table:table-cell office:value-type="float" office:value="0.385549">
                <text:p>0.385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074">
                <text:p>0.298074</text:p>
              </table:table-cell>
              <table:table-cell office:value-type="float" office:value="0.602528">
                <text:p>0.602528</text:p>
              </table:table-cell>
              <table:table-cell office:value-type="float" office:value="0.547957">
                <text:p>0.547957</text:p>
              </table:table-cell>
              <table:table-cell office:value-type="float" office:value="0.643798">
                <text:p>0.643798</text:p>
              </table:table-cell>
              <table:table-cell office:value-type="float" office:value="0.403494">
                <text:p>0.403494</text:p>
              </table:table-cell>
              <table:table-cell office:value-type="float" office:value="0.637942">
                <text:p>0.63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95">
                <text:p>0.358995</text:p>
              </table:table-cell>
              <table:table-cell office:value-type="float" office:value="0.623508">
                <text:p>0.623508</text:p>
              </table:table-cell>
              <table:table-cell office:value-type="float" office:value="0.374317">
                <text:p>0.374317</text:p>
              </table:table-cell>
              <table:table-cell office:value-type="float" office:value="0.651818">
                <text:p>0.651818</text:p>
              </table:table-cell>
              <table:table-cell office:value-type="float" office:value="0.481839">
                <text:p>0.481839</text:p>
              </table:table-cell>
              <table:table-cell office:value-type="float" office:value="0.656456">
                <text:p>0.656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92">
                <text:p>0.639992</text:p>
              </table:table-cell>
              <table:table-cell office:value-type="float" office:value="0.584858">
                <text:p>0.584858</text:p>
              </table:table-cell>
              <table:table-cell office:value-type="float" office:value="0.317122">
                <text:p>0.317122</text:p>
              </table:table-cell>
              <table:table-cell office:value-type="float" office:value="0.631981">
                <text:p>0.631981</text:p>
              </table:table-cell>
              <table:table-cell office:value-type="float" office:value="0.297865">
                <text:p>0.297865</text:p>
              </table:table-cell>
              <table:table-cell office:value-type="float" office:value="0.334161">
                <text:p>0.334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705">
                <text:p>0.548705</text:p>
              </table:table-cell>
              <table:table-cell office:value-type="float" office:value="0.669381">
                <text:p>0.669381</text:p>
              </table:table-cell>
              <table:table-cell office:value-type="float" office:value="0.489">
                <text:p>0.489</text:p>
              </table:table-cell>
              <table:table-cell office:value-type="float" office:value="0.657666">
                <text:p>0.657666</text:p>
              </table:table-cell>
              <table:table-cell office:value-type="float" office:value="0.443441">
                <text:p>0.443441</text:p>
              </table:table-cell>
              <table:table-cell office:value-type="float" office:value="0.650226">
                <text:p>0.65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395">
                <text:p>0.617395</text:p>
              </table:table-cell>
              <table:table-cell office:value-type="float" office:value="0.499335">
                <text:p>0.499335</text:p>
              </table:table-cell>
              <table:table-cell office:value-type="float" office:value="0.361926">
                <text:p>0.361926</text:p>
              </table:table-cell>
              <table:table-cell office:value-type="float" office:value="0.648521">
                <text:p>0.648521</text:p>
              </table:table-cell>
              <table:table-cell office:value-type="float" office:value="0.620117">
                <text:p>0.620117</text:p>
              </table:table-cell>
              <table:table-cell office:value-type="float" office:value="0.555056">
                <text:p>0.55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522">
                <text:p>0.420522</text:p>
              </table:table-cell>
              <table:table-cell office:value-type="float" office:value="0.367634">
                <text:p>0.367634</text:p>
              </table:table-cell>
              <table:table-cell office:value-type="float" office:value="0.547019">
                <text:p>0.547019</text:p>
              </table:table-cell>
              <table:table-cell office:value-type="float" office:value="0.396074">
                <text:p>0.396074</text:p>
              </table:table-cell>
              <table:table-cell office:value-type="float" office:value="0.557552">
                <text:p>0.557552</text:p>
              </table:table-cell>
              <table:table-cell office:value-type="float" office:value="0.645932">
                <text:p>0.645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291">
                <text:p>0.451291</text:p>
              </table:table-cell>
              <table:table-cell office:value-type="float" office:value="0.378296">
                <text:p>0.378296</text:p>
              </table:table-cell>
              <table:table-cell office:value-type="float" office:value="0.365102">
                <text:p>0.365102</text:p>
              </table:table-cell>
              <table:table-cell office:value-type="float" office:value="0.318831">
                <text:p>0.318831</text:p>
              </table:table-cell>
              <table:table-cell office:value-type="float" office:value="0.554132">
                <text:p>0.554132</text:p>
              </table:table-cell>
              <table:table-cell office:value-type="float" office:value="0.425081">
                <text:p>0.42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473">
                <text:p>0.540473</text:p>
              </table:table-cell>
              <table:table-cell office:value-type="float" office:value="0.422288">
                <text:p>0.422288</text:p>
              </table:table-cell>
              <table:table-cell office:value-type="float" office:value="0.442481">
                <text:p>0.442481</text:p>
              </table:table-cell>
              <table:table-cell office:value-type="float" office:value="0.660855">
                <text:p>0.660855</text:p>
              </table:table-cell>
              <table:table-cell office:value-type="float" office:value="0.328863">
                <text:p>0.328863</text:p>
              </table:table-cell>
              <table:table-cell office:value-type="float" office:value="0.606208">
                <text:p>0.606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542">
                <text:p>0.498542</text:p>
              </table:table-cell>
              <table:table-cell office:value-type="float" office:value="0.398585">
                <text:p>0.398585</text:p>
              </table:table-cell>
              <table:table-cell office:value-type="float" office:value="0.602995">
                <text:p>0.602995</text:p>
              </table:table-cell>
              <table:table-cell office:value-type="float" office:value="0.493477">
                <text:p>0.493477</text:p>
              </table:table-cell>
              <table:table-cell office:value-type="float" office:value="0.586873">
                <text:p>0.586873</text:p>
              </table:table-cell>
              <table:table-cell office:value-type="float" office:value="0.628912">
                <text:p>0.628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074">
                <text:p>0.182074</text:p>
              </table:table-cell>
              <table:table-cell office:value-type="float" office:value="0.563729">
                <text:p>0.563729</text:p>
              </table:table-cell>
              <table:table-cell office:value-type="float" office:value="0.313286">
                <text:p>0.313286</text:p>
              </table:table-cell>
              <table:table-cell office:value-type="float" office:value="0.323578">
                <text:p>0.323578</text:p>
              </table:table-cell>
              <table:table-cell office:value-type="float" office:value="0.526491">
                <text:p>0.526491</text:p>
              </table:table-cell>
              <table:table-cell office:value-type="float" office:value="0.397651">
                <text:p>0.397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755">
                <text:p>0.632755</text:p>
              </table:table-cell>
              <table:table-cell office:value-type="float" office:value="0.532555">
                <text:p>0.532555</text:p>
              </table:table-cell>
              <table:table-cell office:value-type="float" office:value="0.579883">
                <text:p>0.579883</text:p>
              </table:table-cell>
              <table:table-cell office:value-type="float" office:value="0.630913">
                <text:p>0.630913</text:p>
              </table:table-cell>
              <table:table-cell office:value-type="float" office:value="0.411277">
                <text:p>0.411277</text:p>
              </table:table-cell>
              <table:table-cell office:value-type="float" office:value="0.339174">
                <text:p>0.339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631">
                <text:p>0.491631</text:p>
              </table:table-cell>
              <table:table-cell office:value-type="float" office:value="0.663543">
                <text:p>0.663543</text:p>
              </table:table-cell>
              <table:table-cell office:value-type="float" office:value="0.448401">
                <text:p>0.448401</text:p>
              </table:table-cell>
              <table:table-cell office:value-type="float" office:value="0.660882">
                <text:p>0.660882</text:p>
              </table:table-cell>
              <table:table-cell office:value-type="float" office:value="0.399364">
                <text:p>0.399364</text:p>
              </table:table-cell>
              <table:table-cell office:value-type="float" office:value="0.636408">
                <text:p>0.63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308">
                <text:p>0.375308</text:p>
              </table:table-cell>
              <table:table-cell office:value-type="float" office:value="0.629062">
                <text:p>0.629062</text:p>
              </table:table-cell>
              <table:table-cell office:value-type="float" office:value="0.475453">
                <text:p>0.475453</text:p>
              </table:table-cell>
              <table:table-cell office:value-type="float" office:value="0.326209">
                <text:p>0.326209</text:p>
              </table:table-cell>
              <table:table-cell office:value-type="float" office:value="0.33437">
                <text:p>0.33437</text:p>
              </table:table-cell>
              <table:table-cell office:value-type="float" office:value="0.608662">
                <text:p>0.60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574">
                <text:p>0.611574</text:p>
              </table:table-cell>
              <table:table-cell office:value-type="float" office:value="0.490125">
                <text:p>0.490125</text:p>
              </table:table-cell>
              <table:table-cell office:value-type="float" office:value="0.619257">
                <text:p>0.619257</text:p>
              </table:table-cell>
              <table:table-cell office:value-type="float" office:value="0.591645">
                <text:p>0.591645</text:p>
              </table:table-cell>
              <table:table-cell office:value-type="float" office:value="0.515855">
                <text:p>0.515855</text:p>
              </table:table-cell>
              <table:table-cell office:value-type="float" office:value="0.656119">
                <text:p>0.656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748">
                <text:p>0.205748</text:p>
              </table:table-cell>
              <table:table-cell office:value-type="float" office:value="0.571405">
                <text:p>0.571405</text:p>
              </table:table-cell>
              <table:table-cell office:value-type="float" office:value="0.367864">
                <text:p>0.367864</text:p>
              </table:table-cell>
              <table:table-cell office:value-type="float" office:value="0.318541">
                <text:p>0.318541</text:p>
              </table:table-cell>
              <table:table-cell office:value-type="float" office:value="0.61593">
                <text:p>0.61593</text:p>
              </table:table-cell>
              <table:table-cell office:value-type="float" office:value="0.588224">
                <text:p>0.58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939">
                <text:p>0.435939</text:p>
              </table:table-cell>
              <table:table-cell office:value-type="float" office:value="0.37276">
                <text:p>0.37276</text:p>
              </table:table-cell>
              <table:table-cell office:value-type="float" office:value="0.546376">
                <text:p>0.546376</text:p>
              </table:table-cell>
              <table:table-cell office:value-type="float" office:value="0.395057">
                <text:p>0.395057</text:p>
              </table:table-cell>
              <table:table-cell office:value-type="float" office:value="0.493471">
                <text:p>0.493471</text:p>
              </table:table-cell>
              <table:table-cell office:value-type="float" office:value="0.372464">
                <text:p>0.372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216">
                <text:p>0.539216</text:p>
              </table:table-cell>
              <table:table-cell office:value-type="float" office:value="0.669526">
                <text:p>0.669526</text:p>
              </table:table-cell>
              <table:table-cell office:value-type="float" office:value="0.484907">
                <text:p>0.484907</text:p>
              </table:table-cell>
              <table:table-cell office:value-type="float" office:value="0.658249">
                <text:p>0.658249</text:p>
              </table:table-cell>
              <table:table-cell office:value-type="float" office:value="0.505709">
                <text:p>0.505709</text:p>
              </table:table-cell>
              <table:table-cell office:value-type="float" office:value="0.380911">
                <text:p>0.380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878">
                <text:p>0.248878</text:p>
              </table:table-cell>
              <table:table-cell office:value-type="float" office:value="0.585744">
                <text:p>0.585744</text:p>
              </table:table-cell>
              <table:table-cell office:value-type="float" office:value="0.596581">
                <text:p>0.596581</text:p>
              </table:table-cell>
              <table:table-cell office:value-type="float" office:value="0.620105">
                <text:p>0.620105</text:p>
              </table:table-cell>
              <table:table-cell office:value-type="float" office:value="0.619387">
                <text:p>0.619387</text:p>
              </table:table-cell>
              <table:table-cell office:value-type="float" office:value="0.573378">
                <text:p>0.57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127">
                <text:p>0.605127</text:p>
              </table:table-cell>
              <table:table-cell office:value-type="float" office:value="0.48108">
                <text:p>0.48108</text:p>
              </table:table-cell>
              <table:table-cell office:value-type="float" office:value="0.624776">
                <text:p>0.624776</text:p>
              </table:table-cell>
              <table:table-cell office:value-type="float" office:value="0.55589">
                <text:p>0.55589</text:p>
              </table:table-cell>
              <table:table-cell office:value-type="float" office:value="0.601584">
                <text:p>0.601584</text:p>
              </table:table-cell>
              <table:table-cell office:value-type="float" office:value="0.493097">
                <text:p>0.493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873">
                <text:p>0.214873</text:p>
              </table:table-cell>
              <table:table-cell office:value-type="float" office:value="0.325863">
                <text:p>0.325863</text:p>
              </table:table-cell>
              <table:table-cell office:value-type="float" office:value="0.57664">
                <text:p>0.57664</text:p>
              </table:table-cell>
              <table:table-cell office:value-type="float" office:value="0.632574">
                <text:p>0.632574</text:p>
              </table:table-cell>
              <table:table-cell office:value-type="float" office:value="0.601375">
                <text:p>0.601375</text:p>
              </table:table-cell>
              <table:table-cell office:value-type="float" office:value="0.614597">
                <text:p>0.614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847">
                <text:p>0.375847</text:p>
              </table:table-cell>
              <table:table-cell office:value-type="float" office:value="0.354904">
                <text:p>0.354904</text:p>
              </table:table-cell>
              <table:table-cell office:value-type="float" office:value="0.453281">
                <text:p>0.453281</text:p>
              </table:table-cell>
              <table:table-cell office:value-type="float" office:value="0.31825">
                <text:p>0.31825</text:p>
              </table:table-cell>
              <table:table-cell office:value-type="float" office:value="0.35175">
                <text:p>0.35175</text:p>
              </table:table-cell>
              <table:table-cell office:value-type="float" office:value="0.616449">
                <text:p>0.616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217">
                <text:p>0.510217</text:p>
              </table:table-cell>
              <table:table-cell office:value-type="float" office:value="0.666949">
                <text:p>0.666949</text:p>
              </table:table-cell>
              <table:table-cell office:value-type="float" office:value="0.451374">
                <text:p>0.451374</text:p>
              </table:table-cell>
              <table:table-cell office:value-type="float" office:value="0.660848">
                <text:p>0.660848</text:p>
              </table:table-cell>
              <table:table-cell office:value-type="float" office:value="0.493242">
                <text:p>0.493242</text:p>
              </table:table-cell>
              <table:table-cell office:value-type="float" office:value="0.657016">
                <text:p>0.657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801">
                <text:p>0.415801</text:p>
              </table:table-cell>
              <table:table-cell office:value-type="float" office:value="0.366145">
                <text:p>0.366145</text:p>
              </table:table-cell>
              <table:table-cell office:value-type="float" office:value="0.485559">
                <text:p>0.485559</text:p>
              </table:table-cell>
              <table:table-cell office:value-type="float" office:value="0.65816">
                <text:p>0.65816</text:p>
              </table:table-cell>
              <table:table-cell office:value-type="float" office:value="0.620004">
                <text:p>0.620004</text:p>
              </table:table-cell>
              <table:table-cell office:value-type="float" office:value="0.553265">
                <text:p>0.55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278">
                <text:p>0.399278</text:p>
              </table:table-cell>
              <table:table-cell office:value-type="float" office:value="0.637078">
                <text:p>0.637078</text:p>
              </table:table-cell>
              <table:table-cell office:value-type="float" office:value="0.350631">
                <text:p>0.350631</text:p>
              </table:table-cell>
              <table:table-cell office:value-type="float" office:value="0.320288">
                <text:p>0.320288</text:p>
              </table:table-cell>
              <table:table-cell office:value-type="float" office:value="0.588023">
                <text:p>0.588023</text:p>
              </table:table-cell>
              <table:table-cell office:value-type="float" office:value="0.469446">
                <text:p>0.46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876">
                <text:p>0.620876</text:p>
              </table:table-cell>
              <table:table-cell office:value-type="float" office:value="0.505468">
                <text:p>0.505468</text:p>
              </table:table-cell>
              <table:table-cell office:value-type="float" office:value="0.329217">
                <text:p>0.329217</text:p>
              </table:table-cell>
              <table:table-cell office:value-type="float" office:value="0.322242">
                <text:p>0.322242</text:p>
              </table:table-cell>
              <table:table-cell office:value-type="float" office:value="0.493232">
                <text:p>0.493232</text:p>
              </table:table-cell>
              <table:table-cell office:value-type="float" office:value="0.372312">
                <text:p>0.372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746">
                <text:p>0.535746</text:p>
              </table:table-cell>
              <table:table-cell office:value-type="float" office:value="0.669441">
                <text:p>0.669441</text:p>
              </table:table-cell>
              <table:table-cell office:value-type="float" office:value="0.35248">
                <text:p>0.35248</text:p>
              </table:table-cell>
              <table:table-cell office:value-type="float" office:value="0.645643">
                <text:p>0.645643</text:p>
              </table:table-cell>
              <table:table-cell office:value-type="float" office:value="0.58995">
                <text:p>0.58995</text:p>
              </table:table-cell>
              <table:table-cell office:value-type="float" office:value="0.472503">
                <text:p>0.47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1">
                <text:p>0.6361</text:p>
              </table:table-cell>
              <table:table-cell office:value-type="float" office:value="0.606289">
                <text:p>0.606289</text:p>
              </table:table-cell>
              <table:table-cell office:value-type="float" office:value="0.00948792">
                <text:p>0.00948792</text:p>
              </table:table-cell>
              <table:table-cell office:value-type="float" office:value="0.273436">
                <text:p>0.273436</text:p>
              </table:table-cell>
              <table:table-cell office:value-type="float" office:value="0.4486">
                <text:p>0.4486</text:p>
              </table:table-cell>
              <table:table-cell office:value-type="float" office:value="0.34964">
                <text:p>0.3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248">
                <text:p>0.495248</text:p>
              </table:table-cell>
              <table:table-cell office:value-type="float" office:value="0.396987">
                <text:p>0.396987</text:p>
              </table:table-cell>
              <table:table-cell office:value-type="float" office:value="0.598657">
                <text:p>0.598657</text:p>
              </table:table-cell>
              <table:table-cell office:value-type="float" office:value="0.618402">
                <text:p>0.618402</text:p>
              </table:table-cell>
              <table:table-cell office:value-type="float" office:value="0.518096">
                <text:p>0.518096</text:p>
              </table:table-cell>
              <table:table-cell office:value-type="float" office:value="0.655873">
                <text:p>0.655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286">
                <text:p>0.630286</text:p>
              </table:table-cell>
              <table:table-cell office:value-type="float" office:value="0.621023">
                <text:p>0.621023</text:p>
              </table:table-cell>
              <table:table-cell office:value-type="float" office:value="0.390595">
                <text:p>0.390595</text:p>
              </table:table-cell>
              <table:table-cell office:value-type="float" office:value="0.655372">
                <text:p>0.655372</text:p>
              </table:table-cell>
              <table:table-cell office:value-type="float" office:value="0.306263">
                <text:p>0.306263</text:p>
              </table:table-cell>
              <table:table-cell office:value-type="float" office:value="0.596437">
                <text:p>0.596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038">
                <text:p>0.477038</text:p>
              </table:table-cell>
              <table:table-cell office:value-type="float" office:value="0.388675">
                <text:p>0.388675</text:p>
              </table:table-cell>
              <table:table-cell office:value-type="float" office:value="0.609281">
                <text:p>0.609281</text:p>
              </table:table-cell>
              <table:table-cell office:value-type="float" office:value="0.506117">
                <text:p>0.506117</text:p>
              </table:table-cell>
              <table:table-cell office:value-type="float" office:value="0.287789">
                <text:p>0.287789</text:p>
              </table:table-cell>
              <table:table-cell office:value-type="float" office:value="0.589127">
                <text:p>0.589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198">
                <text:p>0.354198</text:p>
              </table:table-cell>
              <table:table-cell office:value-type="float" office:value="0.621865">
                <text:p>0.621865</text:p>
              </table:table-cell>
              <table:table-cell office:value-type="float" office:value="0.620935">
                <text:p>0.620935</text:p>
              </table:table-cell>
              <table:table-cell office:value-type="float" office:value="0.536142">
                <text:p>0.536142</text:p>
              </table:table-cell>
              <table:table-cell office:value-type="float" office:value="0.549905">
                <text:p>0.549905</text:p>
              </table:table-cell>
              <table:table-cell office:value-type="float" office:value="0.648789">
                <text:p>0.64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901">
                <text:p>0.608901</text:p>
              </table:table-cell>
              <table:table-cell office:value-type="float" office:value="0.64804">
                <text:p>0.64804</text:p>
              </table:table-cell>
              <table:table-cell office:value-type="float" office:value="0.428839">
                <text:p>0.428839</text:p>
              </table:table-cell>
              <table:table-cell office:value-type="float" office:value="0.314677">
                <text:p>0.314677</text:p>
              </table:table-cell>
              <table:table-cell office:value-type="float" office:value="0.525825">
                <text:p>0.525825</text:p>
              </table:table-cell>
              <table:table-cell office:value-type="float" office:value="0.397067">
                <text:p>0.397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603">
                <text:p>0.294603</text:p>
              </table:table-cell>
              <table:table-cell office:value-type="float" office:value="0.601333">
                <text:p>0.601333</text:p>
              </table:table-cell>
              <table:table-cell office:value-type="float" office:value="0.361631">
                <text:p>0.361631</text:p>
              </table:table-cell>
              <table:table-cell office:value-type="float" office:value="0.648436">
                <text:p>0.648436</text:p>
              </table:table-cell>
              <table:table-cell office:value-type="float" office:value="0.550781">
                <text:p>0.550781</text:p>
              </table:table-cell>
              <table:table-cell office:value-type="float" office:value="0.42141">
                <text:p>0.42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027">
                <text:p>0.519027</text:p>
              </table:table-cell>
              <table:table-cell office:value-type="float" office:value="0.409319">
                <text:p>0.409319</text:p>
              </table:table-cell>
              <table:table-cell office:value-type="float" office:value="0.483708">
                <text:p>0.483708</text:p>
              </table:table-cell>
              <table:table-cell office:value-type="float" office:value="0.658413">
                <text:p>0.658413</text:p>
              </table:table-cell>
              <table:table-cell office:value-type="float" office:value="0.529101">
                <text:p>0.529101</text:p>
              </table:table-cell>
              <table:table-cell office:value-type="float" office:value="0.39998">
                <text:p>0.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43">
                <text:p>0.33843</text:p>
              </table:table-cell>
              <table:table-cell office:value-type="float" office:value="0.616445">
                <text:p>0.616445</text:p>
              </table:table-cell>
              <table:table-cell office:value-type="float" office:value="0.375327">
                <text:p>0.375327</text:p>
              </table:table-cell>
              <table:table-cell office:value-type="float" office:value="0.317746">
                <text:p>0.317746</text:p>
              </table:table-cell>
              <table:table-cell office:value-type="float" office:value="0.464409">
                <text:p>0.464409</text:p>
              </table:table-cell>
              <table:table-cell office:value-type="float" office:value="0.654406">
                <text:p>0.65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371">
                <text:p>0.428371</text:p>
              </table:table-cell>
              <table:table-cell office:value-type="float" office:value="0.370192">
                <text:p>0.370192</text:p>
              </table:table-cell>
              <table:table-cell office:value-type="float" office:value="0.261032">
                <text:p>0.261032</text:p>
              </table:table-cell>
              <table:table-cell office:value-type="float" office:value="0.325852">
                <text:p>0.325852</text:p>
              </table:table-cell>
              <table:table-cell office:value-type="float" office:value="0.529797">
                <text:p>0.529797</text:p>
              </table:table-cell>
              <table:table-cell office:value-type="float" office:value="0.654079">
                <text:p>0.65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217">
                <text:p>0.352217</text:p>
              </table:table-cell>
              <table:table-cell office:value-type="float" office:value="0.621185">
                <text:p>0.621185</text:p>
              </table:table-cell>
              <table:table-cell office:value-type="float" office:value="0.528793">
                <text:p>0.528793</text:p>
              </table:table-cell>
              <table:table-cell office:value-type="float" office:value="0.370244">
                <text:p>0.370244</text:p>
              </table:table-cell>
              <table:table-cell office:value-type="float" office:value="0.565252">
                <text:p>0.565252</text:p>
              </table:table-cell>
              <table:table-cell office:value-type="float" office:value="0.438064">
                <text:p>0.438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434">
                <text:p>0.541434</text:p>
              </table:table-cell>
              <table:table-cell office:value-type="float" office:value="0.669543">
                <text:p>0.669543</text:p>
              </table:table-cell>
              <table:table-cell office:value-type="float" office:value="0.450911">
                <text:p>0.450911</text:p>
              </table:table-cell>
              <table:table-cell office:value-type="float" office:value="0.317685">
                <text:p>0.317685</text:p>
              </table:table-cell>
              <table:table-cell office:value-type="float" office:value="0.484113">
                <text:p>0.484113</text:p>
              </table:table-cell>
              <table:table-cell office:value-type="float" office:value="0.656616">
                <text:p>0.656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519">
                <text:p>0.411519</text:p>
              </table:table-cell>
              <table:table-cell office:value-type="float" office:value="0.641074">
                <text:p>0.641074</text:p>
              </table:table-cell>
              <table:table-cell office:value-type="float" office:value="0.518856">
                <text:p>0.518856</text:p>
              </table:table-cell>
              <table:table-cell office:value-type="float" office:value="0.651814">
                <text:p>0.651814</text:p>
              </table:table-cell>
              <table:table-cell office:value-type="float" office:value="0.480259">
                <text:p>0.480259</text:p>
              </table:table-cell>
              <table:table-cell office:value-type="float" office:value="0.364454">
                <text:p>0.364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243">
                <text:p>0.635243</text:p>
              </table:table-cell>
              <table:table-cell office:value-type="float" office:value="0.540657">
                <text:p>0.540657</text:p>
              </table:table-cell>
              <table:table-cell office:value-type="float" office:value="0.614903">
                <text:p>0.614903</text:p>
              </table:table-cell>
              <table:table-cell office:value-type="float" office:value="0.518883">
                <text:p>0.518883</text:p>
              </table:table-cell>
              <table:table-cell office:value-type="float" office:value="0.358304">
                <text:p>0.358304</text:p>
              </table:table-cell>
              <table:table-cell office:value-type="float" office:value="0.619364">
                <text:p>0.619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67">
                <text:p>0.528267</text:p>
              </table:table-cell>
              <table:table-cell office:value-type="float" office:value="0.669028">
                <text:p>0.669028</text:p>
              </table:table-cell>
              <table:table-cell office:value-type="float" office:value="0.363736">
                <text:p>0.363736</text:p>
              </table:table-cell>
              <table:table-cell office:value-type="float" office:value="0.318973">
                <text:p>0.318973</text:p>
              </table:table-cell>
              <table:table-cell office:value-type="float" office:value="0.463579">
                <text:p>0.463579</text:p>
              </table:table-cell>
              <table:table-cell office:value-type="float" office:value="0.355911">
                <text:p>0.355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732">
                <text:p>0.529732</text:p>
              </table:table-cell>
              <table:table-cell office:value-type="float" office:value="0.41554">
                <text:p>0.41554</text:p>
              </table:table-cell>
              <table:table-cell office:value-type="float" office:value="0.492327">
                <text:p>0.492327</text:p>
              </table:table-cell>
              <table:table-cell office:value-type="float" office:value="0.657148">
                <text:p>0.657148</text:p>
              </table:table-cell>
              <table:table-cell office:value-type="float" office:value="0.614236">
                <text:p>0.614236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302">
                <text:p>0.289302</text:p>
              </table:table-cell>
              <table:table-cell office:value-type="float" office:value="0.337029">
                <text:p>0.337029</text:p>
              </table:table-cell>
              <table:table-cell office:value-type="float" office:value="0.566986">
                <text:p>0.566986</text:p>
              </table:table-cell>
              <table:table-cell office:value-type="float" office:value="0.430027">
                <text:p>0.430027</text:p>
              </table:table-cell>
              <table:table-cell office:value-type="float" office:value="0.615214">
                <text:p>0.615214</text:p>
              </table:table-cell>
              <table:table-cell office:value-type="float" office:value="0.527089">
                <text:p>0.527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1">
                <text:p>0.58331</text:p>
              </table:table-cell>
              <table:table-cell office:value-type="float" office:value="0.662705">
                <text:p>0.662705</text:p>
              </table:table-cell>
              <table:table-cell office:value-type="float" office:value="0.568048">
                <text:p>0.568048</text:p>
              </table:table-cell>
              <table:table-cell office:value-type="float" office:value="0.636496">
                <text:p>0.636496</text:p>
              </table:table-cell>
              <table:table-cell office:value-type="float" office:value="0.589353">
                <text:p>0.589353</text:p>
              </table:table-cell>
              <table:table-cell office:value-type="float" office:value="0.62686">
                <text:p>0.62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499">
                <text:p>0.557499</text:p>
              </table:table-cell>
              <table:table-cell office:value-type="float" office:value="0.434233">
                <text:p>0.434233</text:p>
              </table:table-cell>
              <table:table-cell office:value-type="float" office:value="0.607767">
                <text:p>0.607767</text:p>
              </table:table-cell>
              <table:table-cell office:value-type="float" office:value="0.502953">
                <text:p>0.502953</text:p>
              </table:table-cell>
              <table:table-cell office:value-type="float" office:value="0.445899">
                <text:p>0.445899</text:p>
              </table:table-cell>
              <table:table-cell office:value-type="float" office:value="0.348645">
                <text:p>0.348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733">
                <text:p>0.518733</text:p>
              </table:table-cell>
              <table:table-cell office:value-type="float" office:value="0.668106">
                <text:p>0.668106</text:p>
              </table:table-cell>
              <table:table-cell office:value-type="float" office:value="0.501691">
                <text:p>0.501691</text:p>
              </table:table-cell>
              <table:table-cell office:value-type="float" office:value="0.6555">
                <text:p>0.6555</text:p>
              </table:table-cell>
              <table:table-cell office:value-type="float" office:value="0.606857">
                <text:p>0.606857</text:p>
              </table:table-cell>
              <table:table-cell office:value-type="float" office:value="0.607063">
                <text:p>0.607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115">
                <text:p>0.229115</text:p>
              </table:table-cell>
              <table:table-cell office:value-type="float" office:value="0.327844">
                <text:p>0.327844</text:p>
              </table:table-cell>
              <table:table-cell office:value-type="float" office:value="0.567741">
                <text:p>0.567741</text:p>
              </table:table-cell>
              <table:table-cell office:value-type="float" office:value="0.431347">
                <text:p>0.431347</text:p>
              </table:table-cell>
              <table:table-cell office:value-type="float" office:value="0.494528">
                <text:p>0.494528</text:p>
              </table:table-cell>
              <table:table-cell office:value-type="float" office:value="0.373156">
                <text:p>0.373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184">
                <text:p>0.217184</text:p>
              </table:table-cell>
              <table:table-cell office:value-type="float" office:value="0.575165">
                <text:p>0.575165</text:p>
              </table:table-cell>
              <table:table-cell office:value-type="float" office:value="0.597692">
                <text:p>0.597692</text:p>
              </table:table-cell>
              <table:table-cell office:value-type="float" office:value="0.619208">
                <text:p>0.619208</text:p>
              </table:table-cell>
              <table:table-cell office:value-type="float" office:value="0.497488">
                <text:p>0.497488</text:p>
              </table:table-cell>
              <table:table-cell office:value-type="float" office:value="0.65706">
                <text:p>0.65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88">
                <text:p>0.39488</text:p>
              </table:table-cell>
              <table:table-cell office:value-type="float" office:value="0.359971">
                <text:p>0.359971</text:p>
              </table:table-cell>
              <table:table-cell office:value-type="float" office:value="0.309874">
                <text:p>0.309874</text:p>
              </table:table-cell>
              <table:table-cell office:value-type="float" office:value="0.32385">
                <text:p>0.32385</text:p>
              </table:table-cell>
              <table:table-cell office:value-type="float" office:value="0.537174">
                <text:p>0.537174</text:p>
              </table:table-cell>
              <table:table-cell office:value-type="float" office:value="0.652482">
                <text:p>0.652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797">
                <text:p>0.422797</text:p>
              </table:table-cell>
              <table:table-cell office:value-type="float" office:value="0.368365">
                <text:p>0.368365</text:p>
              </table:table-cell>
              <table:table-cell office:value-type="float" office:value="0.574006">
                <text:p>0.574006</text:p>
              </table:table-cell>
              <table:table-cell office:value-type="float" office:value="0.442258">
                <text:p>0.442258</text:p>
              </table:table-cell>
              <table:table-cell office:value-type="float" office:value="0.496042">
                <text:p>0.496042</text:p>
              </table:table-cell>
              <table:table-cell office:value-type="float" office:value="0.657053">
                <text:p>0.657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474">
                <text:p>0.380474</text:p>
              </table:table-cell>
              <table:table-cell office:value-type="float" office:value="0.630807">
                <text:p>0.630807</text:p>
              </table:table-cell>
              <table:table-cell office:value-type="float" office:value="0.593561">
                <text:p>0.593561</text:p>
              </table:table-cell>
              <table:table-cell office:value-type="float" office:value="0.476146">
                <text:p>0.476146</text:p>
              </table:table-cell>
              <table:table-cell office:value-type="float" office:value="0.260193">
                <text:p>0.260193</text:p>
              </table:table-cell>
              <table:table-cell office:value-type="float" office:value="0.332462">
                <text:p>0.33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795">
                <text:p>0.631795</text:p>
              </table:table-cell>
              <table:table-cell office:value-type="float" office:value="0.529795">
                <text:p>0.529795</text:p>
              </table:table-cell>
              <table:table-cell office:value-type="float" office:value="0.543281">
                <text:p>0.543281</text:p>
              </table:table-cell>
              <table:table-cell office:value-type="float" office:value="0.390261">
                <text:p>0.390261</text:p>
              </table:table-cell>
              <table:table-cell office:value-type="float" office:value="0.54248">
                <text:p>0.54248</text:p>
              </table:table-cell>
              <table:table-cell office:value-type="float" office:value="0.651094">
                <text:p>0.65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867">
                <text:p>0.492867</text:p>
              </table:table-cell>
              <table:table-cell office:value-type="float" office:value="0.663801">
                <text:p>0.663801</text:p>
              </table:table-cell>
              <table:table-cell office:value-type="float" office:value="0.625102">
                <text:p>0.625102</text:p>
              </table:table-cell>
              <table:table-cell office:value-type="float" office:value="0.565542">
                <text:p>0.565542</text:p>
              </table:table-cell>
              <table:table-cell office:value-type="float" office:value="0.560774">
                <text:p>0.560774</text:p>
              </table:table-cell>
              <table:table-cell office:value-type="float" office:value="0.432683">
                <text:p>0.432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492">
                <text:p>0.557492</text:p>
              </table:table-cell>
              <table:table-cell office:value-type="float" office:value="0.434228">
                <text:p>0.434228</text:p>
              </table:table-cell>
              <table:table-cell office:value-type="float" office:value="0.351494">
                <text:p>0.351494</text:p>
              </table:table-cell>
              <table:table-cell office:value-type="float" office:value="0.320204">
                <text:p>0.320204</text:p>
              </table:table-cell>
              <table:table-cell office:value-type="float" office:value="0.596372">
                <text:p>0.596372</text:p>
              </table:table-cell>
              <table:table-cell office:value-type="float" office:value="0.483346">
                <text:p>0.483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214">
                <text:p>0.539214</text:p>
              </table:table-cell>
              <table:table-cell office:value-type="float" office:value="0.421468">
                <text:p>0.421468</text:p>
              </table:table-cell>
              <table:table-cell office:value-type="float" office:value="0.228495">
                <text:p>0.228495</text:p>
              </table:table-cell>
              <table:table-cell office:value-type="float" office:value="0.322941">
                <text:p>0.322941</text:p>
              </table:table-cell>
              <table:table-cell office:value-type="float" office:value="0.619362">
                <text:p>0.619362</text:p>
              </table:table-cell>
              <table:table-cell office:value-type="float" office:value="0.546868">
                <text:p>0.546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387">
                <text:p>0.510387</text:p>
              </table:table-cell>
              <table:table-cell office:value-type="float" office:value="0.404619">
                <text:p>0.404619</text:p>
              </table:table-cell>
              <table:table-cell office:value-type="float" office:value="0.42387">
                <text:p>0.42387</text:p>
              </table:table-cell>
              <table:table-cell office:value-type="float" office:value="0.31449">
                <text:p>0.31449</text:p>
              </table:table-cell>
              <table:table-cell office:value-type="float" office:value="0.275511">
                <text:p>0.275511</text:p>
              </table:table-cell>
              <table:table-cell office:value-type="float" office:value="0.584779">
                <text:p>0.584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211">
                <text:p>0.355211</text:p>
              </table:table-cell>
              <table:table-cell office:value-type="float" office:value="0.622214">
                <text:p>0.622214</text:p>
              </table:table-cell>
              <table:table-cell office:value-type="float" office:value="0.356621">
                <text:p>0.356621</text:p>
              </table:table-cell>
              <table:table-cell office:value-type="float" office:value="0.646946">
                <text:p>0.646946</text:p>
              </table:table-cell>
              <table:table-cell office:value-type="float" office:value="0.425527">
                <text:p>0.425527</text:p>
              </table:table-cell>
              <table:table-cell office:value-type="float" office:value="0.342365">
                <text:p>0.34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325">
                <text:p>0.470325</text:p>
              </table:table-cell>
              <table:table-cell office:value-type="float" office:value="0.658509">
                <text:p>0.658509</text:p>
              </table:table-cell>
              <table:table-cell office:value-type="float" office:value="0.514926">
                <text:p>0.514926</text:p>
              </table:table-cell>
              <table:table-cell office:value-type="float" office:value="0.354726">
                <text:p>0.354726</text:p>
              </table:table-cell>
              <table:table-cell office:value-type="float" office:value="0.272518">
                <text:p>0.272518</text:p>
              </table:table-cell>
              <table:table-cell office:value-type="float" office:value="0.583793">
                <text:p>0.58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143">
                <text:p>0.465143</text:p>
              </table:table-cell>
              <table:table-cell office:value-type="float" office:value="0.657148">
                <text:p>0.657148</text:p>
              </table:table-cell>
              <table:table-cell office:value-type="float" office:value="0.459404">
                <text:p>0.459404</text:p>
              </table:table-cell>
              <table:table-cell office:value-type="float" office:value="0.660595">
                <text:p>0.660595</text:p>
              </table:table-cell>
              <table:table-cell office:value-type="float" office:value="0.609922">
                <text:p>0.609922</text:p>
              </table:table-cell>
              <table:table-cell office:value-type="float" office:value="0.511572">
                <text:p>0.511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517">
                <text:p>0.369517</text:p>
              </table:table-cell>
              <table:table-cell office:value-type="float" office:value="0.627098">
                <text:p>0.627098</text:p>
              </table:table-cell>
              <table:table-cell office:value-type="float" office:value="0.579541">
                <text:p>0.579541</text:p>
              </table:table-cell>
              <table:table-cell office:value-type="float" office:value="0.451818">
                <text:p>0.451818</text:p>
              </table:table-cell>
              <table:table-cell office:value-type="float" office:value="0.51772">
                <text:p>0.51772</text:p>
              </table:table-cell>
              <table:table-cell office:value-type="float" office:value="0.390207">
                <text:p>0.390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754">
                <text:p>0.248754</text:p>
              </table:table-cell>
              <table:table-cell office:value-type="float" office:value="0.330665">
                <text:p>0.330665</text:p>
              </table:table-cell>
              <table:table-cell office:value-type="float" office:value="0.585313">
                <text:p>0.585313</text:p>
              </table:table-cell>
              <table:table-cell office:value-type="float" office:value="0.46176">
                <text:p>0.46176</text:p>
              </table:table-cell>
              <table:table-cell office:value-type="float" office:value="0.250601">
                <text:p>0.250601</text:p>
              </table:table-cell>
              <table:table-cell office:value-type="float" office:value="0.331381">
                <text:p>0.331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402">
                <text:p>0.503402</text:p>
              </table:table-cell>
              <table:table-cell office:value-type="float" office:value="0.665828">
                <text:p>0.665828</text:p>
              </table:table-cell>
              <table:table-cell office:value-type="float" office:value="0.097298">
                <text:p>0.097298</text:p>
              </table:table-cell>
              <table:table-cell office:value-type="float" office:value="0.29017">
                <text:p>0.29017</text:p>
              </table:table-cell>
              <table:table-cell office:value-type="float" office:value="0.548192">
                <text:p>0.548192</text:p>
              </table:table-cell>
              <table:table-cell office:value-type="float" office:value="0.418641">
                <text:p>0.418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711">
                <text:p>0.539711</text:p>
              </table:table-cell>
              <table:table-cell office:value-type="float" office:value="0.669533">
                <text:p>0.669533</text:p>
              </table:table-cell>
              <table:table-cell office:value-type="float" office:value="0.614604">
                <text:p>0.614604</text:p>
              </table:table-cell>
              <table:table-cell office:value-type="float" office:value="0.600317">
                <text:p>0.600317</text:p>
              </table:table-cell>
              <table:table-cell office:value-type="float" office:value="0.541898">
                <text:p>0.541898</text:p>
              </table:table-cell>
              <table:table-cell office:value-type="float" office:value="0.651258">
                <text:p>0.651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06">
                <text:p>0.368806</text:p>
              </table:table-cell>
              <table:table-cell office:value-type="float" office:value="0.353152">
                <text:p>0.353152</text:p>
              </table:table-cell>
              <table:table-cell office:value-type="float" office:value="0.59043">
                <text:p>0.59043</text:p>
              </table:table-cell>
              <table:table-cell office:value-type="float" office:value="0.62461">
                <text:p>0.62461</text:p>
              </table:table-cell>
              <table:table-cell office:value-type="float" office:value="0.616688">
                <text:p>0.616688</text:p>
              </table:table-cell>
              <table:table-cell office:value-type="float" office:value="0.532631">
                <text:p>0.532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248">
                <text:p>0.637248</text:p>
              </table:table-cell>
              <table:table-cell office:value-type="float" office:value="0.602088">
                <text:p>0.602088</text:p>
              </table:table-cell>
              <table:table-cell office:value-type="float" office:value="0.317447">
                <text:p>0.317447</text:p>
              </table:table-cell>
              <table:table-cell office:value-type="float" office:value="0.323238">
                <text:p>0.323238</text:p>
              </table:table-cell>
              <table:table-cell office:value-type="float" office:value="0.374461">
                <text:p>0.374461</text:p>
              </table:table-cell>
              <table:table-cell office:value-type="float" office:value="0.626383">
                <text:p>0.626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618">
                <text:p>0.629618</text:p>
              </table:table-cell>
              <table:table-cell office:value-type="float" office:value="0.622328">
                <text:p>0.622328</text:p>
              </table:table-cell>
              <table:table-cell office:value-type="float" office:value="0.257888">
                <text:p>0.257888</text:p>
              </table:table-cell>
              <table:table-cell office:value-type="float" office:value="0.325758">
                <text:p>0.325758</text:p>
              </table:table-cell>
              <table:table-cell office:value-type="float" office:value="0.378352">
                <text:p>0.378352</text:p>
              </table:table-cell>
              <table:table-cell office:value-type="float" office:value="0.628024">
                <text:p>0.628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2">
                <text:p>0.5002</text:p>
              </table:table-cell>
              <table:table-cell office:value-type="float" office:value="0.665248">
                <text:p>0.665248</text:p>
              </table:table-cell>
              <table:table-cell office:value-type="float" office:value="0.484427">
                <text:p>0.484427</text:p>
              </table:table-cell>
              <table:table-cell office:value-type="float" office:value="0.658318">
                <text:p>0.658318</text:p>
              </table:table-cell>
              <table:table-cell office:value-type="float" office:value="0.272849">
                <text:p>0.272849</text:p>
              </table:table-cell>
              <table:table-cell office:value-type="float" office:value="0.333431">
                <text:p>0.333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038">
                <text:p>0.571038</text:p>
              </table:table-cell>
              <table:table-cell office:value-type="float" office:value="0.666384">
                <text:p>0.666384</text:p>
              </table:table-cell>
              <table:table-cell office:value-type="float" office:value="0.540883">
                <text:p>0.540883</text:p>
              </table:table-cell>
              <table:table-cell office:value-type="float" office:value="0.386673">
                <text:p>0.386673</text:p>
              </table:table-cell>
              <table:table-cell office:value-type="float" office:value="0.577172">
                <text:p>0.577172</text:p>
              </table:table-cell>
              <table:table-cell office:value-type="float" office:value="0.635843">
                <text:p>0.63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456">
                <text:p>0.351456</text:p>
              </table:table-cell>
              <table:table-cell office:value-type="float" office:value="0.349091">
                <text:p>0.349091</text:p>
              </table:table-cell>
              <table:table-cell office:value-type="float" office:value="0.52098">
                <text:p>0.52098</text:p>
              </table:table-cell>
              <table:table-cell office:value-type="float" office:value="0.651307">
                <text:p>0.651307</text:p>
              </table:table-cell>
              <table:table-cell office:value-type="float" office:value="0.57193">
                <text:p>0.57193</text:p>
              </table:table-cell>
              <table:table-cell office:value-type="float" office:value="0.638985">
                <text:p>0.638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83">
                <text:p>0.61683</text:p>
              </table:table-cell>
              <table:table-cell office:value-type="float" office:value="0.498389">
                <text:p>0.498389</text:p>
              </table:table-cell>
              <table:table-cell office:value-type="float" office:value="0.624699">
                <text:p>0.624699</text:p>
              </table:table-cell>
              <table:table-cell office:value-type="float" office:value="0.555096">
                <text:p>0.555096</text:p>
              </table:table-cell>
              <table:table-cell office:value-type="float" office:value="0.591596">
                <text:p>0.591596</text:p>
              </table:table-cell>
              <table:table-cell office:value-type="float" office:value="0.624889">
                <text:p>0.624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673">
                <text:p>0.590673</text:p>
              </table:table-cell>
              <table:table-cell office:value-type="float" office:value="0.463895">
                <text:p>0.463895</text:p>
              </table:table-cell>
              <table:table-cell office:value-type="float" office:value="0.376329">
                <text:p>0.376329</text:p>
              </table:table-cell>
              <table:table-cell office:value-type="float" office:value="0.652305">
                <text:p>0.652305</text:p>
              </table:table-cell>
              <table:table-cell office:value-type="float" office:value="0.259253">
                <text:p>0.259253</text:p>
              </table:table-cell>
              <table:table-cell office:value-type="float" office:value="0.579833">
                <text:p>0.579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113">
                <text:p>0.410113</text:p>
              </table:table-cell>
              <table:table-cell office:value-type="float" office:value="0.640619">
                <text:p>0.640619</text:p>
              </table:table-cell>
              <table:table-cell office:value-type="float" office:value="0.310952">
                <text:p>0.310952</text:p>
              </table:table-cell>
              <table:table-cell office:value-type="float" office:value="0.629178">
                <text:p>0.629178</text:p>
              </table:table-cell>
              <table:table-cell office:value-type="float" office:value="0.274296">
                <text:p>0.274296</text:p>
              </table:table-cell>
              <table:table-cell office:value-type="float" office:value="0.333513">
                <text:p>0.33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997">
                <text:p>0.401997</text:p>
              </table:table-cell>
              <table:table-cell office:value-type="float" office:value="0.361996">
                <text:p>0.361996</text:p>
              </table:table-cell>
              <table:table-cell office:value-type="float" office:value="0.584524">
                <text:p>0.584524</text:p>
              </table:table-cell>
              <table:table-cell office:value-type="float" office:value="0.628326">
                <text:p>0.628326</text:p>
              </table:table-cell>
              <table:table-cell office:value-type="float" office:value="0.532629">
                <text:p>0.532629</text:p>
              </table:table-cell>
              <table:table-cell office:value-type="float" office:value="0.653508">
                <text:p>0.65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484">
                <text:p>0.474484</text:p>
              </table:table-cell>
              <table:table-cell office:value-type="float" office:value="0.659568">
                <text:p>0.659568</text:p>
              </table:table-cell>
              <table:table-cell office:value-type="float" office:value="0.610451">
                <text:p>0.610451</text:p>
              </table:table-cell>
              <table:table-cell office:value-type="float" office:value="0.508628">
                <text:p>0.508628</text:p>
              </table:table-cell>
              <table:table-cell office:value-type="float" office:value="0.411522">
                <text:p>0.411522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73">
                <text:p>0.63473</text:p>
              </table:table-cell>
              <table:table-cell office:value-type="float" office:value="0.538853">
                <text:p>0.538853</text:p>
              </table:table-cell>
              <table:table-cell office:value-type="float" office:value="0.564089">
                <text:p>0.564089</text:p>
              </table:table-cell>
              <table:table-cell office:value-type="float" office:value="0.424958">
                <text:p>0.424958</text:p>
              </table:table-cell>
              <table:table-cell office:value-type="float" office:value="0.532807">
                <text:p>0.532807</text:p>
              </table:table-cell>
              <table:table-cell office:value-type="float" office:value="0.653474">
                <text:p>0.653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643">
                <text:p>0.286643</text:p>
              </table:table-cell>
              <table:table-cell office:value-type="float" office:value="0.336583">
                <text:p>0.336583</text:p>
              </table:table-cell>
              <table:table-cell office:value-type="float" office:value="0.331048">
                <text:p>0.331048</text:p>
              </table:table-cell>
              <table:table-cell office:value-type="float" office:value="0.637894">
                <text:p>0.637894</text:p>
              </table:table-cell>
              <table:table-cell office:value-type="float" office:value="0.351737">
                <text:p>0.351737</text:p>
              </table:table-cell>
              <table:table-cell office:value-type="float" office:value="0.333899">
                <text:p>0.333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204">
                <text:p>0.551204</text:p>
              </table:table-cell>
              <table:table-cell office:value-type="float" office:value="0.669242">
                <text:p>0.669242</text:p>
              </table:table-cell>
              <table:table-cell office:value-type="float" office:value="0.382104">
                <text:p>0.382104</text:p>
              </table:table-cell>
              <table:table-cell office:value-type="float" office:value="0.653627">
                <text:p>0.653627</text:p>
              </table:table-cell>
              <table:table-cell office:value-type="float" office:value="0.34989">
                <text:p>0.34989</text:p>
              </table:table-cell>
              <table:table-cell office:value-type="float" office:value="0.33388">
                <text:p>0.33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305">
                <text:p>0.640305</text:p>
              </table:table-cell>
              <table:table-cell office:value-type="float" office:value="0.577207">
                <text:p>0.577207</text:p>
              </table:table-cell>
              <table:table-cell office:value-type="float" office:value="0.269421">
                <text:p>0.269421</text:p>
              </table:table-cell>
              <table:table-cell office:value-type="float" office:value="0.609532">
                <text:p>0.609532</text:p>
              </table:table-cell>
              <table:table-cell office:value-type="float" office:value="0.486278">
                <text:p>0.486278</text:p>
              </table:table-cell>
              <table:table-cell office:value-type="float" office:value="0.367966">
                <text:p>0.36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856">
                <text:p>0.627856</text:p>
              </table:table-cell>
              <table:table-cell office:value-type="float" office:value="0.625533">
                <text:p>0.625533</text:p>
              </table:table-cell>
              <table:table-cell office:value-type="float" office:value="0.249828">
                <text:p>0.249828</text:p>
              </table:table-cell>
              <table:table-cell office:value-type="float" office:value="0.601665">
                <text:p>0.601665</text:p>
              </table:table-cell>
              <table:table-cell office:value-type="float" office:value="0.60469">
                <text:p>0.60469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28">
                <text:p>0.43528</text:p>
              </table:table-cell>
              <table:table-cell office:value-type="float" office:value="0.648552">
                <text:p>0.648552</text:p>
              </table:table-cell>
              <table:table-cell office:value-type="float" office:value="0.293707">
                <text:p>0.293707</text:p>
              </table:table-cell>
              <table:table-cell office:value-type="float" office:value="0.620964">
                <text:p>0.620964</text:p>
              </table:table-cell>
              <table:table-cell office:value-type="float" office:value="0.599673">
                <text:p>0.599673</text:p>
              </table:table-cell>
              <table:table-cell office:value-type="float" office:value="0.616625">
                <text:p>0.616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175">
                <text:p>0.576175</text:p>
              </table:table-cell>
              <table:table-cell office:value-type="float" office:value="0.449632">
                <text:p>0.449632</text:p>
              </table:table-cell>
              <table:table-cell office:value-type="float" office:value="0.510682">
                <text:p>0.510682</text:p>
              </table:table-cell>
              <table:table-cell office:value-type="float" office:value="0.653672">
                <text:p>0.653672</text:p>
              </table:table-cell>
              <table:table-cell office:value-type="float" office:value="0.619572">
                <text:p>0.619572</text:p>
              </table:table-cell>
              <table:table-cell office:value-type="float" office:value="0.548559">
                <text:p>0.548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807">
                <text:p>0.475807</text:p>
              </table:table-cell>
              <table:table-cell office:value-type="float" office:value="0.388147">
                <text:p>0.388147</text:p>
              </table:table-cell>
              <table:table-cell office:value-type="float" office:value="0.319081">
                <text:p>0.319081</text:p>
              </table:table-cell>
              <table:table-cell office:value-type="float" office:value="0.323103">
                <text:p>0.323103</text:p>
              </table:table-cell>
              <table:table-cell office:value-type="float" office:value="0.393633">
                <text:p>0.393633</text:p>
              </table:table-cell>
              <table:table-cell office:value-type="float" office:value="0.336421">
                <text:p>0.336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193">
                <text:p>0.594193</text:p>
              </table:table-cell>
              <table:table-cell office:value-type="float" office:value="0.467763">
                <text:p>0.467763</text:p>
              </table:table-cell>
              <table:table-cell office:value-type="float" office:value="0.297702">
                <text:p>0.297702</text:p>
              </table:table-cell>
              <table:table-cell office:value-type="float" office:value="0.622894">
                <text:p>0.622894</text:p>
              </table:table-cell>
              <table:table-cell office:value-type="float" office:value="0.601485">
                <text:p>0.601485</text:p>
              </table:table-cell>
              <table:table-cell office:value-type="float" office:value="0.492897">
                <text:p>0.492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787">
                <text:p>0.317787</text:p>
              </table:table-cell>
              <table:table-cell office:value-type="float" office:value="0.609324">
                <text:p>0.609324</text:p>
              </table:table-cell>
              <table:table-cell office:value-type="float" office:value="0.572349">
                <text:p>0.572349</text:p>
              </table:table-cell>
              <table:table-cell office:value-type="float" office:value="0.634614">
                <text:p>0.634614</text:p>
              </table:table-cell>
              <table:table-cell office:value-type="float" office:value="0.339328">
                <text:p>0.339328</text:p>
              </table:table-cell>
              <table:table-cell office:value-type="float" office:value="0.610884">
                <text:p>0.610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222">
                <text:p>0.555222</text:p>
              </table:table-cell>
              <table:table-cell office:value-type="float" office:value="0.668925">
                <text:p>0.668925</text:p>
              </table:table-cell>
              <table:table-cell office:value-type="float" office:value="0.552617">
                <text:p>0.552617</text:p>
              </table:table-cell>
              <table:table-cell office:value-type="float" office:value="0.405206">
                <text:p>0.405206</text:p>
              </table:table-cell>
              <table:table-cell office:value-type="float" office:value="0.545777">
                <text:p>0.545777</text:p>
              </table:table-cell>
              <table:table-cell office:value-type="float" office:value="0.650122">
                <text:p>0.650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366">
                <text:p>0.456366</text:p>
              </table:table-cell>
              <table:table-cell office:value-type="float" office:value="0.380228">
                <text:p>0.380228</text:p>
              </table:table-cell>
              <table:table-cell office:value-type="float" office:value="0.587151">
                <text:p>0.587151</text:p>
              </table:table-cell>
              <table:table-cell office:value-type="float" office:value="0.464935">
                <text:p>0.464935</text:p>
              </table:table-cell>
              <table:table-cell office:value-type="float" office:value="0.619706">
                <text:p>0.619706</text:p>
              </table:table-cell>
              <table:table-cell office:value-type="float" office:value="0.549841">
                <text:p>0.549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983">
                <text:p>0.442983</text:p>
              </table:table-cell>
              <table:table-cell office:value-type="float" office:value="0.650872">
                <text:p>0.650872</text:p>
              </table:table-cell>
              <table:table-cell office:value-type="float" office:value="0.471446">
                <text:p>0.471446</text:p>
              </table:table-cell>
              <table:table-cell office:value-type="float" office:value="0.659777">
                <text:p>0.659777</text:p>
              </table:table-cell>
              <table:table-cell office:value-type="float" office:value="0.563279">
                <text:p>0.563279</text:p>
              </table:table-cell>
              <table:table-cell office:value-type="float" office:value="0.435669">
                <text:p>0.43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151">
                <text:p>0.548151</text:p>
              </table:table-cell>
              <table:table-cell office:value-type="float" office:value="0.669404">
                <text:p>0.669404</text:p>
              </table:table-cell>
              <table:table-cell office:value-type="float" office:value="0.303416">
                <text:p>0.303416</text:p>
              </table:table-cell>
              <table:table-cell office:value-type="float" office:value="0.625636">
                <text:p>0.625636</text:p>
              </table:table-cell>
              <table:table-cell office:value-type="float" office:value="0.342297">
                <text:p>0.342297</text:p>
              </table:table-cell>
              <table:table-cell office:value-type="float" office:value="0.612214">
                <text:p>0.612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857">
                <text:p>0.396857</text:p>
              </table:table-cell>
              <table:table-cell office:value-type="float" office:value="0.360526">
                <text:p>0.360526</text:p>
              </table:table-cell>
              <table:table-cell office:value-type="float" office:value="0.61367">
                <text:p>0.61367</text:p>
              </table:table-cell>
              <table:table-cell office:value-type="float" office:value="0.515911">
                <text:p>0.515911</text:p>
              </table:table-cell>
              <table:table-cell office:value-type="float" office:value="0.620255">
                <text:p>0.620255</text:p>
              </table:table-cell>
              <table:table-cell office:value-type="float" office:value="0.559388">
                <text:p>0.559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865">
                <text:p>0.480865</text:p>
              </table:table-cell>
              <table:table-cell office:value-type="float" office:value="0.661125">
                <text:p>0.661125</text:p>
              </table:table-cell>
              <table:table-cell office:value-type="float" office:value="0.625096">
                <text:p>0.625096</text:p>
              </table:table-cell>
              <table:table-cell office:value-type="float" office:value="0.565719">
                <text:p>0.565719</text:p>
              </table:table-cell>
              <table:table-cell office:value-type="float" office:value="0.473426">
                <text:p>0.473426</text:p>
              </table:table-cell>
              <table:table-cell office:value-type="float" office:value="0.655637">
                <text:p>0.655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433">
                <text:p>0.479433</text:p>
              </table:table-cell>
              <table:table-cell office:value-type="float" office:value="0.38972">
                <text:p>0.38972</text:p>
              </table:table-cell>
              <table:table-cell office:value-type="float" office:value="0.492448">
                <text:p>0.492448</text:p>
              </table:table-cell>
              <table:table-cell office:value-type="float" office:value="0.657129">
                <text:p>0.657129</text:p>
              </table:table-cell>
              <table:table-cell office:value-type="float" office:value="0.300647">
                <text:p>0.300647</text:p>
              </table:table-cell>
              <table:table-cell office:value-type="float" office:value="0.334174">
                <text:p>0.334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482">
                <text:p>0.505482</text:p>
              </table:table-cell>
              <table:table-cell office:value-type="float" office:value="0.402067">
                <text:p>0.402067</text:p>
              </table:table-cell>
              <table:table-cell office:value-type="float" office:value="0.248782">
                <text:p>0.248782</text:p>
              </table:table-cell>
              <table:table-cell office:value-type="float" office:value="0.601296">
                <text:p>0.601296</text:p>
              </table:table-cell>
              <table:table-cell office:value-type="float" office:value="0.570425">
                <text:p>0.570425</text:p>
              </table:table-cell>
              <table:table-cell office:value-type="float" office:value="0.444562">
                <text:p>0.444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726">
                <text:p>0.584726</text:p>
              </table:table-cell>
              <table:table-cell office:value-type="float" office:value="0.662167">
                <text:p>0.662167</text:p>
              </table:table-cell>
              <table:table-cell office:value-type="float" office:value="0.549679">
                <text:p>0.549679</text:p>
              </table:table-cell>
              <table:table-cell office:value-type="float" office:value="0.643243">
                <text:p>0.643243</text:p>
              </table:table-cell>
              <table:table-cell office:value-type="float" office:value="0.59187">
                <text:p>0.59187</text:p>
              </table:table-cell>
              <table:table-cell office:value-type="float" office:value="0.475629">
                <text:p>0.475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493">
                <text:p>0.300493</text:p>
              </table:table-cell>
              <table:table-cell office:value-type="float" office:value="0.603361">
                <text:p>0.603361</text:p>
              </table:table-cell>
              <table:table-cell office:value-type="float" office:value="0.600407">
                <text:p>0.600407</text:p>
              </table:table-cell>
              <table:table-cell office:value-type="float" office:value="0.616889">
                <text:p>0.616889</text:p>
              </table:table-cell>
              <table:table-cell office:value-type="float" office:value="0.581859">
                <text:p>0.581859</text:p>
              </table:table-cell>
              <table:table-cell office:value-type="float" office:value="0.632695">
                <text:p>0.632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374">
                <text:p>0.547374</text:p>
              </table:table-cell>
              <table:table-cell office:value-type="float" office:value="0.669438">
                <text:p>0.669438</text:p>
              </table:table-cell>
              <table:table-cell office:value-type="float" office:value="0.294176">
                <text:p>0.294176</text:p>
              </table:table-cell>
              <table:table-cell office:value-type="float" office:value="0.324982">
                <text:p>0.324982</text:p>
              </table:table-cell>
              <table:table-cell office:value-type="float" office:value="0.571073">
                <text:p>0.571073</text:p>
              </table:table-cell>
              <table:table-cell office:value-type="float" office:value="0.445395">
                <text:p>0.445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501">
                <text:p>0.629501</text:p>
              </table:table-cell>
              <table:table-cell office:value-type="float" office:value="0.523751">
                <text:p>0.523751</text:p>
              </table:table-cell>
              <table:table-cell office:value-type="float" office:value="0.566499">
                <text:p>0.566499</text:p>
              </table:table-cell>
              <table:table-cell office:value-type="float" office:value="0.637141">
                <text:p>0.637141</text:p>
              </table:table-cell>
              <table:table-cell office:value-type="float" office:value="0.612615">
                <text:p>0.612615</text:p>
              </table:table-cell>
              <table:table-cell office:value-type="float" office:value="0.518858">
                <text:p>0.51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674">
                <text:p>0.636674</text:p>
              </table:table-cell>
              <table:table-cell office:value-type="float" office:value="0.546236">
                <text:p>0.546236</text:p>
              </table:table-cell>
              <table:table-cell office:value-type="float" office:value="0.452854">
                <text:p>0.452854</text:p>
              </table:table-cell>
              <table:table-cell office:value-type="float" office:value="0.318144">
                <text:p>0.318144</text:p>
              </table:table-cell>
              <table:table-cell office:value-type="float" office:value="0.386333">
                <text:p>0.386333</text:p>
              </table:table-cell>
              <table:table-cell office:value-type="float" office:value="0.631311">
                <text:p>0.631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569">
                <text:p>0.624569</text:p>
              </table:table-cell>
              <table:table-cell office:value-type="float" office:value="0.512643">
                <text:p>0.512643</text:p>
              </table:table-cell>
              <table:table-cell office:value-type="float" office:value="0.526447">
                <text:p>0.526447</text:p>
              </table:table-cell>
              <table:table-cell office:value-type="float" office:value="0.367381">
                <text:p>0.367381</text:p>
              </table:table-cell>
              <table:table-cell office:value-type="float" office:value="0.472558">
                <text:p>0.472558</text:p>
              </table:table-cell>
              <table:table-cell office:value-type="float" office:value="0.655535">
                <text:p>0.655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59">
                <text:p>0.20659</text:p>
              </table:table-cell>
              <table:table-cell office:value-type="float" office:value="0.571681">
                <text:p>0.571681</text:p>
              </table:table-cell>
              <table:table-cell office:value-type="float" office:value="0.273428">
                <text:p>0.273428</text:p>
              </table:table-cell>
              <table:table-cell office:value-type="float" office:value="0.611332">
                <text:p>0.611332</text:p>
              </table:table-cell>
              <table:table-cell office:value-type="float" office:value="0.572398">
                <text:p>0.572398</text:p>
              </table:table-cell>
              <table:table-cell office:value-type="float" office:value="0.447125">
                <text:p>0.447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4">
                <text:p>0.62584</text:p>
              </table:table-cell>
              <table:table-cell office:value-type="float" office:value="0.628855">
                <text:p>0.628855</text:p>
              </table:table-cell>
              <table:table-cell office:value-type="float" office:value="0.270383">
                <text:p>0.270383</text:p>
              </table:table-cell>
              <table:table-cell office:value-type="float" office:value="0.609957">
                <text:p>0.609957</text:p>
              </table:table-cell>
              <table:table-cell office:value-type="float" office:value="0.608386">
                <text:p>0.608386</text:p>
              </table:table-cell>
              <table:table-cell office:value-type="float" office:value="0.507798">
                <text:p>0.507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12">
                <text:p>0.39212</text:p>
              </table:table-cell>
              <table:table-cell office:value-type="float" office:value="0.634707">
                <text:p>0.634707</text:p>
              </table:table-cell>
              <table:table-cell office:value-type="float" office:value="0.50075">
                <text:p>0.50075</text:p>
              </table:table-cell>
              <table:table-cell office:value-type="float" office:value="0.34207">
                <text:p>0.34207</text:p>
              </table:table-cell>
              <table:table-cell office:value-type="float" office:value="0.278642">
                <text:p>0.278642</text:p>
              </table:table-cell>
              <table:table-cell office:value-type="float" office:value="0.585841">
                <text:p>0.585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575">
                <text:p>0.585575</text:p>
              </table:table-cell>
              <table:table-cell office:value-type="float" office:value="0.661831">
                <text:p>0.661831</text:p>
              </table:table-cell>
              <table:table-cell office:value-type="float" office:value="0.433037">
                <text:p>0.433037</text:p>
              </table:table-cell>
              <table:table-cell office:value-type="float" office:value="0.660549">
                <text:p>0.660549</text:p>
              </table:table-cell>
              <table:table-cell office:value-type="float" office:value="0.0972676">
                <text:p>0.0972676</text:p>
              </table:table-cell>
              <table:table-cell office:value-type="float" office:value="0.273517">
                <text:p>0.27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295">
                <text:p>0.482295</text:p>
              </table:table-cell>
              <table:table-cell office:value-type="float" office:value="0.661462">
                <text:p>0.661462</text:p>
              </table:table-cell>
              <table:table-cell office:value-type="float" office:value="0.218429">
                <text:p>0.218429</text:p>
              </table:table-cell>
              <table:table-cell office:value-type="float" office:value="0.593258">
                <text:p>0.593258</text:p>
              </table:table-cell>
              <table:table-cell office:value-type="float" office:value="0.52184">
                <text:p>0.52184</text:p>
              </table:table-cell>
              <table:table-cell office:value-type="float" office:value="0.393634">
                <text:p>0.393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077">
                <text:p>0.415077</text:p>
              </table:table-cell>
              <table:table-cell office:value-type="float" office:value="0.642219">
                <text:p>0.642219</text:p>
              </table:table-cell>
              <table:table-cell office:value-type="float" office:value="0.552972">
                <text:p>0.552972</text:p>
              </table:table-cell>
              <table:table-cell office:value-type="float" office:value="0.4058">
                <text:p>0.4058</text:p>
              </table:table-cell>
              <table:table-cell office:value-type="float" office:value="0.427183">
                <text:p>0.427183</text:p>
              </table:table-cell>
              <table:table-cell office:value-type="float" office:value="0.342798">
                <text:p>0.342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101">
                <text:p>0.498101</text:p>
              </table:table-cell>
              <table:table-cell office:value-type="float" office:value="0.66485">
                <text:p>0.66485</text:p>
              </table:table-cell>
              <table:table-cell office:value-type="float" office:value="0.551051">
                <text:p>0.551051</text:p>
              </table:table-cell>
              <table:table-cell office:value-type="float" office:value="0.402607">
                <text:p>0.402607</text:p>
              </table:table-cell>
              <table:table-cell office:value-type="float" office:value="0.463997">
                <text:p>0.463997</text:p>
              </table:table-cell>
              <table:table-cell office:value-type="float" office:value="0.356106">
                <text:p>0.356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704">
                <text:p>0.253704</text:p>
              </table:table-cell>
              <table:table-cell office:value-type="float" office:value="0.587374">
                <text:p>0.587374</text:p>
              </table:table-cell>
              <table:table-cell office:value-type="float" office:value="0.413145">
                <text:p>0.413145</text:p>
              </table:table-cell>
              <table:table-cell office:value-type="float" office:value="0.658877">
                <text:p>0.658877</text:p>
              </table:table-cell>
              <table:table-cell office:value-type="float" office:value="0.580232">
                <text:p>0.580232</text:p>
              </table:table-cell>
              <table:table-cell office:value-type="float" office:value="0.457825">
                <text:p>0.457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421">
                <text:p>0.390421</text:p>
              </table:table-cell>
              <table:table-cell office:value-type="float" office:value="0.358739">
                <text:p>0.358739</text:p>
              </table:table-cell>
              <table:table-cell office:value-type="float" office:value="0.579614">
                <text:p>0.579614</text:p>
              </table:table-cell>
              <table:table-cell office:value-type="float" office:value="0.451945">
                <text:p>0.451945</text:p>
              </table:table-cell>
              <table:table-cell office:value-type="float" office:value="0.334352">
                <text:p>0.334352</text:p>
              </table:table-cell>
              <table:table-cell office:value-type="float" office:value="0.608654">
                <text:p>0.608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792">
                <text:p>0.244792</text:p>
              </table:table-cell>
              <table:table-cell office:value-type="float" office:value="0.584368">
                <text:p>0.584368</text:p>
              </table:table-cell>
              <table:table-cell office:value-type="float" office:value="0.618094">
                <text:p>0.618094</text:p>
              </table:table-cell>
              <table:table-cell office:value-type="float" office:value="0.527278">
                <text:p>0.527278</text:p>
              </table:table-cell>
              <table:table-cell office:value-type="float" office:value="0.510033">
                <text:p>0.510033</text:p>
              </table:table-cell>
              <table:table-cell office:value-type="float" office:value="0.656624">
                <text:p>0.656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095">
                <text:p>0.568095</text:p>
              </table:table-cell>
              <table:table-cell office:value-type="float" office:value="0.442623">
                <text:p>0.442623</text:p>
              </table:table-cell>
              <table:table-cell office:value-type="float" office:value="0.552682">
                <text:p>0.552682</text:p>
              </table:table-cell>
              <table:table-cell office:value-type="float" office:value="0.405316">
                <text:p>0.405316</text:p>
              </table:table-cell>
              <table:table-cell office:value-type="float" office:value="0.382684">
                <text:p>0.382684</text:p>
              </table:table-cell>
              <table:table-cell office:value-type="float" office:value="0.629823">
                <text:p>0.629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306">
                <text:p>0.400306</text:p>
              </table:table-cell>
              <table:table-cell office:value-type="float" office:value="0.361508">
                <text:p>0.361508</text:p>
              </table:table-cell>
              <table:table-cell office:value-type="float" office:value="0.492273">
                <text:p>0.492273</text:p>
              </table:table-cell>
              <table:table-cell office:value-type="float" office:value="0.335861">
                <text:p>0.335861</text:p>
              </table:table-cell>
              <table:table-cell office:value-type="float" office:value="0.481549">
                <text:p>0.481549</text:p>
              </table:table-cell>
              <table:table-cell office:value-type="float" office:value="0.65643">
                <text:p>0.65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948">
                <text:p>0.623948</text:p>
              </table:table-cell>
              <table:table-cell office:value-type="float" office:value="0.51138">
                <text:p>0.51138</text:p>
              </table:table-cell>
              <table:table-cell office:value-type="float" office:value="0.370501">
                <text:p>0.370501</text:p>
              </table:table-cell>
              <table:table-cell office:value-type="float" office:value="0.318262">
                <text:p>0.318262</text:p>
              </table:table-cell>
              <table:table-cell office:value-type="float" office:value="0.525402">
                <text:p>0.525402</text:p>
              </table:table-cell>
              <table:table-cell office:value-type="float" office:value="0.396696">
                <text:p>0.396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44">
                <text:p>0.21544</text:p>
              </table:table-cell>
              <table:table-cell office:value-type="float" office:value="0.574589">
                <text:p>0.574589</text:p>
              </table:table-cell>
              <table:table-cell office:value-type="float" office:value="0.28016">
                <text:p>0.28016</text:p>
              </table:table-cell>
              <table:table-cell office:value-type="float" office:value="0.325698">
                <text:p>0.325698</text:p>
              </table:table-cell>
              <table:table-cell office:value-type="float" office:value="0.614434">
                <text:p>0.614434</text:p>
              </table:table-cell>
              <table:table-cell office:value-type="float" office:value="0.524457">
                <text:p>0.524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896">
                <text:p>0.639896</text:p>
              </table:table-cell>
              <table:table-cell office:value-type="float" office:value="0.58603">
                <text:p>0.58603</text:p>
              </table:table-cell>
              <table:table-cell office:value-type="float" office:value="0.581382">
                <text:p>0.581382</text:p>
              </table:table-cell>
              <table:table-cell office:value-type="float" office:value="0.630107">
                <text:p>0.630107</text:p>
              </table:table-cell>
              <table:table-cell office:value-type="float" office:value="0.212636">
                <text:p>0.212636</text:p>
              </table:table-cell>
              <table:table-cell office:value-type="float" office:value="0.572075">
                <text:p>0.572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36">
                <text:p>0.55236</text:p>
              </table:table-cell>
              <table:table-cell office:value-type="float" office:value="0.669163">
                <text:p>0.669163</text:p>
              </table:table-cell>
              <table:table-cell office:value-type="float" office:value="0.58626">
                <text:p>0.58626</text:p>
              </table:table-cell>
              <table:table-cell office:value-type="float" office:value="0.627288">
                <text:p>0.627288</text:p>
              </table:table-cell>
              <table:table-cell office:value-type="float" office:value="0.585849">
                <text:p>0.585849</text:p>
              </table:table-cell>
              <table:table-cell office:value-type="float" office:value="0.466089">
                <text:p>0.466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585">
                <text:p>0.461585</text:p>
              </table:table-cell>
              <table:table-cell office:value-type="float" office:value="0.656189">
                <text:p>0.656189</text:p>
              </table:table-cell>
              <table:table-cell office:value-type="float" office:value="0.488364">
                <text:p>0.488364</text:p>
              </table:table-cell>
              <table:table-cell office:value-type="float" office:value="0.65776">
                <text:p>0.65776</text:p>
              </table:table-cell>
              <table:table-cell office:value-type="float" office:value="0.22393">
                <text:p>0.22393</text:p>
              </table:table-cell>
              <table:table-cell office:value-type="float" office:value="0.573001">
                <text:p>0.573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16">
                <text:p>0.481216</text:p>
              </table:table-cell>
              <table:table-cell office:value-type="float" office:value="0.661208">
                <text:p>0.661208</text:p>
              </table:table-cell>
              <table:table-cell office:value-type="float" office:value="0.371543">
                <text:p>0.371543</text:p>
              </table:table-cell>
              <table:table-cell office:value-type="float" office:value="0.318151">
                <text:p>0.318151</text:p>
              </table:table-cell>
              <table:table-cell office:value-type="float" office:value="0.619176">
                <text:p>0.619176</text:p>
              </table:table-cell>
              <table:table-cell office:value-type="float" office:value="0.574791">
                <text:p>0.574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854">
                <text:p>0.559854</text:p>
              </table:table-cell>
              <table:table-cell office:value-type="float" office:value="0.436025">
                <text:p>0.436025</text:p>
              </table:table-cell>
              <table:table-cell office:value-type="float" office:value="0.529952">
                <text:p>0.529952</text:p>
              </table:table-cell>
              <table:table-cell office:value-type="float" office:value="0.371698">
                <text:p>0.371698</text:p>
              </table:table-cell>
              <table:table-cell office:value-type="float" office:value="0.404281">
                <text:p>0.404281</text:p>
              </table:table-cell>
              <table:table-cell office:value-type="float" office:value="0.337935">
                <text:p>0.337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648">
                <text:p>0.248648</text:p>
              </table:table-cell>
              <table:table-cell office:value-type="float" office:value="0.33065">
                <text:p>0.33065</text:p>
              </table:table-cell>
              <table:table-cell office:value-type="float" office:value="0.605375">
                <text:p>0.605375</text:p>
              </table:table-cell>
              <table:table-cell office:value-type="float" office:value="0.612096">
                <text:p>0.612096</text:p>
              </table:table-cell>
              <table:table-cell office:value-type="float" office:value="0.571392">
                <text:p>0.571392</text:p>
              </table:table-cell>
              <table:table-cell office:value-type="float" office:value="0.639288">
                <text:p>0.639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957">
                <text:p>0.394957</text:p>
              </table:table-cell>
              <table:table-cell office:value-type="float" office:value="0.63565">
                <text:p>0.63565</text:p>
              </table:table-cell>
              <table:table-cell office:value-type="float" office:value="0.503015">
                <text:p>0.503015</text:p>
              </table:table-cell>
              <table:table-cell office:value-type="float" office:value="0.343894">
                <text:p>0.343894</text:p>
              </table:table-cell>
              <table:table-cell office:value-type="float" office:value="0.455009">
                <text:p>0.455009</text:p>
              </table:table-cell>
              <table:table-cell office:value-type="float" office:value="0.352166">
                <text:p>0.352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557">
                <text:p>0.629557</text:p>
              </table:table-cell>
              <table:table-cell office:value-type="float" office:value="0.622446">
                <text:p>0.622446</text:p>
              </table:table-cell>
              <table:table-cell office:value-type="float" office:value="0.617799">
                <text:p>0.617799</text:p>
              </table:table-cell>
              <table:table-cell office:value-type="float" office:value="0.526447">
                <text:p>0.526447</text:p>
              </table:table-cell>
              <table:table-cell office:value-type="float" office:value="0.549943">
                <text:p>0.549943</text:p>
              </table:table-cell>
              <table:table-cell office:value-type="float" office:value="0.648775">
                <text:p>0.648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155">
                <text:p>0.429155</text:p>
              </table:table-cell>
              <table:table-cell office:value-type="float" office:value="0.646667">
                <text:p>0.646667</text:p>
              </table:table-cell>
              <table:table-cell office:value-type="float" office:value="0.598875">
                <text:p>0.598875</text:p>
              </table:table-cell>
              <table:table-cell office:value-type="float" office:value="0.618219">
                <text:p>0.618219</text:p>
              </table:table-cell>
              <table:table-cell office:value-type="float" office:value="0.401358">
                <text:p>0.401358</text:p>
              </table:table-cell>
              <table:table-cell office:value-type="float" office:value="0.637156">
                <text:p>0.637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441">
                <text:p>0.551441</text:p>
              </table:table-cell>
              <table:table-cell office:value-type="float" office:value="0.669227">
                <text:p>0.669227</text:p>
              </table:table-cell>
              <table:table-cell office:value-type="float" office:value="0.611874">
                <text:p>0.611874</text:p>
              </table:table-cell>
              <table:table-cell office:value-type="float" office:value="0.511773">
                <text:p>0.511773</text:p>
              </table:table-cell>
              <table:table-cell office:value-type="float" office:value="0.490186">
                <text:p>0.490186</text:p>
              </table:table-cell>
              <table:table-cell office:value-type="float" office:value="0.656927">
                <text:p>0.656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734">
                <text:p>0.546734</text:p>
              </table:table-cell>
              <table:table-cell office:value-type="float" office:value="0.426486">
                <text:p>0.426486</text:p>
              </table:table-cell>
              <table:table-cell office:value-type="float" office:value="0.124116">
                <text:p>0.124116</text:p>
              </table:table-cell>
              <table:table-cell office:value-type="float" office:value="0.296572">
                <text:p>0.296572</text:p>
              </table:table-cell>
              <table:table-cell office:value-type="float" office:value="0.293641">
                <text:p>0.293641</text:p>
              </table:table-cell>
              <table:table-cell office:value-type="float" office:value="0.591348">
                <text:p>0.591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437">
                <text:p>0.638437</text:p>
              </table:table-cell>
              <table:table-cell office:value-type="float" office:value="0.596672">
                <text:p>0.596672</text:p>
              </table:table-cell>
              <table:table-cell office:value-type="float" office:value="0.563928">
                <text:p>0.563928</text:p>
              </table:table-cell>
              <table:table-cell office:value-type="float" office:value="0.638174">
                <text:p>0.638174</text:p>
              </table:table-cell>
              <table:table-cell office:value-type="float" office:value="0.283609">
                <text:p>0.283609</text:p>
              </table:table-cell>
              <table:table-cell office:value-type="float" office:value="0.587591">
                <text:p>0.587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777">
                <text:p>0.531777</text:p>
              </table:table-cell>
              <table:table-cell office:value-type="float" office:value="0.416785">
                <text:p>0.416785</text:p>
              </table:table-cell>
              <table:table-cell office:value-type="float" office:value="0.365803">
                <text:p>0.365803</text:p>
              </table:table-cell>
              <table:table-cell office:value-type="float" office:value="0.649609">
                <text:p>0.649609</text:p>
              </table:table-cell>
              <table:table-cell office:value-type="float" office:value="0.237958">
                <text:p>0.237958</text:p>
              </table:table-cell>
              <table:table-cell office:value-type="float" office:value="0.575016">
                <text:p>0.57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64">
                <text:p>0.24264</text:p>
              </table:table-cell>
              <table:table-cell office:value-type="float" office:value="0.329773">
                <text:p>0.329773</text:p>
              </table:table-cell>
              <table:table-cell office:value-type="float" office:value="0.241164">
                <text:p>0.241164</text:p>
              </table:table-cell>
              <table:table-cell office:value-type="float" office:value="0.324594">
                <text:p>0.324594</text:p>
              </table:table-cell>
              <table:table-cell office:value-type="float" office:value="0.531857">
                <text:p>0.531857</text:p>
              </table:table-cell>
              <table:table-cell office:value-type="float" office:value="0.402493">
                <text:p>0.402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587">
                <text:p>0.300587</text:p>
              </table:table-cell>
              <table:table-cell office:value-type="float" office:value="0.338977">
                <text:p>0.338977</text:p>
              </table:table-cell>
              <table:table-cell office:value-type="float" office:value="0.612502">
                <text:p>0.612502</text:p>
              </table:table-cell>
              <table:table-cell office:value-type="float" office:value="0.513196">
                <text:p>0.513196</text:p>
              </table:table-cell>
              <table:table-cell office:value-type="float" office:value="0.325302">
                <text:p>0.325302</text:p>
              </table:table-cell>
              <table:table-cell office:value-type="float" office:value="0.604628">
                <text:p>0.60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035">
                <text:p>0.515035</text:p>
              </table:table-cell>
              <table:table-cell office:value-type="float" office:value="0.667637">
                <text:p>0.667637</text:p>
              </table:table-cell>
              <table:table-cell office:value-type="float" office:value="0.517245">
                <text:p>0.517245</text:p>
              </table:table-cell>
              <table:table-cell office:value-type="float" office:value="0.357094">
                <text:p>0.357094</text:p>
              </table:table-cell>
              <table:table-cell office:value-type="float" office:value="0.262423">
                <text:p>0.262423</text:p>
              </table:table-cell>
              <table:table-cell office:value-type="float" office:value="0.33267">
                <text:p>0.33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211">
                <text:p>0.389211</text:p>
              </table:table-cell>
              <table:table-cell office:value-type="float" office:value="0.633737">
                <text:p>0.633737</text:p>
              </table:table-cell>
              <table:table-cell office:value-type="float" office:value="0.58633">
                <text:p>0.58633</text:p>
              </table:table-cell>
              <table:table-cell office:value-type="float" office:value="0.463515">
                <text:p>0.463515</text:p>
              </table:table-cell>
              <table:table-cell office:value-type="float" office:value="0.554031">
                <text:p>0.554031</text:p>
              </table:table-cell>
              <table:table-cell office:value-type="float" office:value="0.647312">
                <text:p>0.647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513">
                <text:p>0.416513</text:p>
              </table:table-cell>
              <table:table-cell office:value-type="float" office:value="0.366368">
                <text:p>0.366368</text:p>
              </table:table-cell>
              <table:table-cell office:value-type="float" office:value="0.334732">
                <text:p>0.334732</text:p>
              </table:table-cell>
              <table:table-cell office:value-type="float" office:value="0.321757">
                <text:p>0.321757</text:p>
              </table:table-cell>
              <table:table-cell office:value-type="float" office:value="0.448202">
                <text:p>0.448202</text:p>
              </table:table-cell>
              <table:table-cell office:value-type="float" office:value="0.349491">
                <text:p>0.349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974">
                <text:p>0.416974</text:p>
              </table:table-cell>
              <table:table-cell office:value-type="float" office:value="0.642827">
                <text:p>0.642827</text:p>
              </table:table-cell>
              <table:table-cell office:value-type="float" office:value="0.616588">
                <text:p>0.616588</text:p>
              </table:table-cell>
              <table:table-cell office:value-type="float" office:value="0.523169">
                <text:p>0.523169</text:p>
              </table:table-cell>
              <table:table-cell office:value-type="float" office:value="0.619874">
                <text:p>0.619874</text:p>
              </table:table-cell>
              <table:table-cell office:value-type="float" office:value="0.551589">
                <text:p>0.551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47">
                <text:p>0.37847</text:p>
              </table:table-cell>
              <table:table-cell office:value-type="float" office:value="0.630131">
                <text:p>0.630131</text:p>
              </table:table-cell>
              <table:table-cell office:value-type="float" office:value="0.593164">
                <text:p>0.593164</text:p>
              </table:table-cell>
              <table:table-cell office:value-type="float" office:value="0.475442">
                <text:p>0.475442</text:p>
              </table:table-cell>
              <table:table-cell office:value-type="float" office:value="0.608578">
                <text:p>0.608578</text:p>
              </table:table-cell>
              <table:table-cell office:value-type="float" office:value="0.604301">
                <text:p>0.604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847">
                <text:p>0.554847</text:p>
              </table:table-cell>
              <table:table-cell office:value-type="float" office:value="0.432258">
                <text:p>0.432258</text:p>
              </table:table-cell>
              <table:table-cell office:value-type="float" office:value="0.565177">
                <text:p>0.565177</text:p>
              </table:table-cell>
              <table:table-cell office:value-type="float" office:value="0.426861">
                <text:p>0.426861</text:p>
              </table:table-cell>
              <table:table-cell office:value-type="float" office:value="0.33131">
                <text:p>0.33131</text:p>
              </table:table-cell>
              <table:table-cell office:value-type="float" office:value="0.607297">
                <text:p>0.607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643">
                <text:p>0.418643</text:p>
              </table:table-cell>
              <table:table-cell office:value-type="float" office:value="0.64336">
                <text:p>0.64336</text:p>
              </table:table-cell>
              <table:table-cell office:value-type="float" office:value="0.299093">
                <text:p>0.299093</text:p>
              </table:table-cell>
              <table:table-cell office:value-type="float" office:value="0.324654">
                <text:p>0.324654</text:p>
              </table:table-cell>
              <table:table-cell office:value-type="float" office:value="0.574013">
                <text:p>0.574013</text:p>
              </table:table-cell>
              <table:table-cell office:value-type="float" office:value="0.637777">
                <text:p>0.637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642">
                <text:p>0.602642</text:p>
              </table:table-cell>
              <table:table-cell office:value-type="float" office:value="0.477854">
                <text:p>0.477854</text:p>
              </table:table-cell>
              <table:table-cell office:value-type="float" office:value="0.531481">
                <text:p>0.531481</text:p>
              </table:table-cell>
              <table:table-cell office:value-type="float" office:value="0.648614">
                <text:p>0.648614</text:p>
              </table:table-cell>
              <table:table-cell office:value-type="float" office:value="0.620143">
                <text:p>0.620143</text:p>
              </table:table-cell>
              <table:table-cell office:value-type="float" office:value="0.555596">
                <text:p>0.555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334">
                <text:p>0.385334</text:p>
              </table:table-cell>
              <table:table-cell office:value-type="float" office:value="0.63244">
                <text:p>0.63244</text:p>
              </table:table-cell>
              <table:table-cell office:value-type="float" office:value="0.5464">
                <text:p>0.5464</text:p>
              </table:table-cell>
              <table:table-cell office:value-type="float" office:value="0.395095">
                <text:p>0.395095</text:p>
              </table:table-cell>
              <table:table-cell office:value-type="float" office:value="0.590898">
                <text:p>0.590898</text:p>
              </table:table-cell>
              <table:table-cell office:value-type="float" office:value="0.474037">
                <text:p>0.47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4">
                <text:p>0.607364</text:p>
              </table:table-cell>
              <table:table-cell office:value-type="float" office:value="0.649285">
                <text:p>0.649285</text:p>
              </table:table-cell>
              <table:table-cell office:value-type="float" office:value="0.62069">
                <text:p>0.62069</text:p>
              </table:table-cell>
              <table:table-cell office:value-type="float" office:value="0.588187">
                <text:p>0.588187</text:p>
              </table:table-cell>
              <table:table-cell office:value-type="float" office:value="0.377903">
                <text:p>0.377903</text:p>
              </table:table-cell>
              <table:table-cell office:value-type="float" office:value="0.33491">
                <text:p>0.3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64">
                <text:p>0.532364</text:p>
              </table:table-cell>
              <table:table-cell office:value-type="float" office:value="0.66929">
                <text:p>0.66929</text:p>
              </table:table-cell>
              <table:table-cell office:value-type="float" office:value="0.509121">
                <text:p>0.509121</text:p>
              </table:table-cell>
              <table:table-cell office:value-type="float" office:value="0.349179">
                <text:p>0.349179</text:p>
              </table:table-cell>
              <table:table-cell office:value-type="float" office:value="0.495508">
                <text:p>0.495508</text:p>
              </table:table-cell>
              <table:table-cell office:value-type="float" office:value="0.373801">
                <text:p>0.373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76">
                <text:p>0.640276</text:p>
              </table:table-cell>
              <table:table-cell office:value-type="float" office:value="0.579066">
                <text:p>0.579066</text:p>
              </table:table-cell>
              <table:table-cell office:value-type="float" office:value="0.6225">
                <text:p>0.6225</text:p>
              </table:table-cell>
              <table:table-cell office:value-type="float" office:value="0.542153">
                <text:p>0.542153</text:p>
              </table:table-cell>
              <table:table-cell office:value-type="float" office:value="0.546191">
                <text:p>0.546191</text:p>
              </table:table-cell>
              <table:table-cell office:value-type="float" office:value="0.416537">
                <text:p>0.416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388">
                <text:p>0.341388</text:p>
              </table:table-cell>
              <table:table-cell office:value-type="float" office:value="0.617464">
                <text:p>0.617464</text:p>
              </table:table-cell>
              <table:table-cell office:value-type="float" office:value="0.248991">
                <text:p>0.248991</text:p>
              </table:table-cell>
              <table:table-cell office:value-type="float" office:value="0.601372">
                <text:p>0.601372</text:p>
              </table:table-cell>
              <table:table-cell office:value-type="float" office:value="0.449556">
                <text:p>0.449556</text:p>
              </table:table-cell>
              <table:table-cell office:value-type="float" office:value="0.651627">
                <text:p>0.651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93">
                <text:p>0.38593</text:p>
              </table:table-cell>
              <table:table-cell office:value-type="float" office:value="0.63264">
                <text:p>0.63264</text:p>
              </table:table-cell>
              <table:table-cell office:value-type="float" office:value="0.512503">
                <text:p>0.512503</text:p>
              </table:table-cell>
              <table:table-cell office:value-type="float" office:value="0.352349">
                <text:p>0.352349</text:p>
              </table:table-cell>
              <table:table-cell office:value-type="float" office:value="0.589001">
                <text:p>0.589001</text:p>
              </table:table-cell>
              <table:table-cell office:value-type="float" office:value="0.470989">
                <text:p>0.470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913">
                <text:p>0.474913</text:p>
              </table:table-cell>
              <table:table-cell office:value-type="float" office:value="0.387763">
                <text:p>0.387763</text:p>
              </table:table-cell>
              <table:table-cell office:value-type="float" office:value="0.371057">
                <text:p>0.371057</text:p>
              </table:table-cell>
              <table:table-cell office:value-type="float" office:value="0.651">
                <text:p>0.651</text:p>
              </table:table-cell>
              <table:table-cell office:value-type="float" office:value="0.315407">
                <text:p>0.315407</text:p>
              </table:table-cell>
              <table:table-cell office:value-type="float" office:value="0.60031">
                <text:p>0.6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014">
                <text:p>0.180014</text:p>
              </table:table-cell>
              <table:table-cell office:value-type="float" office:value="0.563069">
                <text:p>0.563069</text:p>
              </table:table-cell>
              <table:table-cell office:value-type="float" office:value="0.570171">
                <text:p>0.570171</text:p>
              </table:table-cell>
              <table:table-cell office:value-type="float" office:value="0.43559">
                <text:p>0.43559</text:p>
              </table:table-cell>
              <table:table-cell office:value-type="float" office:value="0.487242">
                <text:p>0.487242</text:p>
              </table:table-cell>
              <table:table-cell office:value-type="float" office:value="0.656799">
                <text:p>0.656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371">
                <text:p>0.476371</text:p>
              </table:table-cell>
              <table:table-cell office:value-type="float" office:value="0.388389">
                <text:p>0.388389</text:p>
              </table:table-cell>
              <table:table-cell office:value-type="float" office:value="0.268805">
                <text:p>0.268805</text:p>
              </table:table-cell>
              <table:table-cell office:value-type="float" office:value="0.32593">
                <text:p>0.32593</text:p>
              </table:table-cell>
              <table:table-cell office:value-type="float" office:value="0.489895">
                <text:p>0.489895</text:p>
              </table:table-cell>
              <table:table-cell office:value-type="float" office:value="0.656918">
                <text:p>0.65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838">
                <text:p>0.473838</text:p>
              </table:table-cell>
              <table:table-cell office:value-type="float" office:value="0.387305">
                <text:p>0.387305</text:p>
              </table:table-cell>
              <table:table-cell office:value-type="float" office:value="0.617886">
                <text:p>0.617886</text:p>
              </table:table-cell>
              <table:table-cell office:value-type="float" office:value="0.52669">
                <text:p>0.52669</text:p>
              </table:table-cell>
              <table:table-cell office:value-type="float" office:value="0.437829">
                <text:p>0.437829</text:p>
              </table:table-cell>
              <table:table-cell office:value-type="float" office:value="0.345899">
                <text:p>0.34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83">
                <text:p>0.51383</text:p>
              </table:table-cell>
              <table:table-cell office:value-type="float" office:value="0.406461">
                <text:p>0.406461</text:p>
              </table:table-cell>
              <table:table-cell office:value-type="float" office:value="0.281491">
                <text:p>0.281491</text:p>
              </table:table-cell>
              <table:table-cell office:value-type="float" office:value="0.325646">
                <text:p>0.325646</text:p>
              </table:table-cell>
              <table:table-cell office:value-type="float" office:value="0.559032">
                <text:p>0.559032</text:p>
              </table:table-cell>
              <table:table-cell office:value-type="float" office:value="0.430644">
                <text:p>0.430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44">
                <text:p>0.49744</text:p>
              </table:table-cell>
              <table:table-cell office:value-type="float" office:value="0.398046">
                <text:p>0.398046</text:p>
              </table:table-cell>
              <table:table-cell office:value-type="float" office:value="0.602984">
                <text:p>0.602984</text:p>
              </table:table-cell>
              <table:table-cell office:value-type="float" office:value="0.614499">
                <text:p>0.614499</text:p>
              </table:table-cell>
              <table:table-cell office:value-type="float" office:value="0.589989">
                <text:p>0.589989</text:p>
              </table:table-cell>
              <table:table-cell office:value-type="float" office:value="0.626312">
                <text:p>0.626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411">
                <text:p>0.242411</text:p>
              </table:table-cell>
              <table:table-cell office:value-type="float" office:value="0.32974">
                <text:p>0.32974</text:p>
              </table:table-cell>
              <table:table-cell office:value-type="float" office:value="0.44417">
                <text:p>0.44417</text:p>
              </table:table-cell>
              <table:table-cell office:value-type="float" office:value="0.660875">
                <text:p>0.660875</text:p>
              </table:table-cell>
              <table:table-cell office:value-type="float" office:value="0.609421">
                <text:p>0.609421</text:p>
              </table:table-cell>
              <table:table-cell office:value-type="float" office:value="0.602842">
                <text:p>0.602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987">
                <text:p>0.581987</text:p>
              </table:table-cell>
              <table:table-cell office:value-type="float" office:value="0.455062">
                <text:p>0.455062</text:p>
              </table:table-cell>
              <table:table-cell office:value-type="float" office:value="0.623029">
                <text:p>0.623029</text:p>
              </table:table-cell>
              <table:table-cell office:value-type="float" office:value="0.580777">
                <text:p>0.580777</text:p>
              </table:table-cell>
              <table:table-cell office:value-type="float" office:value="0.509564">
                <text:p>0.509564</text:p>
              </table:table-cell>
              <table:table-cell office:value-type="float" office:value="0.383784">
                <text:p>0.383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754">
                <text:p>0.553754</text:p>
              </table:table-cell>
              <table:table-cell office:value-type="float" office:value="0.669055">
                <text:p>0.669055</text:p>
              </table:table-cell>
              <table:table-cell office:value-type="float" office:value="0.255668">
                <text:p>0.255668</text:p>
              </table:table-cell>
              <table:table-cell office:value-type="float" office:value="0.603823">
                <text:p>0.603823</text:p>
              </table:table-cell>
              <table:table-cell office:value-type="float" office:value="0.343883">
                <text:p>0.343883</text:p>
              </table:table-cell>
              <table:table-cell office:value-type="float" office:value="0.333855">
                <text:p>0.33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284">
                <text:p>0.638284</text:p>
              </table:table-cell>
              <table:table-cell office:value-type="float" office:value="0.554022">
                <text:p>0.554022</text:p>
              </table:table-cell>
              <table:table-cell office:value-type="float" office:value="0.423056">
                <text:p>0.423056</text:p>
              </table:table-cell>
              <table:table-cell office:value-type="float" office:value="0.314472">
                <text:p>0.314472</text:p>
              </table:table-cell>
              <table:table-cell office:value-type="float" office:value="0.456894">
                <text:p>0.456894</text:p>
              </table:table-cell>
              <table:table-cell office:value-type="float" office:value="0.352953">
                <text:p>0.352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551">
                <text:p>0.474551</text:p>
              </table:table-cell>
              <table:table-cell office:value-type="float" office:value="0.659585">
                <text:p>0.659585</text:p>
              </table:table-cell>
              <table:table-cell office:value-type="float" office:value="0.552914">
                <text:p>0.552914</text:p>
              </table:table-cell>
              <table:table-cell office:value-type="float" office:value="0.405702">
                <text:p>0.405702</text:p>
              </table:table-cell>
              <table:table-cell office:value-type="float" office:value="0.620019">
                <text:p>0.620019</text:p>
              </table:table-cell>
              <table:table-cell office:value-type="float" office:value="0.553439">
                <text:p>0.553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148">
                <text:p>0.511148</text:p>
              </table:table-cell>
              <table:table-cell office:value-type="float" office:value="0.667089">
                <text:p>0.667089</text:p>
              </table:table-cell>
              <table:table-cell office:value-type="float" office:value="0.454684">
                <text:p>0.454684</text:p>
              </table:table-cell>
              <table:table-cell office:value-type="float" office:value="0.660772">
                <text:p>0.660772</text:p>
              </table:table-cell>
              <table:table-cell office:value-type="float" office:value="0.329908">
                <text:p>0.329908</text:p>
              </table:table-cell>
              <table:table-cell office:value-type="float" office:value="0.33393">
                <text:p>0.33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892">
                <text:p>0.428892</text:p>
              </table:table-cell>
              <table:table-cell office:value-type="float" office:value="0.646585">
                <text:p>0.646585</text:p>
              </table:table-cell>
              <table:table-cell office:value-type="float" office:value="0.615383">
                <text:p>0.615383</text:p>
              </table:table-cell>
              <table:table-cell office:value-type="float" office:value="0.520077">
                <text:p>0.520077</text:p>
              </table:table-cell>
              <table:table-cell office:value-type="float" office:value="0.574559">
                <text:p>0.574559</text:p>
              </table:table-cell>
              <table:table-cell office:value-type="float" office:value="0.637458">
                <text:p>0.63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494">
                <text:p>0.414494</text:p>
              </table:table-cell>
              <table:table-cell office:value-type="float" office:value="0.642035">
                <text:p>0.642035</text:p>
              </table:table-cell>
              <table:table-cell office:value-type="float" office:value="0.50885">
                <text:p>0.50885</text:p>
              </table:table-cell>
              <table:table-cell office:value-type="float" office:value="0.348933">
                <text:p>0.348933</text:p>
              </table:table-cell>
              <table:table-cell office:value-type="float" office:value="0.30282">
                <text:p>0.30282</text:p>
              </table:table-cell>
              <table:table-cell office:value-type="float" office:value="0.595016">
                <text:p>0.59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079">
                <text:p>0.314079</text:p>
              </table:table-cell>
              <table:table-cell office:value-type="float" office:value="0.341432">
                <text:p>0.341432</text:p>
              </table:table-cell>
              <table:table-cell office:value-type="float" office:value="0.383836">
                <text:p>0.383836</text:p>
              </table:table-cell>
              <table:table-cell office:value-type="float" office:value="0.654002">
                <text:p>0.654002</text:p>
              </table:table-cell>
              <table:table-cell office:value-type="float" office:value="0.38899">
                <text:p>0.38899</text:p>
              </table:table-cell>
              <table:table-cell office:value-type="float" office:value="0.632379">
                <text:p>0.632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594">
                <text:p>0.286594</text:p>
              </table:table-cell>
              <table:table-cell office:value-type="float" office:value="0.598582">
                <text:p>0.598582</text:p>
              </table:table-cell>
              <table:table-cell office:value-type="float" office:value="0.362945">
                <text:p>0.362945</text:p>
              </table:table-cell>
              <table:table-cell office:value-type="float" office:value="0.319055">
                <text:p>0.319055</text:p>
              </table:table-cell>
              <table:table-cell office:value-type="float" office:value="0.477779">
                <text:p>0.477779</text:p>
              </table:table-cell>
              <table:table-cell office:value-type="float" office:value="0.656101">
                <text:p>0.656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585">
                <text:p>0.494585</text:p>
              </table:table-cell>
              <table:table-cell office:value-type="float" office:value="0.664154">
                <text:p>0.664154</text:p>
              </table:table-cell>
              <table:table-cell office:value-type="float" office:value="0.512299">
                <text:p>0.512299</text:p>
              </table:table-cell>
              <table:table-cell office:value-type="float" office:value="0.653321">
                <text:p>0.653321</text:p>
              </table:table-cell>
              <table:table-cell office:value-type="float" office:value="0.52768">
                <text:p>0.52768</text:p>
              </table:table-cell>
              <table:table-cell office:value-type="float" office:value="0.398702">
                <text:p>0.398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856">
                <text:p>0.516856</text:p>
              </table:table-cell>
              <table:table-cell office:value-type="float" office:value="0.408112">
                <text:p>0.408112</text:p>
              </table:table-cell>
              <table:table-cell office:value-type="float" office:value="0.507577">
                <text:p>0.507577</text:p>
              </table:table-cell>
              <table:table-cell office:value-type="float" office:value="0.347789">
                <text:p>0.347789</text:p>
              </table:table-cell>
              <table:table-cell office:value-type="float" office:value="0.552527">
                <text:p>0.552527</text:p>
              </table:table-cell>
              <table:table-cell office:value-type="float" office:value="0.647866">
                <text:p>0.647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024">
                <text:p>0.403024</text:p>
              </table:table-cell>
              <table:table-cell office:value-type="float" office:value="0.638309">
                <text:p>0.638309</text:p>
              </table:table-cell>
              <table:table-cell office:value-type="float" office:value="0.619844">
                <text:p>0.619844</text:p>
              </table:table-cell>
              <table:table-cell office:value-type="float" office:value="0.590295">
                <text:p>0.590295</text:p>
              </table:table-cell>
              <table:table-cell office:value-type="float" office:value="0.502586">
                <text:p>0.502586</text:p>
              </table:table-cell>
              <table:table-cell office:value-type="float" office:value="0.656984">
                <text:p>0.656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255">
                <text:p>0.498255</text:p>
              </table:table-cell>
              <table:table-cell office:value-type="float" office:value="0.398445">
                <text:p>0.398445</text:p>
              </table:table-cell>
              <table:table-cell office:value-type="float" office:value="0.234254">
                <text:p>0.234254</text:p>
              </table:table-cell>
              <table:table-cell office:value-type="float" office:value="0.596811">
                <text:p>0.596811</text:p>
              </table:table-cell>
              <table:table-cell office:value-type="float" office:value="0.444961">
                <text:p>0.444961</text:p>
              </table:table-cell>
              <table:table-cell office:value-type="float" office:value="0.650588">
                <text:p>0.650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944">
                <text:p>0.465944</text:p>
              </table:table-cell>
              <table:table-cell office:value-type="float" office:value="0.657363">
                <text:p>0.657363</text:p>
              </table:table-cell>
              <table:table-cell office:value-type="float" office:value="0.556982">
                <text:p>0.556982</text:p>
              </table:table-cell>
              <table:table-cell office:value-type="float" office:value="0.412609">
                <text:p>0.412609</text:p>
              </table:table-cell>
              <table:table-cell office:value-type="float" office:value="0.314821">
                <text:p>0.314821</text:p>
              </table:table-cell>
              <table:table-cell office:value-type="float" office:value="0.334101">
                <text:p>0.334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34">
                <text:p>0.63734</text:p>
              </table:table-cell>
              <table:table-cell office:value-type="float" office:value="0.601715">
                <text:p>0.601715</text:p>
              </table:table-cell>
              <table:table-cell office:value-type="float" office:value="0.453681">
                <text:p>0.453681</text:p>
              </table:table-cell>
              <table:table-cell office:value-type="float" office:value="0.31835">
                <text:p>0.31835</text:p>
              </table:table-cell>
              <table:table-cell office:value-type="float" office:value="0.610945">
                <text:p>0.610945</text:p>
              </table:table-cell>
              <table:table-cell office:value-type="float" office:value="0.600039">
                <text:p>0.600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072">
                <text:p>0.212072</text:p>
              </table:table-cell>
              <table:table-cell office:value-type="float" office:value="0.32548">
                <text:p>0.32548</text:p>
              </table:table-cell>
              <table:table-cell office:value-type="float" office:value="0.328214">
                <text:p>0.328214</text:p>
              </table:table-cell>
              <table:table-cell office:value-type="float" office:value="0.322329">
                <text:p>0.322329</text:p>
              </table:table-cell>
              <table:table-cell office:value-type="float" office:value="0.554518">
                <text:p>0.554518</text:p>
              </table:table-cell>
              <table:table-cell office:value-type="float" office:value="0.425513">
                <text:p>0.425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292">
                <text:p>0.469292</text:p>
              </table:table-cell>
              <table:table-cell office:value-type="float" office:value="0.385397">
                <text:p>0.385397</text:p>
              </table:table-cell>
              <table:table-cell office:value-type="float" office:value="0.520837">
                <text:p>0.520837</text:p>
              </table:table-cell>
              <table:table-cell office:value-type="float" office:value="0.651341">
                <text:p>0.651341</text:p>
              </table:table-cell>
              <table:table-cell office:value-type="float" office:value="0.333658">
                <text:p>0.333658</text:p>
              </table:table-cell>
              <table:table-cell office:value-type="float" office:value="0.608345">
                <text:p>0.608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49">
                <text:p>0.62649</text:p>
              </table:table-cell>
              <table:table-cell office:value-type="float" office:value="0.516723">
                <text:p>0.516723</text:p>
              </table:table-cell>
              <table:table-cell office:value-type="float" office:value="0.48445">
                <text:p>0.48445</text:p>
              </table:table-cell>
              <table:table-cell office:value-type="float" office:value="0.658316">
                <text:p>0.658316</text:p>
              </table:table-cell>
              <table:table-cell office:value-type="float" office:value="0.312257">
                <text:p>0.312257</text:p>
              </table:table-cell>
              <table:table-cell office:value-type="float" office:value="0.598962">
                <text:p>0.598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834">
                <text:p>0.572834</text:p>
              </table:table-cell>
              <table:table-cell office:value-type="float" office:value="0.446665">
                <text:p>0.446665</text:p>
              </table:table-cell>
              <table:table-cell office:value-type="float" office:value="0.563621">
                <text:p>0.563621</text:p>
              </table:table-cell>
              <table:table-cell office:value-type="float" office:value="0.42414">
                <text:p>0.42414</text:p>
              </table:table-cell>
              <table:table-cell office:value-type="float" office:value="0.482766">
                <text:p>0.482766</text:p>
              </table:table-cell>
              <table:table-cell office:value-type="float" office:value="0.365889">
                <text:p>0.365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673">
                <text:p>0.524673</text:p>
              </table:table-cell>
              <table:table-cell office:value-type="float" office:value="0.412543">
                <text:p>0.412543</text:p>
              </table:table-cell>
              <table:table-cell office:value-type="float" office:value="0.479548">
                <text:p>0.479548</text:p>
              </table:table-cell>
              <table:table-cell office:value-type="float" office:value="0.328251">
                <text:p>0.328251</text:p>
              </table:table-cell>
              <table:table-cell office:value-type="float" office:value="0.598923">
                <text:p>0.598923</text:p>
              </table:table-cell>
              <table:table-cell office:value-type="float" office:value="0.617486">
                <text:p>0.617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05">
                <text:p>0.426805</text:p>
              </table:table-cell>
              <table:table-cell office:value-type="float" office:value="0.369673">
                <text:p>0.369673</text:p>
              </table:table-cell>
              <table:table-cell office:value-type="float" office:value="0.449445">
                <text:p>0.449445</text:p>
              </table:table-cell>
              <table:table-cell office:value-type="float" office:value="0.660874">
                <text:p>0.660874</text:p>
              </table:table-cell>
              <table:table-cell office:value-type="float" office:value="0.617927">
                <text:p>0.617927</text:p>
              </table:table-cell>
              <table:table-cell office:value-type="float" office:value="0.538176">
                <text:p>0.538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524">
                <text:p>0.612524</text:p>
              </table:table-cell>
              <table:table-cell office:value-type="float" office:value="0.491552">
                <text:p>0.491552</text:p>
              </table:table-cell>
              <table:table-cell office:value-type="float" office:value="0.583852">
                <text:p>0.583852</text:p>
              </table:table-cell>
              <table:table-cell office:value-type="float" office:value="0.459241">
                <text:p>0.459241</text:p>
              </table:table-cell>
              <table:table-cell office:value-type="float" office:value="0.304702">
                <text:p>0.304702</text:p>
              </table:table-cell>
              <table:table-cell office:value-type="float" office:value="0.59579">
                <text:p>0.59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518">
                <text:p>0.308518</text:p>
              </table:table-cell>
              <table:table-cell office:value-type="float" office:value="0.606126">
                <text:p>0.606126</text:p>
              </table:table-cell>
              <table:table-cell office:value-type="float" office:value="0.455942">
                <text:p>0.455942</text:p>
              </table:table-cell>
              <table:table-cell office:value-type="float" office:value="0.660733">
                <text:p>0.660733</text:p>
              </table:table-cell>
              <table:table-cell office:value-type="float" office:value="0.553896">
                <text:p>0.553896</text:p>
              </table:table-cell>
              <table:table-cell office:value-type="float" office:value="0.42482">
                <text:p>0.42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734">
                <text:p>0.606734</text:p>
              </table:table-cell>
              <table:table-cell office:value-type="float" office:value="0.649779">
                <text:p>0.649779</text:p>
              </table:table-cell>
              <table:table-cell office:value-type="float" office:value="0.389802">
                <text:p>0.389802</text:p>
              </table:table-cell>
              <table:table-cell office:value-type="float" office:value="0.65522">
                <text:p>0.65522</text:p>
              </table:table-cell>
              <table:table-cell office:value-type="float" office:value="0.527698">
                <text:p>0.527698</text:p>
              </table:table-cell>
              <table:table-cell office:value-type="float" office:value="0.654466">
                <text:p>0.654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671">
                <text:p>0.547671</text:p>
              </table:table-cell>
              <table:table-cell office:value-type="float" office:value="0.669425">
                <text:p>0.669425</text:p>
              </table:table-cell>
              <table:table-cell office:value-type="float" office:value="0.506325">
                <text:p>0.506325</text:p>
              </table:table-cell>
              <table:table-cell office:value-type="float" office:value="0.654589">
                <text:p>0.654589</text:p>
              </table:table-cell>
              <table:table-cell office:value-type="float" office:value="0.312892">
                <text:p>0.312892</text:p>
              </table:table-cell>
              <table:table-cell office:value-type="float" office:value="0.599233">
                <text:p>0.599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446">
                <text:p>0.637446</text:p>
              </table:table-cell>
              <table:table-cell office:value-type="float" office:value="0.601279">
                <text:p>0.601279</text:p>
              </table:table-cell>
              <table:table-cell office:value-type="float" office:value="0.600646">
                <text:p>0.600646</text:p>
              </table:table-cell>
              <table:table-cell office:value-type="float" office:value="0.48902">
                <text:p>0.48902</text:p>
              </table:table-cell>
              <table:table-cell office:value-type="float" office:value="0.569872">
                <text:p>0.569872</text:p>
              </table:table-cell>
              <table:table-cell office:value-type="float" office:value="0.443853">
                <text:p>0.443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112">
                <text:p>0.539112</text:p>
              </table:table-cell>
              <table:table-cell office:value-type="float" office:value="0.669524">
                <text:p>0.669524</text:p>
              </table:table-cell>
              <table:table-cell office:value-type="float" office:value="0.251531">
                <text:p>0.251531</text:p>
              </table:table-cell>
              <table:table-cell office:value-type="float" office:value="0.32545">
                <text:p>0.32545</text:p>
              </table:table-cell>
              <table:table-cell office:value-type="float" office:value="0.573251">
                <text:p>0.573251</text:p>
              </table:table-cell>
              <table:table-cell office:value-type="float" office:value="0.638228">
                <text:p>0.638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496">
                <text:p>0.539496</text:p>
              </table:table-cell>
              <table:table-cell office:value-type="float" office:value="0.421651">
                <text:p>0.421651</text:p>
              </table:table-cell>
              <table:table-cell office:value-type="float" office:value="0.609794">
                <text:p>0.609794</text:p>
              </table:table-cell>
              <table:table-cell office:value-type="float" office:value="0.50721">
                <text:p>0.50721</text:p>
              </table:table-cell>
              <table:table-cell office:value-type="float" office:value="0.456712">
                <text:p>0.456712</text:p>
              </table:table-cell>
              <table:table-cell office:value-type="float" office:value="0.352875">
                <text:p>0.352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487">
                <text:p>0.397487</text:p>
              </table:table-cell>
              <table:table-cell office:value-type="float" office:value="0.636487">
                <text:p>0.636487</text:p>
              </table:table-cell>
              <table:table-cell office:value-type="float" office:value="0.522472">
                <text:p>0.522472</text:p>
              </table:table-cell>
              <table:table-cell office:value-type="float" office:value="0.362754">
                <text:p>0.362754</text:p>
              </table:table-cell>
              <table:table-cell office:value-type="float" office:value="0.536223">
                <text:p>0.536223</text:p>
              </table:table-cell>
              <table:table-cell office:value-type="float" office:value="0.406594">
                <text:p>0.406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2183">
                <text:p>0.372183</text:p>
              </table:table-cell>
              <table:table-cell office:value-type="float" office:value="0.353985">
                <text:p>0.353985</text:p>
              </table:table-cell>
              <table:table-cell office:value-type="float" office:value="0.379335">
                <text:p>0.379335</text:p>
              </table:table-cell>
              <table:table-cell office:value-type="float" office:value="0.317319">
                <text:p>0.317319</text:p>
              </table:table-cell>
              <table:table-cell office:value-type="float" office:value="0.604741">
                <text:p>0.604741</text:p>
              </table:table-cell>
              <table:table-cell office:value-type="float" office:value="0.499564">
                <text:p>0.499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453">
                <text:p>0.469453</text:p>
              </table:table-cell>
              <table:table-cell office:value-type="float" office:value="0.385464">
                <text:p>0.385464</text:p>
              </table:table-cell>
              <table:table-cell office:value-type="float" office:value="0.571317">
                <text:p>0.571317</text:p>
              </table:table-cell>
              <table:table-cell office:value-type="float" office:value="0.635078">
                <text:p>0.635078</text:p>
              </table:table-cell>
              <table:table-cell office:value-type="float" office:value="0.340673">
                <text:p>0.340673</text:p>
              </table:table-cell>
              <table:table-cell office:value-type="float" office:value="0.333855">
                <text:p>0.33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847">
                <text:p>0.614847</text:p>
              </table:table-cell>
              <table:table-cell office:value-type="float" office:value="0.642597">
                <text:p>0.642597</text:p>
              </table:table-cell>
              <table:table-cell office:value-type="float" office:value="0.540129">
                <text:p>0.540129</text:p>
              </table:table-cell>
              <table:table-cell office:value-type="float" office:value="0.646182">
                <text:p>0.646182</text:p>
              </table:table-cell>
              <table:table-cell office:value-type="float" office:value="0.571354">
                <text:p>0.571354</text:p>
              </table:table-cell>
              <table:table-cell office:value-type="float" office:value="0.445765">
                <text:p>0.445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007">
                <text:p>0.456007</text:p>
              </table:table-cell>
              <table:table-cell office:value-type="float" office:value="0.380089">
                <text:p>0.380089</text:p>
              </table:table-cell>
              <table:table-cell office:value-type="float" office:value="0.614695">
                <text:p>0.614695</text:p>
              </table:table-cell>
              <table:table-cell office:value-type="float" office:value="0.600177">
                <text:p>0.600177</text:p>
              </table:table-cell>
              <table:table-cell office:value-type="float" office:value="0.28744">
                <text:p>0.28744</text:p>
              </table:table-cell>
              <table:table-cell office:value-type="float" office:value="0.334016">
                <text:p>0.334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533">
                <text:p>0.569533</text:p>
              </table:table-cell>
              <table:table-cell office:value-type="float" office:value="0.666724">
                <text:p>0.666724</text:p>
              </table:table-cell>
              <table:table-cell office:value-type="float" office:value="0.257784">
                <text:p>0.257784</text:p>
              </table:table-cell>
              <table:table-cell office:value-type="float" office:value="0.325755">
                <text:p>0.325755</text:p>
              </table:table-cell>
              <table:table-cell office:value-type="float" office:value="0.389034">
                <text:p>0.389034</text:p>
              </table:table-cell>
              <table:table-cell office:value-type="float" office:value="0.632394">
                <text:p>0.63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42">
                <text:p>0.397942</text:p>
              </table:table-cell>
              <table:table-cell office:value-type="float" office:value="0.360833">
                <text:p>0.360833</text:p>
              </table:table-cell>
              <table:table-cell office:value-type="float" office:value="0.545231">
                <text:p>0.545231</text:p>
              </table:table-cell>
              <table:table-cell office:value-type="float" office:value="0.393263">
                <text:p>0.393263</text:p>
              </table:table-cell>
              <table:table-cell office:value-type="float" office:value="0.611116">
                <text:p>0.611116</text:p>
              </table:table-cell>
              <table:table-cell office:value-type="float" office:value="0.514698">
                <text:p>0.51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73">
                <text:p>0.62773</text:p>
              </table:table-cell>
              <table:table-cell office:value-type="float" office:value="0.625753">
                <text:p>0.625753</text:p>
              </table:table-cell>
              <table:table-cell office:value-type="float" office:value="0.617626">
                <text:p>0.617626</text:p>
              </table:table-cell>
              <table:table-cell office:value-type="float" office:value="0.525966">
                <text:p>0.525966</text:p>
              </table:table-cell>
              <table:table-cell office:value-type="float" office:value="0.434064">
                <text:p>0.434064</text:p>
              </table:table-cell>
              <table:table-cell office:value-type="float" office:value="0.647809">
                <text:p>0.64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306">
                <text:p>0.640306</text:p>
              </table:table-cell>
              <table:table-cell office:value-type="float" office:value="0.575631">
                <text:p>0.575631</text:p>
              </table:table-cell>
              <table:table-cell office:value-type="float" office:value="0.483386">
                <text:p>0.483386</text:p>
              </table:table-cell>
              <table:table-cell office:value-type="float" office:value="0.658456">
                <text:p>0.658456</text:p>
              </table:table-cell>
              <table:table-cell office:value-type="float" office:value="0.537273">
                <text:p>0.537273</text:p>
              </table:table-cell>
              <table:table-cell office:value-type="float" office:value="0.652459">
                <text:p>0.65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517">
                <text:p>0.582517</text:p>
              </table:table-cell>
              <table:table-cell office:value-type="float" office:value="0.455576">
                <text:p>0.455576</text:p>
              </table:table-cell>
              <table:table-cell office:value-type="float" office:value="0.564835">
                <text:p>0.564835</text:p>
              </table:table-cell>
              <table:table-cell office:value-type="float" office:value="0.426263">
                <text:p>0.426263</text:p>
              </table:table-cell>
              <table:table-cell office:value-type="float" office:value="0.341536">
                <text:p>0.341536</text:p>
              </table:table-cell>
              <table:table-cell office:value-type="float" office:value="0.611876">
                <text:p>0.611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867">
                <text:p>0.381867</text:p>
              </table:table-cell>
              <table:table-cell office:value-type="float" office:value="0.356452">
                <text:p>0.356452</text:p>
              </table:table-cell>
              <table:table-cell office:value-type="float" office:value="0.625009">
                <text:p>0.625009</text:p>
              </table:table-cell>
              <table:table-cell office:value-type="float" office:value="0.567742">
                <text:p>0.567742</text:p>
              </table:table-cell>
              <table:table-cell office:value-type="float" office:value="0.620244">
                <text:p>0.620244</text:p>
              </table:table-cell>
              <table:table-cell office:value-type="float" office:value="0.558625">
                <text:p>0.558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963">
                <text:p>0.610963</text:p>
              </table:table-cell>
              <table:table-cell office:value-type="float" office:value="0.489221">
                <text:p>0.489221</text:p>
              </table:table-cell>
              <table:table-cell office:value-type="float" office:value="0.496876">
                <text:p>0.496876</text:p>
              </table:table-cell>
              <table:table-cell office:value-type="float" office:value="0.656382">
                <text:p>0.656382</text:p>
              </table:table-cell>
              <table:table-cell office:value-type="float" office:value="0.343607">
                <text:p>0.343607</text:p>
              </table:table-cell>
              <table:table-cell office:value-type="float" office:value="0.612804">
                <text:p>0.612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858">
                <text:p>0.541858</text:p>
              </table:table-cell>
              <table:table-cell office:value-type="float" office:value="0.669543">
                <text:p>0.669543</text:p>
              </table:table-cell>
              <table:table-cell office:value-type="float" office:value="0.465662">
                <text:p>0.465662</text:p>
              </table:table-cell>
              <table:table-cell office:value-type="float" office:value="0.660235">
                <text:p>0.660235</text:p>
              </table:table-cell>
              <table:table-cell office:value-type="float" office:value="0.500902">
                <text:p>0.500902</text:p>
              </table:table-cell>
              <table:table-cell office:value-type="float" office:value="0.377476">
                <text:p>0.377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611">
                <text:p>0.516611</text:p>
              </table:table-cell>
              <table:table-cell office:value-type="float" office:value="0.407979">
                <text:p>0.407979</text:p>
              </table:table-cell>
              <table:table-cell office:value-type="float" office:value="0.609267">
                <text:p>0.609267</text:p>
              </table:table-cell>
              <table:table-cell office:value-type="float" office:value="0.607702">
                <text:p>0.607702</text:p>
              </table:table-cell>
              <table:table-cell office:value-type="float" office:value="0.299617">
                <text:p>0.299617</text:p>
              </table:table-cell>
              <table:table-cell office:value-type="float" office:value="0.593716">
                <text:p>0.59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447">
                <text:p>0.585447</text:p>
              </table:table-cell>
              <table:table-cell office:value-type="float" office:value="0.458469">
                <text:p>0.458469</text:p>
              </table:table-cell>
              <table:table-cell office:value-type="float" office:value="0.391177">
                <text:p>0.391177</text:p>
              </table:table-cell>
              <table:table-cell office:value-type="float" office:value="0.655485">
                <text:p>0.655485</text:p>
              </table:table-cell>
              <table:table-cell office:value-type="float" office:value="0.539244">
                <text:p>0.539244</text:p>
              </table:table-cell>
              <table:table-cell office:value-type="float" office:value="0.651964">
                <text:p>0.651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819">
                <text:p>0.274819</text:p>
              </table:table-cell>
              <table:table-cell office:value-type="float" office:value="0.59455">
                <text:p>0.59455</text:p>
              </table:table-cell>
              <table:table-cell office:value-type="float" office:value="0.57248">
                <text:p>0.57248</text:p>
              </table:table-cell>
              <table:table-cell office:value-type="float" office:value="0.43961">
                <text:p>0.43961</text:p>
              </table:table-cell>
              <table:table-cell office:value-type="float" office:value="0.326094">
                <text:p>0.326094</text:p>
              </table:table-cell>
              <table:table-cell office:value-type="float" office:value="0.333972">
                <text:p>0.333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44">
                <text:p>0.63544</text:p>
              </table:table-cell>
              <table:table-cell office:value-type="float" office:value="0.541377">
                <text:p>0.541377</text:p>
              </table:table-cell>
              <table:table-cell office:value-type="float" office:value="0.569444">
                <text:p>0.569444</text:p>
              </table:table-cell>
              <table:table-cell office:value-type="float" office:value="0.635901">
                <text:p>0.635901</text:p>
              </table:table-cell>
              <table:table-cell office:value-type="float" office:value="0.420491">
                <text:p>0.420491</text:p>
              </table:table-cell>
              <table:table-cell office:value-type="float" office:value="0.643779">
                <text:p>0.643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057">
                <text:p>0.273057</text:p>
              </table:table-cell>
              <table:table-cell office:value-type="float" office:value="0.334372">
                <text:p>0.334372</text:p>
              </table:table-cell>
              <table:table-cell office:value-type="float" office:value="0.235789">
                <text:p>0.235789</text:p>
              </table:table-cell>
              <table:table-cell office:value-type="float" office:value="0.323973">
                <text:p>0.323973</text:p>
              </table:table-cell>
              <table:table-cell office:value-type="float" office:value="0.592145">
                <text:p>0.592145</text:p>
              </table:table-cell>
              <table:table-cell office:value-type="float" office:value="0.476085">
                <text:p>0.47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628">
                <text:p>0.634628</text:p>
              </table:table-cell>
              <table:table-cell office:value-type="float" office:value="0.538503">
                <text:p>0.538503</text:p>
              </table:table-cell>
              <table:table-cell office:value-type="float" office:value="0.312986">
                <text:p>0.312986</text:p>
              </table:table-cell>
              <table:table-cell office:value-type="float" office:value="0.630111">
                <text:p>0.630111</text:p>
              </table:table-cell>
              <table:table-cell office:value-type="float" office:value="0.618239">
                <text:p>0.618239</text:p>
              </table:table-cell>
              <table:table-cell office:value-type="float" office:value="0.53977">
                <text:p>0.53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29">
                <text:p>0.481229</text:p>
              </table:table-cell>
              <table:table-cell office:value-type="float" office:value="0.661211">
                <text:p>0.661211</text:p>
              </table:table-cell>
              <table:table-cell office:value-type="float" office:value="0.578017">
                <text:p>0.578017</text:p>
              </table:table-cell>
              <table:table-cell office:value-type="float" office:value="0.631882">
                <text:p>0.631882</text:p>
              </table:table-cell>
              <table:table-cell office:value-type="float" office:value="0.596315">
                <text:p>0.596315</text:p>
              </table:table-cell>
              <table:table-cell office:value-type="float" office:value="0.620308">
                <text:p>0.620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8">
                <text:p>0.516758</text:p>
              </table:table-cell>
              <table:table-cell office:value-type="float" office:value="0.40806">
                <text:p>0.40806</text:p>
              </table:table-cell>
              <table:table-cell office:value-type="float" office:value="0.324953">
                <text:p>0.324953</text:p>
              </table:table-cell>
              <table:table-cell office:value-type="float" office:value="0.635385">
                <text:p>0.635385</text:p>
              </table:table-cell>
              <table:table-cell office:value-type="float" office:value="0.536497">
                <text:p>0.536497</text:p>
              </table:table-cell>
              <table:table-cell office:value-type="float" office:value="0.406856">
                <text:p>0.406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646">
                <text:p>0.425646</text:p>
              </table:table-cell>
              <table:table-cell office:value-type="float" office:value="0.645573">
                <text:p>0.645573</text:p>
              </table:table-cell>
              <table:table-cell office:value-type="float" office:value="0.600588">
                <text:p>0.600588</text:p>
              </table:table-cell>
              <table:table-cell office:value-type="float" office:value="0.61673">
                <text:p>0.61673</text:p>
              </table:table-cell>
              <table:table-cell office:value-type="float" office:value="0.436708">
                <text:p>0.436708</text:p>
              </table:table-cell>
              <table:table-cell office:value-type="float" office:value="0.648523">
                <text:p>0.648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4661">
                <text:p>0.284661</text:p>
              </table:table-cell>
              <table:table-cell office:value-type="float" office:value="0.336254">
                <text:p>0.336254</text:p>
              </table:table-cell>
              <table:table-cell office:value-type="float" office:value="0.549749">
                <text:p>0.549749</text:p>
              </table:table-cell>
              <table:table-cell office:value-type="float" office:value="0.400468">
                <text:p>0.400468</text:p>
              </table:table-cell>
              <table:table-cell office:value-type="float" office:value="0.416935">
                <text:p>0.416935</text:p>
              </table:table-cell>
              <table:table-cell office:value-type="float" office:value="0.340331">
                <text:p>0.340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01">
                <text:p>0.48201</text:p>
              </table:table-cell>
              <table:table-cell office:value-type="float" office:value="0.661395">
                <text:p>0.661395</text:p>
              </table:table-cell>
              <table:table-cell office:value-type="float" office:value="0.560856">
                <text:p>0.560856</text:p>
              </table:table-cell>
              <table:table-cell office:value-type="float" office:value="0.419313">
                <text:p>0.419313</text:p>
              </table:table-cell>
              <table:table-cell office:value-type="float" office:value="0.25963">
                <text:p>0.25963</text:p>
              </table:table-cell>
              <table:table-cell office:value-type="float" office:value="0.579934">
                <text:p>0.579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255">
                <text:p>0.532255</text:p>
              </table:table-cell>
              <table:table-cell office:value-type="float" office:value="0.417078">
                <text:p>0.417078</text:p>
              </table:table-cell>
              <table:table-cell office:value-type="float" office:value="0.557498">
                <text:p>0.557498</text:p>
              </table:table-cell>
              <table:table-cell office:value-type="float" office:value="0.413496">
                <text:p>0.413496</text:p>
              </table:table-cell>
              <table:table-cell office:value-type="float" office:value="0.568053">
                <text:p>0.568053</text:p>
              </table:table-cell>
              <table:table-cell office:value-type="float" office:value="0.441545">
                <text:p>0.441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384">
                <text:p>0.634384</text:p>
              </table:table-cell>
              <table:table-cell office:value-type="float" office:value="0.537678">
                <text:p>0.537678</text:p>
              </table:table-cell>
              <table:table-cell office:value-type="float" office:value="0.515389">
                <text:p>0.515389</text:p>
              </table:table-cell>
              <table:table-cell office:value-type="float" office:value="0.652627">
                <text:p>0.652627</text:p>
              </table:table-cell>
              <table:table-cell office:value-type="float" office:value="0.495175">
                <text:p>0.495175</text:p>
              </table:table-cell>
              <table:table-cell office:value-type="float" office:value="0.373582">
                <text:p>0.37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417">
                <text:p>0.558417</text:p>
              </table:table-cell>
              <table:table-cell office:value-type="float" office:value="0.668584">
                <text:p>0.668584</text:p>
              </table:table-cell>
              <table:table-cell office:value-type="float" office:value="0.474682">
                <text:p>0.474682</text:p>
              </table:table-cell>
              <table:table-cell office:value-type="float" office:value="0.659468">
                <text:p>0.659468</text:p>
              </table:table-cell>
              <table:table-cell office:value-type="float" office:value="0.601845">
                <text:p>0.601845</text:p>
              </table:table-cell>
              <table:table-cell office:value-type="float" office:value="0.493609">
                <text:p>0.493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976">
                <text:p>0.419976</text:p>
              </table:table-cell>
              <table:table-cell office:value-type="float" office:value="0.643784">
                <text:p>0.643784</text:p>
              </table:table-cell>
              <table:table-cell office:value-type="float" office:value="0.575489">
                <text:p>0.575489</text:p>
              </table:table-cell>
              <table:table-cell office:value-type="float" office:value="0.633134">
                <text:p>0.633134</text:p>
              </table:table-cell>
              <table:table-cell office:value-type="float" office:value="0.390745">
                <text:p>0.390745</text:p>
              </table:table-cell>
              <table:table-cell office:value-type="float" office:value="0.336079">
                <text:p>0.336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39">
                <text:p>0.622439</text:p>
              </table:table-cell>
              <table:table-cell office:value-type="float" office:value="0.633771">
                <text:p>0.633771</text:p>
              </table:table-cell>
              <table:table-cell office:value-type="float" office:value="0.565357">
                <text:p>0.565357</text:p>
              </table:table-cell>
              <table:table-cell office:value-type="float" office:value="0.427175">
                <text:p>0.427175</text:p>
              </table:table-cell>
              <table:table-cell office:value-type="float" office:value="0.496437">
                <text:p>0.496437</text:p>
              </table:table-cell>
              <table:table-cell office:value-type="float" office:value="0.374423">
                <text:p>0.374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881">
                <text:p>0.391881</text:p>
              </table:table-cell>
              <table:table-cell office:value-type="float" office:value="0.634629">
                <text:p>0.634629</text:p>
              </table:table-cell>
              <table:table-cell office:value-type="float" office:value="0.504778">
                <text:p>0.504778</text:p>
              </table:table-cell>
              <table:table-cell office:value-type="float" office:value="0.654899">
                <text:p>0.654899</text:p>
              </table:table-cell>
              <table:table-cell office:value-type="float" office:value="0.292027">
                <text:p>0.292027</text:p>
              </table:table-cell>
              <table:table-cell office:value-type="float" office:value="0.590727">
                <text:p>0.590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867">
                <text:p>0.582867</text:p>
              </table:table-cell>
              <table:table-cell office:value-type="float" office:value="0.455916">
                <text:p>0.455916</text:p>
              </table:table-cell>
              <table:table-cell office:value-type="float" office:value="0.267269">
                <text:p>0.267269</text:p>
              </table:table-cell>
              <table:table-cell office:value-type="float" office:value="0.608588">
                <text:p>0.608588</text:p>
              </table:table-cell>
              <table:table-cell office:value-type="float" office:value="0.568186">
                <text:p>0.568186</text:p>
              </table:table-cell>
              <table:table-cell office:value-type="float" office:value="0.641015">
                <text:p>0.641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888">
                <text:p>0.276888</text:p>
              </table:table-cell>
              <table:table-cell office:value-type="float" office:value="0.595258">
                <text:p>0.595258</text:p>
              </table:table-cell>
              <table:table-cell office:value-type="float" office:value="0.590162">
                <text:p>0.590162</text:p>
              </table:table-cell>
              <table:table-cell office:value-type="float" office:value="0.470168">
                <text:p>0.470168</text:p>
              </table:table-cell>
              <table:table-cell office:value-type="float" office:value="0.537012">
                <text:p>0.537012</text:p>
              </table:table-cell>
              <table:table-cell office:value-type="float" office:value="0.652522">
                <text:p>0.652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16">
                <text:p>0.49116</text:p>
              </table:table-cell>
              <table:table-cell office:value-type="float" office:value="0.395043">
                <text:p>0.395043</text:p>
              </table:table-cell>
              <table:table-cell office:value-type="float" office:value="0.419572">
                <text:p>0.419572</text:p>
              </table:table-cell>
              <table:table-cell office:value-type="float" office:value="0.314444">
                <text:p>0.314444</text:p>
              </table:table-cell>
              <table:table-cell office:value-type="float" office:value="0.604482">
                <text:p>0.604482</text:p>
              </table:table-cell>
              <table:table-cell office:value-type="float" office:value="0.610539">
                <text:p>0.610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61">
                <text:p>0.542061</text:p>
              </table:table-cell>
              <table:table-cell office:value-type="float" office:value="0.423333">
                <text:p>0.423333</text:p>
              </table:table-cell>
              <table:table-cell office:value-type="float" office:value="0.373873">
                <text:p>0.373873</text:p>
              </table:table-cell>
              <table:table-cell office:value-type="float" office:value="0.651708">
                <text:p>0.651708</text:p>
              </table:table-cell>
              <table:table-cell office:value-type="float" office:value="0.333389">
                <text:p>0.333389</text:p>
              </table:table-cell>
              <table:table-cell office:value-type="float" office:value="0.333896">
                <text:p>0.333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015">
                <text:p>0.388015</text:p>
              </table:table-cell>
              <table:table-cell office:value-type="float" office:value="0.633338">
                <text:p>0.633338</text:p>
              </table:table-cell>
              <table:table-cell office:value-type="float" office:value="0.600962">
                <text:p>0.600962</text:p>
              </table:table-cell>
              <table:table-cell office:value-type="float" office:value="0.489614">
                <text:p>0.489614</text:p>
              </table:table-cell>
              <table:table-cell office:value-type="float" office:value="0.602383">
                <text:p>0.602383</text:p>
              </table:table-cell>
              <table:table-cell office:value-type="float" office:value="0.494681">
                <text:p>0.494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427">
                <text:p>0.395427</text:p>
              </table:table-cell>
              <table:table-cell office:value-type="float" office:value="0.360124">
                <text:p>0.360124</text:p>
              </table:table-cell>
              <table:table-cell office:value-type="float" office:value="0.282498">
                <text:p>0.282498</text:p>
              </table:table-cell>
              <table:table-cell office:value-type="float" office:value="0.615565">
                <text:p>0.615565</text:p>
              </table:table-cell>
              <table:table-cell office:value-type="float" office:value="0.601889">
                <text:p>0.601889</text:p>
              </table:table-cell>
              <table:table-cell office:value-type="float" office:value="0.613959">
                <text:p>0.613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764">
                <text:p>0.407764</text:p>
              </table:table-cell>
              <table:table-cell office:value-type="float" office:value="0.639857">
                <text:p>0.639857</text:p>
              </table:table-cell>
              <table:table-cell office:value-type="float" office:value="0.622226">
                <text:p>0.622226</text:p>
              </table:table-cell>
              <table:table-cell office:value-type="float" office:value="0.541006">
                <text:p>0.541006</text:p>
              </table:table-cell>
              <table:table-cell office:value-type="float" office:value="0.499766">
                <text:p>0.499766</text:p>
              </table:table-cell>
              <table:table-cell office:value-type="float" office:value="0.376684">
                <text:p>0.376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82">
                <text:p>0.520882</text:p>
              </table:table-cell>
              <table:table-cell office:value-type="float" office:value="0.410365">
                <text:p>0.410365</text:p>
              </table:table-cell>
              <table:table-cell office:value-type="float" office:value="0.304433">
                <text:p>0.304433</text:p>
              </table:table-cell>
              <table:table-cell office:value-type="float" office:value="0.62612">
                <text:p>0.62612</text:p>
              </table:table-cell>
              <table:table-cell office:value-type="float" office:value="0.385328">
                <text:p>0.385328</text:p>
              </table:table-cell>
              <table:table-cell office:value-type="float" office:value="0.335525">
                <text:p>0.335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087">
                <text:p>0.359087</text:p>
              </table:table-cell>
              <table:table-cell office:value-type="float" office:value="0.623541">
                <text:p>0.623541</text:p>
              </table:table-cell>
              <table:table-cell office:value-type="float" office:value="0.59292">
                <text:p>0.59292</text:p>
              </table:table-cell>
              <table:table-cell office:value-type="float" office:value="0.622874">
                <text:p>0.622874</text:p>
              </table:table-cell>
              <table:table-cell office:value-type="float" office:value="0.220554">
                <text:p>0.220554</text:p>
              </table:table-cell>
              <table:table-cell office:value-type="float" office:value="0.572659">
                <text:p>0.572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921">
                <text:p>0.363921</text:p>
              </table:table-cell>
              <table:table-cell office:value-type="float" office:value="0.625192">
                <text:p>0.625192</text:p>
              </table:table-cell>
              <table:table-cell office:value-type="float" office:value="0.617879">
                <text:p>0.617879</text:p>
              </table:table-cell>
              <table:table-cell office:value-type="float" office:value="0.526671">
                <text:p>0.526671</text:p>
              </table:table-cell>
              <table:table-cell office:value-type="float" office:value="0.468828">
                <text:p>0.468828</text:p>
              </table:table-cell>
              <table:table-cell office:value-type="float" office:value="0.655056">
                <text:p>0.65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613">
                <text:p>0.500613</text:p>
              </table:table-cell>
              <table:table-cell office:value-type="float" office:value="0.665324">
                <text:p>0.665324</text:p>
              </table:table-cell>
              <table:table-cell office:value-type="float" office:value="0.518984">
                <text:p>0.518984</text:p>
              </table:table-cell>
              <table:table-cell office:value-type="float" office:value="0.651787">
                <text:p>0.651787</text:p>
              </table:table-cell>
              <table:table-cell office:value-type="float" office:value="0.471969">
                <text:p>0.471969</text:p>
              </table:table-cell>
              <table:table-cell office:value-type="float" office:value="0.655463">
                <text:p>0.655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456">
                <text:p>0.531456</text:p>
              </table:table-cell>
              <table:table-cell office:value-type="float" office:value="0.416588">
                <text:p>0.416588</text:p>
              </table:table-cell>
              <table:table-cell office:value-type="float" office:value="0.365277">
                <text:p>0.365277</text:p>
              </table:table-cell>
              <table:table-cell office:value-type="float" office:value="0.318813">
                <text:p>0.318813</text:p>
              </table:table-cell>
              <table:table-cell office:value-type="float" office:value="0.427785">
                <text:p>0.427785</text:p>
              </table:table-cell>
              <table:table-cell office:value-type="float" office:value="0.646021">
                <text:p>0.64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571">
                <text:p>0.635571</text:p>
              </table:table-cell>
              <table:table-cell office:value-type="float" office:value="0.608003">
                <text:p>0.608003</text:p>
              </table:table-cell>
              <table:table-cell office:value-type="float" office:value="0.457754">
                <text:p>0.457754</text:p>
              </table:table-cell>
              <table:table-cell office:value-type="float" office:value="0.319457">
                <text:p>0.319457</text:p>
              </table:table-cell>
              <table:table-cell office:value-type="float" office:value="0.591189">
                <text:p>0.591189</text:p>
              </table:table-cell>
              <table:table-cell office:value-type="float" office:value="0.474511">
                <text:p>0.474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854">
                <text:p>0.369854</text:p>
              </table:table-cell>
              <table:table-cell office:value-type="float" office:value="0.627211">
                <text:p>0.627211</text:p>
              </table:table-cell>
              <table:table-cell office:value-type="float" office:value="0.328336">
                <text:p>0.328336</text:p>
              </table:table-cell>
              <table:table-cell office:value-type="float" office:value="0.322317">
                <text:p>0.322317</text:p>
              </table:table-cell>
              <table:table-cell office:value-type="float" office:value="0.489356">
                <text:p>0.489356</text:p>
              </table:table-cell>
              <table:table-cell office:value-type="float" office:value="0.36985">
                <text:p>0.36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15">
                <text:p>0.407215</text:p>
              </table:table-cell>
              <table:table-cell office:value-type="float" office:value="0.639678">
                <text:p>0.639678</text:p>
              </table:table-cell>
              <table:table-cell office:value-type="float" office:value="0.608771">
                <text:p>0.608771</text:p>
              </table:table-cell>
              <table:table-cell office:value-type="float" office:value="0.50504">
                <text:p>0.50504</text:p>
              </table:table-cell>
              <table:table-cell office:value-type="float" office:value="0.619713">
                <text:p>0.619713</text:p>
              </table:table-cell>
              <table:table-cell office:value-type="float" office:value="0.54987">
                <text:p>0.5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996">
                <text:p>0.249996</text:p>
              </table:table-cell>
              <table:table-cell office:value-type="float" office:value="0.586121">
                <text:p>0.586121</text:p>
              </table:table-cell>
              <table:table-cell office:value-type="float" office:value="0.539509">
                <text:p>0.539509</text:p>
              </table:table-cell>
              <table:table-cell office:value-type="float" office:value="0.384661">
                <text:p>0.384661</text:p>
              </table:table-cell>
              <table:table-cell office:value-type="float" office:value="0.381628">
                <text:p>0.381628</text:p>
              </table:table-cell>
              <table:table-cell office:value-type="float" office:value="0.335198">
                <text:p>0.335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36">
                <text:p>0.39336</text:p>
              </table:table-cell>
              <table:table-cell office:value-type="float" office:value="0.359547">
                <text:p>0.359547</text:p>
              </table:table-cell>
              <table:table-cell office:value-type="float" office:value="0.234955">
                <text:p>0.234955</text:p>
              </table:table-cell>
              <table:table-cell office:value-type="float" office:value="0.597">
                <text:p>0.597</text:p>
              </table:table-cell>
              <table:table-cell office:value-type="float" office:value="0.61002">
                <text:p>0.61002</text:p>
              </table:table-cell>
              <table:table-cell office:value-type="float" office:value="0.511822">
                <text:p>0.511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014">
                <text:p>0.386014</text:p>
              </table:table-cell>
              <table:table-cell office:value-type="float" office:value="0.632668">
                <text:p>0.632668</text:p>
              </table:table-cell>
              <table:table-cell office:value-type="float" office:value="0.180732">
                <text:p>0.180732</text:p>
              </table:table-cell>
              <table:table-cell office:value-type="float" office:value="0.589618">
                <text:p>0.589618</text:p>
              </table:table-cell>
              <table:table-cell office:value-type="float" office:value="0.330454">
                <text:p>0.330454</text:p>
              </table:table-cell>
              <table:table-cell office:value-type="float" office:value="0.606914">
                <text:p>0.606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022">
                <text:p>0.488022</text:p>
              </table:table-cell>
              <table:table-cell office:value-type="float" office:value="0.662763">
                <text:p>0.662763</text:p>
              </table:table-cell>
              <table:table-cell office:value-type="float" office:value="0.598231">
                <text:p>0.598231</text:p>
              </table:table-cell>
              <table:table-cell office:value-type="float" office:value="0.484552">
                <text:p>0.484552</text:p>
              </table:table-cell>
              <table:table-cell office:value-type="float" office:value="0.618806">
                <text:p>0.618806</text:p>
              </table:table-cell>
              <table:table-cell office:value-type="float" office:value="0.576971">
                <text:p>0.576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336">
                <text:p>0.315336</text:p>
              </table:table-cell>
              <table:table-cell office:value-type="float" office:value="0.341669">
                <text:p>0.341669</text:p>
              </table:table-cell>
              <table:table-cell office:value-type="float" office:value="0.4381">
                <text:p>0.4381</text:p>
              </table:table-cell>
              <table:table-cell office:value-type="float" office:value="0.315474">
                <text:p>0.315474</text:p>
              </table:table-cell>
              <table:table-cell office:value-type="float" office:value="0.288715">
                <text:p>0.288715</text:p>
              </table:table-cell>
              <table:table-cell office:value-type="float" office:value="0.589471">
                <text:p>0.589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696">
                <text:p>0.527696</text:p>
              </table:table-cell>
              <table:table-cell office:value-type="float" office:value="0.668987">
                <text:p>0.668987</text:p>
              </table:table-cell>
              <table:table-cell office:value-type="float" office:value="0.298514">
                <text:p>0.298514</text:p>
              </table:table-cell>
              <table:table-cell office:value-type="float" office:value="0.623286">
                <text:p>0.623286</text:p>
              </table:table-cell>
              <table:table-cell office:value-type="float" office:value="0.529836">
                <text:p>0.529836</text:p>
              </table:table-cell>
              <table:table-cell office:value-type="float" office:value="0.65407">
                <text:p>0.65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882">
                <text:p>0.320882</text:p>
              </table:table-cell>
              <table:table-cell office:value-type="float" office:value="0.610392">
                <text:p>0.610392</text:p>
              </table:table-cell>
              <table:table-cell office:value-type="float" office:value="0.262022">
                <text:p>0.262022</text:p>
              </table:table-cell>
              <table:table-cell office:value-type="float" office:value="0.606361">
                <text:p>0.606361</text:p>
              </table:table-cell>
              <table:table-cell office:value-type="float" office:value="0.29512">
                <text:p>0.29512</text:p>
              </table:table-cell>
              <table:table-cell office:value-type="float" office:value="0.334142">
                <text:p>0.334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358">
                <text:p>0.365358</text:p>
              </table:table-cell>
              <table:table-cell office:value-type="float" office:value="0.625682">
                <text:p>0.625682</text:p>
              </table:table-cell>
              <table:table-cell office:value-type="float" office:value="0.481847">
                <text:p>0.481847</text:p>
              </table:table-cell>
              <table:table-cell office:value-type="float" office:value="0.658654">
                <text:p>0.658654</text:p>
              </table:table-cell>
              <table:table-cell office:value-type="float" office:value="0.425911">
                <text:p>0.425911</text:p>
              </table:table-cell>
              <table:table-cell office:value-type="float" office:value="0.645461">
                <text:p>0.645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828">
                <text:p>0.235828</text:p>
              </table:table-cell>
              <table:table-cell office:value-type="float" office:value="0.328794">
                <text:p>0.328794</text:p>
              </table:table-cell>
              <table:table-cell office:value-type="float" office:value="0.476086">
                <text:p>0.476086</text:p>
              </table:table-cell>
              <table:table-cell office:value-type="float" office:value="0.659324">
                <text:p>0.659324</text:p>
              </table:table-cell>
              <table:table-cell office:value-type="float" office:value="0.537644">
                <text:p>0.537644</text:p>
              </table:table-cell>
              <table:table-cell office:value-type="float" office:value="0.40796">
                <text:p>0.40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544">
                <text:p>0.381544</text:p>
              </table:table-cell>
              <table:table-cell office:value-type="float" office:value="0.631167">
                <text:p>0.631167</text:p>
              </table:table-cell>
              <table:table-cell office:value-type="float" office:value="0.412789">
                <text:p>0.412789</text:p>
              </table:table-cell>
              <table:table-cell office:value-type="float" office:value="0.658832">
                <text:p>0.658832</text:p>
              </table:table-cell>
              <table:table-cell office:value-type="float" office:value="0.584223">
                <text:p>0.584223</text:p>
              </table:table-cell>
              <table:table-cell office:value-type="float" office:value="0.630973">
                <text:p>0.630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706">
                <text:p>0.480706</text:p>
              </table:table-cell>
              <table:table-cell office:value-type="float" office:value="0.661087">
                <text:p>0.661087</text:p>
              </table:table-cell>
              <table:table-cell office:value-type="float" office:value="0.560115">
                <text:p>0.560115</text:p>
              </table:table-cell>
              <table:table-cell office:value-type="float" office:value="0.418026">
                <text:p>0.418026</text:p>
              </table:table-cell>
              <table:table-cell office:value-type="float" office:value="0.53571">
                <text:p>0.53571</text:p>
              </table:table-cell>
              <table:table-cell office:value-type="float" office:value="0.65283">
                <text:p>0.65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265">
                <text:p>0.391265</text:p>
              </table:table-cell>
              <table:table-cell office:value-type="float" office:value="0.634422">
                <text:p>0.634422</text:p>
              </table:table-cell>
              <table:table-cell office:value-type="float" office:value="0.366274">
                <text:p>0.366274</text:p>
              </table:table-cell>
              <table:table-cell office:value-type="float" office:value="0.31871">
                <text:p>0.31871</text:p>
              </table:table-cell>
              <table:table-cell office:value-type="float" office:value="0.511274">
                <text:p>0.511274</text:p>
              </table:table-cell>
              <table:table-cell office:value-type="float" office:value="0.656532">
                <text:p>0.656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131">
                <text:p>0.620131</text:p>
              </table:table-cell>
              <table:table-cell office:value-type="float" office:value="0.504108">
                <text:p>0.504108</text:p>
              </table:table-cell>
              <table:table-cell office:value-type="float" office:value="0.288979">
                <text:p>0.288979</text:p>
              </table:table-cell>
              <table:table-cell office:value-type="float" office:value="0.618676">
                <text:p>0.618676</text:p>
              </table:table-cell>
              <table:table-cell office:value-type="float" office:value="0.360136">
                <text:p>0.360136</text:p>
              </table:table-cell>
              <table:table-cell office:value-type="float" office:value="0.620175">
                <text:p>0.62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065">
                <text:p>0.581065</text:p>
              </table:table-cell>
              <table:table-cell office:value-type="float" office:value="0.663508">
                <text:p>0.663508</text:p>
              </table:table-cell>
              <table:table-cell office:value-type="float" office:value="0.595059">
                <text:p>0.595059</text:p>
              </table:table-cell>
              <table:table-cell office:value-type="float" office:value="0.621292">
                <text:p>0.621292</text:p>
              </table:table-cell>
              <table:table-cell office:value-type="float" office:value="0.60211">
                <text:p>0.60211</text:p>
              </table:table-cell>
              <table:table-cell office:value-type="float" office:value="0.613678">
                <text:p>0.613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068">
                <text:p>0.556068</text:p>
              </table:table-cell>
              <table:table-cell office:value-type="float" office:value="0.668842">
                <text:p>0.668842</text:p>
              </table:table-cell>
              <table:table-cell office:value-type="float" office:value="0.521578">
                <text:p>0.521578</text:p>
              </table:table-cell>
              <table:table-cell office:value-type="float" office:value="0.651161">
                <text:p>0.651161</text:p>
              </table:table-cell>
              <table:table-cell office:value-type="float" office:value="0.587492">
                <text:p>0.587492</text:p>
              </table:table-cell>
              <table:table-cell office:value-type="float" office:value="0.468617">
                <text:p>0.468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69">
                <text:p>0.46869</text:p>
              </table:table-cell>
              <table:table-cell office:value-type="float" office:value="0.658085">
                <text:p>0.658085</text:p>
              </table:table-cell>
              <table:table-cell office:value-type="float" office:value="0.559878">
                <text:p>0.559878</text:p>
              </table:table-cell>
              <table:table-cell office:value-type="float" office:value="0.417612">
                <text:p>0.417612</text:p>
              </table:table-cell>
              <table:table-cell office:value-type="float" office:value="0.460661">
                <text:p>0.460661</text:p>
              </table:table-cell>
              <table:table-cell office:value-type="float" office:value="0.653793">
                <text:p>0.65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8364">
                <text:p>0.318364</text:p>
              </table:table-cell>
              <table:table-cell office:value-type="float" office:value="0.609523">
                <text:p>0.609523</text:p>
              </table:table-cell>
              <table:table-cell office:value-type="float" office:value="0.504989">
                <text:p>0.504989</text:p>
              </table:table-cell>
              <table:table-cell office:value-type="float" office:value="0.345545">
                <text:p>0.345545</text:p>
              </table:table-cell>
              <table:table-cell office:value-type="float" office:value="0.618412">
                <text:p>0.618412</text:p>
              </table:table-cell>
              <table:table-cell office:value-type="float" office:value="0.540711">
                <text:p>0.540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105">
                <text:p>0.615105</text:p>
              </table:table-cell>
              <table:table-cell office:value-type="float" office:value="0.642334">
                <text:p>0.642334</text:p>
              </table:table-cell>
              <table:table-cell office:value-type="float" office:value="0.355903">
                <text:p>0.355903</text:p>
              </table:table-cell>
              <table:table-cell office:value-type="float" office:value="0.319771">
                <text:p>0.319771</text:p>
              </table:table-cell>
              <table:table-cell office:value-type="float" office:value="0.619979">
                <text:p>0.619979</text:p>
              </table:table-cell>
              <table:table-cell office:value-type="float" office:value="0.567906">
                <text:p>0.567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842">
                <text:p>0.588842</text:p>
              </table:table-cell>
              <table:table-cell office:value-type="float" office:value="0.461953">
                <text:p>0.461953</text:p>
              </table:table-cell>
              <table:table-cell office:value-type="float" office:value="0.3868">
                <text:p>0.3868</text:p>
              </table:table-cell>
              <table:table-cell office:value-type="float" office:value="0.654622">
                <text:p>0.654622</text:p>
              </table:table-cell>
              <table:table-cell office:value-type="float" office:value="0.526756">
                <text:p>0.526756</text:p>
              </table:table-cell>
              <table:table-cell office:value-type="float" office:value="0.654628">
                <text:p>0.65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152">
                <text:p>0.382152</text:p>
              </table:table-cell>
              <table:table-cell office:value-type="float" office:value="0.356527">
                <text:p>0.356527</text:p>
              </table:table-cell>
              <table:table-cell office:value-type="float" office:value="0.39267">
                <text:p>0.39267</text:p>
              </table:table-cell>
              <table:table-cell office:value-type="float" office:value="0.655765">
                <text:p>0.655765</text:p>
              </table:table-cell>
              <table:table-cell office:value-type="float" office:value="0.329846">
                <text:p>0.329846</text:p>
              </table:table-cell>
              <table:table-cell office:value-type="float" office:value="0.606645">
                <text:p>0.60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305">
                <text:p>0.588305</text:p>
              </table:table-cell>
              <table:table-cell office:value-type="float" office:value="0.461393">
                <text:p>0.461393</text:p>
              </table:table-cell>
              <table:table-cell office:value-type="float" office:value="0.5623">
                <text:p>0.5623</text:p>
              </table:table-cell>
              <table:table-cell office:value-type="float" office:value="0.638807">
                <text:p>0.638807</text:p>
              </table:table-cell>
              <table:table-cell office:value-type="float" office:value="0.581627">
                <text:p>0.581627</text:p>
              </table:table-cell>
              <table:table-cell office:value-type="float" office:value="0.632856">
                <text:p>0.632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938">
                <text:p>0.263938</text:p>
              </table:table-cell>
              <table:table-cell office:value-type="float" office:value="0.332948">
                <text:p>0.332948</text:p>
              </table:table-cell>
              <table:table-cell office:value-type="float" office:value="0.156193">
                <text:p>0.156193</text:p>
              </table:table-cell>
              <table:table-cell office:value-type="float" office:value="0.305155">
                <text:p>0.305155</text:p>
              </table:table-cell>
              <table:table-cell office:value-type="float" office:value="0.613081">
                <text:p>0.613081</text:p>
              </table:table-cell>
              <table:table-cell office:value-type="float" office:value="0.520234">
                <text:p>0.520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976">
                <text:p>0.614976</text:p>
              </table:table-cell>
              <table:table-cell office:value-type="float" office:value="0.642465">
                <text:p>0.642465</text:p>
              </table:table-cell>
              <table:table-cell office:value-type="float" office:value="0.56209">
                <text:p>0.56209</text:p>
              </table:table-cell>
              <table:table-cell office:value-type="float" office:value="0.421464">
                <text:p>0.421464</text:p>
              </table:table-cell>
              <table:table-cell office:value-type="float" office:value="0.593576">
                <text:p>0.593576</text:p>
              </table:table-cell>
              <table:table-cell office:value-type="float" office:value="0.47849">
                <text:p>0.47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965">
                <text:p>0.264965</text:p>
              </table:table-cell>
              <table:table-cell office:value-type="float" office:value="0.591192">
                <text:p>0.591192</text:p>
              </table:table-cell>
              <table:table-cell office:value-type="float" office:value="0.517612">
                <text:p>0.517612</text:p>
              </table:table-cell>
              <table:table-cell office:value-type="float" office:value="0.357475">
                <text:p>0.357475</text:p>
              </table:table-cell>
              <table:table-cell office:value-type="float" office:value="0.620163">
                <text:p>0.620163</text:p>
              </table:table-cell>
              <table:table-cell office:value-type="float" office:value="0.556064">
                <text:p>0.556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13">
                <text:p>0.35213</text:p>
              </table:table-cell>
              <table:table-cell office:value-type="float" office:value="0.349242">
                <text:p>0.349242</text:p>
              </table:table-cell>
              <table:table-cell office:value-type="float" office:value="0.316965">
                <text:p>0.316965</text:p>
              </table:table-cell>
              <table:table-cell office:value-type="float" office:value="0.323278">
                <text:p>0.323278</text:p>
              </table:table-cell>
              <table:table-cell office:value-type="float" office:value="0.404545">
                <text:p>0.404545</text:p>
              </table:table-cell>
              <table:table-cell office:value-type="float" office:value="0.638325">
                <text:p>0.638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845">
                <text:p>0.464845</text:p>
              </table:table-cell>
              <table:table-cell office:value-type="float" office:value="0.383578">
                <text:p>0.383578</text:p>
              </table:table-cell>
              <table:table-cell office:value-type="float" office:value="0.435266">
                <text:p>0.435266</text:p>
              </table:table-cell>
              <table:table-cell office:value-type="float" office:value="0.66065">
                <text:p>0.66065</text:p>
              </table:table-cell>
              <table:table-cell office:value-type="float" office:value="0.521435">
                <text:p>0.521435</text:p>
              </table:table-cell>
              <table:table-cell office:value-type="float" office:value="0.393291">
                <text:p>0.393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773">
                <text:p>0.567773</text:p>
              </table:table-cell>
              <table:table-cell office:value-type="float" office:value="0.667092">
                <text:p>0.667092</text:p>
              </table:table-cell>
              <table:table-cell office:value-type="float" office:value="0.42516">
                <text:p>0.42516</text:p>
              </table:table-cell>
              <table:table-cell office:value-type="float" office:value="0.314522">
                <text:p>0.314522</text:p>
              </table:table-cell>
              <table:table-cell office:value-type="float" office:value="0.49142">
                <text:p>0.49142</text:p>
              </table:table-cell>
              <table:table-cell office:value-type="float" office:value="0.371145">
                <text:p>0.37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344">
                <text:p>0.548344</text:p>
              </table:table-cell>
              <table:table-cell office:value-type="float" office:value="0.4276">
                <text:p>0.4276</text:p>
              </table:table-cell>
              <table:table-cell office:value-type="float" office:value="0.579135">
                <text:p>0.579135</text:p>
              </table:table-cell>
              <table:table-cell office:value-type="float" office:value="0.451124">
                <text:p>0.451124</text:p>
              </table:table-cell>
              <table:table-cell office:value-type="float" office:value="0.400866">
                <text:p>0.400866</text:p>
              </table:table-cell>
              <table:table-cell office:value-type="float" office:value="0.636972">
                <text:p>0.636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66">
                <text:p>0.63966</text:p>
              </table:table-cell>
              <table:table-cell office:value-type="float" office:value="0.563814">
                <text:p>0.563814</text:p>
              </table:table-cell>
              <table:table-cell office:value-type="float" office:value="0.515796">
                <text:p>0.515796</text:p>
              </table:table-cell>
              <table:table-cell office:value-type="float" office:value="0.355606">
                <text:p>0.355606</text:p>
              </table:table-cell>
              <table:table-cell office:value-type="float" office:value="0.593447">
                <text:p>0.593447</text:p>
              </table:table-cell>
              <table:table-cell office:value-type="float" office:value="0.623166">
                <text:p>0.623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92">
                <text:p>0.22792</text:p>
              </table:table-cell>
              <table:table-cell office:value-type="float" office:value="0.578723">
                <text:p>0.578723</text:p>
              </table:table-cell>
              <table:table-cell office:value-type="float" office:value="0.560021">
                <text:p>0.560021</text:p>
              </table:table-cell>
              <table:table-cell office:value-type="float" office:value="0.41786">
                <text:p>0.41786</text:p>
              </table:table-cell>
              <table:table-cell office:value-type="float" office:value="0.349435">
                <text:p>0.349435</text:p>
              </table:table-cell>
              <table:table-cell office:value-type="float" office:value="0.615418">
                <text:p>0.61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01">
                <text:p>0.547501</text:p>
              </table:table-cell>
              <table:table-cell office:value-type="float" office:value="0.427015">
                <text:p>0.427015</text:p>
              </table:table-cell>
              <table:table-cell office:value-type="float" office:value="0.593915">
                <text:p>0.593915</text:p>
              </table:table-cell>
              <table:table-cell office:value-type="float" office:value="0.622148">
                <text:p>0.622148</text:p>
              </table:table-cell>
              <table:table-cell office:value-type="float" office:value="0.546119">
                <text:p>0.546119</text:p>
              </table:table-cell>
              <table:table-cell office:value-type="float" office:value="0.650025">
                <text:p>0.650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559">
                <text:p>0.571559</text:p>
              </table:table-cell>
              <table:table-cell office:value-type="float" office:value="0.445556">
                <text:p>0.445556</text:p>
              </table:table-cell>
              <table:table-cell office:value-type="float" office:value="0.538579">
                <text:p>0.538579</text:p>
              </table:table-cell>
              <table:table-cell office:value-type="float" office:value="0.383322">
                <text:p>0.383322</text:p>
              </table:table-cell>
              <table:table-cell office:value-type="float" office:value="0.45183">
                <text:p>0.45183</text:p>
              </table:table-cell>
              <table:table-cell office:value-type="float" office:value="0.350883">
                <text:p>0.350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781">
                <text:p>0.313781</text:p>
              </table:table-cell>
              <table:table-cell office:value-type="float" office:value="0.607942">
                <text:p>0.607942</text:p>
              </table:table-cell>
              <table:table-cell office:value-type="float" office:value="0.568021">
                <text:p>0.568021</text:p>
              </table:table-cell>
              <table:table-cell office:value-type="float" office:value="0.636508">
                <text:p>0.636508</text:p>
              </table:table-cell>
              <table:table-cell office:value-type="float" office:value="0.540615">
                <text:p>0.540615</text:p>
              </table:table-cell>
              <table:table-cell office:value-type="float" office:value="0.651609">
                <text:p>0.651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664">
                <text:p>0.557664</text:p>
              </table:table-cell>
              <table:table-cell office:value-type="float" office:value="0.434358">
                <text:p>0.434358</text:p>
              </table:table-cell>
              <table:table-cell office:value-type="float" office:value="0.429205">
                <text:p>0.429205</text:p>
              </table:table-cell>
              <table:table-cell office:value-type="float" office:value="0.660334">
                <text:p>0.660334</text:p>
              </table:table-cell>
              <table:table-cell office:value-type="float" office:value="0.477455">
                <text:p>0.477455</text:p>
              </table:table-cell>
              <table:table-cell office:value-type="float" office:value="0.656069">
                <text:p>0.656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643">
                <text:p>0.558643</text:p>
              </table:table-cell>
              <table:table-cell office:value-type="float" office:value="0.4351">
                <text:p>0.4351</text:p>
              </table:table-cell>
              <table:table-cell office:value-type="float" office:value="0.578834">
                <text:p>0.578834</text:p>
              </table:table-cell>
              <table:table-cell office:value-type="float" office:value="0.631463">
                <text:p>0.631463</text:p>
              </table:table-cell>
              <table:table-cell office:value-type="float" office:value="0.329691">
                <text:p>0.329691</text:p>
              </table:table-cell>
              <table:table-cell office:value-type="float" office:value="0.333934">
                <text:p>0.333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47">
                <text:p>0.63247</text:p>
              </table:table-cell>
              <table:table-cell office:value-type="float" office:value="0.531718">
                <text:p>0.531718</text:p>
              </table:table-cell>
              <table:table-cell office:value-type="float" office:value="0.538615">
                <text:p>0.538615</text:p>
              </table:table-cell>
              <table:table-cell office:value-type="float" office:value="0.646624">
                <text:p>0.646624</text:p>
              </table:table-cell>
              <table:table-cell office:value-type="float" office:value="0.250179">
                <text:p>0.250179</text:p>
              </table:table-cell>
              <table:table-cell office:value-type="float" office:value="0.577534">
                <text:p>0.577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747">
                <text:p>0.440747</text:p>
              </table:table-cell>
              <table:table-cell office:value-type="float" office:value="0.650205">
                <text:p>0.650205</text:p>
              </table:table-cell>
              <table:table-cell office:value-type="float" office:value="0.326673">
                <text:p>0.326673</text:p>
              </table:table-cell>
              <table:table-cell office:value-type="float" office:value="0.636106">
                <text:p>0.636106</text:p>
              </table:table-cell>
              <table:table-cell office:value-type="float" office:value="0.502627">
                <text:p>0.502627</text:p>
              </table:table-cell>
              <table:table-cell office:value-type="float" office:value="0.656986">
                <text:p>0.656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82">
                <text:p>0.33982</text:p>
              </table:table-cell>
              <table:table-cell office:value-type="float" office:value="0.346557">
                <text:p>0.346557</text:p>
              </table:table-cell>
              <table:table-cell office:value-type="float" office:value="0.445171">
                <text:p>0.445171</text:p>
              </table:table-cell>
              <table:table-cell office:value-type="float" office:value="0.660882">
                <text:p>0.660882</text:p>
              </table:table-cell>
              <table:table-cell office:value-type="float" office:value="0.369009">
                <text:p>0.369009</text:p>
              </table:table-cell>
              <table:table-cell office:value-type="float" office:value="0.33439">
                <text:p>0.33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783">
                <text:p>0.410783</text:p>
              </table:table-cell>
              <table:table-cell office:value-type="float" office:value="0.364603">
                <text:p>0.364603</text:p>
              </table:table-cell>
              <table:table-cell office:value-type="float" office:value="0.564606">
                <text:p>0.564606</text:p>
              </table:table-cell>
              <table:table-cell office:value-type="float" office:value="0.425862">
                <text:p>0.425862</text:p>
              </table:table-cell>
              <table:table-cell office:value-type="float" office:value="0.432978">
                <text:p>0.432978</text:p>
              </table:table-cell>
              <table:table-cell office:value-type="float" office:value="0.344416">
                <text:p>0.344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343">
                <text:p>0.396343</text:p>
              </table:table-cell>
              <table:table-cell office:value-type="float" office:value="0.636109">
                <text:p>0.636109</text:p>
              </table:table-cell>
              <table:table-cell office:value-type="float" office:value="0.610573">
                <text:p>0.610573</text:p>
              </table:table-cell>
              <table:table-cell office:value-type="float" office:value="0.606066">
                <text:p>0.606066</text:p>
              </table:table-cell>
              <table:table-cell office:value-type="float" office:value="0.439311">
                <text:p>0.439311</text:p>
              </table:table-cell>
              <table:table-cell office:value-type="float" office:value="0.649203">
                <text:p>0.649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26">
                <text:p>0.348726</text:p>
              </table:table-cell>
              <table:table-cell office:value-type="float" office:value="0.619991">
                <text:p>0.619991</text:p>
              </table:table-cell>
              <table:table-cell office:value-type="float" office:value="0.603807">
                <text:p>0.603807</text:p>
              </table:table-cell>
              <table:table-cell office:value-type="float" office:value="0.613695">
                <text:p>0.613695</text:p>
              </table:table-cell>
              <table:table-cell office:value-type="float" office:value="0.324305">
                <text:p>0.324305</text:p>
              </table:table-cell>
              <table:table-cell office:value-type="float" office:value="0.60419">
                <text:p>0.60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88">
                <text:p>0.640288</text:p>
              </table:table-cell>
              <table:table-cell office:value-type="float" office:value="0.578519">
                <text:p>0.578519</text:p>
              </table:table-cell>
              <table:table-cell office:value-type="float" office:value="0.252174">
                <text:p>0.252174</text:p>
              </table:table-cell>
              <table:table-cell office:value-type="float" office:value="0.60251">
                <text:p>0.60251</text:p>
              </table:table-cell>
              <table:table-cell office:value-type="float" office:value="0.593233">
                <text:p>0.593233</text:p>
              </table:table-cell>
              <table:table-cell office:value-type="float" office:value="0.477909">
                <text:p>0.477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528">
                <text:p>0.636528</text:p>
              </table:table-cell>
              <table:table-cell office:value-type="float" office:value="0.545623">
                <text:p>0.545623</text:p>
              </table:table-cell>
              <table:table-cell office:value-type="float" office:value="0.254334">
                <text:p>0.254334</text:p>
              </table:table-cell>
              <table:table-cell office:value-type="float" office:value="0.603315">
                <text:p>0.603315</text:p>
              </table:table-cell>
              <table:table-cell office:value-type="float" office:value="0.530336">
                <text:p>0.530336</text:p>
              </table:table-cell>
              <table:table-cell office:value-type="float" office:value="0.401097">
                <text:p>0.401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379">
                <text:p>0.255379</text:p>
              </table:table-cell>
              <table:table-cell office:value-type="float" office:value="0.587941">
                <text:p>0.587941</text:p>
              </table:table-cell>
              <table:table-cell office:value-type="float" office:value="0.606965">
                <text:p>0.606965</text:p>
              </table:table-cell>
              <table:table-cell office:value-type="float" office:value="0.501313">
                <text:p>0.501313</text:p>
              </table:table-cell>
              <table:table-cell office:value-type="float" office:value="0.320354">
                <text:p>0.320354</text:p>
              </table:table-cell>
              <table:table-cell office:value-type="float" office:value="0.602457">
                <text:p>0.60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768">
                <text:p>0.596768</text:p>
              </table:table-cell>
              <table:table-cell office:value-type="float" office:value="0.656434">
                <text:p>0.656434</text:p>
              </table:table-cell>
              <table:table-cell office:value-type="float" office:value="0.346817">
                <text:p>0.346817</text:p>
              </table:table-cell>
              <table:table-cell office:value-type="float" office:value="0.643763">
                <text:p>0.643763</text:p>
              </table:table-cell>
              <table:table-cell office:value-type="float" office:value="0.293586">
                <text:p>0.293586</text:p>
              </table:table-cell>
              <table:table-cell office:value-type="float" office:value="0.591331">
                <text:p>0.591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301">
                <text:p>0.625301</text:p>
              </table:table-cell>
              <table:table-cell office:value-type="float" office:value="0.514167">
                <text:p>0.514167</text:p>
              </table:table-cell>
              <table:table-cell office:value-type="float" office:value="0.586151">
                <text:p>0.586151</text:p>
              </table:table-cell>
              <table:table-cell office:value-type="float" office:value="0.463206">
                <text:p>0.463206</text:p>
              </table:table-cell>
              <table:table-cell office:value-type="float" office:value="0.445973">
                <text:p>0.445973</text:p>
              </table:table-cell>
              <table:table-cell office:value-type="float" office:value="0.348669">
                <text:p>0.348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47">
                <text:p>0.61347</text:p>
              </table:table-cell>
              <table:table-cell office:value-type="float" office:value="0.643953">
                <text:p>0.643953</text:p>
              </table:table-cell>
              <table:table-cell office:value-type="float" office:value="0.624093">
                <text:p>0.624093</text:p>
              </table:table-cell>
              <table:table-cell office:value-type="float" office:value="0.57577">
                <text:p>0.57577</text:p>
              </table:table-cell>
              <table:table-cell office:value-type="float" office:value="0.446718">
                <text:p>0.446718</text:p>
              </table:table-cell>
              <table:table-cell office:value-type="float" office:value="0.650996">
                <text:p>0.650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732">
                <text:p>0.541732</text:p>
              </table:table-cell>
              <table:table-cell office:value-type="float" office:value="0.423115">
                <text:p>0.423115</text:p>
              </table:table-cell>
              <table:table-cell office:value-type="float" office:value="0.501429">
                <text:p>0.501429</text:p>
              </table:table-cell>
              <table:table-cell office:value-type="float" office:value="0.655552">
                <text:p>0.655552</text:p>
              </table:table-cell>
              <table:table-cell office:value-type="float" office:value="0.563155">
                <text:p>0.563155</text:p>
              </table:table-cell>
              <table:table-cell office:value-type="float" office:value="0.643488">
                <text:p>0.643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204">
                <text:p>0.405204</text:p>
              </table:table-cell>
              <table:table-cell office:value-type="float" office:value="0.362934">
                <text:p>0.362934</text:p>
              </table:table-cell>
              <table:table-cell office:value-type="float" office:value="0.540256">
                <text:p>0.540256</text:p>
              </table:table-cell>
              <table:table-cell office:value-type="float" office:value="0.646147">
                <text:p>0.646147</text:p>
              </table:table-cell>
              <table:table-cell office:value-type="float" office:value="0.529487">
                <text:p>0.529487</text:p>
              </table:table-cell>
              <table:table-cell office:value-type="float" office:value="0.654137">
                <text:p>0.654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239">
                <text:p>0.633239</text:p>
              </table:table-cell>
              <table:table-cell office:value-type="float" office:value="0.614477">
                <text:p>0.614477</text:p>
              </table:table-cell>
              <table:table-cell office:value-type="float" office:value="0.611611">
                <text:p>0.611611</text:p>
              </table:table-cell>
              <table:table-cell office:value-type="float" office:value="0.604694">
                <text:p>0.604694</text:p>
              </table:table-cell>
              <table:table-cell office:value-type="float" office:value="0.540157">
                <text:p>0.540157</text:p>
              </table:table-cell>
              <table:table-cell office:value-type="float" office:value="0.651731">
                <text:p>0.651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681">
                <text:p>0.606681</text:p>
              </table:table-cell>
              <table:table-cell office:value-type="float" office:value="0.483166">
                <text:p>0.483166</text:p>
              </table:table-cell>
              <table:table-cell office:value-type="float" office:value="0.231568">
                <text:p>0.231568</text:p>
              </table:table-cell>
              <table:table-cell office:value-type="float" office:value="0.323402">
                <text:p>0.323402</text:p>
              </table:table-cell>
              <table:table-cell office:value-type="float" office:value="0.4396">
                <text:p>0.4396</text:p>
              </table:table-cell>
              <table:table-cell office:value-type="float" office:value="0.649277">
                <text:p>0.649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383">
                <text:p>0.627383</text:p>
              </table:table-cell>
              <table:table-cell office:value-type="float" office:value="0.626344">
                <text:p>0.626344</text:p>
              </table:table-cell>
              <table:table-cell office:value-type="float" office:value="0.240591">
                <text:p>0.240591</text:p>
              </table:table-cell>
              <table:table-cell office:value-type="float" office:value="0.598623">
                <text:p>0.598623</text:p>
              </table:table-cell>
              <table:table-cell office:value-type="float" office:value="0.284238">
                <text:p>0.284238</text:p>
              </table:table-cell>
              <table:table-cell office:value-type="float" office:value="0.58782">
                <text:p>0.58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474">
                <text:p>0.505474</text:p>
              </table:table-cell>
              <table:table-cell office:value-type="float" office:value="0.402062">
                <text:p>0.402062</text:p>
              </table:table-cell>
              <table:table-cell office:value-type="float" office:value="0.557253">
                <text:p>0.557253</text:p>
              </table:table-cell>
              <table:table-cell office:value-type="float" office:value="0.413075">
                <text:p>0.413075</text:p>
              </table:table-cell>
              <table:table-cell office:value-type="float" office:value="0.293137">
                <text:p>0.293137</text:p>
              </table:table-cell>
              <table:table-cell office:value-type="float" office:value="0.591157">
                <text:p>0.591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396">
                <text:p>0.435396</text:p>
              </table:table-cell>
              <table:table-cell office:value-type="float" office:value="0.648587">
                <text:p>0.648587</text:p>
              </table:table-cell>
              <table:table-cell office:value-type="float" office:value="0.62165">
                <text:p>0.62165</text:p>
              </table:table-cell>
              <table:table-cell office:value-type="float" office:value="0.538741">
                <text:p>0.538741</text:p>
              </table:table-cell>
              <table:table-cell office:value-type="float" office:value="0.620251">
                <text:p>0.620251</text:p>
              </table:table-cell>
              <table:table-cell office:value-type="float" office:value="0.558893">
                <text:p>0.558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961">
                <text:p>0.456961</text:p>
              </table:table-cell>
              <table:table-cell office:value-type="float" office:value="0.38046">
                <text:p>0.38046</text:p>
              </table:table-cell>
              <table:table-cell office:value-type="float" office:value="0.359248">
                <text:p>0.359248</text:p>
              </table:table-cell>
              <table:table-cell office:value-type="float" office:value="0.647738">
                <text:p>0.647738</text:p>
              </table:table-cell>
              <table:table-cell office:value-type="float" office:value="0.529249">
                <text:p>0.529249</text:p>
              </table:table-cell>
              <table:table-cell office:value-type="float" office:value="0.400107">
                <text:p>0.4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98">
                <text:p>0.517398</text:p>
              </table:table-cell>
              <table:table-cell office:value-type="float" office:value="0.667944">
                <text:p>0.667944</text:p>
              </table:table-cell>
              <table:table-cell office:value-type="float" office:value="0.564321">
                <text:p>0.564321</text:p>
              </table:table-cell>
              <table:table-cell office:value-type="float" office:value="0.425363">
                <text:p>0.425363</text:p>
              </table:table-cell>
              <table:table-cell office:value-type="float" office:value="0.52535">
                <text:p>0.52535</text:p>
              </table:table-cell>
              <table:table-cell office:value-type="float" office:value="0.396651">
                <text:p>0.396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094">
                <text:p>0.585094</text:p>
              </table:table-cell>
              <table:table-cell office:value-type="float" office:value="0.458116">
                <text:p>0.458116</text:p>
              </table:table-cell>
              <table:table-cell office:value-type="float" office:value="0.585612">
                <text:p>0.585612</text:p>
              </table:table-cell>
              <table:table-cell office:value-type="float" office:value="0.462276">
                <text:p>0.462276</text:p>
              </table:table-cell>
              <table:table-cell office:value-type="float" office:value="0.565852">
                <text:p>0.565852</text:p>
              </table:table-cell>
              <table:table-cell office:value-type="float" office:value="0.438802">
                <text:p>0.43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63">
                <text:p>0.583163</text:p>
              </table:table-cell>
              <table:table-cell office:value-type="float" office:value="0.456205">
                <text:p>0.456205</text:p>
              </table:table-cell>
              <table:table-cell office:value-type="float" office:value="0.514172">
                <text:p>0.514172</text:p>
              </table:table-cell>
              <table:table-cell office:value-type="float" office:value="0.353976">
                <text:p>0.353976</text:p>
              </table:table-cell>
              <table:table-cell office:value-type="float" office:value="0.5082">
                <text:p>0.5082</text:p>
              </table:table-cell>
              <table:table-cell office:value-type="float" office:value="0.656741">
                <text:p>0.656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068">
                <text:p>0.635068</text:p>
              </table:table-cell>
              <table:table-cell office:value-type="float" office:value="0.609537">
                <text:p>0.609537</text:p>
              </table:table-cell>
              <table:table-cell office:value-type="float" office:value="0.545276">
                <text:p>0.545276</text:p>
              </table:table-cell>
              <table:table-cell office:value-type="float" office:value="0.644635">
                <text:p>0.644635</text:p>
              </table:table-cell>
              <table:table-cell office:value-type="float" office:value="0.534212">
                <text:p>0.534212</text:p>
              </table:table-cell>
              <table:table-cell office:value-type="float" office:value="0.404685">
                <text:p>0.404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275">
                <text:p>0.452275</text:p>
              </table:table-cell>
              <table:table-cell office:value-type="float" office:value="0.378666">
                <text:p>0.378666</text:p>
              </table:table-cell>
              <table:table-cell office:value-type="float" office:value="0.344443">
                <text:p>0.344443</text:p>
              </table:table-cell>
              <table:table-cell office:value-type="float" office:value="0.320875">
                <text:p>0.320875</text:p>
              </table:table-cell>
              <table:table-cell office:value-type="float" office:value="0.585655">
                <text:p>0.585655</text:p>
              </table:table-cell>
              <table:table-cell office:value-type="float" office:value="0.629871">
                <text:p>0.629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904">
                <text:p>0.339904</text:p>
              </table:table-cell>
              <table:table-cell office:value-type="float" office:value="0.616953">
                <text:p>0.616953</text:p>
              </table:table-cell>
              <table:table-cell office:value-type="float" office:value="0.533267">
                <text:p>0.533267</text:p>
              </table:table-cell>
              <table:table-cell office:value-type="float" office:value="0.648128">
                <text:p>0.648128</text:p>
              </table:table-cell>
              <table:table-cell office:value-type="float" office:value="0.5601">
                <text:p>0.5601</text:p>
              </table:table-cell>
              <table:table-cell office:value-type="float" office:value="0.43189">
                <text:p>0.43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549">
                <text:p>0.634549</text:p>
              </table:table-cell>
              <table:table-cell office:value-type="float" office:value="0.61103">
                <text:p>0.61103</text:p>
              </table:table-cell>
              <table:table-cell office:value-type="float" office:value="0.268895">
                <text:p>0.268895</text:p>
              </table:table-cell>
              <table:table-cell office:value-type="float" office:value="0.325929">
                <text:p>0.325929</text:p>
              </table:table-cell>
              <table:table-cell office:value-type="float" office:value="0.611106">
                <text:p>0.611106</text:p>
              </table:table-cell>
              <table:table-cell office:value-type="float" office:value="0.514664">
                <text:p>0.514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737">
                <text:p>0.622737</text:p>
              </table:table-cell>
              <table:table-cell office:value-type="float" office:value="0.508991">
                <text:p>0.508991</text:p>
              </table:table-cell>
              <table:table-cell office:value-type="float" office:value="0.608321">
                <text:p>0.608321</text:p>
              </table:table-cell>
              <table:table-cell office:value-type="float" office:value="0.608832">
                <text:p>0.608832</text:p>
              </table:table-cell>
              <table:table-cell office:value-type="float" office:value="0.411436">
                <text:p>0.411436</text:p>
              </table:table-cell>
              <table:table-cell office:value-type="float" office:value="0.64077">
                <text:p>0.64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89">
                <text:p>0.639989</text:p>
              </table:table-cell>
              <table:table-cell office:value-type="float" office:value="0.584893">
                <text:p>0.584893</text:p>
              </table:table-cell>
              <table:table-cell office:value-type="float" office:value="0.614502">
                <text:p>0.614502</text:p>
              </table:table-cell>
              <table:table-cell office:value-type="float" office:value="0.600483">
                <text:p>0.600483</text:p>
              </table:table-cell>
              <table:table-cell office:value-type="float" office:value="0.420453">
                <text:p>0.420453</text:p>
              </table:table-cell>
              <table:table-cell office:value-type="float" office:value="0.643768">
                <text:p>0.643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787">
                <text:p>0.393787</text:p>
              </table:table-cell>
              <table:table-cell office:value-type="float" office:value="0.635261">
                <text:p>0.635261</text:p>
              </table:table-cell>
              <table:table-cell office:value-type="float" office:value="0.292524">
                <text:p>0.292524</text:p>
              </table:table-cell>
              <table:table-cell office:value-type="float" office:value="0.620391">
                <text:p>0.620391</text:p>
              </table:table-cell>
              <table:table-cell office:value-type="float" office:value="0.261033">
                <text:p>0.261033</text:p>
              </table:table-cell>
              <table:table-cell office:value-type="float" office:value="0.332541">
                <text:p>0.332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724">
                <text:p>0.404724</text:p>
              </table:table-cell>
              <table:table-cell office:value-type="float" office:value="0.362793">
                <text:p>0.362793</text:p>
              </table:table-cell>
              <table:table-cell office:value-type="float" office:value="0.611767">
                <text:p>0.611767</text:p>
              </table:table-cell>
              <table:table-cell office:value-type="float" office:value="0.511534">
                <text:p>0.511534</text:p>
              </table:table-cell>
              <table:table-cell office:value-type="float" office:value="0.551825">
                <text:p>0.551825</text:p>
              </table:table-cell>
              <table:table-cell office:value-type="float" office:value="0.648123">
                <text:p>0.648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262">
                <text:p>0.308262</text:p>
              </table:table-cell>
              <table:table-cell office:value-type="float" office:value="0.606038">
                <text:p>0.606038</text:p>
              </table:table-cell>
              <table:table-cell office:value-type="float" office:value="0.617855">
                <text:p>0.617855</text:p>
              </table:table-cell>
              <table:table-cell office:value-type="float" office:value="0.526602">
                <text:p>0.526602</text:p>
              </table:table-cell>
              <table:table-cell office:value-type="float" office:value="0.29812">
                <text:p>0.29812</text:p>
              </table:table-cell>
              <table:table-cell office:value-type="float" office:value="0.593116">
                <text:p>0.593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711">
                <text:p>0.462711</text:p>
              </table:table-cell>
              <table:table-cell office:value-type="float" office:value="0.38272">
                <text:p>0.38272</text:p>
              </table:table-cell>
              <table:table-cell office:value-type="float" office:value="0.622093">
                <text:p>0.622093</text:p>
              </table:table-cell>
              <table:table-cell office:value-type="float" office:value="0.584115">
                <text:p>0.584115</text:p>
              </table:table-cell>
              <table:table-cell office:value-type="float" office:value="0.373132">
                <text:p>0.373132</text:p>
              </table:table-cell>
              <table:table-cell office:value-type="float" office:value="0.62582">
                <text:p>0.62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58">
                <text:p>0.28258</text:p>
              </table:table-cell>
              <table:table-cell office:value-type="float" office:value="0.597206">
                <text:p>0.597206</text:p>
              </table:table-cell>
              <table:table-cell office:value-type="float" office:value="0.409216">
                <text:p>0.409216</text:p>
              </table:table-cell>
              <table:table-cell office:value-type="float" office:value="0.314723">
                <text:p>0.314723</text:p>
              </table:table-cell>
              <table:table-cell office:value-type="float" office:value="0.520479">
                <text:p>0.520479</text:p>
              </table:table-cell>
              <table:table-cell office:value-type="float" office:value="0.655575">
                <text:p>0.655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297">
                <text:p>0.226297</text:p>
              </table:table-cell>
              <table:table-cell office:value-type="float" office:value="0.578184">
                <text:p>0.578184</text:p>
              </table:table-cell>
              <table:table-cell office:value-type="float" office:value="0.577954">
                <text:p>0.577954</text:p>
              </table:table-cell>
              <table:table-cell office:value-type="float" office:value="0.449083">
                <text:p>0.449083</text:p>
              </table:table-cell>
              <table:table-cell office:value-type="float" office:value="0.619114">
                <text:p>0.619114</text:p>
              </table:table-cell>
              <table:table-cell office:value-type="float" office:value="0.575164">
                <text:p>0.575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941">
                <text:p>0.601941</text:p>
              </table:table-cell>
              <table:table-cell office:value-type="float" office:value="0.476968">
                <text:p>0.476968</text:p>
              </table:table-cell>
              <table:table-cell office:value-type="float" office:value="0.619775">
                <text:p>0.619775</text:p>
              </table:table-cell>
              <table:table-cell office:value-type="float" office:value="0.532296">
                <text:p>0.532296</text:p>
              </table:table-cell>
              <table:table-cell office:value-type="float" office:value="0.61231">
                <text:p>0.61231</text:p>
              </table:table-cell>
              <table:table-cell office:value-type="float" office:value="0.597274">
                <text:p>0.597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381">
                <text:p>0.617381</text:p>
              </table:table-cell>
              <table:table-cell office:value-type="float" office:value="0.499312">
                <text:p>0.499312</text:p>
              </table:table-cell>
              <table:table-cell office:value-type="float" office:value="0.392312">
                <text:p>0.392312</text:p>
              </table:table-cell>
              <table:table-cell office:value-type="float" office:value="0.655698">
                <text:p>0.655698</text:p>
              </table:table-cell>
              <table:table-cell office:value-type="float" office:value="0.514354">
                <text:p>0.514354</text:p>
              </table:table-cell>
              <table:table-cell office:value-type="float" office:value="0.387498">
                <text:p>0.387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27">
                <text:p>0.29127</text:p>
              </table:table-cell>
              <table:table-cell office:value-type="float" office:value="0.600188">
                <text:p>0.600188</text:p>
              </table:table-cell>
              <table:table-cell office:value-type="float" office:value="0.304182">
                <text:p>0.304182</text:p>
              </table:table-cell>
              <table:table-cell office:value-type="float" office:value="0.324288">
                <text:p>0.324288</text:p>
              </table:table-cell>
              <table:table-cell office:value-type="float" office:value="0.525905">
                <text:p>0.525905</text:p>
              </table:table-cell>
              <table:table-cell office:value-type="float" office:value="0.397133">
                <text:p>0.397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118">
                <text:p>0.429118</text:p>
              </table:table-cell>
              <table:table-cell office:value-type="float" office:value="0.646655">
                <text:p>0.646655</text:p>
              </table:table-cell>
              <table:table-cell office:value-type="float" office:value="0.212444">
                <text:p>0.212444</text:p>
              </table:table-cell>
              <table:table-cell office:value-type="float" office:value="0.592257">
                <text:p>0.592257</text:p>
              </table:table-cell>
              <table:table-cell office:value-type="float" office:value="0.514565">
                <text:p>0.514565</text:p>
              </table:table-cell>
              <table:table-cell office:value-type="float" office:value="0.387664">
                <text:p>0.387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715">
                <text:p>0.486715</text:p>
              </table:table-cell>
              <table:table-cell office:value-type="float" office:value="0.662473">
                <text:p>0.662473</text:p>
              </table:table-cell>
              <table:table-cell office:value-type="float" office:value="0.615388">
                <text:p>0.615388</text:p>
              </table:table-cell>
              <table:table-cell office:value-type="float" office:value="0.59905">
                <text:p>0.59905</text:p>
              </table:table-cell>
              <table:table-cell office:value-type="float" office:value="0.418527">
                <text:p>0.418527</text:p>
              </table:table-cell>
              <table:table-cell office:value-type="float" office:value="0.643149">
                <text:p>0.643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856">
                <text:p>0.593856</text:p>
              </table:table-cell>
              <table:table-cell office:value-type="float" office:value="0.467381">
                <text:p>0.467381</text:p>
              </table:table-cell>
              <table:table-cell office:value-type="float" office:value="0.404154">
                <text:p>0.404154</text:p>
              </table:table-cell>
              <table:table-cell office:value-type="float" office:value="0.65768">
                <text:p>0.65768</text:p>
              </table:table-cell>
              <table:table-cell office:value-type="float" office:value="0.598858">
                <text:p>0.598858</text:p>
              </table:table-cell>
              <table:table-cell office:value-type="float" office:value="0.617553">
                <text:p>0.617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289">
                <text:p>0.465289</text:p>
              </table:table-cell>
              <table:table-cell office:value-type="float" office:value="0.383757">
                <text:p>0.383757</text:p>
              </table:table-cell>
              <table:table-cell office:value-type="float" office:value="0.363154">
                <text:p>0.363154</text:p>
              </table:table-cell>
              <table:table-cell office:value-type="float" office:value="0.319035">
                <text:p>0.319035</text:p>
              </table:table-cell>
              <table:table-cell office:value-type="float" office:value="0.575033">
                <text:p>0.575033</text:p>
              </table:table-cell>
              <table:table-cell office:value-type="float" office:value="0.637168">
                <text:p>0.637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178">
                <text:p>0.277178</text:p>
              </table:table-cell>
              <table:table-cell office:value-type="float" office:value="0.595358">
                <text:p>0.595358</text:p>
              </table:table-cell>
              <table:table-cell office:value-type="float" office:value="0.617984">
                <text:p>0.617984</text:p>
              </table:table-cell>
              <table:table-cell office:value-type="float" office:value="0.526963">
                <text:p>0.526963</text:p>
              </table:table-cell>
              <table:table-cell office:value-type="float" office:value="0.378977">
                <text:p>0.378977</text:p>
              </table:table-cell>
              <table:table-cell office:value-type="float" office:value="0.628287">
                <text:p>0.628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557">
                <text:p>0.418557</text:p>
              </table:table-cell>
              <table:table-cell office:value-type="float" office:value="0.643332">
                <text:p>0.643332</text:p>
              </table:table-cell>
              <table:table-cell office:value-type="float" office:value="0.439647">
                <text:p>0.439647</text:p>
              </table:table-cell>
              <table:table-cell office:value-type="float" office:value="0.315669">
                <text:p>0.315669</text:p>
              </table:table-cell>
              <table:table-cell office:value-type="float" office:value="0.403719">
                <text:p>0.403719</text:p>
              </table:table-cell>
              <table:table-cell office:value-type="float" office:value="0.638023">
                <text:p>0.638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873">
                <text:p>0.141873</text:p>
              </table:table-cell>
              <table:table-cell office:value-type="float" office:value="0.551054">
                <text:p>0.551054</text:p>
              </table:table-cell>
              <table:table-cell office:value-type="float" office:value="0.416105">
                <text:p>0.416105</text:p>
              </table:table-cell>
              <table:table-cell office:value-type="float" office:value="0.659212">
                <text:p>0.659212</text:p>
              </table:table-cell>
              <table:table-cell office:value-type="float" office:value="0.331834">
                <text:p>0.331834</text:p>
              </table:table-cell>
              <table:table-cell office:value-type="float" office:value="0.607534">
                <text:p>0.607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072">
                <text:p>0.163072</text:p>
              </table:table-cell>
              <table:table-cell office:value-type="float" office:value="0.318816">
                <text:p>0.318816</text:p>
              </table:table-cell>
              <table:table-cell office:value-type="float" office:value="0.422662">
                <text:p>0.422662</text:p>
              </table:table-cell>
              <table:table-cell office:value-type="float" office:value="0.659848">
                <text:p>0.659848</text:p>
              </table:table-cell>
              <table:table-cell office:value-type="float" office:value="0.465795">
                <text:p>0.465795</text:p>
              </table:table-cell>
              <table:table-cell office:value-type="float" office:value="0.654621">
                <text:p>0.654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194">
                <text:p>0.557194</text:p>
              </table:table-cell>
              <table:table-cell office:value-type="float" office:value="0.434003">
                <text:p>0.434003</text:p>
              </table:table-cell>
              <table:table-cell office:value-type="float" office:value="0.560887">
                <text:p>0.560887</text:p>
              </table:table-cell>
              <table:table-cell office:value-type="float" office:value="0.419366">
                <text:p>0.419366</text:p>
              </table:table-cell>
              <table:table-cell office:value-type="float" office:value="0.340896">
                <text:p>0.340896</text:p>
              </table:table-cell>
              <table:table-cell office:value-type="float" office:value="0.333855">
                <text:p>0.33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12">
                <text:p>0.640212</text:p>
              </table:table-cell>
              <table:table-cell office:value-type="float" office:value="0.571543">
                <text:p>0.571543</text:p>
              </table:table-cell>
              <table:table-cell office:value-type="float" office:value="0.393034">
                <text:p>0.393034</text:p>
              </table:table-cell>
              <table:table-cell office:value-type="float" office:value="0.315928">
                <text:p>0.315928</text:p>
              </table:table-cell>
              <table:table-cell office:value-type="float" office:value="0.570073">
                <text:p>0.570073</text:p>
              </table:table-cell>
              <table:table-cell office:value-type="float" office:value="0.44411">
                <text:p>0.44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861">
                <text:p>0.587861</text:p>
              </table:table-cell>
              <table:table-cell office:value-type="float" office:value="0.460932">
                <text:p>0.460932</text:p>
              </table:table-cell>
              <table:table-cell office:value-type="float" office:value="0.345673">
                <text:p>0.345673</text:p>
              </table:table-cell>
              <table:table-cell office:value-type="float" office:value="0.643369">
                <text:p>0.643369</text:p>
              </table:table-cell>
              <table:table-cell office:value-type="float" office:value="0.585559">
                <text:p>0.585559</text:p>
              </table:table-cell>
              <table:table-cell office:value-type="float" office:value="0.629949">
                <text:p>0.629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91">
                <text:p>0.53091</text:p>
              </table:table-cell>
              <table:table-cell office:value-type="float" office:value="0.669209">
                <text:p>0.669209</text:p>
              </table:table-cell>
              <table:table-cell office:value-type="float" office:value="0.35392">
                <text:p>0.35392</text:p>
              </table:table-cell>
              <table:table-cell office:value-type="float" office:value="0.319967">
                <text:p>0.319967</text:p>
              </table:table-cell>
              <table:table-cell office:value-type="float" office:value="0.34486">
                <text:p>0.34486</text:p>
              </table:table-cell>
              <table:table-cell office:value-type="float" office:value="0.613364">
                <text:p>0.613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803">
                <text:p>0.538803</text:p>
              </table:table-cell>
              <table:table-cell office:value-type="float" office:value="0.421202">
                <text:p>0.421202</text:p>
              </table:table-cell>
              <table:table-cell office:value-type="float" office:value="0.593039">
                <text:p>0.593039</text:p>
              </table:table-cell>
              <table:table-cell office:value-type="float" office:value="0.475222">
                <text:p>0.475222</text:p>
              </table:table-cell>
              <table:table-cell office:value-type="float" office:value="0.372691">
                <text:p>0.372691</text:p>
              </table:table-cell>
              <table:table-cell office:value-type="float" office:value="0.334581">
                <text:p>0.334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124">
                <text:p>0.635124</text:p>
              </table:table-cell>
              <table:table-cell office:value-type="float" office:value="0.540229">
                <text:p>0.540229</text:p>
              </table:table-cell>
              <table:table-cell office:value-type="float" office:value="0.518786">
                <text:p>0.518786</text:p>
              </table:table-cell>
              <table:table-cell office:value-type="float" office:value="0.651833">
                <text:p>0.651833</text:p>
              </table:table-cell>
              <table:table-cell office:value-type="float" office:value="0.609788">
                <text:p>0.609788</text:p>
              </table:table-cell>
              <table:table-cell office:value-type="float" office:value="0.511235">
                <text:p>0.511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119">
                <text:p>0.387119</text:p>
              </table:table-cell>
              <table:table-cell office:value-type="float" office:value="0.357845">
                <text:p>0.357845</text:p>
              </table:table-cell>
              <table:table-cell office:value-type="float" office:value="0.520436">
                <text:p>0.520436</text:p>
              </table:table-cell>
              <table:table-cell office:value-type="float" office:value="0.360494">
                <text:p>0.360494</text:p>
              </table:table-cell>
              <table:table-cell office:value-type="float" office:value="0.618987">
                <text:p>0.618987</text:p>
              </table:table-cell>
              <table:table-cell office:value-type="float" office:value="0.575954">
                <text:p>0.575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384">
                <text:p>0.526384</text:p>
              </table:table-cell>
              <table:table-cell office:value-type="float" office:value="0.668881">
                <text:p>0.668881</text:p>
              </table:table-cell>
              <table:table-cell office:value-type="float" office:value="0.462306">
                <text:p>0.462306</text:p>
              </table:table-cell>
              <table:table-cell office:value-type="float" office:value="0.320887">
                <text:p>0.320887</text:p>
              </table:table-cell>
              <table:table-cell office:value-type="float" office:value="0.487449">
                <text:p>0.487449</text:p>
              </table:table-cell>
              <table:table-cell office:value-type="float" office:value="0.368675">
                <text:p>0.368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986">
                <text:p>0.365986</text:p>
              </table:table-cell>
              <table:table-cell office:value-type="float" office:value="0.625896">
                <text:p>0.625896</text:p>
              </table:table-cell>
              <table:table-cell office:value-type="float" office:value="0.144517">
                <text:p>0.144517</text:p>
              </table:table-cell>
              <table:table-cell office:value-type="float" office:value="0.301932">
                <text:p>0.301932</text:p>
              </table:table-cell>
              <table:table-cell office:value-type="float" office:value="0.479683">
                <text:p>0.479683</text:p>
              </table:table-cell>
              <table:table-cell office:value-type="float" office:value="0.656276">
                <text:p>0.656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64">
                <text:p>0.638064</text:p>
              </table:table-cell>
              <table:table-cell office:value-type="float" office:value="0.552803">
                <text:p>0.552803</text:p>
              </table:table-cell>
              <table:table-cell office:value-type="float" office:value="0.325457">
                <text:p>0.325457</text:p>
              </table:table-cell>
              <table:table-cell office:value-type="float" office:value="0.635597">
                <text:p>0.635597</text:p>
              </table:table-cell>
              <table:table-cell office:value-type="float" office:value="0.513436">
                <text:p>0.513436</text:p>
              </table:table-cell>
              <table:table-cell office:value-type="float" office:value="0.656352">
                <text:p>0.65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155">
                <text:p>0.637155</text:p>
              </table:table-cell>
              <table:table-cell office:value-type="float" office:value="0.602458">
                <text:p>0.602458</text:p>
              </table:table-cell>
              <table:table-cell office:value-type="float" office:value="0.407755">
                <text:p>0.407755</text:p>
              </table:table-cell>
              <table:table-cell office:value-type="float" office:value="0.658192">
                <text:p>0.658192</text:p>
              </table:table-cell>
              <table:table-cell office:value-type="float" office:value="0.454532">
                <text:p>0.454532</text:p>
              </table:table-cell>
              <table:table-cell office:value-type="float" office:value="0.35197">
                <text:p>0.35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128">
                <text:p>0.375128</text:p>
              </table:table-cell>
              <table:table-cell office:value-type="float" office:value="0.629">
                <text:p>0.629</text:p>
              </table:table-cell>
              <table:table-cell office:value-type="float" office:value="0.518266">
                <text:p>0.518266</text:p>
              </table:table-cell>
              <table:table-cell office:value-type="float" office:value="0.651958">
                <text:p>0.651958</text:p>
              </table:table-cell>
              <table:table-cell office:value-type="float" office:value="0.378517">
                <text:p>0.378517</text:p>
              </table:table-cell>
              <table:table-cell office:value-type="float" office:value="0.334957">
                <text:p>0.334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008">
                <text:p>0.476008</text:p>
              </table:table-cell>
              <table:table-cell office:value-type="float" office:value="0.659948">
                <text:p>0.659948</text:p>
              </table:table-cell>
              <table:table-cell office:value-type="float" office:value="0.623669">
                <text:p>0.623669</text:p>
              </table:table-cell>
              <table:table-cell office:value-type="float" office:value="0.547798">
                <text:p>0.547798</text:p>
              </table:table-cell>
              <table:table-cell office:value-type="float" office:value="0.228363">
                <text:p>0.228363</text:p>
              </table:table-cell>
              <table:table-cell office:value-type="float" office:value="0.573535">
                <text:p>0.573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612">
                <text:p>0.495612</text:p>
              </table:table-cell>
              <table:table-cell office:value-type="float" office:value="0.664361">
                <text:p>0.664361</text:p>
              </table:table-cell>
              <table:table-cell office:value-type="float" office:value="0.367213">
                <text:p>0.367213</text:p>
              </table:table-cell>
              <table:table-cell office:value-type="float" office:value="0.31861">
                <text:p>0.31861</text:p>
              </table:table-cell>
              <table:table-cell office:value-type="float" office:value="0.531228">
                <text:p>0.531228</text:p>
              </table:table-cell>
              <table:table-cell office:value-type="float" office:value="0.653799">
                <text:p>0.65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119">
                <text:p>0.390119</text:p>
              </table:table-cell>
              <table:table-cell office:value-type="float" office:value="0.358656">
                <text:p>0.358656</text:p>
              </table:table-cell>
              <table:table-cell office:value-type="float" office:value="0.277809">
                <text:p>0.277809</text:p>
              </table:table-cell>
              <table:table-cell office:value-type="float" office:value="0.325774">
                <text:p>0.325774</text:p>
              </table:table-cell>
              <table:table-cell office:value-type="float" office:value="0.402414">
                <text:p>0.402414</text:p>
              </table:table-cell>
              <table:table-cell office:value-type="float" office:value="0.637546">
                <text:p>0.637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764">
                <text:p>0.544764</text:p>
              </table:table-cell>
              <table:table-cell office:value-type="float" office:value="0.425142">
                <text:p>0.425142</text:p>
              </table:table-cell>
              <table:table-cell office:value-type="float" office:value="0.472533">
                <text:p>0.472533</text:p>
              </table:table-cell>
              <table:table-cell office:value-type="float" office:value="0.659677">
                <text:p>0.659677</text:p>
              </table:table-cell>
              <table:table-cell office:value-type="float" office:value="0.475372">
                <text:p>0.475372</text:p>
              </table:table-cell>
              <table:table-cell office:value-type="float" office:value="0.361776">
                <text:p>0.361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617">
                <text:p>0.251617</text:p>
              </table:table-cell>
              <table:table-cell office:value-type="float" office:value="0.331088">
                <text:p>0.331088</text:p>
              </table:table-cell>
              <table:table-cell office:value-type="float" office:value="0.523073">
                <text:p>0.523073</text:p>
              </table:table-cell>
              <table:table-cell office:value-type="float" office:value="0.363438">
                <text:p>0.363438</text:p>
              </table:table-cell>
              <table:table-cell office:value-type="float" office:value="0.402864">
                <text:p>0.402864</text:p>
              </table:table-cell>
              <table:table-cell office:value-type="float" office:value="0.337709">
                <text:p>0.337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82">
                <text:p>0.53382</text:p>
              </table:table-cell>
              <table:table-cell office:value-type="float" office:value="0.669364">
                <text:p>0.669364</text:p>
              </table:table-cell>
              <table:table-cell office:value-type="float" office:value="0.523401">
                <text:p>0.523401</text:p>
              </table:table-cell>
              <table:table-cell office:value-type="float" office:value="0.36381">
                <text:p>0.36381</text:p>
              </table:table-cell>
              <table:table-cell office:value-type="float" office:value="0.563782">
                <text:p>0.563782</text:p>
              </table:table-cell>
              <table:table-cell office:value-type="float" office:value="0.436275">
                <text:p>0.436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455">
                <text:p>0.378455</text:p>
              </table:table-cell>
              <table:table-cell office:value-type="float" office:value="0.630126">
                <text:p>0.630126</text:p>
              </table:table-cell>
              <table:table-cell office:value-type="float" office:value="0.472068">
                <text:p>0.472068</text:p>
              </table:table-cell>
              <table:table-cell office:value-type="float" office:value="0.65972">
                <text:p>0.65972</text:p>
              </table:table-cell>
              <table:table-cell office:value-type="float" office:value="0.227506">
                <text:p>0.227506</text:p>
              </table:table-cell>
              <table:table-cell office:value-type="float" office:value="0.327374">
                <text:p>0.327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072">
                <text:p>0.296072</text:p>
              </table:table-cell>
              <table:table-cell office:value-type="float" office:value="0.338187">
                <text:p>0.338187</text:p>
              </table:table-cell>
              <table:table-cell office:value-type="float" office:value="0.566102">
                <text:p>0.566102</text:p>
              </table:table-cell>
              <table:table-cell office:value-type="float" office:value="0.42848">
                <text:p>0.42848</text:p>
              </table:table-cell>
              <table:table-cell office:value-type="float" office:value="0.39511">
                <text:p>0.39511</text:p>
              </table:table-cell>
              <table:table-cell office:value-type="float" office:value="0.634784">
                <text:p>0.634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959">
                <text:p>0.570959</text:p>
              </table:table-cell>
              <table:table-cell office:value-type="float" office:value="0.666401">
                <text:p>0.666401</text:p>
              </table:table-cell>
              <table:table-cell office:value-type="float" office:value="0.619315">
                <text:p>0.619315</text:p>
              </table:table-cell>
              <table:table-cell office:value-type="float" office:value="0.591519">
                <text:p>0.591519</text:p>
              </table:table-cell>
              <table:table-cell office:value-type="float" office:value="0.566948">
                <text:p>0.566948</text:p>
              </table:table-cell>
              <table:table-cell office:value-type="float" office:value="0.641646">
                <text:p>0.641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605">
                <text:p>0.601605</text:p>
              </table:table-cell>
              <table:table-cell office:value-type="float" office:value="0.476545">
                <text:p>0.476545</text:p>
              </table:table-cell>
              <table:table-cell office:value-type="float" office:value="0.591282">
                <text:p>0.591282</text:p>
              </table:table-cell>
              <table:table-cell office:value-type="float" office:value="0.624029">
                <text:p>0.624029</text:p>
              </table:table-cell>
              <table:table-cell office:value-type="float" office:value="0.616765">
                <text:p>0.616765</text:p>
              </table:table-cell>
              <table:table-cell office:value-type="float" office:value="0.532936">
                <text:p>0.53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911">
                <text:p>0.629911</text:p>
              </table:table-cell>
              <table:table-cell office:value-type="float" office:value="0.524773">
                <text:p>0.524773</text:p>
              </table:table-cell>
              <table:table-cell office:value-type="float" office:value="0.253239">
                <text:p>0.253239</text:p>
              </table:table-cell>
              <table:table-cell office:value-type="float" office:value="0.602902">
                <text:p>0.602902</text:p>
              </table:table-cell>
              <table:table-cell office:value-type="float" office:value="0.274966">
                <text:p>0.274966</text:p>
              </table:table-cell>
              <table:table-cell office:value-type="float" office:value="0.584595">
                <text:p>0.584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621">
                <text:p>0.295621</text:p>
              </table:table-cell>
              <table:table-cell office:value-type="float" office:value="0.601685">
                <text:p>0.601685</text:p>
              </table:table-cell>
              <table:table-cell office:value-type="float" office:value="0.515365">
                <text:p>0.515365</text:p>
              </table:table-cell>
              <table:table-cell office:value-type="float" office:value="0.355168">
                <text:p>0.355168</text:p>
              </table:table-cell>
              <table:table-cell office:value-type="float" office:value="0.245511">
                <text:p>0.245511</text:p>
              </table:table-cell>
              <table:table-cell office:value-type="float" office:value="0.576494">
                <text:p>0.576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304">
                <text:p>0.445304</text:p>
              </table:table-cell>
              <table:table-cell office:value-type="float" office:value="0.376083">
                <text:p>0.376083</text:p>
              </table:table-cell>
              <table:table-cell office:value-type="float" office:value="0.588392">
                <text:p>0.588392</text:p>
              </table:table-cell>
              <table:table-cell office:value-type="float" office:value="0.625952">
                <text:p>0.625952</text:p>
              </table:table-cell>
              <table:table-cell office:value-type="float" office:value="0.34877">
                <text:p>0.34877</text:p>
              </table:table-cell>
              <table:table-cell office:value-type="float" office:value="0.615119">
                <text:p>0.61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239">
                <text:p>0.623239</text:p>
              </table:table-cell>
              <table:table-cell office:value-type="float" office:value="0.509967">
                <text:p>0.509967</text:p>
              </table:table-cell>
              <table:table-cell office:value-type="float" office:value="0.324784">
                <text:p>0.324784</text:p>
              </table:table-cell>
              <table:table-cell office:value-type="float" office:value="0.635313">
                <text:p>0.635313</text:p>
              </table:table-cell>
              <table:table-cell office:value-type="float" office:value="0.361242">
                <text:p>0.361242</text:p>
              </table:table-cell>
              <table:table-cell office:value-type="float" office:value="0.620659">
                <text:p>0.620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018">
                <text:p>0.456018</text:p>
              </table:table-cell>
              <table:table-cell office:value-type="float" office:value="0.654644">
                <text:p>0.654644</text:p>
              </table:table-cell>
              <table:table-cell office:value-type="float" office:value="0.313511">
                <text:p>0.313511</text:p>
              </table:table-cell>
              <table:table-cell office:value-type="float" office:value="0.630351">
                <text:p>0.630351</text:p>
              </table:table-cell>
              <table:table-cell office:value-type="float" office:value="0.599678">
                <text:p>0.599678</text:p>
              </table:table-cell>
              <table:table-cell office:value-type="float" office:value="0.616615">
                <text:p>0.616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9">
                <text:p>0.42689</text:p>
              </table:table-cell>
              <table:table-cell office:value-type="float" office:value="0.369701">
                <text:p>0.369701</text:p>
              </table:table-cell>
              <table:table-cell office:value-type="float" office:value="0.606552">
                <text:p>0.606552</text:p>
              </table:table-cell>
              <table:table-cell office:value-type="float" office:value="0.610835">
                <text:p>0.610835</text:p>
              </table:table-cell>
              <table:table-cell office:value-type="float" office:value="0.61107">
                <text:p>0.61107</text:p>
              </table:table-cell>
              <table:table-cell office:value-type="float" office:value="0.599801">
                <text:p>0.599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072">
                <text:p>0.633072</text:p>
              </table:table-cell>
              <table:table-cell office:value-type="float" office:value="0.533507">
                <text:p>0.533507</text:p>
              </table:table-cell>
              <table:table-cell office:value-type="float" office:value="0.625023">
                <text:p>0.625023</text:p>
              </table:table-cell>
              <table:table-cell office:value-type="float" office:value="0.567434">
                <text:p>0.567434</text:p>
              </table:table-cell>
              <table:table-cell office:value-type="float" office:value="0.471872">
                <text:p>0.471872</text:p>
              </table:table-cell>
              <table:table-cell office:value-type="float" office:value="0.655454">
                <text:p>0.655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232">
                <text:p>0.553232</text:p>
              </table:table-cell>
              <table:table-cell office:value-type="float" office:value="0.431076">
                <text:p>0.431076</text:p>
              </table:table-cell>
              <table:table-cell office:value-type="float" office:value="0.624358">
                <text:p>0.624358</text:p>
              </table:table-cell>
              <table:table-cell office:value-type="float" office:value="0.574122">
                <text:p>0.574122</text:p>
              </table:table-cell>
              <table:table-cell office:value-type="float" office:value="0.557461">
                <text:p>0.557461</text:p>
              </table:table-cell>
              <table:table-cell office:value-type="float" office:value="0.428837">
                <text:p>0.428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931">
                <text:p>0.487931</text:p>
              </table:table-cell>
              <table:table-cell office:value-type="float" office:value="0.662743">
                <text:p>0.662743</text:p>
              </table:table-cell>
              <table:table-cell office:value-type="float" office:value="0.558324">
                <text:p>0.558324</text:p>
              </table:table-cell>
              <table:table-cell office:value-type="float" office:value="0.640289">
                <text:p>0.640289</text:p>
              </table:table-cell>
              <table:table-cell office:value-type="float" office:value="0.348914">
                <text:p>0.348914</text:p>
              </table:table-cell>
              <table:table-cell office:value-type="float" office:value="0.333872">
                <text:p>0.333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84">
                <text:p>0.547584</text:p>
              </table:table-cell>
              <table:table-cell office:value-type="float" office:value="0.669429">
                <text:p>0.669429</text:p>
              </table:table-cell>
              <table:table-cell office:value-type="float" office:value="0.600182">
                <text:p>0.600182</text:p>
              </table:table-cell>
              <table:table-cell office:value-type="float" office:value="0.488158">
                <text:p>0.488158</text:p>
              </table:table-cell>
              <table:table-cell office:value-type="float" office:value="0.328376">
                <text:p>0.328376</text:p>
              </table:table-cell>
              <table:table-cell office:value-type="float" office:value="0.333948">
                <text:p>0.333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323">
                <text:p>0.481323</text:p>
              </table:table-cell>
              <table:table-cell office:value-type="float" office:value="0.661233">
                <text:p>0.661233</text:p>
              </table:table-cell>
              <table:table-cell office:value-type="float" office:value="0.433433">
                <text:p>0.433433</text:p>
              </table:table-cell>
              <table:table-cell office:value-type="float" office:value="0.314995">
                <text:p>0.314995</text:p>
              </table:table-cell>
              <table:table-cell office:value-type="float" office:value="0.485651">
                <text:p>0.485651</text:p>
              </table:table-cell>
              <table:table-cell office:value-type="float" office:value="0.367587">
                <text:p>0.367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542">
                <text:p>0.488542</text:p>
              </table:table-cell>
              <table:table-cell office:value-type="float" office:value="0.662878">
                <text:p>0.662878</text:p>
              </table:table-cell>
              <table:table-cell office:value-type="float" office:value="0.247452">
                <text:p>0.247452</text:p>
              </table:table-cell>
              <table:table-cell office:value-type="float" office:value="0.325167">
                <text:p>0.325167</text:p>
              </table:table-cell>
              <table:table-cell office:value-type="float" office:value="0.586091">
                <text:p>0.586091</text:p>
              </table:table-cell>
              <table:table-cell office:value-type="float" office:value="0.466456">
                <text:p>0.466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729">
                <text:p>0.474729</text:p>
              </table:table-cell>
              <table:table-cell office:value-type="float" office:value="0.659629">
                <text:p>0.659629</text:p>
              </table:table-cell>
              <table:table-cell office:value-type="float" office:value="0.3877">
                <text:p>0.3877</text:p>
              </table:table-cell>
              <table:table-cell office:value-type="float" office:value="0.316448">
                <text:p>0.316448</text:p>
              </table:table-cell>
              <table:table-cell office:value-type="float" office:value="0.564789">
                <text:p>0.564789</text:p>
              </table:table-cell>
              <table:table-cell office:value-type="float" office:value="0.437498">
                <text:p>0.437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241">
                <text:p>0.559241</text:p>
              </table:table-cell>
              <table:table-cell office:value-type="float" office:value="0.435557">
                <text:p>0.435557</text:p>
              </table:table-cell>
              <table:table-cell office:value-type="float" office:value="0.499698">
                <text:p>0.499698</text:p>
              </table:table-cell>
              <table:table-cell office:value-type="float" office:value="0.655875">
                <text:p>0.655875</text:p>
              </table:table-cell>
              <table:table-cell office:value-type="float" office:value="0.328403">
                <text:p>0.328403</text:p>
              </table:table-cell>
              <table:table-cell office:value-type="float" office:value="0.333948">
                <text:p>0.333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252">
                <text:p>0.435252</text:p>
              </table:table-cell>
              <table:table-cell office:value-type="float" office:value="0.648544">
                <text:p>0.648544</text:p>
              </table:table-cell>
              <table:table-cell office:value-type="float" office:value="0.37217">
                <text:p>0.37217</text:p>
              </table:table-cell>
              <table:table-cell office:value-type="float" office:value="0.651284">
                <text:p>0.651284</text:p>
              </table:table-cell>
              <table:table-cell office:value-type="float" office:value="0.314606">
                <text:p>0.314606</text:p>
              </table:table-cell>
              <table:table-cell office:value-type="float" office:value="0.334103">
                <text:p>0.334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445">
                <text:p>0.563445</text:p>
              </table:table-cell>
              <table:table-cell office:value-type="float" office:value="0.438838">
                <text:p>0.438838</text:p>
              </table:table-cell>
              <table:table-cell office:value-type="float" office:value="0.612049">
                <text:p>0.612049</text:p>
              </table:table-cell>
              <table:table-cell office:value-type="float" office:value="0.604096">
                <text:p>0.604096</text:p>
              </table:table-cell>
              <table:table-cell office:value-type="float" office:value="0.489294">
                <text:p>0.489294</text:p>
              </table:table-cell>
              <table:table-cell office:value-type="float" office:value="0.656892">
                <text:p>0.656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256">
                <text:p>0.639256</text:p>
              </table:table-cell>
              <table:table-cell office:value-type="float" office:value="0.59171">
                <text:p>0.59171</text:p>
              </table:table-cell>
              <table:table-cell office:value-type="float" office:value="0.603118">
                <text:p>0.603118</text:p>
              </table:table-cell>
              <table:table-cell office:value-type="float" office:value="0.493711">
                <text:p>0.493711</text:p>
              </table:table-cell>
              <table:table-cell office:value-type="float" office:value="0.5648">
                <text:p>0.5648</text:p>
              </table:table-cell>
              <table:table-cell office:value-type="float" office:value="0.43751">
                <text:p>0.4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729">
                <text:p>0.343729</text:p>
              </table:table-cell>
              <table:table-cell office:value-type="float" office:value="0.347392">
                <text:p>0.347392</text:p>
              </table:table-cell>
              <table:table-cell office:value-type="float" office:value="0.213628">
                <text:p>0.213628</text:p>
              </table:table-cell>
              <table:table-cell office:value-type="float" office:value="0.320212">
                <text:p>0.320212</text:p>
              </table:table-cell>
              <table:table-cell office:value-type="float" office:value="0.401164">
                <text:p>0.401164</text:p>
              </table:table-cell>
              <table:table-cell office:value-type="float" office:value="0.637082">
                <text:p>0.637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04">
                <text:p>0.386104</text:p>
              </table:table-cell>
              <table:table-cell office:value-type="float" office:value="0.632698">
                <text:p>0.632698</text:p>
              </table:table-cell>
              <table:table-cell office:value-type="float" office:value="0.505666">
                <text:p>0.505666</text:p>
              </table:table-cell>
              <table:table-cell office:value-type="float" office:value="0.654722">
                <text:p>0.654722</text:p>
              </table:table-cell>
              <table:table-cell office:value-type="float" office:value="0.545776">
                <text:p>0.545776</text:p>
              </table:table-cell>
              <table:table-cell office:value-type="float" office:value="0.650125">
                <text:p>0.650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58">
                <text:p>0.607358</text:p>
              </table:table-cell>
              <table:table-cell office:value-type="float" office:value="0.64929">
                <text:p>0.64929</text:p>
              </table:table-cell>
              <table:table-cell office:value-type="float" office:value="0.555895">
                <text:p>0.555895</text:p>
              </table:table-cell>
              <table:table-cell office:value-type="float" office:value="0.410744">
                <text:p>0.410744</text:p>
              </table:table-cell>
              <table:table-cell office:value-type="float" office:value="0.565681">
                <text:p>0.565681</text:p>
              </table:table-cell>
              <table:table-cell office:value-type="float" office:value="0.642278">
                <text:p>0.642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063">
                <text:p>0.342063</text:p>
              </table:table-cell>
              <table:table-cell office:value-type="float" office:value="0.617697">
                <text:p>0.617697</text:p>
              </table:table-cell>
              <table:table-cell office:value-type="float" office:value="0.513248">
                <text:p>0.513248</text:p>
              </table:table-cell>
              <table:table-cell office:value-type="float" office:value="0.653112">
                <text:p>0.653112</text:p>
              </table:table-cell>
              <table:table-cell office:value-type="float" office:value="0.528517">
                <text:p>0.528517</text:p>
              </table:table-cell>
              <table:table-cell office:value-type="float" office:value="0.654316">
                <text:p>0.654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3">
                <text:p>0.5803</text:p>
              </table:table-cell>
              <table:table-cell office:value-type="float" office:value="0.663767">
                <text:p>0.663767</text:p>
              </table:table-cell>
              <table:table-cell office:value-type="float" office:value="0.337594">
                <text:p>0.337594</text:p>
              </table:table-cell>
              <table:table-cell office:value-type="float" office:value="0.321501">
                <text:p>0.321501</text:p>
              </table:table-cell>
              <table:table-cell office:value-type="float" office:value="0.618825">
                <text:p>0.618825</text:p>
              </table:table-cell>
              <table:table-cell office:value-type="float" office:value="0.543126">
                <text:p>0.543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172">
                <text:p>0.395172</text:p>
              </table:table-cell>
              <table:table-cell office:value-type="float" office:value="0.635721">
                <text:p>0.635721</text:p>
              </table:table-cell>
              <table:table-cell office:value-type="float" office:value="0.190595">
                <text:p>0.190595</text:p>
              </table:table-cell>
              <table:table-cell office:value-type="float" office:value="0.590011">
                <text:p>0.590011</text:p>
              </table:table-cell>
              <table:table-cell office:value-type="float" office:value="0.351154">
                <text:p>0.351154</text:p>
              </table:table-cell>
              <table:table-cell office:value-type="float" office:value="0.616183">
                <text:p>0.616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42">
                <text:p>0.52942</text:p>
              </table:table-cell>
              <table:table-cell office:value-type="float" office:value="0.415353">
                <text:p>0.415353</text:p>
              </table:table-cell>
              <table:table-cell office:value-type="float" office:value="0.265461">
                <text:p>0.265461</text:p>
              </table:table-cell>
              <table:table-cell office:value-type="float" office:value="0.325921">
                <text:p>0.325921</text:p>
              </table:table-cell>
              <table:table-cell office:value-type="float" office:value="0.457151">
                <text:p>0.457151</text:p>
              </table:table-cell>
              <table:table-cell office:value-type="float" office:value="0.353063">
                <text:p>0.353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831">
                <text:p>0.205831</text:p>
              </table:table-cell>
              <table:table-cell office:value-type="float" office:value="0.324626">
                <text:p>0.324626</text:p>
              </table:table-cell>
              <table:table-cell office:value-type="float" office:value="0.426439">
                <text:p>0.426439</text:p>
              </table:table-cell>
              <table:table-cell office:value-type="float" office:value="0.660147">
                <text:p>0.660147</text:p>
              </table:table-cell>
              <table:table-cell office:value-type="float" office:value="0.571038">
                <text:p>0.571038</text:p>
              </table:table-cell>
              <table:table-cell office:value-type="float" office:value="0.639484">
                <text:p>0.639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714">
                <text:p>0.588714</text:p>
              </table:table-cell>
              <table:table-cell office:value-type="float" office:value="0.461817">
                <text:p>0.461817</text:p>
              </table:table-cell>
              <table:table-cell office:value-type="float" office:value="0.613445">
                <text:p>0.613445</text:p>
              </table:table-cell>
              <table:table-cell office:value-type="float" office:value="0.602098">
                <text:p>0.602098</text:p>
              </table:table-cell>
              <table:table-cell office:value-type="float" office:value="0.448082">
                <text:p>0.448082</text:p>
              </table:table-cell>
              <table:table-cell office:value-type="float" office:value="0.349447">
                <text:p>0.349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557">
                <text:p>0.290557</text:p>
              </table:table-cell>
              <table:table-cell office:value-type="float" office:value="0.599942">
                <text:p>0.599942</text:p>
              </table:table-cell>
              <table:table-cell office:value-type="float" office:value="0.525239">
                <text:p>0.525239</text:p>
              </table:table-cell>
              <table:table-cell office:value-type="float" office:value="0.650247">
                <text:p>0.650247</text:p>
              </table:table-cell>
              <table:table-cell office:value-type="float" office:value="0.398748">
                <text:p>0.398748</text:p>
              </table:table-cell>
              <table:table-cell office:value-type="float" office:value="0.636176">
                <text:p>0.636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017">
                <text:p>0.455017</text:p>
              </table:table-cell>
              <table:table-cell office:value-type="float" office:value="0.654362">
                <text:p>0.654362</text:p>
              </table:table-cell>
              <table:table-cell office:value-type="float" office:value="0.183287">
                <text:p>0.183287</text:p>
              </table:table-cell>
              <table:table-cell office:value-type="float" office:value="0.312731">
                <text:p>0.312731</text:p>
              </table:table-cell>
              <table:table-cell office:value-type="float" office:value="0.258236">
                <text:p>0.258236</text:p>
              </table:table-cell>
              <table:table-cell office:value-type="float" office:value="0.579558">
                <text:p>0.579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82">
                <text:p>0.44082</text:p>
              </table:table-cell>
              <table:table-cell office:value-type="float" office:value="0.374471">
                <text:p>0.374471</text:p>
              </table:table-cell>
              <table:table-cell office:value-type="float" office:value="0.568869">
                <text:p>0.568869</text:p>
              </table:table-cell>
              <table:table-cell office:value-type="float" office:value="0.433318">
                <text:p>0.433318</text:p>
              </table:table-cell>
              <table:table-cell office:value-type="float" office:value="0.513047">
                <text:p>0.513047</text:p>
              </table:table-cell>
              <table:table-cell office:value-type="float" office:value="0.386469">
                <text:p>0.386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745">
                <text:p>0.389745</text:p>
              </table:table-cell>
              <table:table-cell office:value-type="float" office:value="0.358555">
                <text:p>0.358555</text:p>
              </table:table-cell>
              <table:table-cell office:value-type="float" office:value="0.0611678">
                <text:p>0.0611678</text:p>
              </table:table-cell>
              <table:table-cell office:value-type="float" office:value="0.282621">
                <text:p>0.282621</text:p>
              </table:table-cell>
              <table:table-cell office:value-type="float" office:value="0.497638">
                <text:p>0.497638</text:p>
              </table:table-cell>
              <table:table-cell office:value-type="float" office:value="0.657058">
                <text:p>0.657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364">
                <text:p>0.315364</text:p>
              </table:table-cell>
              <table:table-cell office:value-type="float" office:value="0.341674">
                <text:p>0.341674</text:p>
              </table:table-cell>
              <table:table-cell office:value-type="float" office:value="0.385475">
                <text:p>0.385475</text:p>
              </table:table-cell>
              <table:table-cell office:value-type="float" office:value="0.654348">
                <text:p>0.654348</text:p>
              </table:table-cell>
              <table:table-cell office:value-type="float" office:value="0.332383">
                <text:p>0.332383</text:p>
              </table:table-cell>
              <table:table-cell office:value-type="float" office:value="0.607775">
                <text:p>0.607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981">
                <text:p>0.560981</text:p>
              </table:table-cell>
              <table:table-cell office:value-type="float" office:value="0.66825">
                <text:p>0.66825</text:p>
              </table:table-cell>
              <table:table-cell office:value-type="float" office:value="0.431566">
                <text:p>0.431566</text:p>
              </table:table-cell>
              <table:table-cell office:value-type="float" office:value="0.660473">
                <text:p>0.660473</text:p>
              </table:table-cell>
              <table:table-cell office:value-type="float" office:value="0.516931">
                <text:p>0.516931</text:p>
              </table:table-cell>
              <table:table-cell office:value-type="float" office:value="0.389566">
                <text:p>0.389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867">
                <text:p>0.621867</text:p>
              </table:table-cell>
              <table:table-cell office:value-type="float" office:value="0.634529">
                <text:p>0.634529</text:p>
              </table:table-cell>
              <table:table-cell office:value-type="float" office:value="0.609038">
                <text:p>0.609038</text:p>
              </table:table-cell>
              <table:table-cell office:value-type="float" office:value="0.505604">
                <text:p>0.505604</text:p>
              </table:table-cell>
              <table:table-cell office:value-type="float" office:value="0.585375">
                <text:p>0.585375</text:p>
              </table:table-cell>
              <table:table-cell office:value-type="float" office:value="0.630094">
                <text:p>0.630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025">
                <text:p>0.637025</text:p>
              </table:table-cell>
              <table:table-cell office:value-type="float" office:value="0.547756">
                <text:p>0.547756</text:p>
              </table:table-cell>
              <table:table-cell office:value-type="float" office:value="0.575028">
                <text:p>0.575028</text:p>
              </table:table-cell>
              <table:table-cell office:value-type="float" office:value="0.63336">
                <text:p>0.63336</text:p>
              </table:table-cell>
              <table:table-cell office:value-type="float" office:value="0.588385">
                <text:p>0.588385</text:p>
              </table:table-cell>
              <table:table-cell office:value-type="float" office:value="0.627677">
                <text:p>0.627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412">
                <text:p>0.462412</text:p>
              </table:table-cell>
              <table:table-cell office:value-type="float" office:value="0.656412">
                <text:p>0.656412</text:p>
              </table:table-cell>
              <table:table-cell office:value-type="float" office:value="0.249429">
                <text:p>0.249429</text:p>
              </table:table-cell>
              <table:table-cell office:value-type="float" office:value="0.601524">
                <text:p>0.601524</text:p>
              </table:table-cell>
              <table:table-cell office:value-type="float" office:value="0.476667">
                <text:p>0.476667</text:p>
              </table:table-cell>
              <table:table-cell office:value-type="float" office:value="0.362473">
                <text:p>0.362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496">
                <text:p>0.434496</text:p>
              </table:table-cell>
              <table:table-cell office:value-type="float" office:value="0.648313">
                <text:p>0.648313</text:p>
              </table:table-cell>
              <table:table-cell office:value-type="float" office:value="0.511743">
                <text:p>0.511743</text:p>
              </table:table-cell>
              <table:table-cell office:value-type="float" office:value="0.35162">
                <text:p>0.35162</text:p>
              </table:table-cell>
              <table:table-cell office:value-type="float" office:value="0.386892">
                <text:p>0.386892</text:p>
              </table:table-cell>
              <table:table-cell office:value-type="float" office:value="0.631535">
                <text:p>0.631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806">
                <text:p>0.633806</text:p>
              </table:table-cell>
              <table:table-cell office:value-type="float" office:value="0.613036">
                <text:p>0.613036</text:p>
              </table:table-cell>
              <table:table-cell office:value-type="float" office:value="0.184074">
                <text:p>0.184074</text:p>
              </table:table-cell>
              <table:table-cell office:value-type="float" office:value="0.312944">
                <text:p>0.312944</text:p>
              </table:table-cell>
              <table:table-cell office:value-type="float" office:value="0.327099">
                <text:p>0.327099</text:p>
              </table:table-cell>
              <table:table-cell office:value-type="float" office:value="0.333962">
                <text:p>0.333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708">
                <text:p>0.451708</text:p>
              </table:table-cell>
              <table:table-cell office:value-type="float" office:value="0.653421">
                <text:p>0.653421</text:p>
              </table:table-cell>
              <table:table-cell office:value-type="float" office:value="0.513928">
                <text:p>0.513928</text:p>
              </table:table-cell>
              <table:table-cell office:value-type="float" office:value="0.353735">
                <text:p>0.353735</text:p>
              </table:table-cell>
              <table:table-cell office:value-type="float" office:value="0.538017">
                <text:p>0.538017</text:p>
              </table:table-cell>
              <table:table-cell office:value-type="float" office:value="0.652275">
                <text:p>0.652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89">
                <text:p>0.640289</text:p>
              </table:table-cell>
              <table:table-cell office:value-type="float" office:value="0.574367">
                <text:p>0.574367</text:p>
              </table:table-cell>
              <table:table-cell office:value-type="float" office:value="0.317613">
                <text:p>0.317613</text:p>
              </table:table-cell>
              <table:table-cell office:value-type="float" office:value="0.323224">
                <text:p>0.323224</text:p>
              </table:table-cell>
              <table:table-cell office:value-type="float" office:value="0.501954">
                <text:p>0.501954</text:p>
              </table:table-cell>
              <table:table-cell office:value-type="float" office:value="0.378213">
                <text:p>0.378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834">
                <text:p>0.409834</text:p>
              </table:table-cell>
              <table:table-cell office:value-type="float" office:value="0.364315">
                <text:p>0.364315</text:p>
              </table:table-cell>
              <table:table-cell office:value-type="float" office:value="0.6222">
                <text:p>0.6222</text:p>
              </table:table-cell>
              <table:table-cell office:value-type="float" office:value="0.583765">
                <text:p>0.583765</text:p>
              </table:table-cell>
              <table:table-cell office:value-type="float" office:value="0.47928">
                <text:p>0.47928</text:p>
              </table:table-cell>
              <table:table-cell office:value-type="float" office:value="0.363905">
                <text:p>0.363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016">
                <text:p>0.514016</text:p>
              </table:table-cell>
              <table:table-cell office:value-type="float" office:value="0.406562">
                <text:p>0.406562</text:p>
              </table:table-cell>
              <table:table-cell office:value-type="float" office:value="0.362715">
                <text:p>0.362715</text:p>
              </table:table-cell>
              <table:table-cell office:value-type="float" office:value="0.319079">
                <text:p>0.319079</text:p>
              </table:table-cell>
              <table:table-cell office:value-type="float" office:value="0.563951">
                <text:p>0.563951</text:p>
              </table:table-cell>
              <table:table-cell office:value-type="float" office:value="0.436478">
                <text:p>0.436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066">
                <text:p>0.298066</text:p>
              </table:table-cell>
              <table:table-cell office:value-type="float" office:value="0.602523">
                <text:p>0.602523</text:p>
              </table:table-cell>
              <table:table-cell office:value-type="float" office:value="0.35633">
                <text:p>0.35633</text:p>
              </table:table-cell>
              <table:table-cell office:value-type="float" office:value="0.319728">
                <text:p>0.319728</text:p>
              </table:table-cell>
              <table:table-cell office:value-type="float" office:value="0.409703">
                <text:p>0.409703</text:p>
              </table:table-cell>
              <table:table-cell office:value-type="float" office:value="0.640168">
                <text:p>0.640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73">
                <text:p>0.639973</text:p>
              </table:table-cell>
              <table:table-cell office:value-type="float" office:value="0.585106">
                <text:p>0.585106</text:p>
              </table:table-cell>
              <table:table-cell office:value-type="float" office:value="0.5915">
                <text:p>0.5915</text:p>
              </table:table-cell>
              <table:table-cell office:value-type="float" office:value="0.47251">
                <text:p>0.47251</text:p>
              </table:table-cell>
              <table:table-cell office:value-type="float" office:value="0.520887">
                <text:p>0.520887</text:p>
              </table:table-cell>
              <table:table-cell office:value-type="float" office:value="0.392831">
                <text:p>0.392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685">
                <text:p>0.401685</text:p>
              </table:table-cell>
              <table:table-cell office:value-type="float" office:value="0.63787">
                <text:p>0.63787</text:p>
              </table:table-cell>
              <table:table-cell office:value-type="float" office:value="0.511067">
                <text:p>0.511067</text:p>
              </table:table-cell>
              <table:table-cell office:value-type="float" office:value="0.653587">
                <text:p>0.653587</text:p>
              </table:table-cell>
              <table:table-cell office:value-type="float" office:value="0.287562">
                <text:p>0.287562</text:p>
              </table:table-cell>
              <table:table-cell office:value-type="float" office:value="0.589039">
                <text:p>0.589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324">
                <text:p>0.376324</text:p>
              </table:table-cell>
              <table:table-cell office:value-type="float" office:value="0.629406">
                <text:p>0.629406</text:p>
              </table:table-cell>
              <table:table-cell office:value-type="float" office:value="0.337191">
                <text:p>0.337191</text:p>
              </table:table-cell>
              <table:table-cell office:value-type="float" office:value="0.64029">
                <text:p>0.64029</text:p>
              </table:table-cell>
              <table:table-cell office:value-type="float" office:value="0.432181">
                <text:p>0.432181</text:p>
              </table:table-cell>
              <table:table-cell office:value-type="float" office:value="0.344184">
                <text:p>0.344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986">
                <text:p>0.594986</text:p>
              </table:table-cell>
              <table:table-cell office:value-type="float" office:value="0.657425">
                <text:p>0.657425</text:p>
              </table:table-cell>
              <table:table-cell office:value-type="float" office:value="0.424898">
                <text:p>0.424898</text:p>
              </table:table-cell>
              <table:table-cell office:value-type="float" office:value="0.66003">
                <text:p>0.66003</text:p>
              </table:table-cell>
              <table:table-cell office:value-type="float" office:value="0.576686">
                <text:p>0.576686</text:p>
              </table:table-cell>
              <table:table-cell office:value-type="float" office:value="0.452874">
                <text:p>0.452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046">
                <text:p>0.466046</text:p>
              </table:table-cell>
              <table:table-cell office:value-type="float" office:value="0.657389">
                <text:p>0.657389</text:p>
              </table:table-cell>
              <table:table-cell office:value-type="float" office:value="0.549651">
                <text:p>0.549651</text:p>
              </table:table-cell>
              <table:table-cell office:value-type="float" office:value="0.643254">
                <text:p>0.643254</text:p>
              </table:table-cell>
              <table:table-cell office:value-type="float" office:value="0.564789">
                <text:p>0.564789</text:p>
              </table:table-cell>
              <table:table-cell office:value-type="float" office:value="0.437497">
                <text:p>0.437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778">
                <text:p>0.636778</text:p>
              </table:table-cell>
              <table:table-cell office:value-type="float" office:value="0.6039">
                <text:p>0.6039</text:p>
              </table:table-cell>
              <table:table-cell office:value-type="float" office:value="0.465494">
                <text:p>0.465494</text:p>
              </table:table-cell>
              <table:table-cell office:value-type="float" office:value="0.322011">
                <text:p>0.322011</text:p>
              </table:table-cell>
              <table:table-cell office:value-type="float" office:value="0.423708">
                <text:p>0.423708</text:p>
              </table:table-cell>
              <table:table-cell office:value-type="float" office:value="0.64479">
                <text:p>0.64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925">
                <text:p>0.246925</text:p>
              </table:table-cell>
              <table:table-cell office:value-type="float" office:value="0.585086">
                <text:p>0.585086</text:p>
              </table:table-cell>
              <table:table-cell office:value-type="float" office:value="0.622919">
                <text:p>0.622919</text:p>
              </table:table-cell>
              <table:table-cell office:value-type="float" office:value="0.581206">
                <text:p>0.581206</text:p>
              </table:table-cell>
              <table:table-cell office:value-type="float" office:value="0.526318">
                <text:p>0.526318</text:p>
              </table:table-cell>
              <table:table-cell office:value-type="float" office:value="0.397498">
                <text:p>0.397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413">
                <text:p>0.450413</text:p>
              </table:table-cell>
              <table:table-cell office:value-type="float" office:value="0.653048">
                <text:p>0.653048</text:p>
              </table:table-cell>
              <table:table-cell office:value-type="float" office:value="0.4102">
                <text:p>0.4102</text:p>
              </table:table-cell>
              <table:table-cell office:value-type="float" office:value="0.314674">
                <text:p>0.314674</text:p>
              </table:table-cell>
              <table:table-cell office:value-type="float" office:value="0.360987">
                <text:p>0.360987</text:p>
              </table:table-cell>
              <table:table-cell office:value-type="float" office:value="0.334084">
                <text:p>0.334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07">
                <text:p>0.46307</text:p>
              </table:table-cell>
              <table:table-cell office:value-type="float" office:value="0.65659">
                <text:p>0.65659</text:p>
              </table:table-cell>
              <table:table-cell office:value-type="float" office:value="0.426786">
                <text:p>0.426786</text:p>
              </table:table-cell>
              <table:table-cell office:value-type="float" office:value="0.660172">
                <text:p>0.660172</text:p>
              </table:table-cell>
              <table:table-cell office:value-type="float" office:value="0.308232">
                <text:p>0.308232</text:p>
              </table:table-cell>
              <table:table-cell office:value-type="float" office:value="0.597256">
                <text:p>0.597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551">
                <text:p>0.337551</text:p>
              </table:table-cell>
              <table:table-cell office:value-type="float" office:value="0.34608">
                <text:p>0.34608</text:p>
              </table:table-cell>
              <table:table-cell office:value-type="float" office:value="0.461257">
                <text:p>0.461257</text:p>
              </table:table-cell>
              <table:table-cell office:value-type="float" office:value="0.660503">
                <text:p>0.660503</text:p>
              </table:table-cell>
              <table:table-cell office:value-type="float" office:value="0.326459">
                <text:p>0.326459</text:p>
              </table:table-cell>
              <table:table-cell office:value-type="float" office:value="0.333968">
                <text:p>0.333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944">
                <text:p>0.603944</text:p>
              </table:table-cell>
              <table:table-cell office:value-type="float" office:value="0.651851">
                <text:p>0.651851</text:p>
              </table:table-cell>
              <table:table-cell office:value-type="float" office:value="0.602657">
                <text:p>0.602657</text:p>
              </table:table-cell>
              <table:table-cell office:value-type="float" office:value="0.492827">
                <text:p>0.492827</text:p>
              </table:table-cell>
              <table:table-cell office:value-type="float" office:value="0.532751">
                <text:p>0.532751</text:p>
              </table:table-cell>
              <table:table-cell office:value-type="float" office:value="0.653485">
                <text:p>0.653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885">
                <text:p>0.402885</text:p>
              </table:table-cell>
              <table:table-cell office:value-type="float" office:value="0.638262">
                <text:p>0.638262</text:p>
              </table:table-cell>
              <table:table-cell office:value-type="float" office:value="0.225626">
                <text:p>0.225626</text:p>
              </table:table-cell>
              <table:table-cell office:value-type="float" office:value="0.594704">
                <text:p>0.594704</text:p>
              </table:table-cell>
              <table:table-cell office:value-type="float" office:value="0.613408">
                <text:p>0.613408</text:p>
              </table:table-cell>
              <table:table-cell office:value-type="float" office:value="0.521222">
                <text:p>0.52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744">
                <text:p>0.426744</text:p>
              </table:table-cell>
              <table:table-cell office:value-type="float" office:value="0.645916">
                <text:p>0.645916</text:p>
              </table:table-cell>
              <table:table-cell office:value-type="float" office:value="0.575289">
                <text:p>0.575289</text:p>
              </table:table-cell>
              <table:table-cell office:value-type="float" office:value="0.633234">
                <text:p>0.633234</text:p>
              </table:table-cell>
              <table:table-cell office:value-type="float" office:value="0.55928">
                <text:p>0.55928</text:p>
              </table:table-cell>
              <table:table-cell office:value-type="float" office:value="0.64521">
                <text:p>0.64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537">
                <text:p>0.519537</text:p>
              </table:table-cell>
              <table:table-cell office:value-type="float" office:value="0.409607">
                <text:p>0.409607</text:p>
              </table:table-cell>
              <table:table-cell office:value-type="float" office:value="0.445784">
                <text:p>0.445784</text:p>
              </table:table-cell>
              <table:table-cell office:value-type="float" office:value="0.660883">
                <text:p>0.660883</text:p>
              </table:table-cell>
              <table:table-cell office:value-type="float" office:value="0.379254">
                <text:p>0.379254</text:p>
              </table:table-cell>
              <table:table-cell office:value-type="float" office:value="0.628401">
                <text:p>0.628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779">
                <text:p>0.572779</text:p>
              </table:table-cell>
              <table:table-cell office:value-type="float" office:value="0.446616">
                <text:p>0.446616</text:p>
              </table:table-cell>
              <table:table-cell office:value-type="float" office:value="0.541674">
                <text:p>0.541674</text:p>
              </table:table-cell>
              <table:table-cell office:value-type="float" office:value="0.645728">
                <text:p>0.645728</text:p>
              </table:table-cell>
              <table:table-cell office:value-type="float" office:value="0.568598">
                <text:p>0.568598</text:p>
              </table:table-cell>
              <table:table-cell office:value-type="float" office:value="0.442237">
                <text:p>0.442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143">
                <text:p>0.485143</text:p>
              </table:table-cell>
              <table:table-cell office:value-type="float" office:value="0.392266">
                <text:p>0.392266</text:p>
              </table:table-cell>
              <table:table-cell office:value-type="float" office:value="0.500824">
                <text:p>0.500824</text:p>
              </table:table-cell>
              <table:table-cell office:value-type="float" office:value="0.655666">
                <text:p>0.655666</text:p>
              </table:table-cell>
              <table:table-cell office:value-type="float" office:value="0.371358">
                <text:p>0.371358</text:p>
              </table:table-cell>
              <table:table-cell office:value-type="float" office:value="0.62506">
                <text:p>0.62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292">
                <text:p>0.629292</text:p>
              </table:table-cell>
              <table:table-cell office:value-type="float" office:value="0.62294">
                <text:p>0.62294</text:p>
              </table:table-cell>
              <table:table-cell office:value-type="float" office:value="0.572874">
                <text:p>0.572874</text:p>
              </table:table-cell>
              <table:table-cell office:value-type="float" office:value="0.440295">
                <text:p>0.440295</text:p>
              </table:table-cell>
              <table:table-cell office:value-type="float" office:value="0.354">
                <text:p>0.354</text:p>
              </table:table-cell>
              <table:table-cell office:value-type="float" office:value="0.617453">
                <text:p>0.617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838">
                <text:p>0.367838</text:p>
              </table:table-cell>
              <table:table-cell office:value-type="float" office:value="0.352916">
                <text:p>0.352916</text:p>
              </table:table-cell>
              <table:table-cell office:value-type="float" office:value="0.546726">
                <text:p>0.546726</text:p>
              </table:table-cell>
              <table:table-cell office:value-type="float" office:value="0.644186">
                <text:p>0.644186</text:p>
              </table:table-cell>
              <table:table-cell office:value-type="float" office:value="0.589546">
                <text:p>0.589546</text:p>
              </table:table-cell>
              <table:table-cell office:value-type="float" office:value="0.626697">
                <text:p>0.626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211">
                <text:p>0.328211</text:p>
              </table:table-cell>
              <table:table-cell office:value-type="float" office:value="0.612923">
                <text:p>0.612923</text:p>
              </table:table-cell>
              <table:table-cell office:value-type="float" office:value="0.539516">
                <text:p>0.539516</text:p>
              </table:table-cell>
              <table:table-cell office:value-type="float" office:value="0.646363">
                <text:p>0.646363</text:p>
              </table:table-cell>
              <table:table-cell office:value-type="float" office:value="0.587861">
                <text:p>0.587861</text:p>
              </table:table-cell>
              <table:table-cell office:value-type="float" office:value="0.46919">
                <text:p>0.46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064">
                <text:p>0.632064</text:p>
              </table:table-cell>
              <table:table-cell office:value-type="float" office:value="0.617253">
                <text:p>0.617253</text:p>
              </table:table-cell>
              <table:table-cell office:value-type="float" office:value="0.540686">
                <text:p>0.540686</text:p>
              </table:table-cell>
              <table:table-cell office:value-type="float" office:value="0.386382">
                <text:p>0.386382</text:p>
              </table:table-cell>
              <table:table-cell office:value-type="float" office:value="0.585095">
                <text:p>0.585095</text:p>
              </table:table-cell>
              <table:table-cell office:value-type="float" office:value="0.464949">
                <text:p>0.464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745">
                <text:p>0.269745</text:p>
              </table:table-cell>
              <table:table-cell office:value-type="float" office:value="0.59282">
                <text:p>0.59282</text:p>
              </table:table-cell>
              <table:table-cell office:value-type="float" office:value="0.513605">
                <text:p>0.513605</text:p>
              </table:table-cell>
              <table:table-cell office:value-type="float" office:value="0.353417">
                <text:p>0.353417</text:p>
              </table:table-cell>
              <table:table-cell office:value-type="float" office:value="0.369624">
                <text:p>0.369624</text:p>
              </table:table-cell>
              <table:table-cell office:value-type="float" office:value="0.624312">
                <text:p>0.624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89">
                <text:p>0.384789</text:p>
              </table:table-cell>
              <table:table-cell office:value-type="float" office:value="0.632257">
                <text:p>0.632257</text:p>
              </table:table-cell>
              <table:table-cell office:value-type="float" office:value="0.473138">
                <text:p>0.473138</text:p>
              </table:table-cell>
              <table:table-cell office:value-type="float" office:value="0.325137">
                <text:p>0.325137</text:p>
              </table:table-cell>
              <table:table-cell office:value-type="float" office:value="0.577305">
                <text:p>0.577305</text:p>
              </table:table-cell>
              <table:table-cell office:value-type="float" office:value="0.453726">
                <text:p>0.453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097">
                <text:p>0.363097</text:p>
              </table:table-cell>
              <table:table-cell office:value-type="float" office:value="0.624911">
                <text:p>0.624911</text:p>
              </table:table-cell>
              <table:table-cell office:value-type="float" office:value="0.548714">
                <text:p>0.548714</text:p>
              </table:table-cell>
              <table:table-cell office:value-type="float" office:value="0.398788">
                <text:p>0.398788</text:p>
              </table:table-cell>
              <table:table-cell office:value-type="float" office:value="0.620095">
                <text:p>0.620095</text:p>
              </table:table-cell>
              <table:table-cell office:value-type="float" office:value="0.566223">
                <text:p>0.566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568">
                <text:p>0.469568</text:p>
              </table:table-cell>
              <table:table-cell office:value-type="float" office:value="0.385512">
                <text:p>0.385512</text:p>
              </table:table-cell>
              <table:table-cell office:value-type="float" office:value="0.484861">
                <text:p>0.484861</text:p>
              </table:table-cell>
              <table:table-cell office:value-type="float" office:value="0.33119">
                <text:p>0.33119</text:p>
              </table:table-cell>
              <table:table-cell office:value-type="float" office:value="0.191498">
                <text:p>0.191498</text:p>
              </table:table-cell>
              <table:table-cell office:value-type="float" office:value="0.316921">
                <text:p>0.316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878">
                <text:p>0.468878</text:p>
              </table:table-cell>
              <table:table-cell office:value-type="float" office:value="0.385226">
                <text:p>0.385226</text:p>
              </table:table-cell>
              <table:table-cell office:value-type="float" office:value="0.624372">
                <text:p>0.624372</text:p>
              </table:table-cell>
              <table:table-cell office:value-type="float" office:value="0.574009">
                <text:p>0.574009</text:p>
              </table:table-cell>
              <table:table-cell office:value-type="float" office:value="0.618551">
                <text:p>0.618551</text:p>
              </table:table-cell>
              <table:table-cell office:value-type="float" office:value="0.541485">
                <text:p>0.541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746">
                <text:p>0.638746</text:p>
              </table:table-cell>
              <table:table-cell office:value-type="float" office:value="0.594964">
                <text:p>0.594964</text:p>
              </table:table-cell>
              <table:table-cell office:value-type="float" office:value="0.619379">
                <text:p>0.619379</text:p>
              </table:table-cell>
              <table:table-cell office:value-type="float" office:value="0.53106">
                <text:p>0.53106</text:p>
              </table:table-cell>
              <table:table-cell office:value-type="float" office:value="0.469204">
                <text:p>0.469204</text:p>
              </table:table-cell>
              <table:table-cell office:value-type="float" office:value="0.358602">
                <text:p>0.358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837">
                <text:p>0.577837</text:p>
              </table:table-cell>
              <table:table-cell office:value-type="float" office:value="0.664555">
                <text:p>0.664555</text:p>
              </table:table-cell>
              <table:table-cell office:value-type="float" office:value="0.478368">
                <text:p>0.478368</text:p>
              </table:table-cell>
              <table:table-cell office:value-type="float" office:value="0.659071">
                <text:p>0.659071</text:p>
              </table:table-cell>
              <table:table-cell office:value-type="float" office:value="0.564935">
                <text:p>0.564935</text:p>
              </table:table-cell>
              <table:table-cell office:value-type="float" office:value="0.437678">
                <text:p>0.437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609">
                <text:p>0.543609</text:p>
              </table:table-cell>
              <table:table-cell office:value-type="float" office:value="0.424364">
                <text:p>0.424364</text:p>
              </table:table-cell>
              <table:table-cell office:value-type="float" office:value="0.621428">
                <text:p>0.621428</text:p>
              </table:table-cell>
              <table:table-cell office:value-type="float" office:value="0.586153">
                <text:p>0.586153</text:p>
              </table:table-cell>
              <table:table-cell office:value-type="float" office:value="0.601424">
                <text:p>0.601424</text:p>
              </table:table-cell>
              <table:table-cell office:value-type="float" office:value="0.614535">
                <text:p>0.614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063">
                <text:p>0.434063</text:p>
              </table:table-cell>
              <table:table-cell office:value-type="float" office:value="0.64818">
                <text:p>0.64818</text:p>
              </table:table-cell>
              <table:table-cell office:value-type="float" office:value="0.336461">
                <text:p>0.336461</text:p>
              </table:table-cell>
              <table:table-cell office:value-type="float" office:value="0.640013">
                <text:p>0.640013</text:p>
              </table:table-cell>
              <table:table-cell office:value-type="float" office:value="0.35222">
                <text:p>0.35222</text:p>
              </table:table-cell>
              <table:table-cell office:value-type="float" office:value="0.616659">
                <text:p>0.616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156">
                <text:p>0.606156</text:p>
              </table:table-cell>
              <table:table-cell office:value-type="float" office:value="0.482454">
                <text:p>0.482454</text:p>
              </table:table-cell>
              <table:table-cell office:value-type="float" office:value="0.624745">
                <text:p>0.624745</text:p>
              </table:table-cell>
              <table:table-cell office:value-type="float" office:value="0.555561">
                <text:p>0.555561</text:p>
              </table:table-cell>
              <table:table-cell office:value-type="float" office:value="0.613372">
                <text:p>0.613372</text:p>
              </table:table-cell>
              <table:table-cell office:value-type="float" office:value="0.59493">
                <text:p>0.59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908">
                <text:p>0.475908</text:p>
              </table:table-cell>
              <table:table-cell office:value-type="float" office:value="0.38819">
                <text:p>0.38819</text:p>
              </table:table-cell>
              <table:table-cell office:value-type="float" office:value="0.624687">
                <text:p>0.624687</text:p>
              </table:table-cell>
              <table:table-cell office:value-type="float" office:value="0.571578">
                <text:p>0.571578</text:p>
              </table:table-cell>
              <table:table-cell office:value-type="float" office:value="0.592995">
                <text:p>0.592995</text:p>
              </table:table-cell>
              <table:table-cell office:value-type="float" office:value="0.623593">
                <text:p>0.623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127">
                <text:p>0.422127</text:p>
              </table:table-cell>
              <table:table-cell office:value-type="float" office:value="0.368147">
                <text:p>0.368147</text:p>
              </table:table-cell>
              <table:table-cell office:value-type="float" office:value="0.466149">
                <text:p>0.466149</text:p>
              </table:table-cell>
              <table:table-cell office:value-type="float" office:value="0.322257">
                <text:p>0.322257</text:p>
              </table:table-cell>
              <table:table-cell office:value-type="float" office:value="0.36707">
                <text:p>0.36707</text:p>
              </table:table-cell>
              <table:table-cell office:value-type="float" office:value="0.623209">
                <text:p>0.623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141">
                <text:p>0.472141</text:p>
              </table:table-cell>
              <table:table-cell office:value-type="float" office:value="0.386587">
                <text:p>0.386587</text:p>
              </table:table-cell>
              <table:table-cell office:value-type="float" office:value="0.594965">
                <text:p>0.594965</text:p>
              </table:table-cell>
              <table:table-cell office:value-type="float" office:value="0.621361">
                <text:p>0.621361</text:p>
              </table:table-cell>
              <table:table-cell office:value-type="float" office:value="0.47751">
                <text:p>0.47751</text:p>
              </table:table-cell>
              <table:table-cell office:value-type="float" office:value="0.656076">
                <text:p>0.656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88">
                <text:p>0.39288</text:p>
              </table:table-cell>
              <table:table-cell office:value-type="float" office:value="0.63496">
                <text:p>0.63496</text:p>
              </table:table-cell>
              <table:table-cell office:value-type="float" office:value="0.536405">
                <text:p>0.536405</text:p>
              </table:table-cell>
              <table:table-cell office:value-type="float" office:value="0.647255">
                <text:p>0.647255</text:p>
              </table:table-cell>
              <table:table-cell office:value-type="float" office:value="0.473297">
                <text:p>0.473297</text:p>
              </table:table-cell>
              <table:table-cell office:value-type="float" office:value="0.655621">
                <text:p>0.655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598">
                <text:p>0.239598</text:p>
              </table:table-cell>
              <table:table-cell office:value-type="float" office:value="0.582624">
                <text:p>0.582624</text:p>
              </table:table-cell>
              <table:table-cell office:value-type="float" office:value="0.564174">
                <text:p>0.564174</text:p>
              </table:table-cell>
              <table:table-cell office:value-type="float" office:value="0.638077">
                <text:p>0.638077</text:p>
              </table:table-cell>
              <table:table-cell office:value-type="float" office:value="0.510965">
                <text:p>0.510965</text:p>
              </table:table-cell>
              <table:table-cell office:value-type="float" office:value="0.656555">
                <text:p>0.656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468">
                <text:p>0.336468</text:p>
              </table:table-cell>
              <table:table-cell office:value-type="float" office:value="0.615769">
                <text:p>0.615769</text:p>
              </table:table-cell>
              <table:table-cell office:value-type="float" office:value="0.489059">
                <text:p>0.489059</text:p>
              </table:table-cell>
              <table:table-cell office:value-type="float" office:value="0.657657">
                <text:p>0.657657</text:p>
              </table:table-cell>
              <table:table-cell office:value-type="float" office:value="0.282379">
                <text:p>0.282379</text:p>
              </table:table-cell>
              <table:table-cell office:value-type="float" office:value="0.333869">
                <text:p>0.333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195">
                <text:p>0.528195</text:p>
              </table:table-cell>
              <table:table-cell office:value-type="float" office:value="0.414619">
                <text:p>0.414619</text:p>
              </table:table-cell>
              <table:table-cell office:value-type="float" office:value="0.239554">
                <text:p>0.239554</text:p>
              </table:table-cell>
              <table:table-cell office:value-type="float" office:value="0.598312">
                <text:p>0.598312</text:p>
              </table:table-cell>
              <table:table-cell office:value-type="float" office:value="0.27855">
                <text:p>0.27855</text:p>
              </table:table-cell>
              <table:table-cell office:value-type="float" office:value="0.33372">
                <text:p>0.33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08">
                <text:p>0.525708</text:p>
              </table:table-cell>
              <table:table-cell office:value-type="float" office:value="0.668823">
                <text:p>0.668823</text:p>
              </table:table-cell>
              <table:table-cell office:value-type="float" office:value="0.458156">
                <text:p>0.458156</text:p>
              </table:table-cell>
              <table:table-cell office:value-type="float" office:value="0.660649">
                <text:p>0.660649</text:p>
              </table:table-cell>
              <table:table-cell office:value-type="float" office:value="0.363675">
                <text:p>0.363675</text:p>
              </table:table-cell>
              <table:table-cell office:value-type="float" office:value="0.334171">
                <text:p>0.334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1">
                <text:p>0.52891</text:p>
              </table:table-cell>
              <table:table-cell office:value-type="float" office:value="0.669077">
                <text:p>0.669077</text:p>
              </table:table-cell>
              <table:table-cell office:value-type="float" office:value="0.564215">
                <text:p>0.564215</text:p>
              </table:table-cell>
              <table:table-cell office:value-type="float" office:value="0.42518">
                <text:p>0.42518</text:p>
              </table:table-cell>
              <table:table-cell office:value-type="float" office:value="0.511877">
                <text:p>0.511877</text:p>
              </table:table-cell>
              <table:table-cell office:value-type="float" office:value="0.656486">
                <text:p>0.65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14">
                <text:p>0.49714</text:p>
              </table:table-cell>
              <table:table-cell office:value-type="float" office:value="0.664663">
                <text:p>0.664663</text:p>
              </table:table-cell>
              <table:table-cell office:value-type="float" office:value="0.588922">
                <text:p>0.588922</text:p>
              </table:table-cell>
              <table:table-cell office:value-type="float" office:value="0.468007">
                <text:p>0.468007</text:p>
              </table:table-cell>
              <table:table-cell office:value-type="float" office:value="0.546493">
                <text:p>0.546493</text:p>
              </table:table-cell>
              <table:table-cell office:value-type="float" office:value="0.416859">
                <text:p>0.416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381">
                <text:p>0.244381</text:p>
              </table:table-cell>
              <table:table-cell office:value-type="float" office:value="0.330025">
                <text:p>0.330025</text:p>
              </table:table-cell>
              <table:table-cell office:value-type="float" office:value="0.597726">
                <text:p>0.597726</text:p>
              </table:table-cell>
              <table:table-cell office:value-type="float" office:value="0.48363">
                <text:p>0.48363</text:p>
              </table:table-cell>
              <table:table-cell office:value-type="float" office:value="0.386658">
                <text:p>0.386658</text:p>
              </table:table-cell>
              <table:table-cell office:value-type="float" office:value="0.631443">
                <text:p>0.631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433">
                <text:p>0.289433</text:p>
              </table:table-cell>
              <table:table-cell office:value-type="float" office:value="0.599556">
                <text:p>0.599556</text:p>
              </table:table-cell>
              <table:table-cell office:value-type="float" office:value="0.506542">
                <text:p>0.506542</text:p>
              </table:table-cell>
              <table:table-cell office:value-type="float" office:value="0.34688">
                <text:p>0.34688</text:p>
              </table:table-cell>
              <table:table-cell office:value-type="float" office:value="0.619802">
                <text:p>0.619802</text:p>
              </table:table-cell>
              <table:table-cell office:value-type="float" office:value="0.569883">
                <text:p>0.569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183">
                <text:p>0.591183</text:p>
              </table:table-cell>
              <table:table-cell office:value-type="float" office:value="0.659366">
                <text:p>0.659366</text:p>
              </table:table-cell>
              <table:table-cell office:value-type="float" office:value="0.577933">
                <text:p>0.577933</text:p>
              </table:table-cell>
              <table:table-cell office:value-type="float" office:value="0.449048">
                <text:p>0.449048</text:p>
              </table:table-cell>
              <table:table-cell office:value-type="float" office:value="0.512244">
                <text:p>0.512244</text:p>
              </table:table-cell>
              <table:table-cell office:value-type="float" office:value="0.656455">
                <text:p>0.656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69">
                <text:p>0.633569</text:p>
              </table:table-cell>
              <table:table-cell office:value-type="float" office:value="0.613647">
                <text:p>0.613647</text:p>
              </table:table-cell>
              <table:table-cell office:value-type="float" office:value="0.307382">
                <text:p>0.307382</text:p>
              </table:table-cell>
              <table:table-cell office:value-type="float" office:value="0.324045">
                <text:p>0.324045</text:p>
              </table:table-cell>
              <table:table-cell office:value-type="float" office:value="0.535433">
                <text:p>0.535433</text:p>
              </table:table-cell>
              <table:table-cell office:value-type="float" office:value="0.405838">
                <text:p>0.405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614">
                <text:p>0.285614</text:p>
              </table:table-cell>
              <table:table-cell office:value-type="float" office:value="0.598246">
                <text:p>0.598246</text:p>
              </table:table-cell>
              <table:table-cell office:value-type="float" office:value="0.426081">
                <text:p>0.426081</text:p>
              </table:table-cell>
              <table:table-cell office:value-type="float" office:value="0.660121">
                <text:p>0.660121</text:p>
              </table:table-cell>
              <table:table-cell office:value-type="float" office:value="0.409901">
                <text:p>0.409901</text:p>
              </table:table-cell>
              <table:table-cell office:value-type="float" office:value="0.640237">
                <text:p>0.640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347">
                <text:p>0.450347</text:p>
              </table:table-cell>
              <table:table-cell office:value-type="float" office:value="0.653029">
                <text:p>0.653029</text:p>
              </table:table-cell>
              <table:table-cell office:value-type="float" office:value="0.255065">
                <text:p>0.255065</text:p>
              </table:table-cell>
              <table:table-cell office:value-type="float" office:value="0.603592">
                <text:p>0.603592</text:p>
              </table:table-cell>
              <table:table-cell office:value-type="float" office:value="0.546159">
                <text:p>0.546159</text:p>
              </table:table-cell>
              <table:table-cell office:value-type="float" office:value="0.416508">
                <text:p>0.416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283">
                <text:p>0.560283</text:p>
              </table:table-cell>
              <table:table-cell office:value-type="float" office:value="0.668346">
                <text:p>0.668346</text:p>
              </table:table-cell>
              <table:table-cell office:value-type="float" office:value="0.362842">
                <text:p>0.362842</text:p>
              </table:table-cell>
              <table:table-cell office:value-type="float" office:value="0.648783">
                <text:p>0.648783</text:p>
              </table:table-cell>
              <table:table-cell office:value-type="float" office:value="0.317281">
                <text:p>0.317281</text:p>
              </table:table-cell>
              <table:table-cell office:value-type="float" office:value="0.334073">
                <text:p>0.334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05">
                <text:p>0.639705</text:p>
              </table:table-cell>
              <table:table-cell office:value-type="float" office:value="0.564269">
                <text:p>0.564269</text:p>
              </table:table-cell>
              <table:table-cell office:value-type="float" office:value="0.553481">
                <text:p>0.553481</text:p>
              </table:table-cell>
              <table:table-cell office:value-type="float" office:value="0.641985">
                <text:p>0.641985</text:p>
              </table:table-cell>
              <table:table-cell office:value-type="float" office:value="0.339643">
                <text:p>0.339643</text:p>
              </table:table-cell>
              <table:table-cell office:value-type="float" office:value="0.333857">
                <text:p>0.333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811">
                <text:p>0.557811</text:p>
              </table:table-cell>
              <table:table-cell office:value-type="float" office:value="0.668656">
                <text:p>0.668656</text:p>
              </table:table-cell>
              <table:table-cell office:value-type="float" office:value="0.338691">
                <text:p>0.338691</text:p>
              </table:table-cell>
              <table:table-cell office:value-type="float" office:value="0.640854">
                <text:p>0.640854</text:p>
              </table:table-cell>
              <table:table-cell office:value-type="float" office:value="0.604685">
                <text:p>0.604685</text:p>
              </table:table-cell>
              <table:table-cell office:value-type="float" office:value="0.610255">
                <text:p>0.610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2">
                <text:p>0.33082</text:p>
              </table:table-cell>
              <table:table-cell office:value-type="float" office:value="0.613822">
                <text:p>0.613822</text:p>
              </table:table-cell>
              <table:table-cell office:value-type="float" office:value="0.577201">
                <text:p>0.577201</text:p>
              </table:table-cell>
              <table:table-cell office:value-type="float" office:value="0.632294">
                <text:p>0.632294</text:p>
              </table:table-cell>
              <table:table-cell office:value-type="float" office:value="0.513684">
                <text:p>0.513684</text:p>
              </table:table-cell>
              <table:table-cell office:value-type="float" office:value="0.38697">
                <text:p>0.38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547">
                <text:p>0.619547</text:p>
              </table:table-cell>
              <table:table-cell office:value-type="float" office:value="0.503059">
                <text:p>0.503059</text:p>
              </table:table-cell>
              <table:table-cell office:value-type="float" office:value="0.454697">
                <text:p>0.454697</text:p>
              </table:table-cell>
              <table:table-cell office:value-type="float" office:value="0.660772">
                <text:p>0.660772</text:p>
              </table:table-cell>
              <table:table-cell office:value-type="float" office:value="0.496804">
                <text:p>0.496804</text:p>
              </table:table-cell>
              <table:table-cell office:value-type="float" office:value="0.657059">
                <text:p>0.657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075">
                <text:p>0.280075</text:p>
              </table:table-cell>
              <table:table-cell office:value-type="float" office:value="0.596348">
                <text:p>0.596348</text:p>
              </table:table-cell>
              <table:table-cell office:value-type="float" office:value="0.618418">
                <text:p>0.618418</text:p>
              </table:table-cell>
              <table:table-cell office:value-type="float" office:value="0.593455">
                <text:p>0.593455</text:p>
              </table:table-cell>
              <table:table-cell office:value-type="float" office:value="0.327646">
                <text:p>0.327646</text:p>
              </table:table-cell>
              <table:table-cell office:value-type="float" office:value="0.605669">
                <text:p>0.60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669">
                <text:p>0.544669</text:p>
              </table:table-cell>
              <table:table-cell office:value-type="float" office:value="0.425078">
                <text:p>0.425078</text:p>
              </table:table-cell>
              <table:table-cell office:value-type="float" office:value="0.363357">
                <text:p>0.363357</text:p>
              </table:table-cell>
              <table:table-cell office:value-type="float" office:value="0.319013">
                <text:p>0.319013</text:p>
              </table:table-cell>
              <table:table-cell office:value-type="float" office:value="0.440143">
                <text:p>0.440143</text:p>
              </table:table-cell>
              <table:table-cell office:value-type="float" office:value="0.346652">
                <text:p>0.346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01">
                <text:p>0.547501</text:p>
              </table:table-cell>
              <table:table-cell office:value-type="float" office:value="0.669432">
                <text:p>0.669432</text:p>
              </table:table-cell>
              <table:table-cell office:value-type="float" office:value="0.310573">
                <text:p>0.310573</text:p>
              </table:table-cell>
              <table:table-cell office:value-type="float" office:value="0.629001">
                <text:p>0.629001</text:p>
              </table:table-cell>
              <table:table-cell office:value-type="float" office:value="0.283756">
                <text:p>0.283756</text:p>
              </table:table-cell>
              <table:table-cell office:value-type="float" office:value="0.587645">
                <text:p>0.587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889">
                <text:p>0.638889</text:p>
              </table:table-cell>
              <table:table-cell office:value-type="float" office:value="0.557705">
                <text:p>0.557705</text:p>
              </table:table-cell>
              <table:table-cell office:value-type="float" office:value="0.446424">
                <text:p>0.446424</text:p>
              </table:table-cell>
              <table:table-cell office:value-type="float" office:value="0.660885">
                <text:p>0.660885</text:p>
              </table:table-cell>
              <table:table-cell office:value-type="float" office:value="0.566041">
                <text:p>0.566041</text:p>
              </table:table-cell>
              <table:table-cell office:value-type="float" office:value="0.439035">
                <text:p>0.439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567">
                <text:p>0.486567</text:p>
              </table:table-cell>
              <table:table-cell office:value-type="float" office:value="0.392913">
                <text:p>0.392913</text:p>
              </table:table-cell>
              <table:table-cell office:value-type="float" office:value="0.57733">
                <text:p>0.57733</text:p>
              </table:table-cell>
              <table:table-cell office:value-type="float" office:value="0.448007">
                <text:p>0.448007</text:p>
              </table:table-cell>
              <table:table-cell office:value-type="float" office:value="0.426097">
                <text:p>0.426097</text:p>
              </table:table-cell>
              <table:table-cell office:value-type="float" office:value="0.342512">
                <text:p>0.342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68">
                <text:p>0.42068</text:p>
              </table:table-cell>
              <table:table-cell office:value-type="float" office:value="0.367684">
                <text:p>0.367684</text:p>
              </table:table-cell>
              <table:table-cell office:value-type="float" office:value="0.608047">
                <text:p>0.608047</text:p>
              </table:table-cell>
              <table:table-cell office:value-type="float" office:value="0.609152">
                <text:p>0.609152</text:p>
              </table:table-cell>
              <table:table-cell office:value-type="float" office:value="0.480461">
                <text:p>0.480461</text:p>
              </table:table-cell>
              <table:table-cell office:value-type="float" office:value="0.656345">
                <text:p>0.656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03">
                <text:p>0.49503</text:p>
              </table:table-cell>
              <table:table-cell office:value-type="float" office:value="0.664244">
                <text:p>0.664244</text:p>
              </table:table-cell>
              <table:table-cell office:value-type="float" office:value="0.37086">
                <text:p>0.37086</text:p>
              </table:table-cell>
              <table:table-cell office:value-type="float" office:value="0.650949">
                <text:p>0.650949</text:p>
              </table:table-cell>
              <table:table-cell office:value-type="float" office:value="0.157694">
                <text:p>0.157694</text:p>
              </table:table-cell>
              <table:table-cell office:value-type="float" office:value="0.575909">
                <text:p>0.575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098">
                <text:p>0.601098</text:p>
              </table:table-cell>
              <table:table-cell office:value-type="float" office:value="0.475914">
                <text:p>0.475914</text:p>
              </table:table-cell>
              <table:table-cell office:value-type="float" office:value="0.328222">
                <text:p>0.328222</text:p>
              </table:table-cell>
              <table:table-cell office:value-type="float" office:value="0.636747">
                <text:p>0.636747</text:p>
              </table:table-cell>
              <table:table-cell office:value-type="float" office:value="0.303697">
                <text:p>0.303697</text:p>
              </table:table-cell>
              <table:table-cell office:value-type="float" office:value="0.334174">
                <text:p>0.334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302">
                <text:p>0.339302</text:p>
              </table:table-cell>
              <table:table-cell office:value-type="float" office:value="0.616746">
                <text:p>0.616746</text:p>
              </table:table-cell>
              <table:table-cell office:value-type="float" office:value="0.426166">
                <text:p>0.426166</text:p>
              </table:table-cell>
              <table:table-cell office:value-type="float" office:value="0.660127">
                <text:p>0.660127</text:p>
              </table:table-cell>
              <table:table-cell office:value-type="float" office:value="0.340622">
                <text:p>0.340622</text:p>
              </table:table-cell>
              <table:table-cell office:value-type="float" office:value="0.611462">
                <text:p>0.611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76">
                <text:p>0.554176</text:p>
              </table:table-cell>
              <table:table-cell office:value-type="float" office:value="0.431765">
                <text:p>0.431765</text:p>
              </table:table-cell>
              <table:table-cell office:value-type="float" office:value="0.291401">
                <text:p>0.291401</text:p>
              </table:table-cell>
              <table:table-cell office:value-type="float" office:value="0.619847">
                <text:p>0.619847</text:p>
              </table:table-cell>
              <table:table-cell office:value-type="float" office:value="0.52204">
                <text:p>0.52204</text:p>
              </table:table-cell>
              <table:table-cell office:value-type="float" office:value="0.655367">
                <text:p>0.655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61">
                <text:p>0.579661</text:p>
              </table:table-cell>
              <table:table-cell office:value-type="float" office:value="0.663979">
                <text:p>0.663979</text:p>
              </table:table-cell>
              <table:table-cell office:value-type="float" office:value="0.584889">
                <text:p>0.584889</text:p>
              </table:table-cell>
              <table:table-cell office:value-type="float" office:value="0.628112">
                <text:p>0.628112</text:p>
              </table:table-cell>
              <table:table-cell office:value-type="float" office:value="0.35024">
                <text:p>0.35024</text:p>
              </table:table-cell>
              <table:table-cell office:value-type="float" office:value="0.615774">
                <text:p>0.61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142">
                <text:p>0.167142</text:p>
              </table:table-cell>
              <table:table-cell office:value-type="float" office:value="0.319376">
                <text:p>0.319376</text:p>
              </table:table-cell>
              <table:table-cell office:value-type="float" office:value="0.284241">
                <text:p>0.284241</text:p>
              </table:table-cell>
              <table:table-cell office:value-type="float" office:value="0.325529">
                <text:p>0.325529</text:p>
              </table:table-cell>
              <table:table-cell office:value-type="float" office:value="0.547049">
                <text:p>0.547049</text:p>
              </table:table-cell>
              <table:table-cell office:value-type="float" office:value="0.417437">
                <text:p>0.417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709">
                <text:p>0.416709</text:p>
              </table:table-cell>
              <table:table-cell office:value-type="float" office:value="0.642743">
                <text:p>0.642743</text:p>
              </table:table-cell>
              <table:table-cell office:value-type="float" office:value="0.608527">
                <text:p>0.608527</text:p>
              </table:table-cell>
              <table:table-cell office:value-type="float" office:value="0.608587">
                <text:p>0.608587</text:p>
              </table:table-cell>
              <table:table-cell office:value-type="float" office:value="0.455878">
                <text:p>0.455878</text:p>
              </table:table-cell>
              <table:table-cell office:value-type="float" office:value="0.352525">
                <text:p>0.352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811">
                <text:p>0.587811</text:p>
              </table:table-cell>
              <table:table-cell office:value-type="float" office:value="0.46088">
                <text:p>0.46088</text:p>
              </table:table-cell>
              <table:table-cell office:value-type="float" office:value="0.28275">
                <text:p>0.28275</text:p>
              </table:table-cell>
              <table:table-cell office:value-type="float" office:value="0.615685">
                <text:p>0.615685</text:p>
              </table:table-cell>
              <table:table-cell office:value-type="float" office:value="0.60437">
                <text:p>0.60437</text:p>
              </table:table-cell>
              <table:table-cell office:value-type="float" office:value="0.610694">
                <text:p>0.610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885">
                <text:p>0.557885</text:p>
              </table:table-cell>
              <table:table-cell office:value-type="float" office:value="0.434525">
                <text:p>0.434525</text:p>
              </table:table-cell>
              <table:table-cell office:value-type="float" office:value="0.624961">
                <text:p>0.624961</text:p>
              </table:table-cell>
              <table:table-cell office:value-type="float" office:value="0.558269">
                <text:p>0.558269</text:p>
              </table:table-cell>
              <table:table-cell office:value-type="float" office:value="0.50026">
                <text:p>0.50026</text:p>
              </table:table-cell>
              <table:table-cell office:value-type="float" office:value="0.657038">
                <text:p>0.657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63">
                <text:p>0.51663</text:p>
              </table:table-cell>
              <table:table-cell office:value-type="float" office:value="0.667847">
                <text:p>0.667847</text:p>
              </table:table-cell>
              <table:table-cell office:value-type="float" office:value="0.53478">
                <text:p>0.53478</text:p>
              </table:table-cell>
              <table:table-cell office:value-type="float" office:value="0.64771">
                <text:p>0.64771</text:p>
              </table:table-cell>
              <table:table-cell office:value-type="float" office:value="0.362499">
                <text:p>0.362499</text:p>
              </table:table-cell>
              <table:table-cell office:value-type="float" office:value="0.621214">
                <text:p>0.621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938">
                <text:p>0.381938</text:p>
              </table:table-cell>
              <table:table-cell office:value-type="float" office:value="0.631299">
                <text:p>0.631299</text:p>
              </table:table-cell>
              <table:table-cell office:value-type="float" office:value="0.582064">
                <text:p>0.582064</text:p>
              </table:table-cell>
              <table:table-cell office:value-type="float" office:value="0.629731">
                <text:p>0.629731</text:p>
              </table:table-cell>
              <table:table-cell office:value-type="float" office:value="0.409224">
                <text:p>0.409224</text:p>
              </table:table-cell>
              <table:table-cell office:value-type="float" office:value="0.338787">
                <text:p>0.338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749">
                <text:p>0.492749</text:p>
              </table:table-cell>
              <table:table-cell office:value-type="float" office:value="0.663777">
                <text:p>0.663777</text:p>
              </table:table-cell>
              <table:table-cell office:value-type="float" office:value="0.610815">
                <text:p>0.610815</text:p>
              </table:table-cell>
              <table:table-cell office:value-type="float" office:value="0.509422">
                <text:p>0.509422</text:p>
              </table:table-cell>
              <table:table-cell office:value-type="float" office:value="0.586042">
                <text:p>0.586042</text:p>
              </table:table-cell>
              <table:table-cell office:value-type="float" office:value="0.629571">
                <text:p>0.629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733">
                <text:p>0.561733</text:p>
              </table:table-cell>
              <table:table-cell office:value-type="float" office:value="0.437486">
                <text:p>0.437486</text:p>
              </table:table-cell>
              <table:table-cell office:value-type="float" office:value="0.265526">
                <text:p>0.265526</text:p>
              </table:table-cell>
              <table:table-cell office:value-type="float" office:value="0.607835">
                <text:p>0.607835</text:p>
              </table:table-cell>
              <table:table-cell office:value-type="float" office:value="0.448197">
                <text:p>0.448197</text:p>
              </table:table-cell>
              <table:table-cell office:value-type="float" office:value="0.651328">
                <text:p>0.65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3">
                <text:p>0.4713</text:p>
              </table:table-cell>
              <table:table-cell office:value-type="float" office:value="0.658761">
                <text:p>0.658761</text:p>
              </table:table-cell>
              <table:table-cell office:value-type="float" office:value="0.572583">
                <text:p>0.572583</text:p>
              </table:table-cell>
              <table:table-cell office:value-type="float" office:value="0.439795">
                <text:p>0.439795</text:p>
              </table:table-cell>
              <table:table-cell office:value-type="float" office:value="0.617174">
                <text:p>0.617174</text:p>
              </table:table-cell>
              <table:table-cell office:value-type="float" office:value="0.534663">
                <text:p>0.534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953">
                <text:p>0.545953</text:p>
              </table:table-cell>
              <table:table-cell office:value-type="float" office:value="0.669483">
                <text:p>0.669483</text:p>
              </table:table-cell>
              <table:table-cell office:value-type="float" office:value="0.625112">
                <text:p>0.625112</text:p>
              </table:table-cell>
              <table:table-cell office:value-type="float" office:value="0.561792">
                <text:p>0.561792</text:p>
              </table:table-cell>
              <table:table-cell office:value-type="float" office:value="0.543318">
                <text:p>0.543318</text:p>
              </table:table-cell>
              <table:table-cell office:value-type="float" office:value="0.413589">
                <text:p>0.413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88">
                <text:p>0.44588</text:p>
              </table:table-cell>
              <table:table-cell office:value-type="float" office:value="0.651728">
                <text:p>0.651728</text:p>
              </table:table-cell>
              <table:table-cell office:value-type="float" office:value="0.524231">
                <text:p>0.524231</text:p>
              </table:table-cell>
              <table:table-cell office:value-type="float" office:value="0.650503">
                <text:p>0.650503</text:p>
              </table:table-cell>
              <table:table-cell office:value-type="float" office:value="0.47855">
                <text:p>0.47855</text:p>
              </table:table-cell>
              <table:table-cell office:value-type="float" office:value="0.656172">
                <text:p>0.65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38">
                <text:p>0.63638</text:p>
              </table:table-cell>
              <table:table-cell office:value-type="float" office:value="0.545014">
                <text:p>0.545014</text:p>
              </table:table-cell>
              <table:table-cell office:value-type="float" office:value="0.60786">
                <text:p>0.60786</text:p>
              </table:table-cell>
              <table:table-cell office:value-type="float" office:value="0.609368">
                <text:p>0.609368</text:p>
              </table:table-cell>
              <table:table-cell office:value-type="float" office:value="0.229397">
                <text:p>0.229397</text:p>
              </table:table-cell>
              <table:table-cell office:value-type="float" office:value="0.327782">
                <text:p>0.327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945">
                <text:p>0.444945</text:p>
              </table:table-cell>
              <table:table-cell office:value-type="float" office:value="0.651453">
                <text:p>0.651453</text:p>
              </table:table-cell>
              <table:table-cell office:value-type="float" office:value="0.576969">
                <text:p>0.576969</text:p>
              </table:table-cell>
              <table:table-cell office:value-type="float" office:value="0.447384">
                <text:p>0.447384</text:p>
              </table:table-cell>
              <table:table-cell office:value-type="float" office:value="0.613242">
                <text:p>0.613242</text:p>
              </table:table-cell>
              <table:table-cell office:value-type="float" office:value="0.595228">
                <text:p>0.595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204">
                <text:p>0.635204</text:p>
              </table:table-cell>
              <table:table-cell office:value-type="float" office:value="0.609132">
                <text:p>0.609132</text:p>
              </table:table-cell>
              <table:table-cell office:value-type="float" office:value="0.481844">
                <text:p>0.481844</text:p>
              </table:table-cell>
              <table:table-cell office:value-type="float" office:value="0.329481">
                <text:p>0.329481</text:p>
              </table:table-cell>
              <table:table-cell office:value-type="float" office:value="0.444165">
                <text:p>0.444165</text:p>
              </table:table-cell>
              <table:table-cell office:value-type="float" office:value="0.348024">
                <text:p>0.348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932">
                <text:p>0.409932</text:p>
              </table:table-cell>
              <table:table-cell office:value-type="float" office:value="0.640561">
                <text:p>0.640561</text:p>
              </table:table-cell>
              <table:table-cell office:value-type="float" office:value="0.604358">
                <text:p>0.604358</text:p>
              </table:table-cell>
              <table:table-cell office:value-type="float" office:value="0.496115">
                <text:p>0.496115</text:p>
              </table:table-cell>
              <table:table-cell office:value-type="float" office:value="0.348508">
                <text:p>0.348508</text:p>
              </table:table-cell>
              <table:table-cell office:value-type="float" office:value="0.614998">
                <text:p>0.614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935">
                <text:p>0.496935</text:p>
              </table:table-cell>
              <table:table-cell office:value-type="float" office:value="0.664623">
                <text:p>0.664623</text:p>
              </table:table-cell>
              <table:table-cell office:value-type="float" office:value="0.611192">
                <text:p>0.611192</text:p>
              </table:table-cell>
              <table:table-cell office:value-type="float" office:value="0.510253">
                <text:p>0.510253</text:p>
              </table:table-cell>
              <table:table-cell office:value-type="float" office:value="0.555684">
                <text:p>0.555684</text:p>
              </table:table-cell>
              <table:table-cell office:value-type="float" office:value="0.426816">
                <text:p>0.426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283">
                <text:p>0.253283</text:p>
              </table:table-cell>
              <table:table-cell office:value-type="float" office:value="0.587231">
                <text:p>0.587231</text:p>
              </table:table-cell>
              <table:table-cell office:value-type="float" office:value="0.519588">
                <text:p>0.519588</text:p>
              </table:table-cell>
              <table:table-cell office:value-type="float" office:value="0.651643">
                <text:p>0.651643</text:p>
              </table:table-cell>
              <table:table-cell office:value-type="float" office:value="0.552454">
                <text:p>0.552454</text:p>
              </table:table-cell>
              <table:table-cell office:value-type="float" office:value="0.647895">
                <text:p>0.647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643">
                <text:p>0.517643</text:p>
              </table:table-cell>
              <table:table-cell office:value-type="float" office:value="0.408549">
                <text:p>0.408549</text:p>
              </table:table-cell>
              <table:table-cell office:value-type="float" office:value="0.557016">
                <text:p>0.557016</text:p>
              </table:table-cell>
              <table:table-cell office:value-type="float" office:value="0.412667">
                <text:p>0.412667</text:p>
              </table:table-cell>
              <table:table-cell office:value-type="float" office:value="0.607922">
                <text:p>0.607922</text:p>
              </table:table-cell>
              <table:table-cell office:value-type="float" office:value="0.605386">
                <text:p>0.60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378">
                <text:p>0.634378</text:p>
              </table:table-cell>
              <table:table-cell office:value-type="float" office:value="0.611504">
                <text:p>0.611504</text:p>
              </table:table-cell>
              <table:table-cell office:value-type="float" office:value="0.466254">
                <text:p>0.466254</text:p>
              </table:table-cell>
              <table:table-cell office:value-type="float" office:value="0.660193">
                <text:p>0.660193</text:p>
              </table:table-cell>
              <table:table-cell office:value-type="float" office:value="0.436717">
                <text:p>0.436717</text:p>
              </table:table-cell>
              <table:table-cell office:value-type="float" office:value="0.648527">
                <text:p>0.648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86">
                <text:p>0.579686</text:p>
              </table:table-cell>
              <table:table-cell office:value-type="float" office:value="0.663972">
                <text:p>0.663972</text:p>
              </table:table-cell>
              <table:table-cell office:value-type="float" office:value="0.585713">
                <text:p>0.585713</text:p>
              </table:table-cell>
              <table:table-cell office:value-type="float" office:value="0.62762">
                <text:p>0.62762</text:p>
              </table:table-cell>
              <table:table-cell office:value-type="float" office:value="0.571663">
                <text:p>0.571663</text:p>
              </table:table-cell>
              <table:table-cell office:value-type="float" office:value="0.639137">
                <text:p>0.639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29">
                <text:p>0.56329</text:p>
              </table:table-cell>
              <table:table-cell office:value-type="float" office:value="0.438715">
                <text:p>0.438715</text:p>
              </table:table-cell>
              <table:table-cell office:value-type="float" office:value="0.476472">
                <text:p>0.476472</text:p>
              </table:table-cell>
              <table:table-cell office:value-type="float" office:value="0.659281">
                <text:p>0.659281</text:p>
              </table:table-cell>
              <table:table-cell office:value-type="float" office:value="0.397788">
                <text:p>0.397788</text:p>
              </table:table-cell>
              <table:table-cell office:value-type="float" office:value="0.635814">
                <text:p>0.635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575">
                <text:p>0.611575</text:p>
              </table:table-cell>
              <table:table-cell office:value-type="float" office:value="0.645722">
                <text:p>0.645722</text:p>
              </table:table-cell>
              <table:table-cell office:value-type="float" office:value="0.257273">
                <text:p>0.257273</text:p>
              </table:table-cell>
              <table:table-cell office:value-type="float" office:value="0.604444">
                <text:p>0.604444</text:p>
              </table:table-cell>
              <table:table-cell office:value-type="float" office:value="0.531795">
                <text:p>0.531795</text:p>
              </table:table-cell>
              <table:table-cell office:value-type="float" office:value="0.402431">
                <text:p>0.402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893">
                <text:p>0.376893</text:p>
              </table:table-cell>
              <table:table-cell office:value-type="float" office:value="0.629598">
                <text:p>0.629598</text:p>
              </table:table-cell>
              <table:table-cell office:value-type="float" office:value="0.190842">
                <text:p>0.190842</text:p>
              </table:table-cell>
              <table:table-cell office:value-type="float" office:value="0.590025">
                <text:p>0.590025</text:p>
              </table:table-cell>
              <table:table-cell office:value-type="float" office:value="0.473275">
                <text:p>0.473275</text:p>
              </table:table-cell>
              <table:table-cell office:value-type="float" office:value="0.36067">
                <text:p>0.36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696">
                <text:p>0.388696</text:p>
              </table:table-cell>
              <table:table-cell office:value-type="float" office:value="0.35827">
                <text:p>0.35827</text:p>
              </table:table-cell>
              <table:table-cell office:value-type="float" office:value="0.47149">
                <text:p>0.47149</text:p>
              </table:table-cell>
              <table:table-cell office:value-type="float" office:value="0.659773">
                <text:p>0.659773</text:p>
              </table:table-cell>
              <table:table-cell office:value-type="float" office:value="0.602631">
                <text:p>0.602631</text:p>
              </table:table-cell>
              <table:table-cell office:value-type="float" office:value="0.495184">
                <text:p>0.495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465">
                <text:p>0.346465</text:p>
              </table:table-cell>
              <table:table-cell office:value-type="float" office:value="0.619211">
                <text:p>0.619211</text:p>
              </table:table-cell>
              <table:table-cell office:value-type="float" office:value="0.570772">
                <text:p>0.570772</text:p>
              </table:table-cell>
              <table:table-cell office:value-type="float" office:value="0.436638">
                <text:p>0.436638</text:p>
              </table:table-cell>
              <table:table-cell office:value-type="float" office:value="0.539659">
                <text:p>0.539659</text:p>
              </table:table-cell>
              <table:table-cell office:value-type="float" office:value="0.409932">
                <text:p>0.409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553">
                <text:p>0.600553</text:p>
              </table:table-cell>
              <table:table-cell office:value-type="float" office:value="0.475242">
                <text:p>0.475242</text:p>
              </table:table-cell>
              <table:table-cell office:value-type="float" office:value="0.47631">
                <text:p>0.47631</text:p>
              </table:table-cell>
              <table:table-cell office:value-type="float" office:value="0.659299">
                <text:p>0.659299</text:p>
              </table:table-cell>
              <table:table-cell office:value-type="float" office:value="0.338562">
                <text:p>0.338562</text:p>
              </table:table-cell>
              <table:table-cell office:value-type="float" office:value="0.610541">
                <text:p>0.610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94">
                <text:p>0.61594</text:p>
              </table:table-cell>
              <table:table-cell office:value-type="float" office:value="0.496923">
                <text:p>0.496923</text:p>
              </table:table-cell>
              <table:table-cell office:value-type="float" office:value="0.421194">
                <text:p>0.421194</text:p>
              </table:table-cell>
              <table:table-cell office:value-type="float" office:value="0.659717">
                <text:p>0.659717</text:p>
              </table:table-cell>
              <table:table-cell office:value-type="float" office:value="0.607596">
                <text:p>0.607596</text:p>
              </table:table-cell>
              <table:table-cell office:value-type="float" office:value="0.505925">
                <text:p>0.505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001">
                <text:p>0.606001</text:p>
              </table:table-cell>
              <table:table-cell office:value-type="float" office:value="0.65034">
                <text:p>0.65034</text:p>
              </table:table-cell>
              <table:table-cell office:value-type="float" office:value="0.52416">
                <text:p>0.52416</text:p>
              </table:table-cell>
              <table:table-cell office:value-type="float" office:value="0.364685">
                <text:p>0.364685</text:p>
              </table:table-cell>
              <table:table-cell office:value-type="float" office:value="0.333134">
                <text:p>0.333134</text:p>
              </table:table-cell>
              <table:table-cell office:value-type="float" office:value="0.333898">
                <text:p>0.333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721">
                <text:p>0.234721</text:p>
              </table:table-cell>
              <table:table-cell office:value-type="float" office:value="0.580991">
                <text:p>0.580991</text:p>
              </table:table-cell>
              <table:table-cell office:value-type="float" office:value="0.564306">
                <text:p>0.564306</text:p>
              </table:table-cell>
              <table:table-cell office:value-type="float" office:value="0.638027">
                <text:p>0.638027</text:p>
              </table:table-cell>
              <table:table-cell office:value-type="float" office:value="0.49054">
                <text:p>0.49054</text:p>
              </table:table-cell>
              <table:table-cell office:value-type="float" office:value="0.656942">
                <text:p>0.656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939">
                <text:p>0.586939</text:p>
              </table:table-cell>
              <table:table-cell office:value-type="float" office:value="0.459982">
                <text:p>0.459982</text:p>
              </table:table-cell>
              <table:table-cell office:value-type="float" office:value="0.529082">
                <text:p>0.529082</text:p>
              </table:table-cell>
              <table:table-cell office:value-type="float" office:value="0.370605">
                <text:p>0.370605</text:p>
              </table:table-cell>
              <table:table-cell office:value-type="float" office:value="0.494173">
                <text:p>0.494173</text:p>
              </table:table-cell>
              <table:table-cell office:value-type="float" office:value="0.657033">
                <text:p>0.657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4529">
                <text:p>0.504529</text:p>
              </table:table-cell>
              <table:table-cell office:value-type="float" office:value="0.40158">
                <text:p>0.40158</text:p>
              </table:table-cell>
              <table:table-cell office:value-type="float" office:value="0.615427">
                <text:p>0.615427</text:p>
              </table:table-cell>
              <table:table-cell office:value-type="float" office:value="0.520186">
                <text:p>0.520186</text:p>
              </table:table-cell>
              <table:table-cell office:value-type="float" office:value="0.549796">
                <text:p>0.549796</text:p>
              </table:table-cell>
              <table:table-cell office:value-type="float" office:value="0.648826">
                <text:p>0.648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403">
                <text:p>0.478403</text:p>
              </table:table-cell>
              <table:table-cell office:value-type="float" office:value="0.38927">
                <text:p>0.38927</text:p>
              </table:table-cell>
              <table:table-cell office:value-type="float" office:value="0.403856">
                <text:p>0.403856</text:p>
              </table:table-cell>
              <table:table-cell office:value-type="float" office:value="0.657636">
                <text:p>0.657636</text:p>
              </table:table-cell>
              <table:table-cell office:value-type="float" office:value="0.492721">
                <text:p>0.492721</text:p>
              </table:table-cell>
              <table:table-cell office:value-type="float" office:value="0.657004">
                <text:p>0.657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966">
                <text:p>0.411966</text:p>
              </table:table-cell>
              <table:table-cell office:value-type="float" office:value="0.364961">
                <text:p>0.364961</text:p>
              </table:table-cell>
              <table:table-cell office:value-type="float" office:value="0.281786">
                <text:p>0.281786</text:p>
              </table:table-cell>
              <table:table-cell office:value-type="float" office:value="0.615227">
                <text:p>0.615227</text:p>
              </table:table-cell>
              <table:table-cell office:value-type="float" office:value="0.535252">
                <text:p>0.535252</text:p>
              </table:table-cell>
              <table:table-cell office:value-type="float" office:value="0.405669">
                <text:p>0.40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648">
                <text:p>0.326648</text:p>
              </table:table-cell>
              <table:table-cell office:value-type="float" office:value="0.343857">
                <text:p>0.343857</text:p>
              </table:table-cell>
              <table:table-cell office:value-type="float" office:value="0.306423">
                <text:p>0.306423</text:p>
              </table:table-cell>
              <table:table-cell office:value-type="float" office:value="0.324119">
                <text:p>0.324119</text:p>
              </table:table-cell>
              <table:table-cell office:value-type="float" office:value="0.474743">
                <text:p>0.474743</text:p>
              </table:table-cell>
              <table:table-cell office:value-type="float" office:value="0.655788">
                <text:p>0.655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061">
                <text:p>0.476061</text:p>
              </table:table-cell>
              <table:table-cell office:value-type="float" office:value="0.65996">
                <text:p>0.65996</text:p>
              </table:table-cell>
              <table:table-cell office:value-type="float" office:value="0.458883">
                <text:p>0.458883</text:p>
              </table:table-cell>
              <table:table-cell office:value-type="float" office:value="0.660618">
                <text:p>0.660618</text:p>
              </table:table-cell>
              <table:table-cell office:value-type="float" office:value="0.597916">
                <text:p>0.597916</text:p>
              </table:table-cell>
              <table:table-cell office:value-type="float" office:value="0.618601">
                <text:p>0.618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802">
                <text:p>0.263802</text:p>
              </table:table-cell>
              <table:table-cell office:value-type="float" office:value="0.332927">
                <text:p>0.332927</text:p>
              </table:table-cell>
              <table:table-cell office:value-type="float" office:value="0.47895">
                <text:p>0.47895</text:p>
              </table:table-cell>
              <table:table-cell office:value-type="float" office:value="0.659005">
                <text:p>0.659005</text:p>
              </table:table-cell>
              <table:table-cell office:value-type="float" office:value="0.620007">
                <text:p>0.620007</text:p>
              </table:table-cell>
              <table:table-cell office:value-type="float" office:value="0.553299">
                <text:p>0.553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169">
                <text:p>0.304169</text:p>
              </table:table-cell>
              <table:table-cell office:value-type="float" office:value="0.604627">
                <text:p>0.604627</text:p>
              </table:table-cell>
              <table:table-cell office:value-type="float" office:value="0.344431">
                <text:p>0.344431</text:p>
              </table:table-cell>
              <table:table-cell office:value-type="float" office:value="0.642935">
                <text:p>0.642935</text:p>
              </table:table-cell>
              <table:table-cell office:value-type="float" office:value="0.616678">
                <text:p>0.616678</text:p>
              </table:table-cell>
              <table:table-cell office:value-type="float" office:value="0.585851">
                <text:p>0.58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248">
                <text:p>0.340248</text:p>
              </table:table-cell>
              <table:table-cell office:value-type="float" office:value="0.346648">
                <text:p>0.346648</text:p>
              </table:table-cell>
              <table:table-cell office:value-type="float" office:value="0.57002">
                <text:p>0.57002</text:p>
              </table:table-cell>
              <table:table-cell office:value-type="float" office:value="0.635649">
                <text:p>0.635649</text:p>
              </table:table-cell>
              <table:table-cell office:value-type="float" office:value="0.606263">
                <text:p>0.606263</text:p>
              </table:table-cell>
              <table:table-cell office:value-type="float" office:value="0.502885">
                <text:p>0.502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745">
                <text:p>0.513745</text:p>
              </table:table-cell>
              <table:table-cell office:value-type="float" office:value="0.406417">
                <text:p>0.406417</text:p>
              </table:table-cell>
              <table:table-cell office:value-type="float" office:value="0.553248">
                <text:p>0.553248</text:p>
              </table:table-cell>
              <table:table-cell office:value-type="float" office:value="0.642064">
                <text:p>0.642064</text:p>
              </table:table-cell>
              <table:table-cell office:value-type="float" office:value="0.428352">
                <text:p>0.428352</text:p>
              </table:table-cell>
              <table:table-cell office:value-type="float" office:value="0.343111">
                <text:p>0.343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493">
                <text:p>0.401493</text:p>
              </table:table-cell>
              <table:table-cell office:value-type="float" office:value="0.637807">
                <text:p>0.637807</text:p>
              </table:table-cell>
              <table:table-cell office:value-type="float" office:value="0.574176">
                <text:p>0.574176</text:p>
              </table:table-cell>
              <table:table-cell office:value-type="float" office:value="0.633765">
                <text:p>0.633765</text:p>
              </table:table-cell>
              <table:table-cell office:value-type="float" office:value="0.349729">
                <text:p>0.349729</text:p>
              </table:table-cell>
              <table:table-cell office:value-type="float" office:value="0.615546">
                <text:p>0.615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634">
                <text:p>0.510634</text:p>
              </table:table-cell>
              <table:table-cell office:value-type="float" office:value="0.40475">
                <text:p>0.40475</text:p>
              </table:table-cell>
              <table:table-cell office:value-type="float" office:value="0.614259">
                <text:p>0.614259</text:p>
              </table:table-cell>
              <table:table-cell office:value-type="float" office:value="0.600861">
                <text:p>0.600861</text:p>
              </table:table-cell>
              <table:table-cell office:value-type="float" office:value="0.535381">
                <text:p>0.535381</text:p>
              </table:table-cell>
              <table:table-cell office:value-type="float" office:value="0.652907">
                <text:p>0.652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947">
                <text:p>0.256947</text:p>
              </table:table-cell>
              <table:table-cell office:value-type="float" office:value="0.58847">
                <text:p>0.58847</text:p>
              </table:table-cell>
              <table:table-cell office:value-type="float" office:value="0.625055">
                <text:p>0.625055</text:p>
              </table:table-cell>
              <table:table-cell office:value-type="float" office:value="0.566779">
                <text:p>0.566779</text:p>
              </table:table-cell>
              <table:table-cell office:value-type="float" office:value="0.583615">
                <text:p>0.583615</text:p>
              </table:table-cell>
              <table:table-cell office:value-type="float" office:value="0.462738">
                <text:p>0.462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175">
                <text:p>0.591175</text:p>
              </table:table-cell>
              <table:table-cell office:value-type="float" office:value="0.464435">
                <text:p>0.464435</text:p>
              </table:table-cell>
              <table:table-cell office:value-type="float" office:value="0.193842">
                <text:p>0.193842</text:p>
              </table:table-cell>
              <table:table-cell office:value-type="float" office:value="0.315541">
                <text:p>0.315541</text:p>
              </table:table-cell>
              <table:table-cell office:value-type="float" office:value="0.618809">
                <text:p>0.618809</text:p>
              </table:table-cell>
              <table:table-cell office:value-type="float" office:value="0.576948">
                <text:p>0.576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547">
                <text:p>0.288547</text:p>
              </table:table-cell>
              <table:table-cell office:value-type="float" office:value="0.599253">
                <text:p>0.599253</text:p>
              </table:table-cell>
              <table:table-cell office:value-type="float" office:value="0.492818">
                <text:p>0.492818</text:p>
              </table:table-cell>
              <table:table-cell office:value-type="float" office:value="0.657069">
                <text:p>0.657069</text:p>
              </table:table-cell>
              <table:table-cell office:value-type="float" office:value="0.591987">
                <text:p>0.591987</text:p>
              </table:table-cell>
              <table:table-cell office:value-type="float" office:value="0.624533">
                <text:p>0.624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972">
                <text:p>0.508972</text:p>
              </table:table-cell>
              <table:table-cell office:value-type="float" office:value="0.403875">
                <text:p>0.403875</text:p>
              </table:table-cell>
              <table:table-cell office:value-type="float" office:value="0.438143">
                <text:p>0.438143</text:p>
              </table:table-cell>
              <table:table-cell office:value-type="float" office:value="0.315479">
                <text:p>0.315479</text:p>
              </table:table-cell>
              <table:table-cell office:value-type="float" office:value="0.395013">
                <text:p>0.395013</text:p>
              </table:table-cell>
              <table:table-cell office:value-type="float" office:value="0.634747">
                <text:p>0.634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391">
                <text:p>0.564391</text:p>
              </table:table-cell>
              <table:table-cell office:value-type="float" office:value="0.439595">
                <text:p>0.439595</text:p>
              </table:table-cell>
              <table:table-cell office:value-type="float" office:value="0.548558">
                <text:p>0.548558</text:p>
              </table:table-cell>
              <table:table-cell office:value-type="float" office:value="0.643607">
                <text:p>0.643607</text:p>
              </table:table-cell>
              <table:table-cell office:value-type="float" office:value="0.599603">
                <text:p>0.599603</text:p>
              </table:table-cell>
              <table:table-cell office:value-type="float" office:value="0.489269">
                <text:p>0.489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198">
                <text:p>0.481198</text:p>
              </table:table-cell>
              <table:table-cell office:value-type="float" office:value="0.390498">
                <text:p>0.390498</text:p>
              </table:table-cell>
              <table:table-cell office:value-type="float" office:value="0.561184">
                <text:p>0.561184</text:p>
              </table:table-cell>
              <table:table-cell office:value-type="float" office:value="0.639232">
                <text:p>0.639232</text:p>
              </table:table-cell>
              <table:table-cell office:value-type="float" office:value="0.418366">
                <text:p>0.418366</text:p>
              </table:table-cell>
              <table:table-cell office:value-type="float" office:value="0.643095">
                <text:p>0.643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429">
                <text:p>0.546429</text:p>
              </table:table-cell>
              <table:table-cell office:value-type="float" office:value="0.426277">
                <text:p>0.426277</text:p>
              </table:table-cell>
              <table:table-cell office:value-type="float" office:value="0.547047">
                <text:p>0.547047</text:p>
              </table:table-cell>
              <table:table-cell office:value-type="float" office:value="0.396119">
                <text:p>0.396119</text:p>
              </table:table-cell>
              <table:table-cell office:value-type="float" office:value="0.587968">
                <text:p>0.587968</text:p>
              </table:table-cell>
              <table:table-cell office:value-type="float" office:value="0.628025">
                <text:p>0.628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864">
                <text:p>0.512864</text:p>
              </table:table-cell>
              <table:table-cell office:value-type="float" office:value="0.667339">
                <text:p>0.667339</text:p>
              </table:table-cell>
              <table:table-cell office:value-type="float" office:value="0.622205">
                <text:p>0.622205</text:p>
              </table:table-cell>
              <table:table-cell office:value-type="float" office:value="0.583748">
                <text:p>0.583748</text:p>
              </table:table-cell>
              <table:table-cell office:value-type="float" office:value="0.35355">
                <text:p>0.35355</text:p>
              </table:table-cell>
              <table:table-cell office:value-type="float" office:value="0.333924">
                <text:p>0.333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464">
                <text:p>0.263464</text:p>
              </table:table-cell>
              <table:table-cell office:value-type="float" office:value="0.590682">
                <text:p>0.590682</text:p>
              </table:table-cell>
              <table:table-cell office:value-type="float" office:value="0.585193">
                <text:p>0.585193</text:p>
              </table:table-cell>
              <table:table-cell office:value-type="float" office:value="0.627931">
                <text:p>0.627931</text:p>
              </table:table-cell>
              <table:table-cell office:value-type="float" office:value="0.285629">
                <text:p>0.285629</text:p>
              </table:table-cell>
              <table:table-cell office:value-type="float" office:value="0.33397">
                <text:p>0.33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04">
                <text:p>0.630904</text:p>
              </table:table-cell>
              <table:table-cell office:value-type="float" office:value="0.61977">
                <text:p>0.61977</text:p>
              </table:table-cell>
              <table:table-cell office:value-type="float" office:value="0.274448">
                <text:p>0.274448</text:p>
              </table:table-cell>
              <table:table-cell office:value-type="float" office:value="0.611798">
                <text:p>0.611798</text:p>
              </table:table-cell>
              <table:table-cell office:value-type="float" office:value="0.521499">
                <text:p>0.521499</text:p>
              </table:table-cell>
              <table:table-cell office:value-type="float" office:value="0.393344">
                <text:p>0.39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062">
                <text:p>0.391062</text:p>
              </table:table-cell>
              <table:table-cell office:value-type="float" office:value="0.634355">
                <text:p>0.634355</text:p>
              </table:table-cell>
              <table:table-cell office:value-type="float" office:value="0.614082">
                <text:p>0.614082</text:p>
              </table:table-cell>
              <table:table-cell office:value-type="float" office:value="0.601134">
                <text:p>0.601134</text:p>
              </table:table-cell>
              <table:table-cell office:value-type="float" office:value="0.457242">
                <text:p>0.457242</text:p>
              </table:table-cell>
              <table:table-cell office:value-type="float" office:value="0.353102">
                <text:p>0.353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65">
                <text:p>0.371665</text:p>
              </table:table-cell>
              <table:table-cell office:value-type="float" office:value="0.627827">
                <text:p>0.627827</text:p>
              </table:table-cell>
              <table:table-cell office:value-type="float" office:value="0.52527">
                <text:p>0.52527</text:p>
              </table:table-cell>
              <table:table-cell office:value-type="float" office:value="0.65024">
                <text:p>0.65024</text:p>
              </table:table-cell>
              <table:table-cell office:value-type="float" office:value="0.605811">
                <text:p>0.605811</text:p>
              </table:table-cell>
              <table:table-cell office:value-type="float" office:value="0.608638">
                <text:p>0.608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683">
                <text:p>0.477683</text:p>
              </table:table-cell>
              <table:table-cell office:value-type="float" office:value="0.660359">
                <text:p>0.660359</text:p>
              </table:table-cell>
              <table:table-cell office:value-type="float" office:value="0.531696">
                <text:p>0.531696</text:p>
              </table:table-cell>
              <table:table-cell office:value-type="float" office:value="0.373932">
                <text:p>0.373932</text:p>
              </table:table-cell>
              <table:table-cell office:value-type="float" office:value="0.399257">
                <text:p>0.399257</text:p>
              </table:table-cell>
              <table:table-cell office:value-type="float" office:value="0.337166">
                <text:p>0.337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712">
                <text:p>0.583712</text:p>
              </table:table-cell>
              <table:table-cell office:value-type="float" office:value="0.456744">
                <text:p>0.456744</text:p>
              </table:table-cell>
              <table:table-cell office:value-type="float" office:value="0.583888">
                <text:p>0.583888</text:p>
              </table:table-cell>
              <table:table-cell office:value-type="float" office:value="0.459302">
                <text:p>0.459302</text:p>
              </table:table-cell>
              <table:table-cell office:value-type="float" office:value="0.349037">
                <text:p>0.349037</text:p>
              </table:table-cell>
              <table:table-cell office:value-type="float" office:value="0.615238">
                <text:p>0.615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26">
                <text:p>0.538726</text:p>
              </table:table-cell>
              <table:table-cell office:value-type="float" office:value="0.669518">
                <text:p>0.669518</text:p>
              </table:table-cell>
              <table:table-cell office:value-type="float" office:value="0.525504">
                <text:p>0.525504</text:p>
              </table:table-cell>
              <table:table-cell office:value-type="float" office:value="0.366257">
                <text:p>0.366257</text:p>
              </table:table-cell>
              <table:table-cell office:value-type="float" office:value="0.397242">
                <text:p>0.397242</text:p>
              </table:table-cell>
              <table:table-cell office:value-type="float" office:value="0.336886">
                <text:p>0.336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463">
                <text:p>0.368463</text:p>
              </table:table-cell>
              <table:table-cell office:value-type="float" office:value="0.353068">
                <text:p>0.353068</text:p>
              </table:table-cell>
              <table:table-cell office:value-type="float" office:value="0.547489">
                <text:p>0.547489</text:p>
              </table:table-cell>
              <table:table-cell office:value-type="float" office:value="0.643946">
                <text:p>0.643946</text:p>
              </table:table-cell>
              <table:table-cell office:value-type="float" office:value="0.557538">
                <text:p>0.557538</text:p>
              </table:table-cell>
              <table:table-cell office:value-type="float" office:value="0.428927">
                <text:p>0.428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14">
                <text:p>0.64014</text:p>
              </table:table-cell>
              <table:table-cell office:value-type="float" office:value="0.582505">
                <text:p>0.582505</text:p>
              </table:table-cell>
              <table:table-cell office:value-type="float" office:value="0.530818">
                <text:p>0.530818</text:p>
              </table:table-cell>
              <table:table-cell office:value-type="float" office:value="0.3728">
                <text:p>0.3728</text:p>
              </table:table-cell>
              <table:table-cell office:value-type="float" office:value="0.557144">
                <text:p>0.557144</text:p>
              </table:table-cell>
              <table:table-cell office:value-type="float" office:value="0.646094">
                <text:p>0.64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099">
                <text:p>0.598099</text:p>
              </table:table-cell>
              <table:table-cell office:value-type="float" office:value="0.472271">
                <text:p>0.472271</text:p>
              </table:table-cell>
              <table:table-cell office:value-type="float" office:value="0.397865">
                <text:p>0.397865</text:p>
              </table:table-cell>
              <table:table-cell office:value-type="float" office:value="0.656684">
                <text:p>0.656684</text:p>
              </table:table-cell>
              <table:table-cell office:value-type="float" office:value="0.614224">
                <text:p>0.614224</text:p>
              </table:table-cell>
              <table:table-cell office:value-type="float" office:value="0.592881">
                <text:p>0.592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26">
                <text:p>0.49926</text:p>
              </table:table-cell>
              <table:table-cell office:value-type="float" office:value="0.665071">
                <text:p>0.665071</text:p>
              </table:table-cell>
              <table:table-cell office:value-type="float" office:value="0.624691">
                <text:p>0.624691</text:p>
              </table:table-cell>
              <table:table-cell office:value-type="float" office:value="0.571546">
                <text:p>0.571546</text:p>
              </table:table-cell>
              <table:table-cell office:value-type="float" office:value="0.527854">
                <text:p>0.527854</text:p>
              </table:table-cell>
              <table:table-cell office:value-type="float" office:value="0.654439">
                <text:p>0.654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606">
                <text:p>0.452606</text:p>
              </table:table-cell>
              <table:table-cell office:value-type="float" office:value="0.653679">
                <text:p>0.653679</text:p>
              </table:table-cell>
              <table:table-cell office:value-type="float" office:value="0.566676">
                <text:p>0.566676</text:p>
              </table:table-cell>
              <table:table-cell office:value-type="float" office:value="0.429484">
                <text:p>0.429484</text:p>
              </table:table-cell>
              <table:table-cell office:value-type="float" office:value="0.255659">
                <text:p>0.255659</text:p>
              </table:table-cell>
              <table:table-cell office:value-type="float" office:value="0.57888">
                <text:p>0.57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018">
                <text:p>0.246018</text:p>
              </table:table-cell>
              <table:table-cell office:value-type="float" office:value="0.330264">
                <text:p>0.330264</text:p>
              </table:table-cell>
              <table:table-cell office:value-type="float" office:value="0.401036">
                <text:p>0.401036</text:p>
              </table:table-cell>
              <table:table-cell office:value-type="float" office:value="0.657203">
                <text:p>0.657203</text:p>
              </table:table-cell>
              <table:table-cell office:value-type="float" office:value="0.482491">
                <text:p>0.482491</text:p>
              </table:table-cell>
              <table:table-cell office:value-type="float" office:value="0.656502">
                <text:p>0.656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481">
                <text:p>0.612481</text:p>
              </table:table-cell>
              <table:table-cell office:value-type="float" office:value="0.644894">
                <text:p>0.644894</text:p>
              </table:table-cell>
              <table:table-cell office:value-type="float" office:value="0.550703">
                <text:p>0.550703</text:p>
              </table:table-cell>
              <table:table-cell office:value-type="float" office:value="0.402031">
                <text:p>0.402031</text:p>
              </table:table-cell>
              <table:table-cell office:value-type="float" office:value="0.333649">
                <text:p>0.333649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388">
                <text:p>0.369388</text:p>
              </table:table-cell>
              <table:table-cell office:value-type="float" office:value="0.353294">
                <text:p>0.353294</text:p>
              </table:table-cell>
              <table:table-cell office:value-type="float" office:value="0.521804">
                <text:p>0.521804</text:p>
              </table:table-cell>
              <table:table-cell office:value-type="float" office:value="0.362005">
                <text:p>0.362005</text:p>
              </table:table-cell>
              <table:table-cell office:value-type="float" office:value="0.170261">
                <text:p>0.170261</text:p>
              </table:table-cell>
              <table:table-cell office:value-type="float" office:value="0.573929">
                <text:p>0.573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473">
                <text:p>0.616473</text:p>
              </table:table-cell>
              <table:table-cell office:value-type="float" office:value="0.640908">
                <text:p>0.640908</text:p>
              </table:table-cell>
              <table:table-cell office:value-type="float" office:value="0.588446">
                <text:p>0.588446</text:p>
              </table:table-cell>
              <table:table-cell office:value-type="float" office:value="0.467181">
                <text:p>0.467181</text:p>
              </table:table-cell>
              <table:table-cell office:value-type="float" office:value="0.618485">
                <text:p>0.618485</text:p>
              </table:table-cell>
              <table:table-cell office:value-type="float" office:value="0.541117">
                <text:p>0.541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304">
                <text:p>0.381304</text:p>
              </table:table-cell>
              <table:table-cell office:value-type="float" office:value="0.631086">
                <text:p>0.631086</text:p>
              </table:table-cell>
              <table:table-cell office:value-type="float" office:value="0.613714">
                <text:p>0.613714</text:p>
              </table:table-cell>
              <table:table-cell office:value-type="float" office:value="0.601695">
                <text:p>0.601695</text:p>
              </table:table-cell>
              <table:table-cell office:value-type="float" office:value="0.615103">
                <text:p>0.615103</text:p>
              </table:table-cell>
              <table:table-cell office:value-type="float" office:value="0.52672">
                <text:p>0.52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896">
                <text:p>0.531896</text:p>
              </table:table-cell>
              <table:table-cell office:value-type="float" office:value="0.669265">
                <text:p>0.669265</text:p>
              </table:table-cell>
              <table:table-cell office:value-type="float" office:value="0.383982">
                <text:p>0.383982</text:p>
              </table:table-cell>
              <table:table-cell office:value-type="float" office:value="0.654033">
                <text:p>0.654033</text:p>
              </table:table-cell>
              <table:table-cell office:value-type="float" office:value="0.177944">
                <text:p>0.177944</text:p>
              </table:table-cell>
              <table:table-cell office:value-type="float" office:value="0.573014">
                <text:p>0.573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194">
                <text:p>0.217194</text:p>
              </table:table-cell>
              <table:table-cell office:value-type="float" office:value="0.575168">
                <text:p>0.575168</text:p>
              </table:table-cell>
              <table:table-cell office:value-type="float" office:value="0.437871">
                <text:p>0.437871</text:p>
              </table:table-cell>
              <table:table-cell office:value-type="float" office:value="0.660746">
                <text:p>0.660746</text:p>
              </table:table-cell>
              <table:table-cell office:value-type="float" office:value="0.585422">
                <text:p>0.585422</text:p>
              </table:table-cell>
              <table:table-cell office:value-type="float" office:value="0.630056">
                <text:p>0.630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426">
                <text:p>0.513426</text:p>
              </table:table-cell>
              <table:table-cell office:value-type="float" office:value="0.667419">
                <text:p>0.667419</text:p>
              </table:table-cell>
              <table:table-cell office:value-type="float" office:value="0.534553">
                <text:p>0.534553</text:p>
              </table:table-cell>
              <table:table-cell office:value-type="float" office:value="0.377718">
                <text:p>0.377718</text:p>
              </table:table-cell>
              <table:table-cell office:value-type="float" office:value="0.27359">
                <text:p>0.27359</text:p>
              </table:table-cell>
              <table:table-cell office:value-type="float" office:value="0.333472">
                <text:p>0.333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175">
                <text:p>0.543175</text:p>
              </table:table-cell>
              <table:table-cell office:value-type="float" office:value="0.424074">
                <text:p>0.424074</text:p>
              </table:table-cell>
              <table:table-cell office:value-type="float" office:value="0.426759">
                <text:p>0.426759</text:p>
              </table:table-cell>
              <table:table-cell office:value-type="float" office:value="0.66017">
                <text:p>0.66017</text:p>
              </table:table-cell>
              <table:table-cell office:value-type="float" office:value="0.520136">
                <text:p>0.520136</text:p>
              </table:table-cell>
              <table:table-cell office:value-type="float" office:value="0.655624">
                <text:p>0.655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401">
                <text:p>0.635401</text:p>
              </table:table-cell>
              <table:table-cell office:value-type="float" office:value="0.541232">
                <text:p>0.541232</text:p>
              </table:table-cell>
              <table:table-cell office:value-type="float" office:value="0.22924">
                <text:p>0.22924</text:p>
              </table:table-cell>
              <table:table-cell office:value-type="float" office:value="0.323056">
                <text:p>0.323056</text:p>
              </table:table-cell>
              <table:table-cell office:value-type="float" office:value="0.314076">
                <text:p>0.314076</text:p>
              </table:table-cell>
              <table:table-cell office:value-type="float" office:value="0.599736">
                <text:p>0.599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768">
                <text:p>0.363768</text:p>
              </table:table-cell>
              <table:table-cell office:value-type="float" office:value="0.62514">
                <text:p>0.62514</text:p>
              </table:table-cell>
              <table:table-cell office:value-type="float" office:value="0.27318">
                <text:p>0.27318</text:p>
              </table:table-cell>
              <table:table-cell office:value-type="float" office:value="0.611219">
                <text:p>0.611219</text:p>
              </table:table-cell>
              <table:table-cell office:value-type="float" office:value="0.598132">
                <text:p>0.598132</text:p>
              </table:table-cell>
              <table:table-cell office:value-type="float" office:value="0.618367">
                <text:p>0.618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742">
                <text:p>0.604742</text:p>
              </table:table-cell>
              <table:table-cell office:value-type="float" office:value="0.480572">
                <text:p>0.480572</text:p>
              </table:table-cell>
              <table:table-cell office:value-type="float" office:value="0.511544">
                <text:p>0.511544</text:p>
              </table:table-cell>
              <table:table-cell office:value-type="float" office:value="0.653487">
                <text:p>0.653487</text:p>
              </table:table-cell>
              <table:table-cell office:value-type="float" office:value="0.553352">
                <text:p>0.553352</text:p>
              </table:table-cell>
              <table:table-cell office:value-type="float" office:value="0.424219">
                <text:p>0.42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7712">
                <text:p>0.447712</text:p>
              </table:table-cell>
              <table:table-cell office:value-type="float" office:value="0.376964">
                <text:p>0.376964</text:p>
              </table:table-cell>
              <table:table-cell office:value-type="float" office:value="0.575554">
                <text:p>0.575554</text:p>
              </table:table-cell>
              <table:table-cell office:value-type="float" office:value="0.444939">
                <text:p>0.444939</text:p>
              </table:table-cell>
              <table:table-cell office:value-type="float" office:value="0.517437">
                <text:p>0.517437</text:p>
              </table:table-cell>
              <table:table-cell office:value-type="float" office:value="0.389977">
                <text:p>0.389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251">
                <text:p>0.589251</text:p>
              </table:table-cell>
              <table:table-cell office:value-type="float" office:value="0.660265">
                <text:p>0.660265</text:p>
              </table:table-cell>
              <table:table-cell office:value-type="float" office:value="0.397352">
                <text:p>0.397352</text:p>
              </table:table-cell>
              <table:table-cell office:value-type="float" office:value="0.656597">
                <text:p>0.656597</text:p>
              </table:table-cell>
              <table:table-cell office:value-type="float" office:value="0.304182">
                <text:p>0.304182</text:p>
              </table:table-cell>
              <table:table-cell office:value-type="float" office:value="0.334173">
                <text:p>0.334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68">
                <text:p>0.409068</text:p>
              </table:table-cell>
              <table:table-cell office:value-type="float" office:value="0.640281">
                <text:p>0.640281</text:p>
              </table:table-cell>
              <table:table-cell office:value-type="float" office:value="0.489183">
                <text:p>0.489183</text:p>
              </table:table-cell>
              <table:table-cell office:value-type="float" office:value="0.657638">
                <text:p>0.657638</text:p>
              </table:table-cell>
              <table:table-cell office:value-type="float" office:value="0.614031">
                <text:p>0.614031</text:p>
              </table:table-cell>
              <table:table-cell office:value-type="float" office:value="0.593361">
                <text:p>0.593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024">
                <text:p>0.637024</text:p>
              </table:table-cell>
              <table:table-cell office:value-type="float" office:value="0.60297">
                <text:p>0.60297</text:p>
              </table:table-cell>
              <table:table-cell office:value-type="float" office:value="0.259988">
                <text:p>0.259988</text:p>
              </table:table-cell>
              <table:table-cell office:value-type="float" office:value="0.605528">
                <text:p>0.605528</text:p>
              </table:table-cell>
              <table:table-cell office:value-type="float" office:value="0.48128">
                <text:p>0.48128</text:p>
              </table:table-cell>
              <table:table-cell office:value-type="float" office:value="0.656413">
                <text:p>0.656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473">
                <text:p>0.489473</text:p>
              </table:table-cell>
              <table:table-cell office:value-type="float" office:value="0.394253">
                <text:p>0.394253</text:p>
              </table:table-cell>
              <table:table-cell office:value-type="float" office:value="0.544424">
                <text:p>0.544424</text:p>
              </table:table-cell>
              <table:table-cell office:value-type="float" office:value="0.392014">
                <text:p>0.392014</text:p>
              </table:table-cell>
              <table:table-cell office:value-type="float" office:value="0.562875">
                <text:p>0.562875</text:p>
              </table:table-cell>
              <table:table-cell office:value-type="float" office:value="0.643613">
                <text:p>0.643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444">
                <text:p>0.535444</text:p>
              </table:table-cell>
              <table:table-cell office:value-type="float" office:value="0.66943">
                <text:p>0.66943</text:p>
              </table:table-cell>
              <table:table-cell office:value-type="float" office:value="0.53423">
                <text:p>0.53423</text:p>
              </table:table-cell>
              <table:table-cell office:value-type="float" office:value="0.377282">
                <text:p>0.377282</text:p>
              </table:table-cell>
              <table:table-cell office:value-type="float" office:value="0.509801">
                <text:p>0.509801</text:p>
              </table:table-cell>
              <table:table-cell office:value-type="float" office:value="0.656637">
                <text:p>0.656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361">
                <text:p>0.282361</text:p>
              </table:table-cell>
              <table:table-cell office:value-type="float" office:value="0.335876">
                <text:p>0.335876</text:p>
              </table:table-cell>
              <table:table-cell office:value-type="float" office:value="0.424554">
                <text:p>0.424554</text:p>
              </table:table-cell>
              <table:table-cell office:value-type="float" office:value="0.314505">
                <text:p>0.314505</text:p>
              </table:table-cell>
              <table:table-cell office:value-type="float" office:value="0.528394">
                <text:p>0.528394</text:p>
              </table:table-cell>
              <table:table-cell office:value-type="float" office:value="0.654339">
                <text:p>0.654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664">
                <text:p>0.486664</text:p>
              </table:table-cell>
              <table:table-cell office:value-type="float" office:value="0.392959">
                <text:p>0.392959</text:p>
              </table:table-cell>
              <table:table-cell office:value-type="float" office:value="0.51202">
                <text:p>0.51202</text:p>
              </table:table-cell>
              <table:table-cell office:value-type="float" office:value="0.351882">
                <text:p>0.351882</text:p>
              </table:table-cell>
              <table:table-cell office:value-type="float" office:value="0.572023">
                <text:p>0.572023</text:p>
              </table:table-cell>
              <table:table-cell office:value-type="float" office:value="0.638933">
                <text:p>0.638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048">
                <text:p>0.361048</text:p>
              </table:table-cell>
              <table:table-cell office:value-type="float" office:value="0.351293">
                <text:p>0.351293</text:p>
              </table:table-cell>
              <table:table-cell office:value-type="float" office:value="0.296591">
                <text:p>0.296591</text:p>
              </table:table-cell>
              <table:table-cell office:value-type="float" office:value="0.324825">
                <text:p>0.324825</text:p>
              </table:table-cell>
              <table:table-cell office:value-type="float" office:value="0.616327">
                <text:p>0.616327</text:p>
              </table:table-cell>
              <table:table-cell office:value-type="float" office:value="0.587002">
                <text:p>0.587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005">
                <text:p>0.311005</text:p>
              </table:table-cell>
              <table:table-cell office:value-type="float" office:value="0.606984">
                <text:p>0.606984</text:p>
              </table:table-cell>
              <table:table-cell office:value-type="float" office:value="0.50203">
                <text:p>0.50203</text:p>
              </table:table-cell>
              <table:table-cell office:value-type="float" office:value="0.655438">
                <text:p>0.655438</text:p>
              </table:table-cell>
              <table:table-cell office:value-type="float" office:value="0.38884">
                <text:p>0.38884</text:p>
              </table:table-cell>
              <table:table-cell office:value-type="float" office:value="0.632319">
                <text:p>0.632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144">
                <text:p>0.210144</text:p>
              </table:table-cell>
              <table:table-cell office:value-type="float" office:value="0.572846">
                <text:p>0.572846</text:p>
              </table:table-cell>
              <table:table-cell office:value-type="float" office:value="0.505">
                <text:p>0.505</text:p>
              </table:table-cell>
              <table:table-cell office:value-type="float" office:value="0.345553">
                <text:p>0.345553</text:p>
              </table:table-cell>
              <table:table-cell office:value-type="float" office:value="0.417117">
                <text:p>0.417117</text:p>
              </table:table-cell>
              <table:table-cell office:value-type="float" office:value="0.642686">
                <text:p>0.642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062">
                <text:p>0.485062</text:p>
              </table:table-cell>
              <table:table-cell office:value-type="float" office:value="0.392229">
                <text:p>0.392229</text:p>
              </table:table-cell>
              <table:table-cell office:value-type="float" office:value="0.342879">
                <text:p>0.342879</text:p>
              </table:table-cell>
              <table:table-cell office:value-type="float" office:value="0.642384">
                <text:p>0.642384</text:p>
              </table:table-cell>
              <table:table-cell office:value-type="float" office:value="0.569241">
                <text:p>0.569241</text:p>
              </table:table-cell>
              <table:table-cell office:value-type="float" office:value="0.640461">
                <text:p>0.640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21">
                <text:p>0.639721</text:p>
              </table:table-cell>
              <table:table-cell office:value-type="float" office:value="0.564426">
                <text:p>0.564426</text:p>
              </table:table-cell>
              <table:table-cell office:value-type="float" office:value="0.364912">
                <text:p>0.364912</text:p>
              </table:table-cell>
              <table:table-cell office:value-type="float" office:value="0.318851">
                <text:p>0.318851</text:p>
              </table:table-cell>
              <table:table-cell office:value-type="float" office:value="0.425534">
                <text:p>0.425534</text:p>
              </table:table-cell>
              <table:table-cell office:value-type="float" office:value="0.342367">
                <text:p>0.342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528">
                <text:p>0.475528</text:p>
              </table:table-cell>
              <table:table-cell office:value-type="float" office:value="0.659828">
                <text:p>0.659828</text:p>
              </table:table-cell>
              <table:table-cell office:value-type="float" office:value="0.293675">
                <text:p>0.293675</text:p>
              </table:table-cell>
              <table:table-cell office:value-type="float" office:value="0.620948">
                <text:p>0.620948</text:p>
              </table:table-cell>
              <table:table-cell office:value-type="float" office:value="0.61933">
                <text:p>0.61933</text:p>
              </table:table-cell>
              <table:table-cell office:value-type="float" office:value="0.573777">
                <text:p>0.573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636">
                <text:p>0.600636</text:p>
              </table:table-cell>
              <table:table-cell office:value-type="float" office:value="0.475342">
                <text:p>0.475342</text:p>
              </table:table-cell>
              <table:table-cell office:value-type="float" office:value="0.512165">
                <text:p>0.512165</text:p>
              </table:table-cell>
              <table:table-cell office:value-type="float" office:value="0.352025">
                <text:p>0.352025</text:p>
              </table:table-cell>
              <table:table-cell office:value-type="float" office:value="0.603218">
                <text:p>0.603218</text:p>
              </table:table-cell>
              <table:table-cell office:value-type="float" office:value="0.496376">
                <text:p>0.496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333">
                <text:p>0.424333</text:p>
              </table:table-cell>
              <table:table-cell office:value-type="float" office:value="0.368863">
                <text:p>0.368863</text:p>
              </table:table-cell>
              <table:table-cell office:value-type="float" office:value="0.541151">
                <text:p>0.541151</text:p>
              </table:table-cell>
              <table:table-cell office:value-type="float" office:value="0.645883">
                <text:p>0.645883</text:p>
              </table:table-cell>
              <table:table-cell office:value-type="float" office:value="0.402388">
                <text:p>0.402388</text:p>
              </table:table-cell>
              <table:table-cell office:value-type="float" office:value="0.637535">
                <text:p>0.637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55">
                <text:p>0.46255</text:p>
              </table:table-cell>
              <table:table-cell office:value-type="float" office:value="0.382655">
                <text:p>0.382655</text:p>
              </table:table-cell>
              <table:table-cell office:value-type="float" office:value="0.62392">
                <text:p>0.62392</text:p>
              </table:table-cell>
              <table:table-cell office:value-type="float" office:value="0.576728">
                <text:p>0.576728</text:p>
              </table:table-cell>
              <table:table-cell office:value-type="float" office:value="0.618744">
                <text:p>0.618744</text:p>
              </table:table-cell>
              <table:table-cell office:value-type="float" office:value="0.542605">
                <text:p>0.542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292">
                <text:p>0.562292</text:p>
              </table:table-cell>
              <table:table-cell office:value-type="float" office:value="0.437925">
                <text:p>0.437925</text:p>
              </table:table-cell>
              <table:table-cell office:value-type="float" office:value="0.60099">
                <text:p>0.60099</text:p>
              </table:table-cell>
              <table:table-cell office:value-type="float" office:value="0.616367">
                <text:p>0.616367</text:p>
              </table:table-cell>
              <table:table-cell office:value-type="float" office:value="0.324203">
                <text:p>0.324203</text:p>
              </table:table-cell>
              <table:table-cell office:value-type="float" office:value="0.333992">
                <text:p>0.333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52">
                <text:p>0.47352</text:p>
              </table:table-cell>
              <table:table-cell office:value-type="float" office:value="0.659325">
                <text:p>0.659325</text:p>
              </table:table-cell>
              <table:table-cell office:value-type="float" office:value="0.523158">
                <text:p>0.523158</text:p>
              </table:table-cell>
              <table:table-cell office:value-type="float" office:value="0.363533">
                <text:p>0.363533</text:p>
              </table:table-cell>
              <table:table-cell office:value-type="float" office:value="0.327912">
                <text:p>0.327912</text:p>
              </table:table-cell>
              <table:table-cell office:value-type="float" office:value="0.333951">
                <text:p>0.333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389">
                <text:p>0.548389</text:p>
              </table:table-cell>
              <table:table-cell office:value-type="float" office:value="0.669395">
                <text:p>0.669395</text:p>
              </table:table-cell>
              <table:table-cell office:value-type="float" office:value="0.343829">
                <text:p>0.343829</text:p>
              </table:table-cell>
              <table:table-cell office:value-type="float" office:value="0.320932">
                <text:p>0.320932</text:p>
              </table:table-cell>
              <table:table-cell office:value-type="float" office:value="0.501805">
                <text:p>0.501805</text:p>
              </table:table-cell>
              <table:table-cell office:value-type="float" office:value="0.657005">
                <text:p>0.65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416">
                <text:p>0.495416</text:p>
              </table:table-cell>
              <table:table-cell office:value-type="float" office:value="0.664321">
                <text:p>0.664321</text:p>
              </table:table-cell>
              <table:table-cell office:value-type="float" office:value="0.624537">
                <text:p>0.624537</text:p>
              </table:table-cell>
              <table:table-cell office:value-type="float" office:value="0.553614">
                <text:p>0.553614</text:p>
              </table:table-cell>
              <table:table-cell office:value-type="float" office:value="0.510013">
                <text:p>0.510013</text:p>
              </table:table-cell>
              <table:table-cell office:value-type="float" office:value="0.384124">
                <text:p>0.384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6227">
                <text:p>0.356227</text:p>
              </table:table-cell>
              <table:table-cell office:value-type="float" office:value="0.622562">
                <text:p>0.622562</text:p>
              </table:table-cell>
              <table:table-cell office:value-type="float" office:value="0.479982">
                <text:p>0.479982</text:p>
              </table:table-cell>
              <table:table-cell office:value-type="float" office:value="0.328476">
                <text:p>0.328476</text:p>
              </table:table-cell>
              <table:table-cell office:value-type="float" office:value="0.413903">
                <text:p>0.413903</text:p>
              </table:table-cell>
              <table:table-cell office:value-type="float" office:value="0.641613">
                <text:p>0.641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77">
                <text:p>0.503977</text:p>
              </table:table-cell>
              <table:table-cell office:value-type="float" office:value="0.401299">
                <text:p>0.401299</text:p>
              </table:table-cell>
              <table:table-cell office:value-type="float" office:value="0.615982">
                <text:p>0.615982</text:p>
              </table:table-cell>
              <table:table-cell office:value-type="float" office:value="0.521594">
                <text:p>0.521594</text:p>
              </table:table-cell>
              <table:table-cell office:value-type="float" office:value="0.595301">
                <text:p>0.595301</text:p>
              </table:table-cell>
              <table:table-cell office:value-type="float" office:value="0.62135">
                <text:p>0.62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105">
                <text:p>0.214105</text:p>
              </table:table-cell>
              <table:table-cell office:value-type="float" office:value="0.574149">
                <text:p>0.574149</text:p>
              </table:table-cell>
              <table:table-cell office:value-type="float" office:value="0.424797">
                <text:p>0.424797</text:p>
              </table:table-cell>
              <table:table-cell office:value-type="float" office:value="0.660023">
                <text:p>0.660023</text:p>
              </table:table-cell>
              <table:table-cell office:value-type="float" office:value="0.36275">
                <text:p>0.36275</text:p>
              </table:table-cell>
              <table:table-cell office:value-type="float" office:value="0.621323">
                <text:p>0.621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365">
                <text:p>0.588365</text:p>
              </table:table-cell>
              <table:table-cell office:value-type="float" office:value="0.66066">
                <text:p>0.66066</text:p>
              </table:table-cell>
              <table:table-cell office:value-type="float" office:value="0.625014">
                <text:p>0.625014</text:p>
              </table:table-cell>
              <table:table-cell office:value-type="float" office:value="0.567645">
                <text:p>0.567645</text:p>
              </table:table-cell>
              <table:table-cell office:value-type="float" office:value="0.399102">
                <text:p>0.399102</text:p>
              </table:table-cell>
              <table:table-cell office:value-type="float" office:value="0.337142">
                <text:p>0.337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078">
                <text:p>0.464078</text:p>
              </table:table-cell>
              <table:table-cell office:value-type="float" office:value="0.383266">
                <text:p>0.383266</text:p>
              </table:table-cell>
              <table:table-cell office:value-type="float" office:value="0.346581">
                <text:p>0.346581</text:p>
              </table:table-cell>
              <table:table-cell office:value-type="float" office:value="0.643682">
                <text:p>0.643682</text:p>
              </table:table-cell>
              <table:table-cell office:value-type="float" office:value="0.577337">
                <text:p>0.577337</text:p>
              </table:table-cell>
              <table:table-cell office:value-type="float" office:value="0.453771">
                <text:p>0.453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699">
                <text:p>0.286699</text:p>
              </table:table-cell>
              <table:table-cell office:value-type="float" office:value="0.598619">
                <text:p>0.598619</text:p>
              </table:table-cell>
              <table:table-cell office:value-type="float" office:value="0.449363">
                <text:p>0.449363</text:p>
              </table:table-cell>
              <table:table-cell office:value-type="float" office:value="0.317344">
                <text:p>0.317344</text:p>
              </table:table-cell>
              <table:table-cell office:value-type="float" office:value="0.598889">
                <text:p>0.598889</text:p>
              </table:table-cell>
              <table:table-cell office:value-type="float" office:value="0.487926">
                <text:p>0.487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283">
                <text:p>0.383283</text:p>
              </table:table-cell>
              <table:table-cell office:value-type="float" office:value="0.356825">
                <text:p>0.356825</text:p>
              </table:table-cell>
              <table:table-cell office:value-type="float" office:value="0.447763">
                <text:p>0.447763</text:p>
              </table:table-cell>
              <table:table-cell office:value-type="float" office:value="0.660885">
                <text:p>0.660885</text:p>
              </table:table-cell>
              <table:table-cell office:value-type="float" office:value="0.326207">
                <text:p>0.326207</text:p>
              </table:table-cell>
              <table:table-cell office:value-type="float" office:value="0.605029">
                <text:p>0.605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3">
                <text:p>0.6253</text:p>
              </table:table-cell>
              <table:table-cell office:value-type="float" office:value="0.514165">
                <text:p>0.514165</text:p>
              </table:table-cell>
              <table:table-cell office:value-type="float" office:value="0.52252">
                <text:p>0.52252</text:p>
              </table:table-cell>
              <table:table-cell office:value-type="float" office:value="0.36281">
                <text:p>0.36281</text:p>
              </table:table-cell>
              <table:table-cell office:value-type="float" office:value="0.618267">
                <text:p>0.618267</text:p>
              </table:table-cell>
              <table:table-cell office:value-type="float" office:value="0.579668">
                <text:p>0.579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158">
                <text:p>0.640158</text:p>
              </table:table-cell>
              <table:table-cell office:value-type="float" office:value="0.570339">
                <text:p>0.570339</text:p>
              </table:table-cell>
              <table:table-cell office:value-type="float" office:value="0.616509">
                <text:p>0.616509</text:p>
              </table:table-cell>
              <table:table-cell office:value-type="float" office:value="0.522961">
                <text:p>0.522961</text:p>
              </table:table-cell>
              <table:table-cell office:value-type="float" office:value="0.355455">
                <text:p>0.355455</text:p>
              </table:table-cell>
              <table:table-cell office:value-type="float" office:value="0.333954">
                <text:p>0.33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313">
                <text:p>0.413313</text:p>
              </table:table-cell>
              <table:table-cell office:value-type="float" office:value="0.641653">
                <text:p>0.641653</text:p>
              </table:table-cell>
              <table:table-cell office:value-type="float" office:value="0.481901">
                <text:p>0.481901</text:p>
              </table:table-cell>
              <table:table-cell office:value-type="float" office:value="0.658646">
                <text:p>0.658646</text:p>
              </table:table-cell>
              <table:table-cell office:value-type="float" office:value="0.56656">
                <text:p>0.56656</text:p>
              </table:table-cell>
              <table:table-cell office:value-type="float" office:value="0.439679">
                <text:p>0.439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725">
                <text:p>0.479725</text:p>
              </table:table-cell>
              <table:table-cell office:value-type="float" office:value="0.38985">
                <text:p>0.38985</text:p>
              </table:table-cell>
              <table:table-cell office:value-type="float" office:value="0.383884">
                <text:p>0.383884</text:p>
              </table:table-cell>
              <table:table-cell office:value-type="float" office:value="0.654012">
                <text:p>0.654012</text:p>
              </table:table-cell>
              <table:table-cell office:value-type="float" office:value="0.433407">
                <text:p>0.433407</text:p>
              </table:table-cell>
              <table:table-cell office:value-type="float" office:value="0.647631">
                <text:p>0.64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45">
                <text:p>0.32445</text:p>
              </table:table-cell>
              <table:table-cell office:value-type="float" office:value="0.343423">
                <text:p>0.343423</text:p>
              </table:table-cell>
              <table:table-cell office:value-type="float" office:value="0.395996">
                <text:p>0.395996</text:p>
              </table:table-cell>
              <table:table-cell office:value-type="float" office:value="0.656364">
                <text:p>0.656364</text:p>
              </table:table-cell>
              <table:table-cell office:value-type="float" office:value="0.387142">
                <text:p>0.387142</text:p>
              </table:table-cell>
              <table:table-cell office:value-type="float" office:value="0.335697">
                <text:p>0.335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47">
                <text:p>0.51947</text:p>
              </table:table-cell>
              <table:table-cell office:value-type="float" office:value="0.668192">
                <text:p>0.668192</text:p>
              </table:table-cell>
              <table:table-cell office:value-type="float" office:value="0.450658">
                <text:p>0.450658</text:p>
              </table:table-cell>
              <table:table-cell office:value-type="float" office:value="0.660859">
                <text:p>0.660859</text:p>
              </table:table-cell>
              <table:table-cell office:value-type="float" office:value="0.470533">
                <text:p>0.470533</text:p>
              </table:table-cell>
              <table:table-cell office:value-type="float" office:value="0.359267">
                <text:p>0.359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52">
                <text:p>0.583352</text:p>
              </table:table-cell>
              <table:table-cell office:value-type="float" office:value="0.66269">
                <text:p>0.66269</text:p>
              </table:table-cell>
              <table:table-cell office:value-type="float" office:value="0.48894">
                <text:p>0.48894</text:p>
              </table:table-cell>
              <table:table-cell office:value-type="float" office:value="0.657675">
                <text:p>0.657675</text:p>
              </table:table-cell>
              <table:table-cell office:value-type="float" office:value="0.577525">
                <text:p>0.577525</text:p>
              </table:table-cell>
              <table:table-cell office:value-type="float" office:value="0.454028">
                <text:p>0.454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647">
                <text:p>0.481647</text:p>
              </table:table-cell>
              <table:table-cell office:value-type="float" office:value="0.390698">
                <text:p>0.390698</text:p>
              </table:table-cell>
              <table:table-cell office:value-type="float" office:value="0.619818">
                <text:p>0.619818</text:p>
              </table:table-cell>
              <table:table-cell office:value-type="float" office:value="0.532431">
                <text:p>0.532431</text:p>
              </table:table-cell>
              <table:table-cell office:value-type="float" office:value="0.321118">
                <text:p>0.321118</text:p>
              </table:table-cell>
              <table:table-cell office:value-type="float" office:value="0.602791">
                <text:p>0.602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859">
                <text:p>0.385859</text:p>
              </table:table-cell>
              <table:table-cell office:value-type="float" office:value="0.632616">
                <text:p>0.632616</text:p>
              </table:table-cell>
              <table:table-cell office:value-type="float" office:value="0.526381">
                <text:p>0.526381</text:p>
              </table:table-cell>
              <table:table-cell office:value-type="float" office:value="0.367301">
                <text:p>0.367301</text:p>
              </table:table-cell>
              <table:table-cell office:value-type="float" office:value="0.322519">
                <text:p>0.322519</text:p>
              </table:table-cell>
              <table:table-cell office:value-type="float" office:value="0.334015">
                <text:p>0.334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686">
                <text:p>0.595686</text:p>
              </table:table-cell>
              <table:table-cell office:value-type="float" office:value="0.469454">
                <text:p>0.469454</text:p>
              </table:table-cell>
              <table:table-cell office:value-type="float" office:value="0.302864">
                <text:p>0.302864</text:p>
              </table:table-cell>
              <table:table-cell office:value-type="float" office:value="0.625373">
                <text:p>0.625373</text:p>
              </table:table-cell>
              <table:table-cell office:value-type="float" office:value="0.267737">
                <text:p>0.267737</text:p>
              </table:table-cell>
              <table:table-cell office:value-type="float" office:value="0.333097">
                <text:p>0.333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187">
                <text:p>0.450187</text:p>
              </table:table-cell>
              <table:table-cell office:value-type="float" office:value="0.652983">
                <text:p>0.652983</text:p>
              </table:table-cell>
              <table:table-cell office:value-type="float" office:value="0.382216">
                <text:p>0.382216</text:p>
              </table:table-cell>
              <table:table-cell office:value-type="float" office:value="0.653651">
                <text:p>0.653651</text:p>
              </table:table-cell>
              <table:table-cell office:value-type="float" office:value="0.571038">
                <text:p>0.571038</text:p>
              </table:table-cell>
              <table:table-cell office:value-type="float" office:value="0.445349">
                <text:p>0.445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47">
                <text:p>0.32147</text:p>
              </table:table-cell>
              <table:table-cell office:value-type="float" office:value="0.342842">
                <text:p>0.342842</text:p>
              </table:table-cell>
              <table:table-cell office:value-type="float" office:value="0.485031">
                <text:p>0.485031</text:p>
              </table:table-cell>
              <table:table-cell office:value-type="float" office:value="0.658235">
                <text:p>0.658235</text:p>
              </table:table-cell>
              <table:table-cell office:value-type="float" office:value="0.540839">
                <text:p>0.540839</text:p>
              </table:table-cell>
              <table:table-cell office:value-type="float" office:value="0.411093">
                <text:p>0.411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883">
                <text:p>0.476883</text:p>
              </table:table-cell>
              <table:table-cell office:value-type="float" office:value="0.660163">
                <text:p>0.660163</text:p>
              </table:table-cell>
              <table:table-cell office:value-type="float" office:value="0.541331">
                <text:p>0.541331</text:p>
              </table:table-cell>
              <table:table-cell office:value-type="float" office:value="0.387334">
                <text:p>0.387334</text:p>
              </table:table-cell>
              <table:table-cell office:value-type="float" office:value="0.50114">
                <text:p>0.50114</text:p>
              </table:table-cell>
              <table:table-cell office:value-type="float" office:value="0.377639">
                <text:p>0.377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574">
                <text:p>0.536574</text:p>
              </table:table-cell>
              <table:table-cell office:value-type="float" office:value="0.669467">
                <text:p>0.669467</text:p>
              </table:table-cell>
              <table:table-cell office:value-type="float" office:value="0.283753">
                <text:p>0.283753</text:p>
              </table:table-cell>
              <table:table-cell office:value-type="float" office:value="0.325551">
                <text:p>0.325551</text:p>
              </table:table-cell>
              <table:table-cell office:value-type="float" office:value="0.542337">
                <text:p>0.542337</text:p>
              </table:table-cell>
              <table:table-cell office:value-type="float" office:value="0.412596">
                <text:p>0.412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178">
                <text:p>0.640178</text:p>
              </table:table-cell>
              <table:table-cell office:value-type="float" office:value="0.570757">
                <text:p>0.570757</text:p>
              </table:table-cell>
              <table:table-cell office:value-type="float" office:value="0.57779">
                <text:p>0.57779</text:p>
              </table:table-cell>
              <table:table-cell office:value-type="float" office:value="0.631998">
                <text:p>0.631998</text:p>
              </table:table-cell>
              <table:table-cell office:value-type="float" office:value="0.606571">
                <text:p>0.606571</text:p>
              </table:table-cell>
              <table:table-cell office:value-type="float" office:value="0.50357">
                <text:p>0.50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337">
                <text:p>0.542337</text:p>
              </table:table-cell>
              <table:table-cell office:value-type="float" office:value="0.423516">
                <text:p>0.423516</text:p>
              </table:table-cell>
              <table:table-cell office:value-type="float" office:value="0.531857">
                <text:p>0.531857</text:p>
              </table:table-cell>
              <table:table-cell office:value-type="float" office:value="0.374142">
                <text:p>0.374142</text:p>
              </table:table-cell>
              <table:table-cell office:value-type="float" office:value="0.49893">
                <text:p>0.49893</text:p>
              </table:table-cell>
              <table:table-cell office:value-type="float" office:value="0.376109">
                <text:p>0.376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425">
                <text:p>0.473425</text:p>
              </table:table-cell>
              <table:table-cell office:value-type="float" office:value="0.659302">
                <text:p>0.659302</text:p>
              </table:table-cell>
              <table:table-cell office:value-type="float" office:value="0.568125">
                <text:p>0.568125</text:p>
              </table:table-cell>
              <table:table-cell office:value-type="float" office:value="0.432016">
                <text:p>0.432016</text:p>
              </table:table-cell>
              <table:table-cell office:value-type="float" office:value="0.603122">
                <text:p>0.603122</text:p>
              </table:table-cell>
              <table:table-cell office:value-type="float" office:value="0.496184">
                <text:p>0.496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963">
                <text:p>0.468963</text:p>
              </table:table-cell>
              <table:table-cell office:value-type="float" office:value="0.385261">
                <text:p>0.385261</text:p>
              </table:table-cell>
              <table:table-cell office:value-type="float" office:value="0.622895">
                <text:p>0.622895</text:p>
              </table:table-cell>
              <table:table-cell office:value-type="float" office:value="0.581288">
                <text:p>0.581288</text:p>
              </table:table-cell>
              <table:table-cell office:value-type="float" office:value="0.618163">
                <text:p>0.618163</text:p>
              </table:table-cell>
              <table:table-cell office:value-type="float" office:value="0.539374">
                <text:p>0.539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303">
                <text:p>0.630303</text:p>
              </table:table-cell>
              <table:table-cell office:value-type="float" office:value="0.525783">
                <text:p>0.525783</text:p>
              </table:table-cell>
              <table:table-cell office:value-type="float" office:value="0.57771">
                <text:p>0.57771</text:p>
              </table:table-cell>
              <table:table-cell office:value-type="float" office:value="0.632038">
                <text:p>0.632038</text:p>
              </table:table-cell>
              <table:table-cell office:value-type="float" office:value="0.514726">
                <text:p>0.514726</text:p>
              </table:table-cell>
              <table:table-cell office:value-type="float" office:value="0.387795">
                <text:p>0.387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649982">
                <text:p>0.649982</text:p>
              </table:table-cell>
              <table:table-cell office:value-type="float" office:value="0.613852">
                <text:p>0.613852</text:p>
              </table:table-cell>
              <table:table-cell office:value-type="float" office:value="0.601487">
                <text:p>0.601487</text:p>
              </table:table-cell>
              <table:table-cell office:value-type="float" office:value="0.536612">
                <text:p>0.536612</text:p>
              </table:table-cell>
              <table:table-cell office:value-type="float" office:value="0.406967">
                <text:p>0.406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452">
                <text:p>0.532452</text:p>
              </table:table-cell>
              <table:table-cell office:value-type="float" office:value="0.417199">
                <text:p>0.417199</text:p>
              </table:table-cell>
              <table:table-cell office:value-type="float" office:value="0.383667">
                <text:p>0.383667</text:p>
              </table:table-cell>
              <table:table-cell office:value-type="float" office:value="0.316862">
                <text:p>0.316862</text:p>
              </table:table-cell>
              <table:table-cell office:value-type="float" office:value="0.514604">
                <text:p>0.514604</text:p>
              </table:table-cell>
              <table:table-cell office:value-type="float" office:value="0.387698">
                <text:p>0.387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04">
                <text:p>0.490304</text:p>
              </table:table-cell>
              <table:table-cell office:value-type="float" office:value="0.394641">
                <text:p>0.394641</text:p>
              </table:table-cell>
              <table:table-cell office:value-type="float" office:value="0.287101">
                <text:p>0.287101</text:p>
              </table:table-cell>
              <table:table-cell office:value-type="float" office:value="0.61777">
                <text:p>0.61777</text:p>
              </table:table-cell>
              <table:table-cell office:value-type="float" office:value="0.349805">
                <text:p>0.349805</text:p>
              </table:table-cell>
              <table:table-cell office:value-type="float" office:value="0.615582">
                <text:p>0.615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043">
                <text:p>0.508043</text:p>
              </table:table-cell>
              <table:table-cell office:value-type="float" office:value="0.40339">
                <text:p>0.40339</text:p>
              </table:table-cell>
              <table:table-cell office:value-type="float" office:value="0.430166">
                <text:p>0.430166</text:p>
              </table:table-cell>
              <table:table-cell office:value-type="float" office:value="0.660393">
                <text:p>0.660393</text:p>
              </table:table-cell>
              <table:table-cell office:value-type="float" office:value="0.536333">
                <text:p>0.536333</text:p>
              </table:table-cell>
              <table:table-cell office:value-type="float" office:value="0.406697">
                <text:p>0.406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204">
                <text:p>0.324204</text:p>
              </table:table-cell>
              <table:table-cell office:value-type="float" office:value="0.611539">
                <text:p>0.611539</text:p>
              </table:table-cell>
              <table:table-cell office:value-type="float" office:value="0.623691">
                <text:p>0.623691</text:p>
              </table:table-cell>
              <table:table-cell office:value-type="float" office:value="0.577889">
                <text:p>0.577889</text:p>
              </table:table-cell>
              <table:table-cell office:value-type="float" office:value="0.539818">
                <text:p>0.539818</text:p>
              </table:table-cell>
              <table:table-cell office:value-type="float" office:value="0.410087">
                <text:p>0.41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633">
                <text:p>0.430633</text:p>
              </table:table-cell>
              <table:table-cell office:value-type="float" office:value="0.370949">
                <text:p>0.370949</text:p>
              </table:table-cell>
              <table:table-cell office:value-type="float" office:value="0.457339">
                <text:p>0.457339</text:p>
              </table:table-cell>
              <table:table-cell office:value-type="float" office:value="0.660682">
                <text:p>0.660682</text:p>
              </table:table-cell>
              <table:table-cell office:value-type="float" office:value="0.295292">
                <text:p>0.295292</text:p>
              </table:table-cell>
              <table:table-cell office:value-type="float" office:value="0.591994">
                <text:p>0.591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82">
                <text:p>0.25582</text:p>
              </table:table-cell>
              <table:table-cell office:value-type="float" office:value="0.588089">
                <text:p>0.588089</text:p>
              </table:table-cell>
              <table:table-cell office:value-type="float" office:value="0.290582">
                <text:p>0.290582</text:p>
              </table:table-cell>
              <table:table-cell office:value-type="float" office:value="0.325201">
                <text:p>0.325201</text:p>
              </table:table-cell>
              <table:table-cell office:value-type="float" office:value="0.450745">
                <text:p>0.450745</text:p>
              </table:table-cell>
              <table:table-cell office:value-type="float" office:value="0.35046">
                <text:p>0.35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163">
                <text:p>0.501163</text:p>
              </table:table-cell>
              <table:table-cell office:value-type="float" office:value="0.399883">
                <text:p>0.399883</text:p>
              </table:table-cell>
              <table:table-cell office:value-type="float" office:value="0.569298">
                <text:p>0.569298</text:p>
              </table:table-cell>
              <table:table-cell office:value-type="float" office:value="0.635964">
                <text:p>0.635964</text:p>
              </table:table-cell>
              <table:table-cell office:value-type="float" office:value="0.620253">
                <text:p>0.620253</text:p>
              </table:table-cell>
              <table:table-cell office:value-type="float" office:value="0.562047">
                <text:p>0.562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84">
                <text:p>0.30084</text:p>
              </table:table-cell>
              <table:table-cell office:value-type="float" office:value="0.60348">
                <text:p>0.60348</text:p>
              </table:table-cell>
              <table:table-cell office:value-type="float" office:value="0.581805">
                <text:p>0.581805</text:p>
              </table:table-cell>
              <table:table-cell office:value-type="float" office:value="0.455716">
                <text:p>0.455716</text:p>
              </table:table-cell>
              <table:table-cell office:value-type="float" office:value="0.208567">
                <text:p>0.208567</text:p>
              </table:table-cell>
              <table:table-cell office:value-type="float" office:value="0.571895">
                <text:p>0.571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485">
                <text:p>0.638485</text:p>
              </table:table-cell>
              <table:table-cell office:value-type="float" office:value="0.596416">
                <text:p>0.596416</text:p>
              </table:table-cell>
              <table:table-cell office:value-type="float" office:value="0.225384">
                <text:p>0.225384</text:p>
              </table:table-cell>
              <table:table-cell office:value-type="float" office:value="0.594651">
                <text:p>0.594651</text:p>
              </table:table-cell>
              <table:table-cell office:value-type="float" office:value="0.61706">
                <text:p>0.61706</text:p>
              </table:table-cell>
              <table:table-cell office:value-type="float" office:value="0.534183">
                <text:p>0.534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418">
                <text:p>0.606418</text:p>
              </table:table-cell>
              <table:table-cell office:value-type="float" office:value="0.482809">
                <text:p>0.482809</text:p>
              </table:table-cell>
              <table:table-cell office:value-type="float" office:value="0.376629">
                <text:p>0.376629</text:p>
              </table:table-cell>
              <table:table-cell office:value-type="float" office:value="0.652376">
                <text:p>0.652376</text:p>
              </table:table-cell>
              <table:table-cell office:value-type="float" office:value="0.449266">
                <text:p>0.449266</text:p>
              </table:table-cell>
              <table:table-cell office:value-type="float" office:value="0.651563">
                <text:p>0.65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22">
                <text:p>0.551722</text:p>
              </table:table-cell>
              <table:table-cell office:value-type="float" office:value="0.429987">
                <text:p>0.429987</text:p>
              </table:table-cell>
              <table:table-cell office:value-type="float" office:value="0.604238">
                <text:p>0.604238</text:p>
              </table:table-cell>
              <table:table-cell office:value-type="float" office:value="0.495884">
                <text:p>0.495884</text:p>
              </table:table-cell>
              <table:table-cell office:value-type="float" office:value="0.290105">
                <text:p>0.290105</text:p>
              </table:table-cell>
              <table:table-cell office:value-type="float" office:value="0.589995">
                <text:p>0.589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17">
                <text:p>0.49917</text:p>
              </table:table-cell>
              <table:table-cell office:value-type="float" office:value="0.665054">
                <text:p>0.665054</text:p>
              </table:table-cell>
              <table:table-cell office:value-type="float" office:value="0.404176">
                <text:p>0.404176</text:p>
              </table:table-cell>
              <table:table-cell office:value-type="float" office:value="0.657683">
                <text:p>0.657683</text:p>
              </table:table-cell>
              <table:table-cell office:value-type="float" office:value="0.219225">
                <text:p>0.219225</text:p>
              </table:table-cell>
              <table:table-cell office:value-type="float" office:value="0.572538">
                <text:p>0.572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138">
                <text:p>0.637138</text:p>
              </table:table-cell>
              <table:table-cell office:value-type="float" office:value="0.548266">
                <text:p>0.548266</text:p>
              </table:table-cell>
              <table:table-cell office:value-type="float" office:value="0.539433">
                <text:p>0.539433</text:p>
              </table:table-cell>
              <table:table-cell office:value-type="float" office:value="0.384552">
                <text:p>0.384552</text:p>
              </table:table-cell>
              <table:table-cell office:value-type="float" office:value="0.589167">
                <text:p>0.589167</text:p>
              </table:table-cell>
              <table:table-cell office:value-type="float" office:value="0.62702">
                <text:p>0.62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206">
                <text:p>0.630206</text:p>
              </table:table-cell>
              <table:table-cell office:value-type="float" office:value="0.525532">
                <text:p>0.525532</text:p>
              </table:table-cell>
              <table:table-cell office:value-type="float" office:value="0.540248">
                <text:p>0.540248</text:p>
              </table:table-cell>
              <table:table-cell office:value-type="float" office:value="0.646149">
                <text:p>0.646149</text:p>
              </table:table-cell>
              <table:table-cell office:value-type="float" office:value="0.619406">
                <text:p>0.619406</text:p>
              </table:table-cell>
              <table:table-cell office:value-type="float" office:value="0.547166">
                <text:p>0.547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104">
                <text:p>0.376104</text:p>
              </table:table-cell>
              <table:table-cell office:value-type="float" office:value="0.629331">
                <text:p>0.629331</text:p>
              </table:table-cell>
              <table:table-cell office:value-type="float" office:value="0.418404">
                <text:p>0.418404</text:p>
              </table:table-cell>
              <table:table-cell office:value-type="float" office:value="0.659452">
                <text:p>0.659452</text:p>
              </table:table-cell>
              <table:table-cell office:value-type="float" office:value="0.423923">
                <text:p>0.423923</text:p>
              </table:table-cell>
              <table:table-cell office:value-type="float" office:value="0.341962">
                <text:p>0.341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055">
                <text:p>0.631055</text:p>
              </table:table-cell>
              <table:table-cell office:value-type="float" office:value="0.527762">
                <text:p>0.527762</text:p>
              </table:table-cell>
              <table:table-cell office:value-type="float" office:value="0.61161">
                <text:p>0.61161</text:p>
              </table:table-cell>
              <table:table-cell office:value-type="float" office:value="0.511182">
                <text:p>0.511182</text:p>
              </table:table-cell>
              <table:table-cell office:value-type="float" office:value="0.54813">
                <text:p>0.54813</text:p>
              </table:table-cell>
              <table:table-cell office:value-type="float" office:value="0.418577">
                <text:p>0.418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282">
                <text:p>0.483282</text:p>
              </table:table-cell>
              <table:table-cell office:value-type="float" office:value="0.661691">
                <text:p>0.661691</text:p>
              </table:table-cell>
              <table:table-cell office:value-type="float" office:value="0.245733">
                <text:p>0.245733</text:p>
              </table:table-cell>
              <table:table-cell office:value-type="float" office:value="0.60026">
                <text:p>0.60026</text:p>
              </table:table-cell>
              <table:table-cell office:value-type="float" office:value="0.179246">
                <text:p>0.179246</text:p>
              </table:table-cell>
              <table:table-cell office:value-type="float" office:value="0.572879">
                <text:p>0.572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144">
                <text:p>0.456144</text:p>
              </table:table-cell>
              <table:table-cell office:value-type="float" office:value="0.654681">
                <text:p>0.654681</text:p>
              </table:table-cell>
              <table:table-cell office:value-type="float" office:value="0.521703">
                <text:p>0.521703</text:p>
              </table:table-cell>
              <table:table-cell office:value-type="float" office:value="0.361896">
                <text:p>0.361896</text:p>
              </table:table-cell>
              <table:table-cell office:value-type="float" office:value="0.595525">
                <text:p>0.595525</text:p>
              </table:table-cell>
              <table:table-cell office:value-type="float" office:value="0.481853">
                <text:p>0.481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814">
                <text:p>0.474814</text:p>
              </table:table-cell>
              <table:table-cell office:value-type="float" office:value="0.65965">
                <text:p>0.65965</text:p>
              </table:table-cell>
              <table:table-cell office:value-type="float" office:value="0.578015">
                <text:p>0.578015</text:p>
              </table:table-cell>
              <table:table-cell office:value-type="float" office:value="0.44919">
                <text:p>0.44919</text:p>
              </table:table-cell>
              <table:table-cell office:value-type="float" office:value="0.408424">
                <text:p>0.408424</text:p>
              </table:table-cell>
              <table:table-cell office:value-type="float" office:value="0.338645">
                <text:p>0.338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336">
                <text:p>0.503336</text:p>
              </table:table-cell>
              <table:table-cell office:value-type="float" office:value="0.400974">
                <text:p>0.400974</text:p>
              </table:table-cell>
              <table:table-cell office:value-type="float" office:value="0.348165">
                <text:p>0.348165</text:p>
              </table:table-cell>
              <table:table-cell office:value-type="float" office:value="0.320524">
                <text:p>0.320524</text:p>
              </table:table-cell>
              <table:table-cell office:value-type="float" office:value="0.427333">
                <text:p>0.427333</text:p>
              </table:table-cell>
              <table:table-cell office:value-type="float" office:value="0.34284">
                <text:p>0.34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0299">
                <text:p>0.550299</text:p>
              </table:table-cell>
              <table:table-cell office:value-type="float" office:value="0.428974">
                <text:p>0.428974</text:p>
              </table:table-cell>
              <table:table-cell office:value-type="float" office:value="0.362248">
                <text:p>0.362248</text:p>
              </table:table-cell>
              <table:table-cell office:value-type="float" office:value="0.319127">
                <text:p>0.319127</text:p>
              </table:table-cell>
              <table:table-cell office:value-type="float" office:value="0.620153">
                <text:p>0.620153</text:p>
              </table:table-cell>
              <table:table-cell office:value-type="float" office:value="0.565176">
                <text:p>0.565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345">
                <text:p>0.611345</text:p>
              </table:table-cell>
              <table:table-cell office:value-type="float" office:value="0.645929">
                <text:p>0.645929</text:p>
              </table:table-cell>
              <table:table-cell office:value-type="float" office:value="0.532925">
                <text:p>0.532925</text:p>
              </table:table-cell>
              <table:table-cell office:value-type="float" office:value="0.375542">
                <text:p>0.375542</text:p>
              </table:table-cell>
              <table:table-cell office:value-type="float" office:value="0.617554">
                <text:p>0.617554</text:p>
              </table:table-cell>
              <table:table-cell office:value-type="float" office:value="0.536386">
                <text:p>0.536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943">
                <text:p>0.626943</text:p>
              </table:table-cell>
              <table:table-cell office:value-type="float" office:value="0.627079">
                <text:p>0.627079</text:p>
              </table:table-cell>
              <table:table-cell office:value-type="float" office:value="0.540905">
                <text:p>0.540905</text:p>
              </table:table-cell>
              <table:table-cell office:value-type="float" office:value="0.386703">
                <text:p>0.386703</text:p>
              </table:table-cell>
              <table:table-cell office:value-type="float" office:value="0.616216">
                <text:p>0.616216</text:p>
              </table:table-cell>
              <table:table-cell office:value-type="float" office:value="0.530749">
                <text:p>0.530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896">
                <text:p>0.429896</text:p>
              </table:table-cell>
              <table:table-cell office:value-type="float" office:value="0.370699">
                <text:p>0.370699</text:p>
              </table:table-cell>
              <table:table-cell office:value-type="float" office:value="0.566212">
                <text:p>0.566212</text:p>
              </table:table-cell>
              <table:table-cell office:value-type="float" office:value="0.637259">
                <text:p>0.637259</text:p>
              </table:table-cell>
              <table:table-cell office:value-type="float" office:value="0.555192">
                <text:p>0.555192</text:p>
              </table:table-cell>
              <table:table-cell office:value-type="float" office:value="0.646865">
                <text:p>0.646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791">
                <text:p>0.638791</text:p>
              </table:table-cell>
              <table:table-cell office:value-type="float" office:value="0.594708">
                <text:p>0.594708</text:p>
              </table:table-cell>
              <table:table-cell office:value-type="float" office:value="0.314734">
                <text:p>0.314734</text:p>
              </table:table-cell>
              <table:table-cell office:value-type="float" office:value="0.32346">
                <text:p>0.32346</text:p>
              </table:table-cell>
              <table:table-cell office:value-type="float" office:value="0.318446">
                <text:p>0.318446</text:p>
              </table:table-cell>
              <table:table-cell office:value-type="float" office:value="0.601624">
                <text:p>0.601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638">
                <text:p>0.542638</text:p>
              </table:table-cell>
              <table:table-cell office:value-type="float" office:value="0.66954">
                <text:p>0.66954</text:p>
              </table:table-cell>
              <table:table-cell office:value-type="float" office:value="0.340848">
                <text:p>0.340848</text:p>
              </table:table-cell>
              <table:table-cell office:value-type="float" office:value="0.64165">
                <text:p>0.64165</text:p>
              </table:table-cell>
              <table:table-cell office:value-type="float" office:value="0.337053">
                <text:p>0.337053</text:p>
              </table:table-cell>
              <table:table-cell office:value-type="float" office:value="0.609864">
                <text:p>0.609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455">
                <text:p>0.413455</text:p>
              </table:table-cell>
              <table:table-cell office:value-type="float" office:value="0.365419">
                <text:p>0.365419</text:p>
              </table:table-cell>
              <table:table-cell office:value-type="float" office:value="0.552223">
                <text:p>0.552223</text:p>
              </table:table-cell>
              <table:table-cell office:value-type="float" office:value="0.404549">
                <text:p>0.404549</text:p>
              </table:table-cell>
              <table:table-cell office:value-type="float" office:value="0.336557">
                <text:p>0.336557</text:p>
              </table:table-cell>
              <table:table-cell office:value-type="float" office:value="0.609641">
                <text:p>0.609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449">
                <text:p>0.388449</text:p>
              </table:table-cell>
              <table:table-cell office:value-type="float" office:value="0.633482">
                <text:p>0.633482</text:p>
              </table:table-cell>
              <table:table-cell office:value-type="float" office:value="0.583565">
                <text:p>0.583565</text:p>
              </table:table-cell>
              <table:table-cell office:value-type="float" office:value="0.458746">
                <text:p>0.458746</text:p>
              </table:table-cell>
              <table:table-cell office:value-type="float" office:value="0.280134">
                <text:p>0.280134</text:p>
              </table:table-cell>
              <table:table-cell office:value-type="float" office:value="0.586357">
                <text:p>0.586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59">
                <text:p>0.51759</text:p>
              </table:table-cell>
              <table:table-cell office:value-type="float" office:value="0.408521">
                <text:p>0.408521</text:p>
              </table:table-cell>
              <table:table-cell office:value-type="float" office:value="0.376605">
                <text:p>0.376605</text:p>
              </table:table-cell>
              <table:table-cell office:value-type="float" office:value="0.65237">
                <text:p>0.65237</text:p>
              </table:table-cell>
              <table:table-cell office:value-type="float" office:value="0.610673">
                <text:p>0.610673</text:p>
              </table:table-cell>
              <table:table-cell office:value-type="float" office:value="0.513519">
                <text:p>0.513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963">
                <text:p>0.380963</text:p>
              </table:table-cell>
              <table:table-cell office:value-type="float" office:value="0.630971">
                <text:p>0.630971</text:p>
              </table:table-cell>
              <table:table-cell office:value-type="float" office:value="0.476105">
                <text:p>0.476105</text:p>
              </table:table-cell>
              <table:table-cell office:value-type="float" office:value="0.65932">
                <text:p>0.65932</text:p>
              </table:table-cell>
              <table:table-cell office:value-type="float" office:value="0.377015">
                <text:p>0.377015</text:p>
              </table:table-cell>
              <table:table-cell office:value-type="float" office:value="0.627459">
                <text:p>0.627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766">
                <text:p>0.535766</text:p>
              </table:table-cell>
              <table:table-cell office:value-type="float" office:value="0.669441">
                <text:p>0.669441</text:p>
              </table:table-cell>
              <table:table-cell office:value-type="float" office:value="0.327449">
                <text:p>0.327449</text:p>
              </table:table-cell>
              <table:table-cell office:value-type="float" office:value="0.322394">
                <text:p>0.322394</text:p>
              </table:table-cell>
              <table:table-cell office:value-type="float" office:value="0.616369">
                <text:p>0.616369</text:p>
              </table:table-cell>
              <table:table-cell office:value-type="float" office:value="0.531347">
                <text:p>0.53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427">
                <text:p>0.422427</text:p>
              </table:table-cell>
              <table:table-cell office:value-type="float" office:value="0.368245">
                <text:p>0.368245</text:p>
              </table:table-cell>
              <table:table-cell office:value-type="float" office:value="0.313131">
                <text:p>0.313131</text:p>
              </table:table-cell>
              <table:table-cell office:value-type="float" office:value="0.630178">
                <text:p>0.630178</text:p>
              </table:table-cell>
              <table:table-cell office:value-type="float" office:value="0.35873">
                <text:p>0.35873</text:p>
              </table:table-cell>
              <table:table-cell office:value-type="float" office:value="0.619551">
                <text:p>0.619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828">
                <text:p>0.489828</text:p>
              </table:table-cell>
              <table:table-cell office:value-type="float" office:value="0.663157">
                <text:p>0.663157</text:p>
              </table:table-cell>
              <table:table-cell office:value-type="float" office:value="0.255632">
                <text:p>0.255632</text:p>
              </table:table-cell>
              <table:table-cell office:value-type="float" office:value="0.603809">
                <text:p>0.603809</text:p>
              </table:table-cell>
              <table:table-cell office:value-type="float" office:value="0.325651">
                <text:p>0.325651</text:p>
              </table:table-cell>
              <table:table-cell office:value-type="float" office:value="0.604784">
                <text:p>0.604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64">
                <text:p>0.56064</text:p>
              </table:table-cell>
              <table:table-cell office:value-type="float" office:value="0.436636">
                <text:p>0.436636</text:p>
              </table:table-cell>
              <table:table-cell office:value-type="float" office:value="0.322363">
                <text:p>0.322363</text:p>
              </table:table-cell>
              <table:table-cell office:value-type="float" office:value="0.634278">
                <text:p>0.634278</text:p>
              </table:table-cell>
              <table:table-cell office:value-type="float" office:value="0.149672">
                <text:p>0.149672</text:p>
              </table:table-cell>
              <table:table-cell office:value-type="float" office:value="0.299311">
                <text:p>0.299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902">
                <text:p>0.608902</text:p>
              </table:table-cell>
              <table:table-cell office:value-type="float" office:value="0.486247">
                <text:p>0.486247</text:p>
              </table:table-cell>
              <table:table-cell office:value-type="float" office:value="0.44056">
                <text:p>0.44056</text:p>
              </table:table-cell>
              <table:table-cell office:value-type="float" office:value="0.660818">
                <text:p>0.660818</text:p>
              </table:table-cell>
              <table:table-cell office:value-type="float" office:value="0.356414">
                <text:p>0.356414</text:p>
              </table:table-cell>
              <table:table-cell office:value-type="float" office:value="0.618526">
                <text:p>0.618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5">
                <text:p>0.63975</text:p>
              </table:table-cell>
              <table:table-cell office:value-type="float" office:value="0.564734">
                <text:p>0.564734</text:p>
              </table:table-cell>
              <table:table-cell office:value-type="float" office:value="0.322333">
                <text:p>0.322333</text:p>
              </table:table-cell>
              <table:table-cell office:value-type="float" office:value="0.634265">
                <text:p>0.634265</text:p>
              </table:table-cell>
              <table:table-cell office:value-type="float" office:value="0.482981">
                <text:p>0.482981</text:p>
              </table:table-cell>
              <table:table-cell office:value-type="float" office:value="0.656541">
                <text:p>0.656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631">
                <text:p>0.595631</text:p>
              </table:table-cell>
              <table:table-cell office:value-type="float" office:value="0.657073">
                <text:p>0.657073</text:p>
              </table:table-cell>
              <table:table-cell office:value-type="float" office:value="0.572837">
                <text:p>0.572837</text:p>
              </table:table-cell>
              <table:table-cell office:value-type="float" office:value="0.44023">
                <text:p>0.44023</text:p>
              </table:table-cell>
              <table:table-cell office:value-type="float" office:value="0.231581">
                <text:p>0.231581</text:p>
              </table:table-cell>
              <table:table-cell office:value-type="float" office:value="0.573984">
                <text:p>0.573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664">
                <text:p>0.612664</text:p>
              </table:table-cell>
              <table:table-cell office:value-type="float" office:value="0.491765">
                <text:p>0.491765</text:p>
              </table:table-cell>
              <table:table-cell office:value-type="float" office:value="0.601616">
                <text:p>0.601616</text:p>
              </table:table-cell>
              <table:table-cell office:value-type="float" office:value="0.615793">
                <text:p>0.615793</text:p>
              </table:table-cell>
              <table:table-cell office:value-type="float" office:value="0.587874">
                <text:p>0.587874</text:p>
              </table:table-cell>
              <table:table-cell office:value-type="float" office:value="0.469209">
                <text:p>0.469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34">
                <text:p>0.54334</text:p>
              </table:table-cell>
              <table:table-cell office:value-type="float" office:value="0.669534">
                <text:p>0.669534</text:p>
              </table:table-cell>
              <table:table-cell office:value-type="float" office:value="0.349917">
                <text:p>0.349917</text:p>
              </table:table-cell>
              <table:table-cell office:value-type="float" office:value="0.644807">
                <text:p>0.644807</text:p>
              </table:table-cell>
              <table:table-cell office:value-type="float" office:value="0.45221">
                <text:p>0.45221</text:p>
              </table:table-cell>
              <table:table-cell office:value-type="float" office:value="0.351033">
                <text:p>0.351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935">
                <text:p>0.458935</text:p>
              </table:table-cell>
              <table:table-cell office:value-type="float" office:value="0.655458">
                <text:p>0.655458</text:p>
              </table:table-cell>
              <table:table-cell office:value-type="float" office:value="0.56376">
                <text:p>0.56376</text:p>
              </table:table-cell>
              <table:table-cell office:value-type="float" office:value="0.638239">
                <text:p>0.638239</text:p>
              </table:table-cell>
              <table:table-cell office:value-type="float" office:value="0.594779">
                <text:p>0.594779</text:p>
              </table:table-cell>
              <table:table-cell office:value-type="float" office:value="0.480548">
                <text:p>0.480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75">
                <text:p>0.55875</text:p>
              </table:table-cell>
              <table:table-cell office:value-type="float" office:value="0.435182">
                <text:p>0.435182</text:p>
              </table:table-cell>
              <table:table-cell office:value-type="float" office:value="0.343243">
                <text:p>0.343243</text:p>
              </table:table-cell>
              <table:table-cell office:value-type="float" office:value="0.642514">
                <text:p>0.642514</text:p>
              </table:table-cell>
              <table:table-cell office:value-type="float" office:value="0.531348">
                <text:p>0.531348</text:p>
              </table:table-cell>
              <table:table-cell office:value-type="float" office:value="0.40202">
                <text:p>0.40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67">
                <text:p>0.52367</text:p>
              </table:table-cell>
              <table:table-cell office:value-type="float" office:value="0.668637">
                <text:p>0.668637</text:p>
              </table:table-cell>
              <table:table-cell office:value-type="float" office:value="0.604863">
                <text:p>0.604863</text:p>
              </table:table-cell>
              <table:table-cell office:value-type="float" office:value="0.497107">
                <text:p>0.497107</text:p>
              </table:table-cell>
              <table:table-cell office:value-type="float" office:value="0.600126">
                <text:p>0.600126</text:p>
              </table:table-cell>
              <table:table-cell office:value-type="float" office:value="0.616101">
                <text:p>0.616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">
                <text:p>0.40904</text:p>
              </table:table-cell>
              <table:table-cell office:value-type="float" office:value="0.364076">
                <text:p>0.364076</text:p>
              </table:table-cell>
              <table:table-cell office:value-type="float" office:value="0.590051">
                <text:p>0.590051</text:p>
              </table:table-cell>
              <table:table-cell office:value-type="float" office:value="0.624865">
                <text:p>0.624865</text:p>
              </table:table-cell>
              <table:table-cell office:value-type="float" office:value="0.516898">
                <text:p>0.516898</text:p>
              </table:table-cell>
              <table:table-cell office:value-type="float" office:value="0.389536">
                <text:p>0.389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656">
                <text:p>0.223656</text:p>
              </table:table-cell>
              <table:table-cell office:value-type="float" office:value="0.577307">
                <text:p>0.577307</text:p>
              </table:table-cell>
              <table:table-cell office:value-type="float" office:value="0.544058">
                <text:p>0.544058</text:p>
              </table:table-cell>
              <table:table-cell office:value-type="float" office:value="0.645011">
                <text:p>0.645011</text:p>
              </table:table-cell>
              <table:table-cell office:value-type="float" office:value="0.472421">
                <text:p>0.472421</text:p>
              </table:table-cell>
              <table:table-cell office:value-type="float" office:value="0.655519">
                <text:p>0.655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018">
                <text:p>0.621018</text:p>
              </table:table-cell>
              <table:table-cell office:value-type="float" office:value="0.635623">
                <text:p>0.635623</text:p>
              </table:table-cell>
              <table:table-cell office:value-type="float" office:value="0.337465">
                <text:p>0.337465</text:p>
              </table:table-cell>
              <table:table-cell office:value-type="float" office:value="0.321513">
                <text:p>0.321513</text:p>
              </table:table-cell>
              <table:table-cell office:value-type="float" office:value="0.39342">
                <text:p>0.39342</text:p>
              </table:table-cell>
              <table:table-cell office:value-type="float" office:value="0.634129">
                <text:p>0.634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394">
                <text:p>0.466394</text:p>
              </table:table-cell>
              <table:table-cell office:value-type="float" office:value="0.657481">
                <text:p>0.657481</text:p>
              </table:table-cell>
              <table:table-cell office:value-type="float" office:value="0.331234">
                <text:p>0.331234</text:p>
              </table:table-cell>
              <table:table-cell office:value-type="float" office:value="0.322065">
                <text:p>0.322065</text:p>
              </table:table-cell>
              <table:table-cell office:value-type="float" office:value="0.561625">
                <text:p>0.561625</text:p>
              </table:table-cell>
              <table:table-cell office:value-type="float" office:value="0.644182">
                <text:p>0.644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98">
                <text:p>0.570598</text:p>
              </table:table-cell>
              <table:table-cell office:value-type="float" office:value="0.444733">
                <text:p>0.444733</text:p>
              </table:table-cell>
              <table:table-cell office:value-type="float" office:value="0.201497">
                <text:p>0.201497</text:p>
              </table:table-cell>
              <table:table-cell office:value-type="float" office:value="0.317462">
                <text:p>0.317462</text:p>
              </table:table-cell>
              <table:table-cell office:value-type="float" office:value="0.619331">
                <text:p>0.619331</text:p>
              </table:table-cell>
              <table:table-cell office:value-type="float" office:value="0.546597">
                <text:p>0.546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91">
                <text:p>0.43091</text:p>
              </table:table-cell>
              <table:table-cell office:value-type="float" office:value="0.37104">
                <text:p>0.37104</text:p>
              </table:table-cell>
              <table:table-cell office:value-type="float" office:value="0.420592">
                <text:p>0.420592</text:p>
              </table:table-cell>
              <table:table-cell office:value-type="float" office:value="0.659662">
                <text:p>0.659662</text:p>
              </table:table-cell>
              <table:table-cell office:value-type="float" office:value="0.398013">
                <text:p>0.398013</text:p>
              </table:table-cell>
              <table:table-cell office:value-type="float" office:value="0.635899">
                <text:p>0.63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387">
                <text:p>0.531387</text:p>
              </table:table-cell>
              <table:table-cell office:value-type="float" office:value="0.669237">
                <text:p>0.669237</text:p>
              </table:table-cell>
              <table:table-cell office:value-type="float" office:value="0.540237">
                <text:p>0.540237</text:p>
              </table:table-cell>
              <table:table-cell office:value-type="float" office:value="0.38572">
                <text:p>0.38572</text:p>
              </table:table-cell>
              <table:table-cell office:value-type="float" office:value="0.470911">
                <text:p>0.470911</text:p>
              </table:table-cell>
              <table:table-cell office:value-type="float" office:value="0.655332">
                <text:p>0.655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649">
                <text:p>0.633649</text:p>
              </table:table-cell>
              <table:table-cell office:value-type="float" office:value="0.613441">
                <text:p>0.613441</text:p>
              </table:table-cell>
              <table:table-cell office:value-type="float" office:value="0.605276">
                <text:p>0.605276</text:p>
              </table:table-cell>
              <table:table-cell office:value-type="float" office:value="0.612199">
                <text:p>0.612199</text:p>
              </table:table-cell>
              <table:table-cell office:value-type="float" office:value="0.539745">
                <text:p>0.539745</text:p>
              </table:table-cell>
              <table:table-cell office:value-type="float" office:value="0.410015">
                <text:p>0.410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856">
                <text:p>0.342856</text:p>
              </table:table-cell>
              <table:table-cell office:value-type="float" office:value="0.61797">
                <text:p>0.61797</text:p>
              </table:table-cell>
              <table:table-cell office:value-type="float" office:value="0.437037">
                <text:p>0.437037</text:p>
              </table:table-cell>
              <table:table-cell office:value-type="float" office:value="0.66072">
                <text:p>0.66072</text:p>
              </table:table-cell>
              <table:table-cell office:value-type="float" office:value="0.281491">
                <text:p>0.281491</text:p>
              </table:table-cell>
              <table:table-cell office:value-type="float" office:value="0.586836">
                <text:p>0.586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632">
                <text:p>0.611632</text:p>
              </table:table-cell>
              <table:table-cell office:value-type="float" office:value="0.490212">
                <text:p>0.490212</text:p>
              </table:table-cell>
              <table:table-cell office:value-type="float" office:value="0.624832">
                <text:p>0.624832</text:p>
              </table:table-cell>
              <table:table-cell office:value-type="float" office:value="0.556524">
                <text:p>0.556524</text:p>
              </table:table-cell>
              <table:table-cell office:value-type="float" office:value="0.61922">
                <text:p>0.61922</text:p>
              </table:table-cell>
              <table:table-cell office:value-type="float" office:value="0.574485">
                <text:p>0.574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186">
                <text:p>0.628186</text:p>
              </table:table-cell>
              <table:table-cell office:value-type="float" office:value="0.520574">
                <text:p>0.520574</text:p>
              </table:table-cell>
              <table:table-cell office:value-type="float" office:value="0.321649">
                <text:p>0.321649</text:p>
              </table:table-cell>
              <table:table-cell office:value-type="float" office:value="0.633972">
                <text:p>0.633972</text:p>
              </table:table-cell>
              <table:table-cell office:value-type="float" office:value="0.3406">
                <text:p>0.3406</text:p>
              </table:table-cell>
              <table:table-cell office:value-type="float" office:value="0.333853">
                <text:p>0.333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17">
                <text:p>0.347917</text:p>
              </table:table-cell>
              <table:table-cell office:value-type="float" office:value="0.348305">
                <text:p>0.348305</text:p>
              </table:table-cell>
              <table:table-cell office:value-type="float" office:value="0.525572">
                <text:p>0.525572</text:p>
              </table:table-cell>
              <table:table-cell office:value-type="float" office:value="0.366338">
                <text:p>0.366338</text:p>
              </table:table-cell>
              <table:table-cell office:value-type="float" office:value="0.600514">
                <text:p>0.600514</text:p>
              </table:table-cell>
              <table:table-cell office:value-type="float" office:value="0.491006">
                <text:p>0.49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783">
                <text:p>0.444783</text:p>
              </table:table-cell>
              <table:table-cell office:value-type="float" office:value="0.375894">
                <text:p>0.375894</text:p>
              </table:table-cell>
              <table:table-cell office:value-type="float" office:value="0.533758">
                <text:p>0.533758</text:p>
              </table:table-cell>
              <table:table-cell office:value-type="float" office:value="0.376649">
                <text:p>0.376649</text:p>
              </table:table-cell>
              <table:table-cell office:value-type="float" office:value="0.511295">
                <text:p>0.511295</text:p>
              </table:table-cell>
              <table:table-cell office:value-type="float" office:value="0.65653">
                <text:p>0.65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17">
                <text:p>0.46217</text:p>
              </table:table-cell>
              <table:table-cell office:value-type="float" office:value="0.382504">
                <text:p>0.382504</text:p>
              </table:table-cell>
              <table:table-cell office:value-type="float" office:value="0.373691">
                <text:p>0.373691</text:p>
              </table:table-cell>
              <table:table-cell office:value-type="float" office:value="0.651664">
                <text:p>0.651664</text:p>
              </table:table-cell>
              <table:table-cell office:value-type="float" office:value="0.562167">
                <text:p>0.562167</text:p>
              </table:table-cell>
              <table:table-cell office:value-type="float" office:value="0.643943">
                <text:p>0.643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271">
                <text:p>0.430271</text:p>
              </table:table-cell>
              <table:table-cell office:value-type="float" office:value="0.370827">
                <text:p>0.370827</text:p>
              </table:table-cell>
              <table:table-cell office:value-type="float" office:value="0.618215">
                <text:p>0.618215</text:p>
              </table:table-cell>
              <table:table-cell office:value-type="float" office:value="0.593872">
                <text:p>0.593872</text:p>
              </table:table-cell>
              <table:table-cell office:value-type="float" office:value="0.493826">
                <text:p>0.493826</text:p>
              </table:table-cell>
              <table:table-cell office:value-type="float" office:value="0.372698">
                <text:p>0.372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301">
                <text:p>0.388301</text:p>
              </table:table-cell>
              <table:table-cell office:value-type="float" office:value="0.358163">
                <text:p>0.358163</text:p>
              </table:table-cell>
              <table:table-cell office:value-type="float" office:value="0.527126">
                <text:p>0.527126</text:p>
              </table:table-cell>
              <table:table-cell office:value-type="float" office:value="0.368199">
                <text:p>0.368199</text:p>
              </table:table-cell>
              <table:table-cell office:value-type="float" office:value="0.532318">
                <text:p>0.532318</text:p>
              </table:table-cell>
              <table:table-cell office:value-type="float" office:value="0.653574">
                <text:p>0.653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857">
                <text:p>0.484857</text:p>
              </table:table-cell>
              <table:table-cell office:value-type="float" office:value="0.392137">
                <text:p>0.392137</text:p>
              </table:table-cell>
              <table:table-cell office:value-type="float" office:value="0.59238">
                <text:p>0.59238</text:p>
              </table:table-cell>
              <table:table-cell office:value-type="float" office:value="0.474059">
                <text:p>0.474059</text:p>
              </table:table-cell>
              <table:table-cell office:value-type="float" office:value="0.39884">
                <text:p>0.39884</text:p>
              </table:table-cell>
              <table:table-cell office:value-type="float" office:value="0.337105">
                <text:p>0.337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789">
                <text:p>0.116789</text:p>
              </table:table-cell>
              <table:table-cell office:value-type="float" office:value="0.543385">
                <text:p>0.543385</text:p>
              </table:table-cell>
              <table:table-cell office:value-type="float" office:value="0.601533">
                <text:p>0.601533</text:p>
              </table:table-cell>
              <table:table-cell office:value-type="float" office:value="0.615869">
                <text:p>0.615869</text:p>
              </table:table-cell>
              <table:table-cell office:value-type="float" office:value="0.416538">
                <text:p>0.416538</text:p>
              </table:table-cell>
              <table:table-cell office:value-type="float" office:value="0.340245">
                <text:p>0.340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306">
                <text:p>0.378306</text:p>
              </table:table-cell>
              <table:table-cell office:value-type="float" office:value="0.630074">
                <text:p>0.630074</text:p>
              </table:table-cell>
              <table:table-cell office:value-type="float" office:value="0.332748">
                <text:p>0.332748</text:p>
              </table:table-cell>
              <table:table-cell office:value-type="float" office:value="0.638573">
                <text:p>0.638573</text:p>
              </table:table-cell>
              <table:table-cell office:value-type="float" office:value="0.391641">
                <text:p>0.391641</text:p>
              </table:table-cell>
              <table:table-cell office:value-type="float" office:value="0.63343">
                <text:p>0.63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72">
                <text:p>0.481272</text:p>
              </table:table-cell>
              <table:table-cell office:value-type="float" office:value="0.390531">
                <text:p>0.390531</text:p>
              </table:table-cell>
              <table:table-cell office:value-type="float" office:value="0.560418">
                <text:p>0.560418</text:p>
              </table:table-cell>
              <table:table-cell office:value-type="float" office:value="0.63952">
                <text:p>0.63952</text:p>
              </table:table-cell>
              <table:table-cell office:value-type="float" office:value="0.442698">
                <text:p>0.442698</text:p>
              </table:table-cell>
              <table:table-cell office:value-type="float" office:value="0.650049">
                <text:p>0.650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301">
                <text:p>0.596301</text:p>
              </table:table-cell>
              <table:table-cell office:value-type="float" office:value="0.656695">
                <text:p>0.656695</text:p>
              </table:table-cell>
              <table:table-cell office:value-type="float" office:value="0.382506">
                <text:p>0.382506</text:p>
              </table:table-cell>
              <table:table-cell office:value-type="float" office:value="0.653715">
                <text:p>0.653715</text:p>
              </table:table-cell>
              <table:table-cell office:value-type="float" office:value="0.591294">
                <text:p>0.591294</text:p>
              </table:table-cell>
              <table:table-cell office:value-type="float" office:value="0.474683">
                <text:p>0.474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749">
                <text:p>0.424749</text:p>
              </table:table-cell>
              <table:table-cell office:value-type="float" office:value="0.368998">
                <text:p>0.368998</text:p>
              </table:table-cell>
              <table:table-cell office:value-type="float" office:value="0.407166">
                <text:p>0.407166</text:p>
              </table:table-cell>
              <table:table-cell office:value-type="float" office:value="0.658111">
                <text:p>0.658111</text:p>
              </table:table-cell>
              <table:table-cell office:value-type="float" office:value="0.525163">
                <text:p>0.525163</text:p>
              </table:table-cell>
              <table:table-cell office:value-type="float" office:value="0.396487">
                <text:p>0.396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854">
                <text:p>0.515854</text:p>
              </table:table-cell>
              <table:table-cell office:value-type="float" office:value="0.407563">
                <text:p>0.407563</text:p>
              </table:table-cell>
              <table:table-cell office:value-type="float" office:value="0.540294">
                <text:p>0.540294</text:p>
              </table:table-cell>
              <table:table-cell office:value-type="float" office:value="0.385806">
                <text:p>0.385806</text:p>
              </table:table-cell>
              <table:table-cell office:value-type="float" office:value="0.528001">
                <text:p>0.528001</text:p>
              </table:table-cell>
              <table:table-cell office:value-type="float" office:value="0.654412">
                <text:p>0.654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02">
                <text:p>0.25702</text:p>
              </table:table-cell>
              <table:table-cell office:value-type="float" office:value="0.588496">
                <text:p>0.588496</text:p>
              </table:table-cell>
              <table:table-cell office:value-type="float" office:value="0.107749">
                <text:p>0.107749</text:p>
              </table:table-cell>
              <table:table-cell office:value-type="float" office:value="0.292576">
                <text:p>0.292576</text:p>
              </table:table-cell>
              <table:table-cell office:value-type="float" office:value="0.611015">
                <text:p>0.611015</text:p>
              </table:table-cell>
              <table:table-cell office:value-type="float" office:value="0.514423">
                <text:p>0.514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356">
                <text:p>0.227356</text:p>
              </table:table-cell>
              <table:table-cell office:value-type="float" office:value="0.578535">
                <text:p>0.578535</text:p>
              </table:table-cell>
              <table:table-cell office:value-type="float" office:value="0.306765">
                <text:p>0.306765</text:p>
              </table:table-cell>
              <table:table-cell office:value-type="float" office:value="0.324091">
                <text:p>0.324091</text:p>
              </table:table-cell>
              <table:table-cell office:value-type="float" office:value="0.518611">
                <text:p>0.518611</text:p>
              </table:table-cell>
              <table:table-cell office:value-type="float" office:value="0.655814">
                <text:p>0.655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094">
                <text:p>0.391094</text:p>
              </table:table-cell>
              <table:table-cell office:value-type="float" office:value="0.358923">
                <text:p>0.358923</text:p>
              </table:table-cell>
              <table:table-cell office:value-type="float" office:value="0.222793">
                <text:p>0.222793</text:p>
              </table:table-cell>
              <table:table-cell office:value-type="float" office:value="0.321989">
                <text:p>0.321989</text:p>
              </table:table-cell>
              <table:table-cell office:value-type="float" office:value="0.481813">
                <text:p>0.481813</text:p>
              </table:table-cell>
              <table:table-cell office:value-type="float" office:value="0.365343">
                <text:p>0.365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142">
                <text:p>0.455142</text:p>
              </table:table-cell>
              <table:table-cell office:value-type="float" office:value="0.379757">
                <text:p>0.379757</text:p>
              </table:table-cell>
              <table:table-cell office:value-type="float" office:value="0.177485">
                <text:p>0.177485</text:p>
              </table:table-cell>
              <table:table-cell office:value-type="float" office:value="0.31113">
                <text:p>0.31113</text:p>
              </table:table-cell>
              <table:table-cell office:value-type="float" office:value="0.368839">
                <text:p>0.368839</text:p>
              </table:table-cell>
              <table:table-cell office:value-type="float" office:value="0.623971">
                <text:p>0.623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431">
                <text:p>0.347431</text:p>
              </table:table-cell>
              <table:table-cell office:value-type="float" office:value="0.619543">
                <text:p>0.619543</text:p>
              </table:table-cell>
              <table:table-cell office:value-type="float" office:value="0.494013">
                <text:p>0.494013</text:p>
              </table:table-cell>
              <table:table-cell office:value-type="float" office:value="0.337058">
                <text:p>0.337058</text:p>
              </table:table-cell>
              <table:table-cell office:value-type="float" office:value="0.609674">
                <text:p>0.609674</text:p>
              </table:table-cell>
              <table:table-cell office:value-type="float" office:value="0.510946">
                <text:p>0.510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999">
                <text:p>0.545999</text:p>
              </table:table-cell>
              <table:table-cell office:value-type="float" office:value="0.669482">
                <text:p>0.669482</text:p>
              </table:table-cell>
              <table:table-cell office:value-type="float" office:value="0.562758">
                <text:p>0.562758</text:p>
              </table:table-cell>
              <table:table-cell office:value-type="float" office:value="0.42263">
                <text:p>0.42263</text:p>
              </table:table-cell>
              <table:table-cell office:value-type="float" office:value="0.578204">
                <text:p>0.578204</text:p>
              </table:table-cell>
              <table:table-cell office:value-type="float" office:value="0.45497">
                <text:p>0.45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438">
                <text:p>0.383438</text:p>
              </table:table-cell>
              <table:table-cell office:value-type="float" office:value="0.356866">
                <text:p>0.356866</text:p>
              </table:table-cell>
              <table:table-cell office:value-type="float" office:value="0.481728">
                <text:p>0.481728</text:p>
              </table:table-cell>
              <table:table-cell office:value-type="float" office:value="0.658669">
                <text:p>0.658669</text:p>
              </table:table-cell>
              <table:table-cell office:value-type="float" office:value="0.501294">
                <text:p>0.501294</text:p>
              </table:table-cell>
              <table:table-cell office:value-type="float" office:value="0.377748">
                <text:p>0.377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775">
                <text:p>0.264775</text:p>
              </table:table-cell>
              <table:table-cell office:value-type="float" office:value="0.591128">
                <text:p>0.591128</text:p>
              </table:table-cell>
              <table:table-cell office:value-type="float" office:value="0.535366">
                <text:p>0.535366</text:p>
              </table:table-cell>
              <table:table-cell office:value-type="float" office:value="0.647547">
                <text:p>0.647547</text:p>
              </table:table-cell>
              <table:table-cell office:value-type="float" office:value="0.455896">
                <text:p>0.455896</text:p>
              </table:table-cell>
              <table:table-cell office:value-type="float" office:value="0.652925">
                <text:p>0.652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973">
                <text:p>0.271973</text:p>
              </table:table-cell>
              <table:table-cell office:value-type="float" office:value="0.334201">
                <text:p>0.334201</text:p>
              </table:table-cell>
              <table:table-cell office:value-type="float" office:value="0.455434">
                <text:p>0.455434</text:p>
              </table:table-cell>
              <table:table-cell office:value-type="float" office:value="0.660749">
                <text:p>0.660749</text:p>
              </table:table-cell>
              <table:table-cell office:value-type="float" office:value="0.310011">
                <text:p>0.310011</text:p>
              </table:table-cell>
              <table:table-cell office:value-type="float" office:value="0.334144">
                <text:p>0.334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777">
                <text:p>0.342777</text:p>
              </table:table-cell>
              <table:table-cell office:value-type="float" office:value="0.617942">
                <text:p>0.617942</text:p>
              </table:table-cell>
              <table:table-cell office:value-type="float" office:value="0.446534">
                <text:p>0.446534</text:p>
              </table:table-cell>
              <table:table-cell office:value-type="float" office:value="0.316774">
                <text:p>0.316774</text:p>
              </table:table-cell>
              <table:table-cell office:value-type="float" office:value="0.466705">
                <text:p>0.466705</text:p>
              </table:table-cell>
              <table:table-cell office:value-type="float" office:value="0.654755">
                <text:p>0.654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718">
                <text:p>0.213718</text:p>
              </table:table-cell>
              <table:table-cell office:value-type="float" office:value="0.574022">
                <text:p>0.574022</text:p>
              </table:table-cell>
              <table:table-cell office:value-type="float" office:value="0.391359">
                <text:p>0.391359</text:p>
              </table:table-cell>
              <table:table-cell office:value-type="float" office:value="0.655519">
                <text:p>0.655519</text:p>
              </table:table-cell>
              <table:table-cell office:value-type="float" office:value="0.600622">
                <text:p>0.600622</text:p>
              </table:table-cell>
              <table:table-cell office:value-type="float" office:value="0.615499">
                <text:p>0.615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769">
                <text:p>0.264769</text:p>
              </table:table-cell>
              <table:table-cell office:value-type="float" office:value="0.591126">
                <text:p>0.591126</text:p>
              </table:table-cell>
              <table:table-cell office:value-type="float" office:value="0.609616">
                <text:p>0.609616</text:p>
              </table:table-cell>
              <table:table-cell office:value-type="float" office:value="0.50683">
                <text:p>0.50683</text:p>
              </table:table-cell>
              <table:table-cell office:value-type="float" office:value="0.565491">
                <text:p>0.565491</text:p>
              </table:table-cell>
              <table:table-cell office:value-type="float" office:value="0.642372">
                <text:p>0.642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89">
                <text:p>0.481289</text:p>
              </table:table-cell>
              <table:table-cell office:value-type="float" office:value="0.390539">
                <text:p>0.390539</text:p>
              </table:table-cell>
              <table:table-cell office:value-type="float" office:value="0.533066">
                <text:p>0.533066</text:p>
              </table:table-cell>
              <table:table-cell office:value-type="float" office:value="0.375728">
                <text:p>0.375728</text:p>
              </table:table-cell>
              <table:table-cell office:value-type="float" office:value="0.354978">
                <text:p>0.354978</text:p>
              </table:table-cell>
              <table:table-cell office:value-type="float" office:value="0.333946">
                <text:p>0.333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652">
                <text:p>0.511652</text:p>
              </table:table-cell>
              <table:table-cell office:value-type="float" office:value="0.667165">
                <text:p>0.667165</text:p>
              </table:table-cell>
              <table:table-cell office:value-type="float" office:value="0.535512">
                <text:p>0.535512</text:p>
              </table:table-cell>
              <table:table-cell office:value-type="float" office:value="0.379025">
                <text:p>0.379025</text:p>
              </table:table-cell>
              <table:table-cell office:value-type="float" office:value="0.618459">
                <text:p>0.618459</text:p>
              </table:table-cell>
              <table:table-cell office:value-type="float" office:value="0.578746">
                <text:p>0.578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421">
                <text:p>0.631421</text:p>
              </table:table-cell>
              <table:table-cell office:value-type="float" office:value="0.61867">
                <text:p>0.61867</text:p>
              </table:table-cell>
              <table:table-cell office:value-type="float" office:value="0.312555">
                <text:p>0.312555</text:p>
              </table:table-cell>
              <table:table-cell office:value-type="float" office:value="0.323637">
                <text:p>0.323637</text:p>
              </table:table-cell>
              <table:table-cell office:value-type="float" office:value="0.409926">
                <text:p>0.409926</text:p>
              </table:table-cell>
              <table:table-cell office:value-type="float" office:value="0.640247">
                <text:p>0.640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717">
                <text:p>0.558717</text:p>
              </table:table-cell>
              <table:table-cell office:value-type="float" office:value="0.668547">
                <text:p>0.668547</text:p>
              </table:table-cell>
              <table:table-cell office:value-type="float" office:value="0.624574">
                <text:p>0.624574</text:p>
              </table:table-cell>
              <table:table-cell office:value-type="float" office:value="0.553935">
                <text:p>0.553935</text:p>
              </table:table-cell>
              <table:table-cell office:value-type="float" office:value="0.41902">
                <text:p>0.41902</text:p>
              </table:table-cell>
              <table:table-cell office:value-type="float" office:value="0.643307">
                <text:p>0.643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592">
                <text:p>0.430592</text:p>
              </table:table-cell>
              <table:table-cell office:value-type="float" office:value="0.647112">
                <text:p>0.647112</text:p>
              </table:table-cell>
              <table:table-cell office:value-type="float" office:value="0.368944">
                <text:p>0.368944</text:p>
              </table:table-cell>
              <table:table-cell office:value-type="float" office:value="0.318427">
                <text:p>0.318427</text:p>
              </table:table-cell>
              <table:table-cell office:value-type="float" office:value="0.263206">
                <text:p>0.263206</text:p>
              </table:table-cell>
              <table:table-cell office:value-type="float" office:value="0.580939">
                <text:p>0.580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489">
                <text:p>0.313489</text:p>
              </table:table-cell>
              <table:table-cell office:value-type="float" office:value="0.607841">
                <text:p>0.607841</text:p>
              </table:table-cell>
              <table:table-cell office:value-type="float" office:value="0.327">
                <text:p>0.327</text:p>
              </table:table-cell>
              <table:table-cell office:value-type="float" office:value="0.636242">
                <text:p>0.636242</text:p>
              </table:table-cell>
              <table:table-cell office:value-type="float" office:value="0.604747">
                <text:p>0.604747</text:p>
              </table:table-cell>
              <table:table-cell office:value-type="float" office:value="0.610165">
                <text:p>0.610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65">
                <text:p>0.331365</text:p>
              </table:table-cell>
              <table:table-cell office:value-type="float" office:value="0.344805">
                <text:p>0.344805</text:p>
              </table:table-cell>
              <table:table-cell office:value-type="float" office:value="0.581089">
                <text:p>0.581089</text:p>
              </table:table-cell>
              <table:table-cell office:value-type="float" office:value="0.454484">
                <text:p>0.454484</text:p>
              </table:table-cell>
              <table:table-cell office:value-type="float" office:value="0.603591">
                <text:p>0.603591</text:p>
              </table:table-cell>
              <table:table-cell office:value-type="float" office:value="0.611749">
                <text:p>0.611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11">
                <text:p>0.51911</text:p>
              </table:table-cell>
              <table:table-cell office:value-type="float" office:value="0.66815">
                <text:p>0.66815</text:p>
              </table:table-cell>
              <table:table-cell office:value-type="float" office:value="0.455801">
                <text:p>0.455801</text:p>
              </table:table-cell>
              <table:table-cell office:value-type="float" office:value="0.660737">
                <text:p>0.660737</text:p>
              </table:table-cell>
              <table:table-cell office:value-type="float" office:value="0.603075">
                <text:p>0.603075</text:p>
              </table:table-cell>
              <table:table-cell office:value-type="float" office:value="0.612435">
                <text:p>0.612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21">
                <text:p>0.357621</text:p>
              </table:table-cell>
              <table:table-cell office:value-type="float" office:value="0.623039">
                <text:p>0.623039</text:p>
              </table:table-cell>
              <table:table-cell office:value-type="float" office:value="0.336001">
                <text:p>0.336001</text:p>
              </table:table-cell>
              <table:table-cell office:value-type="float" office:value="0.321644">
                <text:p>0.321644</text:p>
              </table:table-cell>
              <table:table-cell office:value-type="float" office:value="0.364292">
                <text:p>0.364292</text:p>
              </table:table-cell>
              <table:table-cell office:value-type="float" office:value="0.621998">
                <text:p>0.621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231">
                <text:p>0.296231</text:p>
              </table:table-cell>
              <table:table-cell office:value-type="float" office:value="0.338214">
                <text:p>0.338214</text:p>
              </table:table-cell>
              <table:table-cell office:value-type="float" office:value="0.541134">
                <text:p>0.541134</text:p>
              </table:table-cell>
              <table:table-cell office:value-type="float" office:value="0.645888">
                <text:p>0.645888</text:p>
              </table:table-cell>
              <table:table-cell office:value-type="float" office:value="0.593792">
                <text:p>0.593792</text:p>
              </table:table-cell>
              <table:table-cell office:value-type="float" office:value="0.622831">
                <text:p>0.622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547">
                <text:p>0.533547</text:p>
              </table:table-cell>
              <table:table-cell office:value-type="float" office:value="0.417876">
                <text:p>0.417876</text:p>
              </table:table-cell>
              <table:table-cell office:value-type="float" office:value="0.587616">
                <text:p>0.587616</text:p>
              </table:table-cell>
              <table:table-cell office:value-type="float" office:value="0.626446">
                <text:p>0.626446</text:p>
              </table:table-cell>
              <table:table-cell office:value-type="float" office:value="0.518994">
                <text:p>0.518994</text:p>
              </table:table-cell>
              <table:table-cell office:value-type="float" office:value="0.391253">
                <text:p>0.39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002">
                <text:p>0.186002</text:p>
              </table:table-cell>
              <table:table-cell office:value-type="float" office:value="0.564992">
                <text:p>0.564992</text:p>
              </table:table-cell>
              <table:table-cell office:value-type="float" office:value="0.42271">
                <text:p>0.42271</text:p>
              </table:table-cell>
              <table:table-cell office:value-type="float" office:value="0.659852">
                <text:p>0.659852</text:p>
              </table:table-cell>
              <table:table-cell office:value-type="float" office:value="0.589007">
                <text:p>0.589007</text:p>
              </table:table-cell>
              <table:table-cell office:value-type="float" office:value="0.471001">
                <text:p>0.471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136">
                <text:p>0.639136</text:p>
              </table:table-cell>
              <table:table-cell office:value-type="float" office:value="0.592545">
                <text:p>0.592545</text:p>
              </table:table-cell>
              <table:table-cell office:value-type="float" office:value="0.475907">
                <text:p>0.475907</text:p>
              </table:table-cell>
              <table:table-cell office:value-type="float" office:value="0.659341">
                <text:p>0.659341</text:p>
              </table:table-cell>
              <table:table-cell office:value-type="float" office:value="0.367449">
                <text:p>0.367449</text:p>
              </table:table-cell>
              <table:table-cell office:value-type="float" office:value="0.334316">
                <text:p>0.334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08">
                <text:p>0.640208</text:p>
              </table:table-cell>
              <table:table-cell office:value-type="float" office:value="0.581158">
                <text:p>0.581158</text:p>
              </table:table-cell>
              <table:table-cell office:value-type="float" office:value="0.618177">
                <text:p>0.618177</text:p>
              </table:table-cell>
              <table:table-cell office:value-type="float" office:value="0.527512">
                <text:p>0.527512</text:p>
              </table:table-cell>
              <table:table-cell office:value-type="float" office:value="0.615146">
                <text:p>0.615146</text:p>
              </table:table-cell>
              <table:table-cell office:value-type="float" office:value="0.590476">
                <text:p>0.590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666">
                <text:p>0.546666</text:p>
              </table:table-cell>
              <table:table-cell office:value-type="float" office:value="0.669462">
                <text:p>0.669462</text:p>
              </table:table-cell>
              <table:table-cell office:value-type="float" office:value="0.571407">
                <text:p>0.571407</text:p>
              </table:table-cell>
              <table:table-cell office:value-type="float" office:value="0.635037">
                <text:p>0.635037</text:p>
              </table:table-cell>
              <table:table-cell office:value-type="float" office:value="0.479629">
                <text:p>0.479629</text:p>
              </table:table-cell>
              <table:table-cell office:value-type="float" office:value="0.364101">
                <text:p>0.364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13">
                <text:p>0.639713</text:p>
              </table:table-cell>
              <table:table-cell office:value-type="float" office:value="0.564345">
                <text:p>0.564345</text:p>
              </table:table-cell>
              <table:table-cell office:value-type="float" office:value="0.620923">
                <text:p>0.620923</text:p>
              </table:table-cell>
              <table:table-cell office:value-type="float" office:value="0.5361">
                <text:p>0.5361</text:p>
              </table:table-cell>
              <table:table-cell office:value-type="float" office:value="0.542172">
                <text:p>0.542172</text:p>
              </table:table-cell>
              <table:table-cell office:value-type="float" office:value="0.412431">
                <text:p>0.412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8973">
                <text:p>0.578973</text:p>
              </table:table-cell>
              <table:table-cell office:value-type="float" office:value="0.664201">
                <text:p>0.664201</text:p>
              </table:table-cell>
              <table:table-cell office:value-type="float" office:value="0.47401">
                <text:p>0.47401</text:p>
              </table:table-cell>
              <table:table-cell office:value-type="float" office:value="0.659534">
                <text:p>0.659534</text:p>
              </table:table-cell>
              <table:table-cell office:value-type="float" office:value="0.585439">
                <text:p>0.585439</text:p>
              </table:table-cell>
              <table:table-cell office:value-type="float" office:value="0.465466">
                <text:p>0.465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284">
                <text:p>0.365284</text:p>
              </table:table-cell>
              <table:table-cell office:value-type="float" office:value="0.625657">
                <text:p>0.625657</text:p>
              </table:table-cell>
              <table:table-cell office:value-type="float" office:value="0.379247">
                <text:p>0.379247</text:p>
              </table:table-cell>
              <table:table-cell office:value-type="float" office:value="0.652986">
                <text:p>0.652986</text:p>
              </table:table-cell>
              <table:table-cell office:value-type="float" office:value="0.250151">
                <text:p>0.250151</text:p>
              </table:table-cell>
              <table:table-cell office:value-type="float" office:value="0.577526">
                <text:p>0.577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724">
                <text:p>0.619724</text:p>
              </table:table-cell>
              <table:table-cell office:value-type="float" office:value="0.637222">
                <text:p>0.637222</text:p>
              </table:table-cell>
              <table:table-cell office:value-type="float" office:value="0.497091">
                <text:p>0.497091</text:p>
              </table:table-cell>
              <table:table-cell office:value-type="float" office:value="0.656345">
                <text:p>0.656345</text:p>
              </table:table-cell>
              <table:table-cell office:value-type="float" office:value="0.51515">
                <text:p>0.51515</text:p>
              </table:table-cell>
              <table:table-cell office:value-type="float" office:value="0.656191">
                <text:p>0.656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414">
                <text:p>0.368414</text:p>
              </table:table-cell>
              <table:table-cell office:value-type="float" office:value="0.626723">
                <text:p>0.626723</text:p>
              </table:table-cell>
              <table:table-cell office:value-type="float" office:value="0.295602">
                <text:p>0.295602</text:p>
              </table:table-cell>
              <table:table-cell office:value-type="float" office:value="0.32489">
                <text:p>0.32489</text:p>
              </table:table-cell>
              <table:table-cell office:value-type="float" office:value="0.396682">
                <text:p>0.396682</text:p>
              </table:table-cell>
              <table:table-cell office:value-type="float" office:value="0.63539">
                <text:p>0.63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369">
                <text:p>0.326369</text:p>
              </table:table-cell>
              <table:table-cell office:value-type="float" office:value="0.343802">
                <text:p>0.343802</text:p>
              </table:table-cell>
              <table:table-cell office:value-type="float" office:value="0.617719">
                <text:p>0.617719</text:p>
              </table:table-cell>
              <table:table-cell office:value-type="float" office:value="0.526225">
                <text:p>0.526225</text:p>
              </table:table-cell>
              <table:table-cell office:value-type="float" office:value="0.419071">
                <text:p>0.419071</text:p>
              </table:table-cell>
              <table:table-cell office:value-type="float" office:value="0.340805">
                <text:p>0.340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92">
                <text:p>0.42692</text:p>
              </table:table-cell>
              <table:table-cell office:value-type="float" office:value="0.369712">
                <text:p>0.369712</text:p>
              </table:table-cell>
              <table:table-cell office:value-type="float" office:value="0.585473">
                <text:p>0.585473</text:p>
              </table:table-cell>
              <table:table-cell office:value-type="float" office:value="0.627764">
                <text:p>0.627764</text:p>
              </table:table-cell>
              <table:table-cell office:value-type="float" office:value="0.359249">
                <text:p>0.359249</text:p>
              </table:table-cell>
              <table:table-cell office:value-type="float" office:value="0.334038">
                <text:p>0.334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977">
                <text:p>0.610977</text:p>
              </table:table-cell>
              <table:table-cell office:value-type="float" office:value="0.489242">
                <text:p>0.489242</text:p>
              </table:table-cell>
              <table:table-cell office:value-type="float" office:value="0.617437">
                <text:p>0.617437</text:p>
              </table:table-cell>
              <table:table-cell office:value-type="float" office:value="0.595405">
                <text:p>0.595405</text:p>
              </table:table-cell>
              <table:table-cell office:value-type="float" office:value="0.427409">
                <text:p>0.427409</text:p>
              </table:table-cell>
              <table:table-cell office:value-type="float" office:value="0.342858">
                <text:p>0.342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63">
                <text:p>0.622463</text:p>
              </table:table-cell>
              <table:table-cell office:value-type="float" office:value="0.633739">
                <text:p>0.633739</text:p>
              </table:table-cell>
              <table:table-cell office:value-type="float" office:value="0.601712">
                <text:p>0.601712</text:p>
              </table:table-cell>
              <table:table-cell office:value-type="float" office:value="0.615704">
                <text:p>0.615704</text:p>
              </table:table-cell>
              <table:table-cell office:value-type="float" office:value="0.407472">
                <text:p>0.407472</text:p>
              </table:table-cell>
              <table:table-cell office:value-type="float" office:value="0.338476">
                <text:p>0.338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007">
                <text:p>0.623007</text:p>
              </table:table-cell>
              <table:table-cell office:value-type="float" office:value="0.509511">
                <text:p>0.509511</text:p>
              </table:table-cell>
              <table:table-cell office:value-type="float" office:value="0.598647">
                <text:p>0.598647</text:p>
              </table:table-cell>
              <table:table-cell office:value-type="float" office:value="0.485314">
                <text:p>0.485314</text:p>
              </table:table-cell>
              <table:table-cell office:value-type="float" office:value="0.582985">
                <text:p>0.582985</text:p>
              </table:table-cell>
              <table:table-cell office:value-type="float" office:value="0.461809">
                <text:p>0.46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31">
                <text:p>0.572631</text:p>
              </table:table-cell>
              <table:table-cell office:value-type="float" office:value="0.446486">
                <text:p>0.446486</text:p>
              </table:table-cell>
              <table:table-cell office:value-type="float" office:value="0.599883">
                <text:p>0.599883</text:p>
              </table:table-cell>
              <table:table-cell office:value-type="float" office:value="0.487597">
                <text:p>0.487597</text:p>
              </table:table-cell>
              <table:table-cell office:value-type="float" office:value="0.334468">
                <text:p>0.334468</text:p>
              </table:table-cell>
              <table:table-cell office:value-type="float" office:value="0.333888">
                <text:p>0.333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909">
                <text:p>0.580909</text:p>
              </table:table-cell>
              <table:table-cell office:value-type="float" office:value="0.454028">
                <text:p>0.454028</text:p>
              </table:table-cell>
              <table:table-cell office:value-type="float" office:value="0.590907">
                <text:p>0.590907</text:p>
              </table:table-cell>
              <table:table-cell office:value-type="float" office:value="0.624286">
                <text:p>0.624286</text:p>
              </table:table-cell>
              <table:table-cell office:value-type="float" office:value="0.606469">
                <text:p>0.606469</text:p>
              </table:table-cell>
              <table:table-cell office:value-type="float" office:value="0.607664">
                <text:p>0.607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95">
                <text:p>0.60795</text:p>
              </table:table-cell>
              <table:table-cell office:value-type="float" office:value="0.648815">
                <text:p>0.648815</text:p>
              </table:table-cell>
              <table:table-cell office:value-type="float" office:value="0.57744">
                <text:p>0.57744</text:p>
              </table:table-cell>
              <table:table-cell office:value-type="float" office:value="0.448198">
                <text:p>0.448198</text:p>
              </table:table-cell>
              <table:table-cell office:value-type="float" office:value="0.574657">
                <text:p>0.574657</text:p>
              </table:table-cell>
              <table:table-cell office:value-type="float" office:value="0.450126">
                <text:p>0.450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632">
                <text:p>0.219632</text:p>
              </table:table-cell>
              <table:table-cell office:value-type="float" office:value="0.575974">
                <text:p>0.575974</text:p>
              </table:table-cell>
              <table:table-cell office:value-type="float" office:value="0.422051">
                <text:p>0.422051</text:p>
              </table:table-cell>
              <table:table-cell office:value-type="float" office:value="0.314457">
                <text:p>0.314457</text:p>
              </table:table-cell>
              <table:table-cell office:value-type="float" office:value="0.535288">
                <text:p>0.535288</text:p>
              </table:table-cell>
              <table:table-cell office:value-type="float" office:value="0.4057">
                <text:p>0.4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581">
                <text:p>0.395581</text:p>
              </table:table-cell>
              <table:table-cell office:value-type="float" office:value="0.360167">
                <text:p>0.360167</text:p>
              </table:table-cell>
              <table:table-cell office:value-type="float" office:value="0.5722">
                <text:p>0.5722</text:p>
              </table:table-cell>
              <table:table-cell office:value-type="float" office:value="0.439121">
                <text:p>0.439121</text:p>
              </table:table-cell>
              <table:table-cell office:value-type="float" office:value="0.459585">
                <text:p>0.459585</text:p>
              </table:table-cell>
              <table:table-cell office:value-type="float" office:value="0.354111">
                <text:p>0.354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567">
                <text:p>0.399567</text:p>
              </table:table-cell>
              <table:table-cell office:value-type="float" office:value="0.637173">
                <text:p>0.637173</text:p>
              </table:table-cell>
              <table:table-cell office:value-type="float" office:value="0.476263">
                <text:p>0.476263</text:p>
              </table:table-cell>
              <table:table-cell office:value-type="float" office:value="0.659304">
                <text:p>0.659304</text:p>
              </table:table-cell>
              <table:table-cell office:value-type="float" office:value="0.333714">
                <text:p>0.333714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067">
                <text:p>0.292067</text:p>
              </table:table-cell>
              <table:table-cell office:value-type="float" office:value="0.337498">
                <text:p>0.337498</text:p>
              </table:table-cell>
              <table:table-cell office:value-type="float" office:value="0.144537">
                <text:p>0.144537</text:p>
              </table:table-cell>
              <table:table-cell office:value-type="float" office:value="0.590608">
                <text:p>0.590608</text:p>
              </table:table-cell>
              <table:table-cell office:value-type="float" office:value="0.612263">
                <text:p>0.612263</text:p>
              </table:table-cell>
              <table:table-cell office:value-type="float" office:value="0.51786">
                <text:p>0.51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">
                <text:p>0.5705</text:p>
              </table:table-cell>
              <table:table-cell office:value-type="float" office:value="0.444649">
                <text:p>0.444649</text:p>
              </table:table-cell>
              <table:table-cell office:value-type="float" office:value="0.317399">
                <text:p>0.317399</text:p>
              </table:table-cell>
              <table:table-cell office:value-type="float" office:value="0.323242">
                <text:p>0.323242</text:p>
              </table:table-cell>
              <table:table-cell office:value-type="float" office:value="0.299797">
                <text:p>0.299797</text:p>
              </table:table-cell>
              <table:table-cell office:value-type="float" office:value="0.59379">
                <text:p>0.59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842">
                <text:p>0.639842</text:p>
              </table:table-cell>
              <table:table-cell office:value-type="float" office:value="0.565739">
                <text:p>0.565739</text:p>
              </table:table-cell>
              <table:table-cell office:value-type="float" office:value="0.304512">
                <text:p>0.304512</text:p>
              </table:table-cell>
              <table:table-cell office:value-type="float" office:value="0.626157">
                <text:p>0.626157</text:p>
              </table:table-cell>
              <table:table-cell office:value-type="float" office:value="0.618696">
                <text:p>0.618696</text:p>
              </table:table-cell>
              <table:table-cell office:value-type="float" office:value="0.57755">
                <text:p>0.57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05">
                <text:p>0.31505</text:p>
              </table:table-cell>
              <table:table-cell office:value-type="float" office:value="0.608379">
                <text:p>0.608379</text:p>
              </table:table-cell>
              <table:table-cell office:value-type="float" office:value="0.544289">
                <text:p>0.544289</text:p>
              </table:table-cell>
              <table:table-cell office:value-type="float" office:value="0.391806">
                <text:p>0.391806</text:p>
              </table:table-cell>
              <table:table-cell office:value-type="float" office:value="0.33956">
                <text:p>0.33956</text:p>
              </table:table-cell>
              <table:table-cell office:value-type="float" office:value="0.610987">
                <text:p>0.61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041">
                <text:p>0.286041</text:p>
              </table:table-cell>
              <table:table-cell office:value-type="float" office:value="0.598394">
                <text:p>0.598394</text:p>
              </table:table-cell>
              <table:table-cell office:value-type="float" office:value="0.590799">
                <text:p>0.590799</text:p>
              </table:table-cell>
              <table:table-cell office:value-type="float" office:value="0.471285">
                <text:p>0.471285</text:p>
              </table:table-cell>
              <table:table-cell office:value-type="float" office:value="0.603953">
                <text:p>0.603953</text:p>
              </table:table-cell>
              <table:table-cell office:value-type="float" office:value="0.497897">
                <text:p>0.497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33">
                <text:p>0.579633</text:p>
              </table:table-cell>
              <table:table-cell office:value-type="float" office:value="0.452821">
                <text:p>0.452821</text:p>
              </table:table-cell>
              <table:table-cell office:value-type="float" office:value="0.359145">
                <text:p>0.359145</text:p>
              </table:table-cell>
              <table:table-cell office:value-type="float" office:value="0.647707">
                <text:p>0.647707</text:p>
              </table:table-cell>
              <table:table-cell office:value-type="float" office:value="0.35506">
                <text:p>0.35506</text:p>
              </table:table-cell>
              <table:table-cell office:value-type="float" office:value="0.617926">
                <text:p>0.617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642">
                <text:p>0.377642</text:p>
              </table:table-cell>
              <table:table-cell office:value-type="float" office:value="0.355362">
                <text:p>0.355362</text:p>
              </table:table-cell>
              <table:table-cell office:value-type="float" office:value="0.577382">
                <text:p>0.577382</text:p>
              </table:table-cell>
              <table:table-cell office:value-type="float" office:value="0.448098">
                <text:p>0.448098</text:p>
              </table:table-cell>
              <table:table-cell office:value-type="float" office:value="0.325404">
                <text:p>0.325404</text:p>
              </table:table-cell>
              <table:table-cell office:value-type="float" office:value="0.604677">
                <text:p>0.604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116">
                <text:p>0.615116</text:p>
              </table:table-cell>
              <table:table-cell office:value-type="float" office:value="0.642323">
                <text:p>0.642323</text:p>
              </table:table-cell>
              <table:table-cell office:value-type="float" office:value="0.256484">
                <text:p>0.256484</text:p>
              </table:table-cell>
              <table:table-cell office:value-type="float" office:value="0.604138">
                <text:p>0.604138</text:p>
              </table:table-cell>
              <table:table-cell office:value-type="float" office:value="0.503413">
                <text:p>0.503413</text:p>
              </table:table-cell>
              <table:table-cell office:value-type="float" office:value="0.656958">
                <text:p>0.656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144">
                <text:p>0.485144</text:p>
              </table:table-cell>
              <table:table-cell office:value-type="float" office:value="0.392267">
                <text:p>0.392267</text:p>
              </table:table-cell>
              <table:table-cell office:value-type="float" office:value="0.574098">
                <text:p>0.574098</text:p>
              </table:table-cell>
              <table:table-cell office:value-type="float" office:value="0.442418">
                <text:p>0.442418</text:p>
              </table:table-cell>
              <table:table-cell office:value-type="float" office:value="0.588249">
                <text:p>0.588249</text:p>
              </table:table-cell>
              <table:table-cell office:value-type="float" office:value="0.469803">
                <text:p>0.469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123">
                <text:p>0.375123</text:p>
              </table:table-cell>
              <table:table-cell office:value-type="float" office:value="0.628999">
                <text:p>0.628999</text:p>
              </table:table-cell>
              <table:table-cell office:value-type="float" office:value="0.28504">
                <text:p>0.28504</text:p>
              </table:table-cell>
              <table:table-cell office:value-type="float" office:value="0.61678">
                <text:p>0.61678</text:p>
              </table:table-cell>
              <table:table-cell office:value-type="float" office:value="0.512184">
                <text:p>0.512184</text:p>
              </table:table-cell>
              <table:table-cell office:value-type="float" office:value="0.385795">
                <text:p>0.385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78">
                <text:p>0.371178</text:p>
              </table:table-cell>
              <table:table-cell office:value-type="float" office:value="0.627662">
                <text:p>0.627662</text:p>
              </table:table-cell>
              <table:table-cell office:value-type="float" office:value="0.611294">
                <text:p>0.611294</text:p>
              </table:table-cell>
              <table:table-cell office:value-type="float" office:value="0.510478">
                <text:p>0.510478</text:p>
              </table:table-cell>
              <table:table-cell office:value-type="float" office:value="0.454086">
                <text:p>0.454086</text:p>
              </table:table-cell>
              <table:table-cell office:value-type="float" office:value="0.351788">
                <text:p>0.35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192">
                <text:p>0.403192</text:p>
              </table:table-cell>
              <table:table-cell office:value-type="float" office:value="0.362342">
                <text:p>0.362342</text:p>
              </table:table-cell>
              <table:table-cell office:value-type="float" office:value="0.536772">
                <text:p>0.536772</text:p>
              </table:table-cell>
              <table:table-cell office:value-type="float" office:value="0.647149">
                <text:p>0.647149</text:p>
              </table:table-cell>
              <table:table-cell office:value-type="float" office:value="0.440145">
                <text:p>0.440145</text:p>
              </table:table-cell>
              <table:table-cell office:value-type="float" office:value="0.346651">
                <text:p>0.346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033">
                <text:p>0.513033</text:p>
              </table:table-cell>
              <table:table-cell office:value-type="float" office:value="0.406031">
                <text:p>0.406031</text:p>
              </table:table-cell>
              <table:table-cell office:value-type="float" office:value="0.375401">
                <text:p>0.375401</text:p>
              </table:table-cell>
              <table:table-cell office:value-type="float" office:value="0.652082">
                <text:p>0.652082</text:p>
              </table:table-cell>
              <table:table-cell office:value-type="float" office:value="0.50094">
                <text:p>0.50094</text:p>
              </table:table-cell>
              <table:table-cell office:value-type="float" office:value="0.657026">
                <text:p>0.657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387">
                <text:p>0.629387</text:p>
              </table:table-cell>
              <table:table-cell office:value-type="float" office:value="0.523467">
                <text:p>0.523467</text:p>
              </table:table-cell>
              <table:table-cell office:value-type="float" office:value="0.289492">
                <text:p>0.289492</text:p>
              </table:table-cell>
              <table:table-cell office:value-type="float" office:value="0.325262">
                <text:p>0.325262</text:p>
              </table:table-cell>
              <table:table-cell office:value-type="float" office:value="0.606945">
                <text:p>0.606945</text:p>
              </table:table-cell>
              <table:table-cell office:value-type="float" office:value="0.504424">
                <text:p>0.504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849">
                <text:p>0.615849</text:p>
              </table:table-cell>
              <table:table-cell office:value-type="float" office:value="0.641567">
                <text:p>0.641567</text:p>
              </table:table-cell>
              <table:table-cell office:value-type="float" office:value="0.545792">
                <text:p>0.545792</text:p>
              </table:table-cell>
              <table:table-cell office:value-type="float" office:value="0.394139">
                <text:p>0.394139</text:p>
              </table:table-cell>
              <table:table-cell office:value-type="float" office:value="0.309263">
                <text:p>0.309263</text:p>
              </table:table-cell>
              <table:table-cell office:value-type="float" office:value="0.334148">
                <text:p>0.334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987">
                <text:p>0.298987</text:p>
              </table:table-cell>
              <table:table-cell office:value-type="float" office:value="0.602842">
                <text:p>0.602842</text:p>
              </table:table-cell>
              <table:table-cell office:value-type="float" office:value="0.472589">
                <text:p>0.472589</text:p>
              </table:table-cell>
              <table:table-cell office:value-type="float" office:value="0.659672">
                <text:p>0.659672</text:p>
              </table:table-cell>
              <table:table-cell office:value-type="float" office:value="0.515384">
                <text:p>0.515384</text:p>
              </table:table-cell>
              <table:table-cell office:value-type="float" office:value="0.388319">
                <text:p>0.388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119">
                <text:p>0.370119</text:p>
              </table:table-cell>
              <table:table-cell office:value-type="float" office:value="0.627302">
                <text:p>0.627302</text:p>
              </table:table-cell>
              <table:table-cell office:value-type="float" office:value="0.387721">
                <text:p>0.387721</text:p>
              </table:table-cell>
              <table:table-cell office:value-type="float" office:value="0.654808">
                <text:p>0.654808</text:p>
              </table:table-cell>
              <table:table-cell office:value-type="float" office:value="0.547807">
                <text:p>0.547807</text:p>
              </table:table-cell>
              <table:table-cell office:value-type="float" office:value="0.649487">
                <text:p>0.649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315">
                <text:p>0.571315</text:p>
              </table:table-cell>
              <table:table-cell office:value-type="float" office:value="0.445347">
                <text:p>0.445347</text:p>
              </table:table-cell>
              <table:table-cell office:value-type="float" office:value="0.537686">
                <text:p>0.537686</text:p>
              </table:table-cell>
              <table:table-cell office:value-type="float" office:value="0.646891">
                <text:p>0.646891</text:p>
              </table:table-cell>
              <table:table-cell office:value-type="float" office:value="0.475076">
                <text:p>0.475076</text:p>
              </table:table-cell>
              <table:table-cell office:value-type="float" office:value="0.655822">
                <text:p>0.655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99">
                <text:p>0.596199</text:p>
              </table:table-cell>
              <table:table-cell office:value-type="float" office:value="0.470046">
                <text:p>0.470046</text:p>
              </table:table-cell>
              <table:table-cell office:value-type="float" office:value="0.587714">
                <text:p>0.587714</text:p>
              </table:table-cell>
              <table:table-cell office:value-type="float" office:value="0.465911">
                <text:p>0.465911</text:p>
              </table:table-cell>
              <table:table-cell office:value-type="float" office:value="0.185979">
                <text:p>0.185979</text:p>
              </table:table-cell>
              <table:table-cell office:value-type="float" office:value="0.572311">
                <text:p>0.572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346">
                <text:p>0.538346</text:p>
              </table:table-cell>
              <table:table-cell office:value-type="float" office:value="0.420908">
                <text:p>0.420908</text:p>
              </table:table-cell>
              <table:table-cell office:value-type="float" office:value="0.549215">
                <text:p>0.549215</text:p>
              </table:table-cell>
              <table:table-cell office:value-type="float" office:value="0.643395">
                <text:p>0.643395</text:p>
              </table:table-cell>
              <table:table-cell office:value-type="float" office:value="0.49499">
                <text:p>0.49499</text:p>
              </table:table-cell>
              <table:table-cell office:value-type="float" office:value="0.657045">
                <text:p>0.657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758">
                <text:p>0.613758</text:p>
              </table:table-cell>
              <table:table-cell office:value-type="float" office:value="0.493448">
                <text:p>0.493448</text:p>
              </table:table-cell>
              <table:table-cell office:value-type="float" office:value="0.548383">
                <text:p>0.548383</text:p>
              </table:table-cell>
              <table:table-cell office:value-type="float" office:value="0.398255">
                <text:p>0.398255</text:p>
              </table:table-cell>
              <table:table-cell office:value-type="float" office:value="0.613751">
                <text:p>0.613751</text:p>
              </table:table-cell>
              <table:table-cell office:value-type="float" office:value="0.59405">
                <text:p>0.59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913">
                <text:p>0.490913</text:p>
              </table:table-cell>
              <table:table-cell office:value-type="float" office:value="0.394926">
                <text:p>0.394926</text:p>
              </table:table-cell>
              <table:table-cell office:value-type="float" office:value="0.149747">
                <text:p>0.149747</text:p>
              </table:table-cell>
              <table:table-cell office:value-type="float" office:value="0.303365">
                <text:p>0.303365</text:p>
              </table:table-cell>
              <table:table-cell office:value-type="float" office:value="0.411276">
                <text:p>0.411276</text:p>
              </table:table-cell>
              <table:table-cell office:value-type="float" office:value="0.640716">
                <text:p>0.64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1237">
                <text:p>0.421237</text:p>
              </table:table-cell>
              <table:table-cell office:value-type="float" office:value="0.367863">
                <text:p>0.367863</text:p>
              </table:table-cell>
              <table:table-cell office:value-type="float" office:value="0.594564">
                <text:p>0.594564</text:p>
              </table:table-cell>
              <table:table-cell office:value-type="float" office:value="0.477933">
                <text:p>0.477933</text:p>
              </table:table-cell>
              <table:table-cell office:value-type="float" office:value="0.489824">
                <text:p>0.489824</text:p>
              </table:table-cell>
              <table:table-cell office:value-type="float" office:value="0.370144">
                <text:p>0.370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526">
                <text:p>0.320526</text:p>
              </table:table-cell>
              <table:table-cell office:value-type="float" office:value="0.61027">
                <text:p>0.61027</text:p>
              </table:table-cell>
              <table:table-cell office:value-type="float" office:value="0.5073">
                <text:p>0.5073</text:p>
              </table:table-cell>
              <table:table-cell office:value-type="float" office:value="0.347549">
                <text:p>0.347549</text:p>
              </table:table-cell>
              <table:table-cell office:value-type="float" office:value="0.344856">
                <text:p>0.344856</text:p>
              </table:table-cell>
              <table:table-cell office:value-type="float" office:value="0.613364">
                <text:p>0.613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538">
                <text:p>0.567538</text:p>
              </table:table-cell>
              <table:table-cell office:value-type="float" office:value="0.44216">
                <text:p>0.44216</text:p>
              </table:table-cell>
              <table:table-cell office:value-type="float" office:value="0.50329">
                <text:p>0.50329</text:p>
              </table:table-cell>
              <table:table-cell office:value-type="float" office:value="0.655194">
                <text:p>0.655194</text:p>
              </table:table-cell>
              <table:table-cell office:value-type="float" office:value="0.61166">
                <text:p>0.61166</text:p>
              </table:table-cell>
              <table:table-cell office:value-type="float" office:value="0.516161">
                <text:p>0.516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859">
                <text:p>0.540859</text:p>
              </table:table-cell>
              <table:table-cell office:value-type="float" office:value="0.669542">
                <text:p>0.669542</text:p>
              </table:table-cell>
              <table:table-cell office:value-type="float" office:value="0.610515">
                <text:p>0.610515</text:p>
              </table:table-cell>
              <table:table-cell office:value-type="float" office:value="0.60614">
                <text:p>0.60614</text:p>
              </table:table-cell>
              <table:table-cell office:value-type="float" office:value="0.499503">
                <text:p>0.499503</text:p>
              </table:table-cell>
              <table:table-cell office:value-type="float" office:value="0.657046">
                <text:p>0.657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905">
                <text:p>0.556905</text:p>
              </table:table-cell>
              <table:table-cell office:value-type="float" office:value="0.668755">
                <text:p>0.668755</text:p>
              </table:table-cell>
              <table:table-cell office:value-type="float" office:value="0.522916">
                <text:p>0.522916</text:p>
              </table:table-cell>
              <table:table-cell office:value-type="float" office:value="0.650829">
                <text:p>0.650829</text:p>
              </table:table-cell>
              <table:table-cell office:value-type="float" office:value="0.302131">
                <text:p>0.302131</text:p>
              </table:table-cell>
              <table:table-cell office:value-type="float" office:value="0.334176">
                <text:p>0.33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827">
                <text:p>0.387827</text:p>
              </table:table-cell>
              <table:table-cell office:value-type="float" office:value="0.633275">
                <text:p>0.633275</text:p>
              </table:table-cell>
              <table:table-cell office:value-type="float" office:value="0.616868">
                <text:p>0.616868</text:p>
              </table:table-cell>
              <table:table-cell office:value-type="float" office:value="0.523911">
                <text:p>0.523911</text:p>
              </table:table-cell>
              <table:table-cell office:value-type="float" office:value="0.571138">
                <text:p>0.571138</text:p>
              </table:table-cell>
              <table:table-cell office:value-type="float" office:value="0.445483">
                <text:p>0.445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58">
                <text:p>0.37758</text:p>
              </table:table-cell>
              <table:table-cell office:value-type="float" office:value="0.62983">
                <text:p>0.62983</text:p>
              </table:table-cell>
              <table:table-cell office:value-type="float" office:value="0.593728">
                <text:p>0.593728</text:p>
              </table:table-cell>
              <table:table-cell office:value-type="float" office:value="0.476443">
                <text:p>0.476443</text:p>
              </table:table-cell>
              <table:table-cell office:value-type="float" office:value="0.459">
                <text:p>0.459</text:p>
              </table:table-cell>
              <table:table-cell office:value-type="float" office:value="0.653501">
                <text:p>0.653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216">
                <text:p>0.480216</text:p>
              </table:table-cell>
              <table:table-cell office:value-type="float" office:value="0.66097">
                <text:p>0.66097</text:p>
              </table:table-cell>
              <table:table-cell office:value-type="float" office:value="0.585803">
                <text:p>0.585803</text:p>
              </table:table-cell>
              <table:table-cell office:value-type="float" office:value="0.627565">
                <text:p>0.627565</text:p>
              </table:table-cell>
              <table:table-cell office:value-type="float" office:value="0.603804">
                <text:p>0.603804</text:p>
              </table:table-cell>
              <table:table-cell office:value-type="float" office:value="0.497586">
                <text:p>0.49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29">
                <text:p>0.29929</text:p>
              </table:table-cell>
              <table:table-cell office:value-type="float" office:value="0.338749">
                <text:p>0.338749</text:p>
              </table:table-cell>
              <table:table-cell office:value-type="float" office:value="0.572208">
                <text:p>0.572208</text:p>
              </table:table-cell>
              <table:table-cell office:value-type="float" office:value="0.634674">
                <text:p>0.634674</text:p>
              </table:table-cell>
              <table:table-cell office:value-type="float" office:value="0.514171">
                <text:p>0.514171</text:p>
              </table:table-cell>
              <table:table-cell office:value-type="float" office:value="0.387356">
                <text:p>0.387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26">
                <text:p>0.408726</text:p>
              </table:table-cell>
              <table:table-cell office:value-type="float" office:value="0.64017">
                <text:p>0.64017</text:p>
              </table:table-cell>
              <table:table-cell office:value-type="float" office:value="0.476163">
                <text:p>0.476163</text:p>
              </table:table-cell>
              <table:table-cell office:value-type="float" office:value="0.32655">
                <text:p>0.32655</text:p>
              </table:table-cell>
              <table:table-cell office:value-type="float" office:value="0.583856">
                <text:p>0.583856</text:p>
              </table:table-cell>
              <table:table-cell office:value-type="float" office:value="0.631244">
                <text:p>0.631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481">
                <text:p>0.542481</text:p>
              </table:table-cell>
              <table:table-cell office:value-type="float" office:value="0.423611">
                <text:p>0.423611</text:p>
              </table:table-cell>
              <table:table-cell office:value-type="float" office:value="0.475501">
                <text:p>0.475501</text:p>
              </table:table-cell>
              <table:table-cell office:value-type="float" office:value="0.659384">
                <text:p>0.659384</text:p>
              </table:table-cell>
              <table:table-cell office:value-type="float" office:value="0.442854">
                <text:p>0.442854</text:p>
              </table:table-cell>
              <table:table-cell office:value-type="float" office:value="0.347567">
                <text:p>0.347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206">
                <text:p>0.568206</text:p>
              </table:table-cell>
              <table:table-cell office:value-type="float" office:value="0.442716">
                <text:p>0.442716</text:p>
              </table:table-cell>
              <table:table-cell office:value-type="float" office:value="0.354719">
                <text:p>0.354719</text:p>
              </table:table-cell>
              <table:table-cell office:value-type="float" office:value="0.319888">
                <text:p>0.319888</text:p>
              </table:table-cell>
              <table:table-cell office:value-type="float" office:value="0.573463">
                <text:p>0.573463</text:p>
              </table:table-cell>
              <table:table-cell office:value-type="float" office:value="0.448529">
                <text:p>0.44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454">
                <text:p>0.304454</text:p>
              </table:table-cell>
              <table:table-cell office:value-type="float" office:value="0.604725">
                <text:p>0.604725</text:p>
              </table:table-cell>
              <table:table-cell office:value-type="float" office:value="0.623296">
                <text:p>0.623296</text:p>
              </table:table-cell>
              <table:table-cell office:value-type="float" office:value="0.545829">
                <text:p>0.545829</text:p>
              </table:table-cell>
              <table:table-cell office:value-type="float" office:value="0.475363">
                <text:p>0.475363</text:p>
              </table:table-cell>
              <table:table-cell office:value-type="float" office:value="0.655856">
                <text:p>0.655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583">
                <text:p>0.564583</text:p>
              </table:table-cell>
              <table:table-cell office:value-type="float" office:value="0.667688">
                <text:p>0.667688</text:p>
              </table:table-cell>
              <table:table-cell office:value-type="float" office:value="0.342656">
                <text:p>0.342656</text:p>
              </table:table-cell>
              <table:table-cell office:value-type="float" office:value="0.321042">
                <text:p>0.321042</text:p>
              </table:table-cell>
              <table:table-cell office:value-type="float" office:value="0.568857">
                <text:p>0.568857</text:p>
              </table:table-cell>
              <table:table-cell office:value-type="float" office:value="0.640662">
                <text:p>0.640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125">
                <text:p>0.174125</text:p>
              </table:table-cell>
              <table:table-cell office:value-type="float" office:value="0.561184">
                <text:p>0.561184</text:p>
              </table:table-cell>
              <table:table-cell office:value-type="float" office:value="0.368923">
                <text:p>0.368923</text:p>
              </table:table-cell>
              <table:table-cell office:value-type="float" office:value="0.318431">
                <text:p>0.318431</text:p>
              </table:table-cell>
              <table:table-cell office:value-type="float" office:value="0.361393">
                <text:p>0.361393</text:p>
              </table:table-cell>
              <table:table-cell office:value-type="float" office:value="0.620726">
                <text:p>0.620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851">
                <text:p>0.444851</text:p>
              </table:table-cell>
              <table:table-cell office:value-type="float" office:value="0.375918">
                <text:p>0.375918</text:p>
              </table:table-cell>
              <table:table-cell office:value-type="float" office:value="0.426304">
                <text:p>0.426304</text:p>
              </table:table-cell>
              <table:table-cell office:value-type="float" office:value="0.660137">
                <text:p>0.660137</text:p>
              </table:table-cell>
              <table:table-cell office:value-type="float" office:value="0.607882">
                <text:p>0.607882</text:p>
              </table:table-cell>
              <table:table-cell office:value-type="float" office:value="0.506591">
                <text:p>0.506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598">
                <text:p>0.380598</text:p>
              </table:table-cell>
              <table:table-cell office:value-type="float" office:value="0.356123">
                <text:p>0.356123</text:p>
              </table:table-cell>
              <table:table-cell office:value-type="float" office:value="0.237793">
                <text:p>0.237793</text:p>
              </table:table-cell>
              <table:table-cell office:value-type="float" office:value="0.597795">
                <text:p>0.597795</text:p>
              </table:table-cell>
              <table:table-cell office:value-type="float" office:value="0.618625">
                <text:p>0.618625</text:p>
              </table:table-cell>
              <table:table-cell office:value-type="float" office:value="0.577923">
                <text:p>0.577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483">
                <text:p>0.440483</text:p>
              </table:table-cell>
              <table:table-cell office:value-type="float" office:value="0.650126">
                <text:p>0.650126</text:p>
              </table:table-cell>
              <table:table-cell office:value-type="float" office:value="0.612023">
                <text:p>0.612023</text:p>
              </table:table-cell>
              <table:table-cell office:value-type="float" office:value="0.604132">
                <text:p>0.604132</text:p>
              </table:table-cell>
              <table:table-cell office:value-type="float" office:value="0.595471">
                <text:p>0.595471</text:p>
              </table:table-cell>
              <table:table-cell office:value-type="float" office:value="0.48175">
                <text:p>0.48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934">
                <text:p>0.595934</text:p>
              </table:table-cell>
              <table:table-cell office:value-type="float" office:value="0.469737">
                <text:p>0.469737</text:p>
              </table:table-cell>
              <table:table-cell office:value-type="float" office:value="0.571722">
                <text:p>0.571722</text:p>
              </table:table-cell>
              <table:table-cell office:value-type="float" office:value="0.634894">
                <text:p>0.634894</text:p>
              </table:table-cell>
              <table:table-cell office:value-type="float" office:value="0.458086">
                <text:p>0.458086</text:p>
              </table:table-cell>
              <table:table-cell office:value-type="float" office:value="0.653333">
                <text:p>0.65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09">
                <text:p>0.58709</text:p>
              </table:table-cell>
              <table:table-cell office:value-type="float" office:value="0.661208">
                <text:p>0.661208</text:p>
              </table:table-cell>
              <table:table-cell office:value-type="float" office:value="0.619074">
                <text:p>0.619074</text:p>
              </table:table-cell>
              <table:table-cell office:value-type="float" office:value="0.592056">
                <text:p>0.592056</text:p>
              </table:table-cell>
              <table:table-cell office:value-type="float" office:value="0.586737">
                <text:p>0.586737</text:p>
              </table:table-cell>
              <table:table-cell office:value-type="float" office:value="0.629022">
                <text:p>0.629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428">
                <text:p>0.591428</text:p>
              </table:table-cell>
              <table:table-cell office:value-type="float" office:value="0.659247">
                <text:p>0.659247</text:p>
              </table:table-cell>
              <table:table-cell office:value-type="float" office:value="0.531823">
                <text:p>0.531823</text:p>
              </table:table-cell>
              <table:table-cell office:value-type="float" office:value="0.374098">
                <text:p>0.374098</text:p>
              </table:table-cell>
              <table:table-cell office:value-type="float" office:value="0.618446">
                <text:p>0.618446</text:p>
              </table:table-cell>
              <table:table-cell office:value-type="float" office:value="0.578807">
                <text:p>0.578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431">
                <text:p>0.311431</text:p>
              </table:table-cell>
              <table:table-cell office:value-type="float" office:value="0.607131">
                <text:p>0.607131</text:p>
              </table:table-cell>
              <table:table-cell office:value-type="float" office:value="0.565688">
                <text:p>0.565688</text:p>
              </table:table-cell>
              <table:table-cell office:value-type="float" office:value="0.637472">
                <text:p>0.637472</text:p>
              </table:table-cell>
              <table:table-cell office:value-type="float" office:value="0.272763">
                <text:p>0.272763</text:p>
              </table:table-cell>
              <table:table-cell office:value-type="float" office:value="0.583872">
                <text:p>0.583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532">
                <text:p>0.390532</text:p>
              </table:table-cell>
              <table:table-cell office:value-type="float" office:value="0.634177">
                <text:p>0.634177</text:p>
              </table:table-cell>
              <table:table-cell office:value-type="float" office:value="0.365438">
                <text:p>0.365438</text:p>
              </table:table-cell>
              <table:table-cell office:value-type="float" office:value="0.649509">
                <text:p>0.649509</text:p>
              </table:table-cell>
              <table:table-cell office:value-type="float" office:value="0.314203">
                <text:p>0.314203</text:p>
              </table:table-cell>
              <table:table-cell office:value-type="float" office:value="0.599793">
                <text:p>0.599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33">
                <text:p>0.639733</text:p>
              </table:table-cell>
              <table:table-cell office:value-type="float" office:value="0.564558">
                <text:p>0.564558</text:p>
              </table:table-cell>
              <table:table-cell office:value-type="float" office:value="0.624726">
                <text:p>0.624726</text:p>
              </table:table-cell>
              <table:table-cell office:value-type="float" office:value="0.555368">
                <text:p>0.555368</text:p>
              </table:table-cell>
              <table:table-cell office:value-type="float" office:value="0.25143">
                <text:p>0.25143</text:p>
              </table:table-cell>
              <table:table-cell office:value-type="float" office:value="0.331484">
                <text:p>0.331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87">
                <text:p>0.49987</text:p>
              </table:table-cell>
              <table:table-cell office:value-type="float" office:value="0.665186">
                <text:p>0.665186</text:p>
              </table:table-cell>
              <table:table-cell office:value-type="float" office:value="0.550748">
                <text:p>0.550748</text:p>
              </table:table-cell>
              <table:table-cell office:value-type="float" office:value="0.402105">
                <text:p>0.402105</text:p>
              </table:table-cell>
              <table:table-cell office:value-type="float" office:value="0.320845">
                <text:p>0.320845</text:p>
              </table:table-cell>
              <table:table-cell office:value-type="float" office:value="0.602669">
                <text:p>0.602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857">
                <text:p>0.526857</text:p>
              </table:table-cell>
              <table:table-cell office:value-type="float" office:value="0.413824">
                <text:p>0.413824</text:p>
              </table:table-cell>
              <table:table-cell office:value-type="float" office:value="0.287648">
                <text:p>0.287648</text:p>
              </table:table-cell>
              <table:table-cell office:value-type="float" office:value="0.618034">
                <text:p>0.618034</text:p>
              </table:table-cell>
              <table:table-cell office:value-type="float" office:value="0.557927">
                <text:p>0.557927</text:p>
              </table:table-cell>
              <table:table-cell office:value-type="float" office:value="0.429371">
                <text:p>0.429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021">
                <text:p>0.438021</text:p>
              </table:table-cell>
              <table:table-cell office:value-type="float" office:value="0.649384">
                <text:p>0.649384</text:p>
              </table:table-cell>
              <table:table-cell office:value-type="float" office:value="0.480578">
                <text:p>0.480578</text:p>
              </table:table-cell>
              <table:table-cell office:value-type="float" office:value="0.658811">
                <text:p>0.658811</text:p>
              </table:table-cell>
              <table:table-cell office:value-type="float" office:value="0.448555">
                <text:p>0.448555</text:p>
              </table:table-cell>
              <table:table-cell office:value-type="float" office:value="0.349622">
                <text:p>0.349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994">
                <text:p>0.434994</text:p>
              </table:table-cell>
              <table:table-cell office:value-type="float" office:value="0.648464">
                <text:p>0.648464</text:p>
              </table:table-cell>
              <table:table-cell office:value-type="float" office:value="0.597179">
                <text:p>0.597179</text:p>
              </table:table-cell>
              <table:table-cell office:value-type="float" office:value="0.619625">
                <text:p>0.619625</text:p>
              </table:table-cell>
              <table:table-cell office:value-type="float" office:value="0.530507">
                <text:p>0.530507</text:p>
              </table:table-cell>
              <table:table-cell office:value-type="float" office:value="0.653941">
                <text:p>0.653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94">
                <text:p>0.49394</text:p>
              </table:table-cell>
              <table:table-cell office:value-type="float" office:value="0.396358">
                <text:p>0.396358</text:p>
              </table:table-cell>
              <table:table-cell office:value-type="float" office:value="0.524355">
                <text:p>0.524355</text:p>
              </table:table-cell>
              <table:table-cell office:value-type="float" office:value="0.364911">
                <text:p>0.364911</text:p>
              </table:table-cell>
              <table:table-cell office:value-type="float" office:value="0.528394">
                <text:p>0.528394</text:p>
              </table:table-cell>
              <table:table-cell office:value-type="float" office:value="0.399346">
                <text:p>0.399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966">
                <text:p>0.453966</text:p>
              </table:table-cell>
              <table:table-cell office:value-type="float" office:value="0.654065">
                <text:p>0.654065</text:p>
              </table:table-cell>
              <table:table-cell office:value-type="float" office:value="0.288124">
                <text:p>0.288124</text:p>
              </table:table-cell>
              <table:table-cell office:value-type="float" office:value="0.618264">
                <text:p>0.618264</text:p>
              </table:table-cell>
              <table:table-cell office:value-type="float" office:value="0.602125">
                <text:p>0.602125</text:p>
              </table:table-cell>
              <table:table-cell office:value-type="float" office:value="0.613658">
                <text:p>0.613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133">
                <text:p>0.475133</text:p>
              </table:table-cell>
              <table:table-cell office:value-type="float" office:value="0.65973">
                <text:p>0.65973</text:p>
              </table:table-cell>
              <table:table-cell office:value-type="float" office:value="0.403032">
                <text:p>0.403032</text:p>
              </table:table-cell>
              <table:table-cell office:value-type="float" office:value="0.657512">
                <text:p>0.657512</text:p>
              </table:table-cell>
              <table:table-cell office:value-type="float" office:value="0.522956">
                <text:p>0.522956</text:p>
              </table:table-cell>
              <table:table-cell office:value-type="float" office:value="0.655232">
                <text:p>0.655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582">
                <text:p>0.497582</text:p>
              </table:table-cell>
              <table:table-cell office:value-type="float" office:value="0.664749">
                <text:p>0.664749</text:p>
              </table:table-cell>
              <table:table-cell office:value-type="float" office:value="0.530835">
                <text:p>0.530835</text:p>
              </table:table-cell>
              <table:table-cell office:value-type="float" office:value="0.372821">
                <text:p>0.372821</text:p>
              </table:table-cell>
              <table:table-cell office:value-type="float" office:value="0.305527">
                <text:p>0.305527</text:p>
              </table:table-cell>
              <table:table-cell office:value-type="float" office:value="0.596132">
                <text:p>0.596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061">
                <text:p>0.524061</text:p>
              </table:table-cell>
              <table:table-cell office:value-type="float" office:value="0.668674">
                <text:p>0.668674</text:p>
              </table:table-cell>
              <table:table-cell office:value-type="float" office:value="0.622791">
                <text:p>0.622791</text:p>
              </table:table-cell>
              <table:table-cell office:value-type="float" office:value="0.543428">
                <text:p>0.543428</text:p>
              </table:table-cell>
              <table:table-cell office:value-type="float" office:value="0.574504">
                <text:p>0.574504</text:p>
              </table:table-cell>
              <table:table-cell office:value-type="float" office:value="0.637488">
                <text:p>0.637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658">
                <text:p>0.638658</text:p>
              </table:table-cell>
              <table:table-cell office:value-type="float" office:value="0.556221">
                <text:p>0.556221</text:p>
              </table:table-cell>
              <table:table-cell office:value-type="float" office:value="0.569009">
                <text:p>0.569009</text:p>
              </table:table-cell>
              <table:table-cell office:value-type="float" office:value="0.433563">
                <text:p>0.433563</text:p>
              </table:table-cell>
              <table:table-cell office:value-type="float" office:value="0.235085">
                <text:p>0.235085</text:p>
              </table:table-cell>
              <table:table-cell office:value-type="float" office:value="0.328916">
                <text:p>0.328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37">
                <text:p>0.45437</text:p>
              </table:table-cell>
              <table:table-cell office:value-type="float" office:value="0.65418">
                <text:p>0.65418</text:p>
              </table:table-cell>
              <table:table-cell office:value-type="float" office:value="0.522442">
                <text:p>0.522442</text:p>
              </table:table-cell>
              <table:table-cell office:value-type="float" office:value="0.650948">
                <text:p>0.650948</text:p>
              </table:table-cell>
              <table:table-cell office:value-type="float" office:value="0.533989">
                <text:p>0.533989</text:p>
              </table:table-cell>
              <table:table-cell office:value-type="float" office:value="0.653215">
                <text:p>0.653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392">
                <text:p>0.613392</text:p>
              </table:table-cell>
              <table:table-cell office:value-type="float" office:value="0.644029">
                <text:p>0.644029</text:p>
              </table:table-cell>
              <table:table-cell office:value-type="float" office:value="0.416235">
                <text:p>0.416235</text:p>
              </table:table-cell>
              <table:table-cell office:value-type="float" office:value="0.659226">
                <text:p>0.659226</text:p>
              </table:table-cell>
              <table:table-cell office:value-type="float" office:value="0.575896">
                <text:p>0.575896</text:p>
              </table:table-cell>
              <table:table-cell office:value-type="float" office:value="0.451793">
                <text:p>0.45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41">
                <text:p>0.638041</text:p>
              </table:table-cell>
              <table:table-cell office:value-type="float" office:value="0.552705">
                <text:p>0.552705</text:p>
              </table:table-cell>
              <table:table-cell office:value-type="float" office:value="0.591428">
                <text:p>0.591428</text:p>
              </table:table-cell>
              <table:table-cell office:value-type="float" office:value="0.472385">
                <text:p>0.472385</text:p>
              </table:table-cell>
              <table:table-cell office:value-type="float" office:value="0.485172">
                <text:p>0.485172</text:p>
              </table:table-cell>
              <table:table-cell office:value-type="float" office:value="0.367303">
                <text:p>0.367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714">
                <text:p>0.576714</text:p>
              </table:table-cell>
              <table:table-cell office:value-type="float" office:value="0.664892">
                <text:p>0.664892</text:p>
              </table:table-cell>
              <table:table-cell office:value-type="float" office:value="0.543702">
                <text:p>0.543702</text:p>
              </table:table-cell>
              <table:table-cell office:value-type="float" office:value="0.645119">
                <text:p>0.645119</text:p>
              </table:table-cell>
              <table:table-cell office:value-type="float" office:value="0.331451">
                <text:p>0.331451</text:p>
              </table:table-cell>
              <table:table-cell office:value-type="float" office:value="0.607358">
                <text:p>0.607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567">
                <text:p>0.638567</text:p>
              </table:table-cell>
              <table:table-cell office:value-type="float" office:value="0.555662">
                <text:p>0.555662</text:p>
              </table:table-cell>
              <table:table-cell office:value-type="float" office:value="0.561734">
                <text:p>0.561734</text:p>
              </table:table-cell>
              <table:table-cell office:value-type="float" office:value="0.420844">
                <text:p>0.420844</text:p>
              </table:table-cell>
              <table:table-cell office:value-type="float" office:value="0.390619">
                <text:p>0.390619</text:p>
              </table:table-cell>
              <table:table-cell office:value-type="float" office:value="0.633027">
                <text:p>0.633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55">
                <text:p>0.570555</text:p>
              </table:table-cell>
              <table:table-cell office:value-type="float" office:value="0.444696">
                <text:p>0.444696</text:p>
              </table:table-cell>
              <table:table-cell office:value-type="float" office:value="0.611711">
                <text:p>0.611711</text:p>
              </table:table-cell>
              <table:table-cell office:value-type="float" office:value="0.511407">
                <text:p>0.511407</text:p>
              </table:table-cell>
              <table:table-cell office:value-type="float" office:value="0.434001">
                <text:p>0.434001</text:p>
              </table:table-cell>
              <table:table-cell office:value-type="float" office:value="0.647795">
                <text:p>0.647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232">
                <text:p>0.497232</text:p>
              </table:table-cell>
              <table:table-cell office:value-type="float" office:value="0.664682">
                <text:p>0.664682</text:p>
              </table:table-cell>
              <table:table-cell office:value-type="float" office:value="0.613683">
                <text:p>0.613683</text:p>
              </table:table-cell>
              <table:table-cell office:value-type="float" office:value="0.601742">
                <text:p>0.601742</text:p>
              </table:table-cell>
              <table:table-cell office:value-type="float" office:value="0.276782">
                <text:p>0.276782</text:p>
              </table:table-cell>
              <table:table-cell office:value-type="float" office:value="0.33364">
                <text:p>0.33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583">
                <text:p>0.420583</text:p>
              </table:table-cell>
              <table:table-cell office:value-type="float" office:value="0.643976">
                <text:p>0.643976</text:p>
              </table:table-cell>
              <table:table-cell office:value-type="float" office:value="0.386261">
                <text:p>0.386261</text:p>
              </table:table-cell>
              <table:table-cell office:value-type="float" office:value="0.654511">
                <text:p>0.654511</text:p>
              </table:table-cell>
              <table:table-cell office:value-type="float" office:value="0.423179">
                <text:p>0.423179</text:p>
              </table:table-cell>
              <table:table-cell office:value-type="float" office:value="0.644626">
                <text:p>0.644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062">
                <text:p>0.457062</text:p>
              </table:table-cell>
              <table:table-cell office:value-type="float" office:value="0.654937">
                <text:p>0.654937</text:p>
              </table:table-cell>
              <table:table-cell office:value-type="float" office:value="0.543017">
                <text:p>0.543017</text:p>
              </table:table-cell>
              <table:table-cell office:value-type="float" office:value="0.389863">
                <text:p>0.389863</text:p>
              </table:table-cell>
              <table:table-cell office:value-type="float" office:value="0.348971">
                <text:p>0.348971</text:p>
              </table:table-cell>
              <table:table-cell office:value-type="float" office:value="0.33387">
                <text:p>0.33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852">
                <text:p>0.542852</text:p>
              </table:table-cell>
              <table:table-cell office:value-type="float" office:value="0.669538">
                <text:p>0.669538</text:p>
              </table:table-cell>
              <table:table-cell office:value-type="float" office:value="0.508689">
                <text:p>0.508689</text:p>
              </table:table-cell>
              <table:table-cell office:value-type="float" office:value="0.654099">
                <text:p>0.654099</text:p>
              </table:table-cell>
              <table:table-cell office:value-type="float" office:value="0.606789">
                <text:p>0.606789</text:p>
              </table:table-cell>
              <table:table-cell office:value-type="float" office:value="0.607174">
                <text:p>0.607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324">
                <text:p>0.527324</text:p>
              </table:table-cell>
              <table:table-cell office:value-type="float" office:value="0.414101">
                <text:p>0.414101</text:p>
              </table:table-cell>
              <table:table-cell office:value-type="float" office:value="0.603428">
                <text:p>0.603428</text:p>
              </table:table-cell>
              <table:table-cell office:value-type="float" office:value="0.494308">
                <text:p>0.494308</text:p>
              </table:table-cell>
              <table:table-cell office:value-type="float" office:value="0.529565">
                <text:p>0.529565</text:p>
              </table:table-cell>
              <table:table-cell office:value-type="float" office:value="0.654123">
                <text:p>0.654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987">
                <text:p>0.579987</text:p>
              </table:table-cell>
              <table:table-cell office:value-type="float" office:value="0.663873">
                <text:p>0.663873</text:p>
              </table:table-cell>
              <table:table-cell office:value-type="float" office:value="0.533515">
                <text:p>0.533515</text:p>
              </table:table-cell>
              <table:table-cell office:value-type="float" office:value="0.376326">
                <text:p>0.376326</text:p>
              </table:table-cell>
              <table:table-cell office:value-type="float" office:value="0.609743">
                <text:p>0.609743</text:p>
              </table:table-cell>
              <table:table-cell office:value-type="float" office:value="0.511124">
                <text:p>0.51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265">
                <text:p>0.488265</text:p>
              </table:table-cell>
              <table:table-cell office:value-type="float" office:value="0.393694">
                <text:p>0.393694</text:p>
              </table:table-cell>
              <table:table-cell office:value-type="float" office:value="0.234731">
                <text:p>0.234731</text:p>
              </table:table-cell>
              <table:table-cell office:value-type="float" office:value="0.59694">
                <text:p>0.59694</text:p>
              </table:table-cell>
              <table:table-cell office:value-type="float" office:value="0.620255">
                <text:p>0.620255</text:p>
              </table:table-cell>
              <table:table-cell office:value-type="float" office:value="0.5593">
                <text:p>0.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411">
                <text:p>0.291411</text:p>
              </table:table-cell>
              <table:table-cell office:value-type="float" office:value="0.600236">
                <text:p>0.600236</text:p>
              </table:table-cell>
              <table:table-cell office:value-type="float" office:value="0.622976">
                <text:p>0.622976</text:p>
              </table:table-cell>
              <table:table-cell office:value-type="float" office:value="0.544276">
                <text:p>0.544276</text:p>
              </table:table-cell>
              <table:table-cell office:value-type="float" office:value="0.607405">
                <text:p>0.607405</text:p>
              </table:table-cell>
              <table:table-cell office:value-type="float" office:value="0.606213">
                <text:p>0.606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637">
                <text:p>0.458637</text:p>
              </table:table-cell>
              <table:table-cell office:value-type="float" office:value="0.655376">
                <text:p>0.655376</text:p>
              </table:table-cell>
              <table:table-cell office:value-type="float" office:value="0.596395">
                <text:p>0.596395</text:p>
              </table:table-cell>
              <table:table-cell office:value-type="float" office:value="0.481215">
                <text:p>0.481215</text:p>
              </table:table-cell>
              <table:table-cell office:value-type="float" office:value="0.270975">
                <text:p>0.270975</text:p>
              </table:table-cell>
              <table:table-cell office:value-type="float" office:value="0.333318">
                <text:p>0.333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768">
                <text:p>0.632768</text:p>
              </table:table-cell>
              <table:table-cell office:value-type="float" office:value="0.615628">
                <text:p>0.615628</text:p>
              </table:table-cell>
              <table:table-cell office:value-type="float" office:value="0.387098">
                <text:p>0.387098</text:p>
              </table:table-cell>
              <table:table-cell office:value-type="float" office:value="0.654681">
                <text:p>0.654681</text:p>
              </table:table-cell>
              <table:table-cell office:value-type="float" office:value="0.576603">
                <text:p>0.576603</text:p>
              </table:table-cell>
              <table:table-cell office:value-type="float" office:value="0.452761">
                <text:p>0.452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482">
                <text:p>0.616482</text:p>
              </table:table-cell>
              <table:table-cell office:value-type="float" office:value="0.497813">
                <text:p>0.497813</text:p>
              </table:table-cell>
              <table:table-cell office:value-type="float" office:value="0.583456">
                <text:p>0.583456</text:p>
              </table:table-cell>
              <table:table-cell office:value-type="float" office:value="0.628946">
                <text:p>0.628946</text:p>
              </table:table-cell>
              <table:table-cell office:value-type="float" office:value="0.462683">
                <text:p>0.462683</text:p>
              </table:table-cell>
              <table:table-cell office:value-type="float" office:value="0.355499">
                <text:p>0.355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101">
                <text:p>0.347101</text:p>
              </table:table-cell>
              <table:table-cell office:value-type="float" office:value="0.61943">
                <text:p>0.61943</text:p>
              </table:table-cell>
              <table:table-cell office:value-type="float" office:value="0.55779">
                <text:p>0.55779</text:p>
              </table:table-cell>
              <table:table-cell office:value-type="float" office:value="0.413998">
                <text:p>0.413998</text:p>
              </table:table-cell>
              <table:table-cell office:value-type="float" office:value="0.420757">
                <text:p>0.420757</text:p>
              </table:table-cell>
              <table:table-cell office:value-type="float" office:value="0.643867">
                <text:p>0.643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982">
                <text:p>0.523982</text:p>
              </table:table-cell>
              <table:table-cell office:value-type="float" office:value="0.412142">
                <text:p>0.412142</text:p>
              </table:table-cell>
              <table:table-cell office:value-type="float" office:value="0.519624">
                <text:p>0.519624</text:p>
              </table:table-cell>
              <table:table-cell office:value-type="float" office:value="0.359612">
                <text:p>0.359612</text:p>
              </table:table-cell>
              <table:table-cell office:value-type="float" office:value="0.472949">
                <text:p>0.472949</text:p>
              </table:table-cell>
              <table:table-cell office:value-type="float" office:value="0.360502">
                <text:p>0.360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146">
                <text:p>0.625146</text:p>
              </table:table-cell>
              <table:table-cell office:value-type="float" office:value="0.51384">
                <text:p>0.51384</text:p>
              </table:table-cell>
              <table:table-cell office:value-type="float" office:value="0.420802">
                <text:p>0.420802</text:p>
              </table:table-cell>
              <table:table-cell office:value-type="float" office:value="0.659683">
                <text:p>0.659683</text:p>
              </table:table-cell>
              <table:table-cell office:value-type="float" office:value="0.619876">
                <text:p>0.619876</text:p>
              </table:table-cell>
              <table:table-cell office:value-type="float" office:value="0.569097">
                <text:p>0.569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31">
                <text:p>0.404431</text:p>
              </table:table-cell>
              <table:table-cell office:value-type="float" office:value="0.362705">
                <text:p>0.362705</text:p>
              </table:table-cell>
              <table:table-cell office:value-type="float" office:value="0.489706">
                <text:p>0.489706</text:p>
              </table:table-cell>
              <table:table-cell office:value-type="float" office:value="0.334166">
                <text:p>0.334166</text:p>
              </table:table-cell>
              <table:table-cell office:value-type="float" office:value="0.380572">
                <text:p>0.380572</text:p>
              </table:table-cell>
              <table:table-cell office:value-type="float" office:value="0.628948">
                <text:p>0.628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801">
                <text:p>0.626801</text:p>
              </table:table-cell>
              <table:table-cell office:value-type="float" office:value="0.627312">
                <text:p>0.627312</text:p>
              </table:table-cell>
              <table:table-cell office:value-type="float" office:value="0.521785">
                <text:p>0.521785</text:p>
              </table:table-cell>
              <table:table-cell office:value-type="float" office:value="0.65111">
                <text:p>0.65111</text:p>
              </table:table-cell>
              <table:table-cell office:value-type="float" office:value="0.620104">
                <text:p>0.620104</text:p>
              </table:table-cell>
              <table:table-cell office:value-type="float" office:value="0.566009">
                <text:p>0.566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4256">
                <text:p>0.344256</text:p>
              </table:table-cell>
              <table:table-cell office:value-type="float" office:value="0.618451">
                <text:p>0.618451</text:p>
              </table:table-cell>
              <table:table-cell office:value-type="float" office:value="0.310366">
                <text:p>0.310366</text:p>
              </table:table-cell>
              <table:table-cell office:value-type="float" office:value="0.628904">
                <text:p>0.628904</text:p>
              </table:table-cell>
              <table:table-cell office:value-type="float" office:value="0.136604">
                <text:p>0.136604</text:p>
              </table:table-cell>
              <table:table-cell office:value-type="float" office:value="0.293035">
                <text:p>0.293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269">
                <text:p>0.457269</text:p>
              </table:table-cell>
              <table:table-cell office:value-type="float" office:value="0.654995">
                <text:p>0.654995</text:p>
              </table:table-cell>
              <table:table-cell office:value-type="float" office:value="0.431922">
                <text:p>0.431922</text:p>
              </table:table-cell>
              <table:table-cell office:value-type="float" office:value="0.314875">
                <text:p>0.314875</text:p>
              </table:table-cell>
              <table:table-cell office:value-type="float" office:value="0.39735">
                <text:p>0.39735</text:p>
              </table:table-cell>
              <table:table-cell office:value-type="float" office:value="0.3369">
                <text:p>0.3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193">
                <text:p>0.490193</text:p>
              </table:table-cell>
              <table:table-cell office:value-type="float" office:value="0.663236">
                <text:p>0.663236</text:p>
              </table:table-cell>
              <table:table-cell office:value-type="float" office:value="0.545431">
                <text:p>0.545431</text:p>
              </table:table-cell>
              <table:table-cell office:value-type="float" office:value="0.644589">
                <text:p>0.644589</text:p>
              </table:table-cell>
              <table:table-cell office:value-type="float" office:value="0.294196">
                <text:p>0.294196</text:p>
              </table:table-cell>
              <table:table-cell office:value-type="float" office:value="0.334132">
                <text:p>0.334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222">
                <text:p>0.283222</text:p>
              </table:table-cell>
              <table:table-cell office:value-type="float" office:value="0.597426">
                <text:p>0.597426</text:p>
              </table:table-cell>
              <table:table-cell office:value-type="float" office:value="0.560378">
                <text:p>0.560378</text:p>
              </table:table-cell>
              <table:table-cell office:value-type="float" office:value="0.639536">
                <text:p>0.639536</text:p>
              </table:table-cell>
              <table:table-cell office:value-type="float" office:value="0.437444">
                <text:p>0.437444</text:p>
              </table:table-cell>
              <table:table-cell office:value-type="float" office:value="0.34578">
                <text:p>0.34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961">
                <text:p>0.280961</text:p>
              </table:table-cell>
              <table:table-cell office:value-type="float" office:value="0.335645">
                <text:p>0.335645</text:p>
              </table:table-cell>
              <table:table-cell office:value-type="float" office:value="0.563588">
                <text:p>0.563588</text:p>
              </table:table-cell>
              <table:table-cell office:value-type="float" office:value="0.424081">
                <text:p>0.424081</text:p>
              </table:table-cell>
              <table:table-cell office:value-type="float" office:value="0.561853">
                <text:p>0.561853</text:p>
              </table:table-cell>
              <table:table-cell office:value-type="float" office:value="0.43396">
                <text:p>0.43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442">
                <text:p>0.576442</text:p>
              </table:table-cell>
              <table:table-cell office:value-type="float" office:value="0.449875">
                <text:p>0.449875</text:p>
              </table:table-cell>
              <table:table-cell office:value-type="float" office:value="0.564908">
                <text:p>0.564908</text:p>
              </table:table-cell>
              <table:table-cell office:value-type="float" office:value="0.426394">
                <text:p>0.426394</text:p>
              </table:table-cell>
              <table:table-cell office:value-type="float" office:value="0.312804">
                <text:p>0.312804</text:p>
              </table:table-cell>
              <table:table-cell office:value-type="float" office:value="0.599196">
                <text:p>0.599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58">
                <text:p>0.59058</text:p>
              </table:table-cell>
              <table:table-cell office:value-type="float" office:value="0.463795">
                <text:p>0.463795</text:p>
              </table:table-cell>
              <table:table-cell office:value-type="float" office:value="0.543064">
                <text:p>0.543064</text:p>
              </table:table-cell>
              <table:table-cell office:value-type="float" office:value="0.389934">
                <text:p>0.389934</text:p>
              </table:table-cell>
              <table:table-cell office:value-type="float" office:value="0.446067">
                <text:p>0.446067</text:p>
              </table:table-cell>
              <table:table-cell office:value-type="float" office:value="0.650845">
                <text:p>0.650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572">
                <text:p>0.420572</text:p>
              </table:table-cell>
              <table:table-cell office:value-type="float" office:value="0.36765">
                <text:p>0.36765</text:p>
              </table:table-cell>
              <table:table-cell office:value-type="float" office:value="0.494869">
                <text:p>0.494869</text:p>
              </table:table-cell>
              <table:table-cell office:value-type="float" office:value="0.33766">
                <text:p>0.33766</text:p>
              </table:table-cell>
              <table:table-cell office:value-type="float" office:value="0.287169">
                <text:p>0.287169</text:p>
              </table:table-cell>
              <table:table-cell office:value-type="float" office:value="0.588894">
                <text:p>0.588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301">
                <text:p>0.453301</text:p>
              </table:table-cell>
              <table:table-cell office:value-type="float" office:value="0.379055">
                <text:p>0.379055</text:p>
              </table:table-cell>
              <table:table-cell office:value-type="float" office:value="0.491623">
                <text:p>0.491623</text:p>
              </table:table-cell>
              <table:table-cell office:value-type="float" office:value="0.657261">
                <text:p>0.657261</text:p>
              </table:table-cell>
              <table:table-cell office:value-type="float" office:value="0.318178">
                <text:p>0.318178</text:p>
              </table:table-cell>
              <table:table-cell office:value-type="float" office:value="0.601508">
                <text:p>0.60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331">
                <text:p>0.365331</text:p>
              </table:table-cell>
              <table:table-cell office:value-type="float" office:value="0.35231">
                <text:p>0.35231</text:p>
              </table:table-cell>
              <table:table-cell office:value-type="float" office:value="0.584329">
                <text:p>0.584329</text:p>
              </table:table-cell>
              <table:table-cell office:value-type="float" office:value="0.460062">
                <text:p>0.460062</text:p>
              </table:table-cell>
              <table:table-cell office:value-type="float" office:value="0.462779">
                <text:p>0.462779</text:p>
              </table:table-cell>
              <table:table-cell office:value-type="float" office:value="0.654148">
                <text:p>0.654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507">
                <text:p>0.169507</text:p>
              </table:table-cell>
              <table:table-cell office:value-type="float" office:value="0.559717">
                <text:p>0.559717</text:p>
              </table:table-cell>
              <table:table-cell office:value-type="float" office:value="0.250325">
                <text:p>0.250325</text:p>
              </table:table-cell>
              <table:table-cell office:value-type="float" office:value="0.601842">
                <text:p>0.601842</text:p>
              </table:table-cell>
              <table:table-cell office:value-type="float" office:value="0.544304">
                <text:p>0.544304</text:p>
              </table:table-cell>
              <table:table-cell office:value-type="float" office:value="0.650571">
                <text:p>0.650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2764">
                <text:p>0.432764</text:p>
              </table:table-cell>
              <table:table-cell office:value-type="float" office:value="0.647782">
                <text:p>0.647782</text:p>
              </table:table-cell>
              <table:table-cell office:value-type="float" office:value="0.624748">
                <text:p>0.624748</text:p>
              </table:table-cell>
              <table:table-cell office:value-type="float" office:value="0.571007">
                <text:p>0.571007</text:p>
              </table:table-cell>
              <table:table-cell office:value-type="float" office:value="0.574423">
                <text:p>0.574423</text:p>
              </table:table-cell>
              <table:table-cell office:value-type="float" office:value="0.44981">
                <text:p>0.44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157">
                <text:p>0.415157</text:p>
              </table:table-cell>
              <table:table-cell office:value-type="float" office:value="0.365945">
                <text:p>0.365945</text:p>
              </table:table-cell>
              <table:table-cell office:value-type="float" office:value="0.322522">
                <text:p>0.322522</text:p>
              </table:table-cell>
              <table:table-cell office:value-type="float" office:value="0.322816">
                <text:p>0.322816</text:p>
              </table:table-cell>
              <table:table-cell office:value-type="float" office:value="0.417468">
                <text:p>0.417468</text:p>
              </table:table-cell>
              <table:table-cell office:value-type="float" office:value="0.642802">
                <text:p>0.642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544">
                <text:p>0.444544</text:p>
              </table:table-cell>
              <table:table-cell office:value-type="float" office:value="0.651334">
                <text:p>0.651334</text:p>
              </table:table-cell>
              <table:table-cell office:value-type="float" office:value="0.624208">
                <text:p>0.624208</text:p>
              </table:table-cell>
              <table:table-cell office:value-type="float" office:value="0.575085">
                <text:p>0.575085</text:p>
              </table:table-cell>
              <table:table-cell office:value-type="float" office:value="0.461722">
                <text:p>0.461722</text:p>
              </table:table-cell>
              <table:table-cell office:value-type="float" office:value="0.653974">
                <text:p>0.653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669">
                <text:p>0.607669</text:p>
              </table:table-cell>
              <table:table-cell office:value-type="float" office:value="0.484522">
                <text:p>0.484522</text:p>
              </table:table-cell>
              <table:table-cell office:value-type="float" office:value="0.602559">
                <text:p>0.602559</text:p>
              </table:table-cell>
              <table:table-cell office:value-type="float" office:value="0.492643">
                <text:p>0.492643</text:p>
              </table:table-cell>
              <table:table-cell office:value-type="float" office:value="0.409195">
                <text:p>0.409195</text:p>
              </table:table-cell>
              <table:table-cell office:value-type="float" office:value="0.338785">
                <text:p>0.338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682">
                <text:p>0.415682</text:p>
              </table:table-cell>
              <table:table-cell office:value-type="float" office:value="0.642414">
                <text:p>0.642414</text:p>
              </table:table-cell>
              <table:table-cell office:value-type="float" office:value="0.576483">
                <text:p>0.576483</text:p>
              </table:table-cell>
              <table:table-cell office:value-type="float" office:value="0.446545">
                <text:p>0.446545</text:p>
              </table:table-cell>
              <table:table-cell office:value-type="float" office:value="0.475306">
                <text:p>0.475306</text:p>
              </table:table-cell>
              <table:table-cell office:value-type="float" office:value="0.361742">
                <text:p>0.361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106">
                <text:p>0.496106</text:p>
              </table:table-cell>
              <table:table-cell office:value-type="float" office:value="0.397399">
                <text:p>0.397399</text:p>
              </table:table-cell>
              <table:table-cell office:value-type="float" office:value="0.539584">
                <text:p>0.539584</text:p>
              </table:table-cell>
              <table:table-cell office:value-type="float" office:value="0.646341">
                <text:p>0.646341</text:p>
              </table:table-cell>
              <table:table-cell office:value-type="float" office:value="0.226763">
                <text:p>0.226763</text:p>
              </table:table-cell>
              <table:table-cell office:value-type="float" office:value="0.57333">
                <text:p>0.57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645">
                <text:p>0.336645</text:p>
              </table:table-cell>
              <table:table-cell office:value-type="float" office:value="0.61583">
                <text:p>0.61583</text:p>
              </table:table-cell>
              <table:table-cell office:value-type="float" office:value="0.611542">
                <text:p>0.611542</text:p>
              </table:table-cell>
              <table:table-cell office:value-type="float" office:value="0.604788">
                <text:p>0.604788</text:p>
              </table:table-cell>
              <table:table-cell office:value-type="float" office:value="0.553535">
                <text:p>0.553535</text:p>
              </table:table-cell>
              <table:table-cell office:value-type="float" office:value="0.424421">
                <text:p>0.424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561">
                <text:p>0.387561</text:p>
              </table:table-cell>
              <table:table-cell office:value-type="float" office:value="0.633186">
                <text:p>0.633186</text:p>
              </table:table-cell>
              <table:table-cell office:value-type="float" office:value="0.407957">
                <text:p>0.407957</text:p>
              </table:table-cell>
              <table:table-cell office:value-type="float" office:value="0.658219">
                <text:p>0.658219</text:p>
              </table:table-cell>
              <table:table-cell office:value-type="float" office:value="0.61977">
                <text:p>0.61977</text:p>
              </table:table-cell>
              <table:table-cell office:value-type="float" office:value="0.550445">
                <text:p>0.550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